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0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3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8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0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45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46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7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8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9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50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51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52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53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54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55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56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7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8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8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9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8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9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80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81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85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86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7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06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7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8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12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13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14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15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16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7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8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9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2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2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3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3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start" style:justify-single-word="false"/>
      <style:text-properties officeooo:paragraph-rsid="00152b8b"/>
    </style:style>
    <style:style style:name="P333" style:family="paragraph" style:parent-style-name="Text_20_body">
      <style:paragraph-properties fo:text-align="center" style:justify-single-word="false"/>
      <style:text-properties officeooo:paragraph-rsid="001305cd"/>
    </style:style>
    <style:style style:name="P33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3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36" style:family="paragraph" style:parent-style-name="Table_20_Contents">
      <style:paragraph-properties fo:text-align="center" style:justify-single-word="false"/>
    </style:style>
    <style:style style:name="P33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4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4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4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4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4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4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4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5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5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5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5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5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5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5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6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6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6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6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6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6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6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7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7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7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7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37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37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37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37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37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37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38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38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382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83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84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85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38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8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8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8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9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9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9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9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9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9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9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9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98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99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00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01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02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03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04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05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06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07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08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09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10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11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12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13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14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15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20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21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22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23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24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25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26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27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28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29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30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31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32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33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34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35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36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37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38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39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40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41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42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43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44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45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46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47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48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49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50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51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52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53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54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55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56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57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58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59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60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61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62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63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64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65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66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67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68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69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70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71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72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73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74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75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76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77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78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79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80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81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82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83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84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85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86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87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88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89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90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91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92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93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94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95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96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97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98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99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00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01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02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03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04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05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06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07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08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09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10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11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12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13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14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15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16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17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18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19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20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21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22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23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24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25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26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27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28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29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30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31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32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33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34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35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36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37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38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39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40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41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42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43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44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45" style:family="paragraph" style:parent-style-name="Table_20_Contents">
      <style:paragraph-properties fo:text-align="center" style:justify-single-word="false"/>
      <style:text-properties officeooo:rsid="0535a840"/>
    </style:style>
    <style:style style:name="P546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47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48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49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50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51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52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53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54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55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56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57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58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59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60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61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62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63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64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65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66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67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68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69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70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71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72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73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74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75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76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77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78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79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80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81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82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83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84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85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86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87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88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89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90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91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92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93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94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95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96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97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98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99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00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01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02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03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04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05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06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07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08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09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10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11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12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13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14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15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16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17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18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19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20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21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22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23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24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25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26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27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28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29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30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31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32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33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34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35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36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37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38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39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40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41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42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43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44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4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46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47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56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57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58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59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60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61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62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63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64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65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66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67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68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69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70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71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72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73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74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75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76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77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78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79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80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81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82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83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84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85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86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87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88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89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90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91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92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93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94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95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96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97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98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99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00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01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02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03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04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05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06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07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08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09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10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11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12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13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14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15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16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17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18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19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20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21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22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23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24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25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26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27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28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29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30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31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32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33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34" style:family="paragraph" style:parent-style-name="Table_20_Contents">
      <style:paragraph-properties fo:text-align="center" style:justify-single-word="false"/>
      <style:text-properties officeooo:rsid="0a1173ea"/>
    </style:style>
    <style:style style:name="P735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36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37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38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39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40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41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42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43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44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45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46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47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48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49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50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51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52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53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54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55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56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57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58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59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60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61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62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63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64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65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66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67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68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69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70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71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72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73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74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75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76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77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78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79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80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81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82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83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84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85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86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87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88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89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90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91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92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93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94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95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96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97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98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99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00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01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02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03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04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05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06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07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08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09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10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11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12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13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14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15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16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17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18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19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20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21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22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23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24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25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26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27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28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29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30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31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32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33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34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35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36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37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38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39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40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41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42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43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44" style:family="paragraph" style:parent-style-name="Table_20_Contents">
      <style:paragraph-properties fo:text-align="center" style:justify-single-word="false"/>
      <style:text-properties officeooo:rsid="0bf8aca0"/>
    </style:style>
    <style:style style:name="P845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46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47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48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49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50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51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52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53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54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55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56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57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58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59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60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61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62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63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64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65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66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67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68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69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70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71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72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73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74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75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76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77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78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79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80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81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82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83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84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85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86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87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88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89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90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91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92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93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94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95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96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97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98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99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00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01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02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03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04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05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06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07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08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09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10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11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12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13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14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15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16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17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18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19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20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21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22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23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24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25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2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27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28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29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30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31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32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33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34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35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36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37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38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39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40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41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42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43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44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45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46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47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48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49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50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51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52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53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54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55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56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57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58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59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60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61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62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63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64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65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66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67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68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69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70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71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72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73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74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75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76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77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78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79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80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81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82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83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84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85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86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87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88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89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90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91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92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93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94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95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96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97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98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99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00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01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02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03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04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05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06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07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08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09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10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11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12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13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14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15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16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17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18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19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20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21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22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23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24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25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26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27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28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29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30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31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32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33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34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35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36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37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38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39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40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41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42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43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44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45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46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47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48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49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50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51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52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53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54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55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56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57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58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59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60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61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62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063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64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65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66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067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068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069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070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071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072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073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074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075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076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077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078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079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080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081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082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083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084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085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086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087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088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089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090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091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092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093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094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095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096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097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098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099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00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01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02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03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04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05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06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07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08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09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10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11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12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13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14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15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16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17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18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19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20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21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22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23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24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25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26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27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28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29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30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31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32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33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34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35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36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37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38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39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40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41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42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43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44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45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46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47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148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149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150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151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152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153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154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155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156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157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158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159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160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161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162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163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164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165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166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167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168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169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170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171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172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173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174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175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176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177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178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179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180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181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182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183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184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185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186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187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188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189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190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191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19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9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19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19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19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19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19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19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20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20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2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2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2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2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2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2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2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2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2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2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2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2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2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2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2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2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2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2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2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2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2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2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2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2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2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2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2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2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2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2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23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23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23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23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23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23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23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239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240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241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242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243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24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245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246" style:family="paragraph" style:parent-style-name="Standard">
      <style:paragraph-properties fo:text-align="center" style:justify-single-word="false"/>
      <style:text-properties officeooo:paragraph-rsid="02e48904"/>
    </style:style>
    <style:style style:name="P1247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248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249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250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25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2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53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54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55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56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57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58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59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60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61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62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63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64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65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66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67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68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69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70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71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72" style:family="paragraph" style:parent-style-name="Heading_20_1">
      <style:paragraph-properties fo:text-align="center" style:justify-single-word="false"/>
      <style:text-properties officeooo:paragraph-rsid="001305cd"/>
    </style:style>
    <style:style style:name="P127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27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27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27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27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27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27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28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28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28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28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28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28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28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28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28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28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29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29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292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293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294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295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296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297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298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299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300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301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302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303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304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305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306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307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308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309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310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311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312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313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314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315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316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317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318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319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320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321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322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323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324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325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326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327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328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329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330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331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332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333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334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335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336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337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338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339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340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341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342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343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344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345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346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347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348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349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350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351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352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353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354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355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356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357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358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359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360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361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362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363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364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365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366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367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368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369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370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371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372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373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37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37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376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377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378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379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380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381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382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383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384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38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38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387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38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389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39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39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39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393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39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39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39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39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39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39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40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40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40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40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40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40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40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40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40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40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41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41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1412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413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414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415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416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417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418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419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420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421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422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423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424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425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426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427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428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429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430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431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432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433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434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435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436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437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438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439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440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441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442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443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444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445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446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447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448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449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450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451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452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453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454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455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456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457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458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459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460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461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462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463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464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465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466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467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46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46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47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47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47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47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47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47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47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47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478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479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480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481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482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483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48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48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48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48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48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48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49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49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492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493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494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495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496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497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498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499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500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501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502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503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504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505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50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50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508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509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510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511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512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513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514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515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516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51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51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51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52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52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522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523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524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525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526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527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528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529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530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531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53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53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534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53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53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537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53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53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540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541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54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54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54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54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546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547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548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54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55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551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552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553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554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55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55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557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558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559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560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561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562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563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564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565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566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567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568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569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570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571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572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573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574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575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576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577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578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57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58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58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58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58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58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58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58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58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58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589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590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591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592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593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594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595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596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597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59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59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60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60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60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603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604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605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606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607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60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60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610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611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612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61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61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615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616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617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618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61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62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621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622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623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624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625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626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62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62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62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63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63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63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63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63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635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636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637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638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639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640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641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642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643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644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64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64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647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648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649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65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65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652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653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65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65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65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657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658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659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66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66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662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663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664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665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666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667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66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66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670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671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672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673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67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67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676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677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678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679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680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681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682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683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684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685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68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687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68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689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690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691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692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693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694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695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696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697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698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699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700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701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702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703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704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705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706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707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708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709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710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711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712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713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714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715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716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717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718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719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720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721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722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723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724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725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726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727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728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729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730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731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732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733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734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735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736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737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738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739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740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741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742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743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744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745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74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74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748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74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750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751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752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753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754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755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756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757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758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759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760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761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762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763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764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765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766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767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768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769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770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771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772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773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774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775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776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777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778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779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780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781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782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783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784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785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786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787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788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1789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1790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1791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1792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1793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1794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1795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1796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797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798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1799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1800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180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1802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1803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180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180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80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80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180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80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81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181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81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81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31099f1"/>
    </style:style>
    <style:style style:name="P181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81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81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81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81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181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182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82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182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182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182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182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82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82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82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82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83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83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83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83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834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83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83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183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83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183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84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184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84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84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84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84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84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1847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1848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184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185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185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85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853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185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185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185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185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185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185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186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186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862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186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186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186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86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86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186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86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87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87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8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8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87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187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87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87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8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87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188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88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88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88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188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88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188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188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8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88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189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189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89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189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189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189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89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189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89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89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1900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190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190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1903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190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190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190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90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190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190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1910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191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191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91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191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91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191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917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91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191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192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1921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1922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92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9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92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9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92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192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192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193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193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193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193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1934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193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1936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1937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93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1939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194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1941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1942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1943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1944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1945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194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1947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1948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949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1950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1951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1952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1953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1954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1955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1956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1957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1958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959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960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961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962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963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964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965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966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967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968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1969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1970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1971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197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197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1974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1975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1976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1977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1978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1979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1980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1981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982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983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984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985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986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987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988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989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990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991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992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993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994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995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996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997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998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999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000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001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002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003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004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005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006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007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008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009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010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011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012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013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014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015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016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017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018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019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020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021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022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023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024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025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02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027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02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029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030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031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032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033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034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035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036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44a4b"/>
    </style:style>
    <style:style style:name="T1129" style:family="text">
      <style:text-properties officeooo:rsid="1176224e"/>
    </style:style>
    <style:style style:name="T1130" style:family="text">
      <style:text-properties officeooo:rsid="11781b5e"/>
    </style:style>
    <style:style style:name="T1131" style:family="text">
      <style:text-properties officeooo:rsid="117c30d9"/>
    </style:style>
    <style:style style:name="T1132" style:family="text">
      <style:text-properties officeooo:rsid="117df357"/>
    </style:style>
    <style:style style:name="T1133" style:family="text">
      <style:text-properties officeooo:rsid="1182c97c"/>
    </style:style>
    <style:style style:name="T1134" style:family="text">
      <style:text-properties officeooo:rsid="11882923"/>
    </style:style>
    <style:style style:name="T1135" style:family="text">
      <style:text-properties officeooo:rsid="118974eb"/>
    </style:style>
    <style:style style:name="T1136" style:family="text">
      <style:text-properties officeooo:rsid="118f8c55"/>
    </style:style>
    <style:style style:name="T1137" style:family="text">
      <style:text-properties officeooo:rsid="11904c71"/>
    </style:style>
    <style:style style:name="T1138" style:family="text">
      <style:text-properties officeooo:rsid="1191b061"/>
    </style:style>
    <style:style style:name="T1139" style:family="text">
      <style:text-properties officeooo:rsid="1194d4a9"/>
    </style:style>
    <style:style style:name="T1140" style:family="text">
      <style:text-properties officeooo:rsid="119f100f"/>
    </style:style>
    <style:style style:name="T1141" style:family="text">
      <style:text-properties officeooo:rsid="11a1c565"/>
    </style:style>
    <style:style style:name="T1142" style:family="text">
      <style:text-properties officeooo:rsid="11aff952"/>
    </style:style>
    <style:style style:name="T1143" style:family="text">
      <style:text-properties officeooo:rsid="11b14d81"/>
    </style:style>
    <style:style style:name="T1144" style:family="text">
      <style:text-properties officeooo:rsid="11b16e78"/>
    </style:style>
    <style:style style:name="T1145" style:family="text">
      <style:text-properties officeooo:rsid="11b36b0a"/>
    </style:style>
    <style:style style:name="T1146" style:family="text">
      <style:text-properties officeooo:rsid="11b69c60"/>
    </style:style>
    <style:style style:name="T1147" style:family="text">
      <style:text-properties officeooo:rsid="11bc132e"/>
    </style:style>
    <style:style style:name="T1148" style:family="text">
      <style:text-properties officeooo:rsid="11bc65b2"/>
    </style:style>
    <style:style style:name="T1149" style:family="text">
      <style:text-properties officeooo:rsid="11c58d53"/>
    </style:style>
    <style:style style:name="T1150" style:family="text">
      <style:text-properties officeooo:rsid="11c70ea7"/>
    </style:style>
    <style:style style:name="T1151" style:family="text">
      <style:text-properties officeooo:rsid="11c88aa7"/>
    </style:style>
    <style:style style:name="T1152" style:family="text">
      <style:text-properties officeooo:rsid="11c8cf15"/>
    </style:style>
    <style:style style:name="T1153" style:family="text">
      <style:text-properties officeooo:rsid="11d413c7"/>
    </style:style>
    <style:style style:name="T1154" style:family="text">
      <style:text-properties officeooo:rsid="11d6794f"/>
    </style:style>
    <style:style style:name="T1155" style:family="text">
      <style:text-properties officeooo:rsid="11d88e24"/>
    </style:style>
    <style:style style:name="T1156" style:family="text">
      <style:text-properties officeooo:rsid="11dc5419"/>
    </style:style>
    <style:style style:name="T1157" style:family="text">
      <style:text-properties officeooo:rsid="11e09a64"/>
    </style:style>
    <style:style style:name="T1158" style:family="text">
      <style:text-properties officeooo:rsid="11e56880"/>
    </style:style>
    <style:style style:name="T1159" style:family="text">
      <style:text-properties officeooo:rsid="11e702f3"/>
    </style:style>
    <style:style style:name="T1160" style:family="text">
      <style:text-properties officeooo:rsid="11e843fd"/>
    </style:style>
    <style:style style:name="T1161" style:family="text">
      <style:text-properties officeooo:rsid="11f12d58"/>
    </style:style>
    <style:style style:name="T1162" style:family="text">
      <style:text-properties officeooo:rsid="11f819ed"/>
    </style:style>
    <style:style style:name="T1163" style:family="text">
      <style:text-properties officeooo:rsid="11fc1388"/>
    </style:style>
    <style:style style:name="T1164" style:family="text">
      <style:text-properties officeooo:rsid="1207ef2b"/>
    </style:style>
    <style:style style:name="T1165" style:family="text">
      <style:text-properties officeooo:rsid="120d37de"/>
    </style:style>
    <style:style style:name="T1166" style:family="text">
      <style:text-properties officeooo:rsid="120f79f2"/>
    </style:style>
    <style:style style:name="T1167" style:family="text">
      <style:text-properties officeooo:rsid="12119d32"/>
    </style:style>
    <style:style style:name="T1168" style:family="text">
      <style:text-properties officeooo:rsid="1211ff17"/>
    </style:style>
    <style:style style:name="T1169" style:family="text">
      <style:text-properties officeooo:rsid="12306c16"/>
    </style:style>
    <style:style style:name="T1170" style:family="text">
      <style:text-properties officeooo:rsid="1237853c"/>
    </style:style>
    <style:style style:name="T1171" style:family="text">
      <style:text-properties officeooo:rsid="1238f325"/>
    </style:style>
    <style:style style:name="T1172" style:family="text">
      <style:text-properties officeooo:rsid="123ae7a6"/>
    </style:style>
    <style:style style:name="T1173" style:family="text">
      <style:text-properties officeooo:rsid="123b9a1e"/>
    </style:style>
    <style:style style:name="T1174" style:family="text">
      <style:text-properties officeooo:rsid="1242e9d5"/>
    </style:style>
    <style:style style:name="T1175" style:family="text">
      <style:text-properties officeooo:rsid="12436528"/>
    </style:style>
    <style:style style:name="T1176" style:family="text">
      <style:text-properties officeooo:rsid="1245e5c0"/>
    </style:style>
    <style:style style:name="T1177" style:family="text">
      <style:text-properties officeooo:rsid="12479001"/>
    </style:style>
    <style:style style:name="T1178" style:family="text">
      <style:text-properties officeooo:rsid="12488c29"/>
    </style:style>
    <style:style style:name="T1179" style:family="text">
      <style:text-properties officeooo:rsid="1248b2c4"/>
    </style:style>
    <style:style style:name="T1180" style:family="text">
      <style:text-properties officeooo:rsid="124a0564"/>
    </style:style>
    <style:style style:name="T1181" style:family="text">
      <style:text-properties officeooo:rsid="124b9f4d"/>
    </style:style>
    <style:style style:name="T1182" style:family="text">
      <style:text-properties officeooo:rsid="124d017e"/>
    </style:style>
    <style:style style:name="T1183" style:family="text">
      <style:text-properties officeooo:rsid="124e443b"/>
    </style:style>
    <style:style style:name="T1184" style:family="text">
      <style:text-properties officeooo:rsid="1262315d"/>
    </style:style>
    <style:style style:name="T1185" style:family="text">
      <style:text-properties officeooo:rsid="126248a5"/>
    </style:style>
    <style:style style:name="T1186" style:family="text">
      <style:text-properties officeooo:rsid="126f957e"/>
    </style:style>
    <style:style style:name="T1187" style:family="text">
      <style:text-properties officeooo:rsid="12716e69"/>
    </style:style>
    <style:style style:name="T1188" style:family="text">
      <style:text-properties officeooo:rsid="1275a028"/>
    </style:style>
    <style:style style:name="T1189" style:family="text">
      <style:text-properties officeooo:rsid="127cdb83"/>
    </style:style>
    <style:style style:name="T1190" style:family="text">
      <style:text-properties officeooo:rsid="127e0f27"/>
    </style:style>
    <style:style style:name="T1191" style:family="text">
      <style:text-properties officeooo:rsid="127febb0"/>
    </style:style>
    <style:style style:name="T1192" style:family="text">
      <style:text-properties officeooo:rsid="12877ed7"/>
    </style:style>
    <style:style style:name="T1193" style:family="text">
      <style:text-properties officeooo:rsid="1287a538"/>
    </style:style>
    <style:style style:name="T1194" style:family="text">
      <style:text-properties officeooo:rsid="12931122"/>
    </style:style>
    <style:style style:name="T1195" style:family="text">
      <style:text-properties officeooo:rsid="129e95ca"/>
    </style:style>
    <style:style style:name="T1196" style:family="text">
      <style:text-properties officeooo:rsid="12a9fa88"/>
    </style:style>
    <style:style style:name="T1197" style:family="text">
      <style:text-properties officeooo:rsid="12b41470"/>
    </style:style>
    <style:style style:name="T1198" style:family="text">
      <style:text-properties officeooo:rsid="12b90061"/>
    </style:style>
    <style:style style:name="T1199" style:family="text">
      <style:text-properties officeooo:rsid="12bb6883"/>
    </style:style>
    <style:style style:name="T1200" style:family="text">
      <style:text-properties officeooo:rsid="12bf0539"/>
    </style:style>
    <style:style style:name="T1201" style:family="text">
      <style:text-properties officeooo:rsid="12c01f55"/>
    </style:style>
    <style:style style:name="T1202" style:family="text">
      <style:text-properties officeooo:rsid="12c275c1"/>
    </style:style>
    <style:style style:name="T1203" style:family="text">
      <style:text-properties officeooo:rsid="12c60c2d"/>
    </style:style>
    <style:style style:name="T1204" style:family="text">
      <style:text-properties officeooo:rsid="12c74dae"/>
    </style:style>
    <style:style style:name="T1205" style:family="text">
      <style:text-properties officeooo:rsid="12c911ef"/>
    </style:style>
    <style:style style:name="T1206" style:family="text">
      <style:text-properties officeooo:rsid="12c9763f"/>
    </style:style>
    <style:style style:name="T1207" style:family="text">
      <style:text-properties officeooo:rsid="12cc2846"/>
    </style:style>
    <style:style style:name="T1208" style:family="text">
      <style:text-properties officeooo:rsid="12ce01dd"/>
    </style:style>
    <style:style style:name="T1209" style:family="text">
      <style:text-properties officeooo:rsid="12cffbfd"/>
    </style:style>
    <style:style style:name="T1210" style:family="text">
      <style:text-properties officeooo:rsid="12d55286"/>
    </style:style>
    <style:style style:name="T1211" style:family="text">
      <style:text-properties officeooo:rsid="12dabcd8"/>
    </style:style>
    <style:style style:name="T1212" style:family="text">
      <style:text-properties officeooo:rsid="12db34bd"/>
    </style:style>
    <style:style style:name="T1213" style:family="text">
      <style:text-properties officeooo:rsid="12e76b40"/>
    </style:style>
    <style:style style:name="T1214" style:family="text">
      <style:text-properties officeooo:rsid="12e85487"/>
    </style:style>
    <style:style style:name="T1215" style:family="text">
      <style:text-properties officeooo:rsid="12ec3e01"/>
    </style:style>
    <style:style style:name="T1216" style:family="text">
      <style:text-properties officeooo:rsid="12f496c9"/>
    </style:style>
    <style:style style:name="T1217" style:family="text">
      <style:text-properties officeooo:rsid="12f6690c"/>
    </style:style>
    <style:style style:name="T1218" style:family="text">
      <style:text-properties officeooo:rsid="130e92db"/>
    </style:style>
    <style:style style:name="T1219" style:family="text">
      <style:text-properties officeooo:rsid="1317038c"/>
    </style:style>
    <style:style style:name="T1220" style:family="text">
      <style:text-properties officeooo:rsid="133258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72" text:outline-level="1"><text:span text:style-name="T2">Data</text:span><text:span text:style-name="T3">b</text:span><text:span text:style-name="T2">ase Design Documentation</text:span><text:span text:style-name="T1"> </text:span></text:h>
      <text:p text:style-name="P334"/>
      <text:p text:style-name="P333"/>
      <text:h text:style-name="P1274" text:outline-level="2">Global Attributes</text:h>
      <text:p text:style-name="P332"/>
      <text:list xml:id="list3778617079" text:style-name="L1">
        <text:list-item>
          <text:p text:style-name="P2016"><text:span text:style-name="T4">Id <text:s/>: <text:s/></text:span><text:span text:style-name="T5">این فیلد یک unique id برای هر row میباشد </text:span></text:p>
          <text:list>
            <text:list-item>
              <text:p text:style-name="P2021">نوع : big int </text:p>
            </text:list-item>
            <text:list-item>
              <text:p text:style-name="P2022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55"/>
      <text:p text:style-name="P255"/>
      <text:list xml:id="list161604666277869" text:continue-numbering="true" text:style-name="L1">
        <text:list-item>
          <text:p text:style-name="P2023">email : این فیلد برای ذخیره سازی ایمیل میباشد </text:p>
          <text:list>
            <text:list-item>
              <text:p text:style-name="P2023">نوع : <text:span text:style-name="T9">varchar(64)</text:span></text:p>
            </text:list-item>
            <text:list-item>
              <text:p text:style-name="P2024">ویژگی ها :‌ <text:span text:style-name="T10">index</text:span></text:p>
            </text:list-item>
          </text:list>
        </text:list-item>
      </text:list>
      <text:p text:style-name="P255"/>
      <text:list xml:id="list161604909809492" text:continue-numbering="true" text:style-name="L1">
        <text:list-item>
          <text:p text:style-name="P2025">created_at : این فیلد برای ذخیره تاریخ ایجاد یک سطر در جداول استفاده میشود !!!!</text:p>
          <text:list>
            <text:list-item>
              <text:p text:style-name="P2026">نوع :‌ <text:span text:style-name="T12">timestamp </text:span></text:p>
            </text:list-item>
            <text:list-item>
              <text:p text:style-name="P2028">ویژگی ها : <text:span text:style-name="T15">nullable</text:span></text:p>
            </text:list-item>
          </text:list>
        </text:list-item>
      </text:list>
      <text:p text:style-name="P257"/>
      <text:p text:style-name="P256"/>
      <text:list xml:id="list161604659834841" text:continue-numbering="true" text:style-name="L1">
        <text:list-item>
          <text:p text:style-name="P2017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027">نوع :‌ <text:span text:style-name="T12">timestamp </text:span></text:p>
            </text:list-item>
            <text:list-item>
              <text:p text:style-name="P2029">ویژگی ها : <text:span text:style-name="T15">nullable</text:span></text:p>
            </text:list-item>
          </text:list>
        </text:list-item>
      </text:list>
      <text:p text:style-name="P258"/>
      <text:p text:style-name="P258"/>
      <text:p text:style-name="P258"/>
      <text:list xml:id="list161605566910170" text:continue-numbering="true" text:style-name="L1">
        <text:list-item>
          <text:p text:style-name="P2030"><text:soft-page-break/>name : این فیلد برای ذخیره نام کاربران در جدول های است !!!!</text:p>
          <text:list>
            <text:list-item>
              <text:p text:style-name="P2018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031">ویژگی : <text:span text:style-name="T20">not nullable , index</text:span></text:p>
            </text:list-item>
          </text:list>
        </text:list-item>
        <text:list-item>
          <text:p text:style-name="P2032">type : این فیلد برای نوع یک item در جدول ساخته میشود !!!</text:p>
          <text:list>
            <text:list-item>
              <text:p text:style-name="P2019"><text:span text:style-name="T562">نوع :‌</text:span><text:span text:style-name="T561">boolean</text:span></text:p>
            </text:list-item>
            <text:list-item>
              <text:p text:style-name="P2033">ویژگی : not null , defualt …. , <text:span text:style-name="T567">unsigned</text:span></text:p>
            </text:list-item>
          </text:list>
        </text:list-item>
        <text:list-item>
          <text:p text:style-name="P2034">status : </text:p>
          <text:list>
            <text:list-item>
              <text:p text:style-name="P2020"><text:span text:style-name="T1026">نوع : </text:span><text:span text:style-name="T1025">boolean</text:span></text:p>
            </text:list-item>
            <text:list-item>
              <text:p text:style-name="P2034">ویژگی: </text:p>
            </text:list-item>
          </text:list>
        </text:list-item>
      </text:list>
      <text:p text:style-name="P253"/>
      <text:list xml:id="list1258171241" text:style-name="L2">
        <text:list-item>
          <text:p text:style-name="P2035">sort:</text:p>
          <text:list>
            <text:list-item>
              <text:p text:style-name="P2035">نوع :‌tiny int </text:p>
            </text:list-item>
            <text:list-item>
              <text:p text:style-name="P2036">ویژگی :‌unsigned ,<text:span text:style-name="T581">nullable</text:span></text:p>
            </text:list-item>
          </text:list>
        </text:list-item>
      </text:list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52"/>
      <text:p text:style-name="P269"/>
      <text:h text:style-name="P1273" text:outline-level="1"><text:soft-page-break/>Tables</text:h>
      <text:p text:style-name="P254"/>
      <text:list xml:id="list3438550003" text:style-name="L3">
        <text:list-item>
          <text:p text:style-name="P1275">Users : <text:span text:style-name="T16">این جدول برای ذخیره کاربر های موجود در سیستم است !!!!</text:span></text:p>
          <text:list>
            <text:list-item>
              <text:p text:style-name="P127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39181513472">
          <table:table-cell table:style-name="Table1.A1" office:value-type="string">
            <text:p text:style-name="P320">Name</text:p>
          </table:table-cell>
          <table:table-cell table:style-name="Table1.A1" office:value-type="string">
            <text:p text:style-name="P320">DataType</text:p>
          </table:table-cell>
          <table:table-cell table:style-name="Table1.A1" office:value-type="string">
            <text:p text:style-name="P320">Attributes</text:p>
          </table:table-cell>
          <table:table-cell table:style-name="Table1.D1" office:value-type="string">
            <text:p text:style-name="P320">Comment</text:p>
          </table:table-cell>
        </table:table-row>
        <table:table-row table:style-name="TableLine94039181580880">
          <table:table-cell table:style-name="Table1.A2" office:value-type="string">
            <text:p text:style-name="P320">Id</text:p>
          </table:table-cell>
          <table:table-cell table:style-name="Table1.A2" office:value-type="string">
            <text:p text:style-name="P320">Big integer </text:p>
          </table:table-cell>
          <table:table-cell table:style-name="Table1.A2" office:value-type="string">
            <text:p text:style-name="P33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36"/>
          </table:table-cell>
        </table:table-row>
        <table:table-row table:style-name="TableLine94039181582992">
          <table:table-cell table:style-name="Table1.A2" office:value-type="string">
            <text:p text:style-name="P323">name</text:p>
          </table:table-cell>
          <table:table-cell table:style-name="Table1.A2" office:value-type="string">
            <text:p text:style-name="P267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63"><text:s/>, not null</text:p>
          </table:table-cell>
          <table:table-cell table:style-name="Table1.D2" office:value-type="string">
            <text:p text:style-name="P336"/>
          </table:table-cell>
        </table:table-row>
        <table:table-row table:style-name="TableLine94039181583904">
          <table:table-cell table:style-name="Table1.A2" office:value-type="string">
            <text:p text:style-name="P324">family</text:p>
          </table:table-cell>
          <table:table-cell table:style-name="Table1.A2" office:value-type="string">
            <text:p text:style-name="P268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64">, not null</text:p>
          </table:table-cell>
          <table:table-cell table:style-name="Table1.D2" office:value-type="string">
            <text:p text:style-name="P336"/>
          </table:table-cell>
        </table:table-row>
        <table:table-row table:style-name="TableLine94039181584864">
          <table:table-cell table:style-name="Table1.A2" office:value-type="string">
            <text:p text:style-name="P321">email</text:p>
          </table:table-cell>
          <table:table-cell table:style-name="Table1.A2" office:value-type="string">
            <text:p text:style-name="P262">varchar(64)</text:p>
          </table:table-cell>
          <table:table-cell table:style-name="Table1.A2" office:value-type="string">
            <text:p text:style-name="P259">Not null <text:s/>, unique </text:p>
          </table:table-cell>
          <table:table-cell table:style-name="Table1.D2" office:value-type="string">
            <text:p text:style-name="P336"/>
          </table:table-cell>
        </table:table-row>
        <table:table-row table:style-name="TableLine94039181586016">
          <table:table-cell table:style-name="Table1.A2" office:value-type="string">
            <text:p text:style-name="P335">phone</text:p>
          </table:table-cell>
          <table:table-cell table:style-name="Table1.A2" office:value-type="string">
            <text:p text:style-name="P336"><text:s/><text:span text:style-name="T21">varchar(13)</text:span></text:p>
          </table:table-cell>
          <table:table-cell table:style-name="Table1.A2" office:value-type="string">
            <text:p text:style-name="P412"><text:s text:c="2"/>not null , unique </text:p>
          </table:table-cell>
          <table:table-cell table:style-name="Table1.D2" office:value-type="string">
            <text:p text:style-name="P336"/>
          </table:table-cell>
        </table:table-row>
        <table:table-row table:style-name="TableLine94039181587040">
          <table:table-cell table:style-name="Table1.A2" office:value-type="string">
            <text:p text:style-name="P1251">active</text:p>
          </table:table-cell>
          <table:table-cell table:style-name="Table1.A2" office:value-type="string">
            <text:p text:style-name="P266">boolean</text:p>
          </table:table-cell>
          <table:table-cell table:style-name="Table1.A2" office:value-type="string">
            <text:p text:style-name="P261"><text:s/>, Defualt 1 , <text:span text:style-name="T137">not null </text:span></text:p>
          </table:table-cell>
          <table:table-cell table:style-name="Table1.D2" office:value-type="string">
            <text:p text:style-name="P236">این فیلد برای active بودن یا نبودن user طراحی شده !!!!</text:p>
          </table:table-cell>
        </table:table-row>
        <table:table-row table:style-name="TableLine94039181588112">
          <table:table-cell table:style-name="Table1.A2" office:value-type="string">
            <text:p text:style-name="P322">password</text:p>
          </table:table-cell>
          <table:table-cell table:style-name="Table1.A2" office:value-type="string">
            <text:p text:style-name="P260">varchar(60)</text:p>
          </table:table-cell>
          <table:table-cell table:style-name="Table1.A2" office:value-type="string">
            <text:p text:style-name="P265">Not null </text:p>
          </table:table-cell>
          <table:table-cell table:style-name="Table1.D2" office:value-type="string">
            <text:p text:style-name="P336"/>
          </table:table-cell>
        </table:table-row>
      </table:table>
      <text:p text:style-name="P286"/>
      <text:p text:style-name="P2"/>
      <text:p text:style-name="P2"/>
      <text:p text:style-name="P2"/>
      <text:p text:style-name="P2"/>
      <text:p text:style-name="P2"/>
      <text:p text:style-name="P2"/>
      <text:p text:style-name="P59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1421898303" text:style-name="L4">
        <text:list-item>
          <text:list>
            <text:list-item>
              <text:p text:style-name="P1277"><text:soft-page-break/>ارتباطات : </text:p>
              <text:list>
                <text:list-item>
                  <text:p text:style-name="P1278">جدول dates : </text:p>
                  <text:list>
                    <text:list-item>
                      <text:p text:style-name="P1279">نوع ارتباط : 1بهn </text:p>
                    </text:list-item>
                    <text:list-item>
                      <text:p text:style-name="P128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322">و هر row در جدول dates متعلق به یک user است !!!</text:p>
                      <text:p text:style-name="P1281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281"><text:span text:style-name="T568">verify_at , phone_verify</text:span><text:span text:style-name="T44"> birthday_at <text:s/>, </text:span><text:span text:style-name="T569">email_verify,phone_veryfy</text:span></text:p>
                      <text:p text:style-name="P1323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61605217525719" text:continue-numbering="true" text:style-name="L4">
        <text:list-item>
          <text:list>
            <text:list-item>
              <text:list>
                <text:list-item>
                  <text:p text:style-name="P1324">جدول <text:span text:style-name="T45">nick_names : </text:span></text:p>
                  <text:list>
                    <text:list-item>
                      <text:p text:style-name="P1325">نوع ارتباط : 1 به <text:span text:style-name="T46">n</text:span></text:p>
                    </text:list-item>
                    <text:list-item>
                      <text:p text:style-name="P1326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61604980579549" text:continue-numbering="true" text:style-name="L4">
        <text:list-item>
          <text:list>
            <text:list-item>
              <text:list>
                <text:list-item>
                  <text:p text:style-name="P1327">جدول files : </text:p>
                  <text:list>
                    <text:list-item>
                      <text:p text:style-name="P1327">نوع ارتباط : <text:span text:style-name="T73">1 به </text:span><text:span text:style-name="T74">n</text:span></text:p>
                    </text:list-item>
                    <text:list-item>
                      <text:p text:style-name="P1328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328"/>
                      <text:p text:style-name="P1329"><text:s/></text:p>
                    </text:list-item>
                  </text:list>
                </text:list-item>
                <text:list-item>
                  <text:p text:style-name="P1330">جدول active_nick_names : </text:p>
                  <text:list>
                    <text:list-item>
                      <text:p text:style-name="P1330">نوع ارتباط : <text:span text:style-name="T76">1 به 1</text:span></text:p>
                    </text:list-item>
                    <text:list-item>
                      <text:p text:style-name="P1331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61605556595095" text:continue-numbering="true" text:style-name="L4">
        <text:list-item>
          <text:list>
            <text:list-item>
              <text:list>
                <text:list-item>
                  <text:p text:style-name="P1332">جدول <text:span text:style-name="T152">languages : </text:span></text:p>
                  <text:list>
                    <text:list-item>
                      <text:p text:style-name="P1333">نوع ارتباط :‌<text:span text:style-name="T150">1 به n</text:span></text:p>
                    </text:list-item>
                    <text:list-item>
                      <text:p text:style-name="P1334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61606614918207" text:continue-numbering="true" text:style-name="L4">
        <text:list-item>
          <text:list>
            <text:list-item>
              <text:list>
                <text:list-item>
                  <text:p text:style-name="P1282"><text:span text:style-name="T185">app_setting</text:span><text:span text:style-name="T180"> : </text:span></text:p>
                  <text:list>
                    <text:list-item>
                      <text:p text:style-name="P1336">نوع :‌ <text:span text:style-name="T181">1 به n </text:span></text:p>
                      <text:p text:style-name="P128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1605884361172" text:continue-numbering="true" text:style-name="L4">
        <text:list-item>
          <text:list>
            <text:list-item>
              <text:list>
                <text:list-item>
                  <text:p text:style-name="P1283"><text:span text:style-name="T363">user_bio_translations</text:span><text:span text:style-name="T352"> <text:s/>:</text:span></text:p>
                  <text:list>
                    <text:list-item>
                      <text:p text:style-name="P1338">نوع : <text:span text:style-name="T354">1 به n </text:span></text:p>
                    </text:list-item>
                    <text:list-item>
                      <text:p text:style-name="P134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1804"><text:span text:style-name="T248">user_group_members</text:span><text:span text:style-name="T249"> : </text:span></text:p>
                  <text:list>
                    <text:list-item>
                      <text:p text:style-name="P1821"><text:span text:style-name="T197">نوع : </text:span><text:span text:style-name="T247">1 به 1</text:span></text:p>
                    </text:list-item>
                    <text:list-item>
                      <text:p text:style-name="P182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0"/>
      <text:list xml:id="list161605099192170" text:continue-numbering="true" text:style-name="L4">
        <text:list-item>
          <text:p text:style-name="P1342">dates : <text:span text:style-name="T27">این جدول برای ذخیره تاریخ ها بین چندین جدول share میشود </text:span></text:p>
          <text:list>
            <text:list-item>
              <text:p text:style-name="P1343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039181734576">
          <table:table-cell table:style-name="Table2.A1" office:value-type="string">
            <text:p text:style-name="P382">Name</text:p>
          </table:table-cell>
          <table:table-cell table:style-name="Table2.A1" office:value-type="string">
            <text:p text:style-name="P382">Data Type</text:p>
          </table:table-cell>
          <table:table-cell table:style-name="Table2.A1" office:value-type="string">
            <text:p text:style-name="P382">Attributes</text:p>
          </table:table-cell>
          <table:table-cell table:style-name="Table2.D1" office:value-type="string">
            <text:p text:style-name="P382">Comment</text:p>
          </table:table-cell>
        </table:table-row>
        <table:table-row table:style-name="TableLine94039181757008">
          <table:table-cell table:style-name="Table2.A2" office:value-type="string">
            <text:p text:style-name="P386">id</text:p>
          </table:table-cell>
          <table:table-cell table:style-name="Table2.A2" office:value-type="string">
            <text:p text:style-name="P392">B<text:span text:style-name="T29">ig int </text:span></text:p>
          </table:table-cell>
          <table:table-cell table:style-name="Table2.A2" office:value-type="string">
            <text:p text:style-name="P390">Not Null , index , unique , primary key , auto increment , <text:span text:style-name="T28">unsigned </text:span></text:p>
          </table:table-cell>
          <table:table-cell table:style-name="Table2.D2" office:value-type="string">
            <text:p text:style-name="P336"/>
          </table:table-cell>
        </table:table-row>
        <table:table-row table:style-name="TableLine94039181759056">
          <table:table-cell table:style-name="Table2.A2" office:value-type="string">
            <text:p text:style-name="P388">object_class</text:p>
          </table:table-cell>
          <table:table-cell table:style-name="Table2.A2" office:value-type="string">
            <text:p text:style-name="P395">varchar(255)</text:p>
          </table:table-cell>
          <table:table-cell table:style-name="Table2.A2" office:value-type="string">
            <text:p text:style-name="P397">Not null </text:p>
          </table:table-cell>
          <table:table-cell table:style-name="Table2.D2" office:value-type="string">
            <text:p text:style-name="P238">نام مدلی که این date متعلق به ان است </text:p>
          </table:table-cell>
        </table:table-row>
        <table:table-row table:style-name="TableLine94039181759968">
          <table:table-cell table:style-name="Table2.A2" office:value-type="string">
            <text:p text:style-name="P388">object_id</text:p>
          </table:table-cell>
          <table:table-cell table:style-name="Table2.A2" office:value-type="string">
            <text:p text:style-name="P394">Big int </text:p>
          </table:table-cell>
          <table:table-cell table:style-name="Table2.A2" office:value-type="string">
            <text:p text:style-name="P396">Unsigned , <text:span text:style-name="T30">not null </text:span></text:p>
          </table:table-cell>
          <table:table-cell table:style-name="Table2.D2" office:value-type="string">
            <text:p text:style-name="P239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89">type</text:p>
          </table:table-cell>
          <table:table-cell table:style-name="Table2.A2" office:value-type="string">
            <text:p text:style-name="P617">tinyInt</text:p>
          </table:table-cell>
          <table:table-cell table:style-name="Table2.A2" office:value-type="string">
            <text:p text:style-name="P34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24">unsigned</text:p>
          </table:table-cell>
          <table:table-cell table:style-name="Table2.D2" office:value-type="string">
            <text:p text:style-name="P237">این فیلد نوع date را مشخص میکند !!! مثلا </text:p>
            <text:p text:style-name="P237">0 برای created_at است . 1 برای updated_at</text:p>
          </table:table-cell>
        </table:table-row>
        <table:table-row table:style-name="TableLine94039181761840">
          <table:table-cell table:style-name="Table2.A2" office:value-type="string">
            <text:p text:style-name="P389">dated_at</text:p>
          </table:table-cell>
          <table:table-cell table:style-name="Table2.A2" office:value-type="string">
            <text:p text:style-name="P398">Timestamp</text:p>
          </table:table-cell>
          <table:table-cell table:style-name="Table2.A2" office:value-type="string">
            <text:p text:style-name="P398">Not null </text:p>
          </table:table-cell>
          <table:table-cell table:style-name="Table2.D2" office:value-type="string">
            <text:p text:style-name="P399"/>
          </table:table-cell>
        </table:table-row>
        <table:table-row table:style-name="TableLine94039181762704">
          <table:table-cell table:style-name="Table2.A2" office:value-type="string">
            <text:p text:style-name="P559">user_id</text:p>
          </table:table-cell>
          <table:table-cell table:style-name="Table2.A2" office:value-type="string">
            <text:p text:style-name="P560">Big int </text:p>
          </table:table-cell>
          <table:table-cell table:style-name="Table2.A2" office:value-type="string">
            <text:p text:style-name="P349"><text:span text:style-name="T570">nullable</text:span><text:span text:style-name="T571"> , </text:span><text:span text:style-name="T450">unsigned, </text:span></text:p>
            <text:p text:style-name="P642">foreign key→ users(id) , </text:p>
            <text:p text:style-name="P642"/>
            <text:p text:style-name="P643">on Delete →</text:p>
            <text:p text:style-name="P643">(set<text:span text:style-name="T572"> Null)</text:span></text:p>
            <text:p text:style-name="P643"/>
            <text:p text:style-name="P644">on Update →</text:p>
            <text:p text:style-name="P644">(cascade)</text:p>
          </table:table-cell>
          <table:table-cell table:style-name="Table2.D2" office:value-type="string">
            <text:p text:style-name="P248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3613238882" text:style-name="L5">
        <text:list-header>
          <text:p text:style-name="P1344"/>
          <text:list>
            <text:list-item>
              <text:p text:style-name="P1825">ارتباطات :‌</text:p>
              <text:list>
                <text:list-item>
                  <text:p text:style-name="P180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1806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194"/>
      <text:list xml:id="list161605356086674" text:continue-numbering="true" text:style-name="L5">
        <text:list-item>
          <text:p text:style-name="P1937">nick_names : <text:span text:style-name="T37">این جدول برای ذخیره nick name های user ها ساخته شده. </text:span></text:p>
        </text:list-item>
      </text:list>
      <text:p text:style-name="P119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1604838539384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826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827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82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827"/>
          <text:list text:continue-numbering="true">
            <text:list-item>
              <text:p text:style-name="P182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039181786688">
          <table:table-cell table:style-name="Table3.A1" office:value-type="string">
            <text:p text:style-name="P383">Name</text:p>
          </table:table-cell>
          <table:table-cell table:style-name="Table3.A1" office:value-type="string">
            <text:p text:style-name="P383">Data Type</text:p>
          </table:table-cell>
          <table:table-cell table:style-name="Table3.A1" office:value-type="string">
            <text:p text:style-name="P383">Attributes</text:p>
          </table:table-cell>
          <table:table-cell table:style-name="Table3.D1" office:value-type="string">
            <text:p text:style-name="P383">Comment</text:p>
          </table:table-cell>
        </table:table-row>
        <table:table-row table:style-name="TableLine94039181840800">
          <table:table-cell table:style-name="Table3.A2" office:value-type="string">
            <text:p text:style-name="P387">id</text:p>
          </table:table-cell>
          <table:table-cell table:style-name="Table3.A2" office:value-type="string">
            <text:p text:style-name="P393">B<text:span text:style-name="T29">ig int </text:span></text:p>
          </table:table-cell>
          <table:table-cell table:style-name="Table3.A2" office:value-type="string">
            <text:p text:style-name="P391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7"/>
          </table:table-cell>
        </table:table-row>
        <table:table-row table:style-name="TableLine94039181842976">
          <table:table-cell table:style-name="Table3.A2" office:value-type="string">
            <text:p text:style-name="P400">nick_name</text:p>
          </table:table-cell>
          <table:table-cell table:style-name="Table3.A2" office:value-type="string">
            <text:p text:style-name="P33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01">Not null </text:p>
          </table:table-cell>
          <table:table-cell table:style-name="Table3.D2" office:value-type="string">
            <text:p text:style-name="P337"/>
          </table:table-cell>
        </table:table-row>
        <table:table-row table:style-name="TableLine94039181843888">
          <table:table-cell table:style-name="Table3.A2" office:value-type="string">
            <text:p text:style-name="P402">user_id</text:p>
          </table:table-cell>
          <table:table-cell table:style-name="Table3.A2" office:value-type="string">
            <text:p text:style-name="P402">Big int</text:p>
          </table:table-cell>
          <table:table-cell table:style-name="Table3.A2" office:value-type="string">
            <text:p text:style-name="P403">Unsigned ,</text:p>
            <text:p text:style-name="P403"><text:s/><text:span text:style-name="T58">not null ,</text:span></text:p>
            <text:p text:style-name="P645">foreign Key → users(id)</text:p>
            <text:p text:style-name="P645"/>
            <text:p text:style-name="P646">on Delete → (<text:span text:style-name="T573">cascade</text:span>)</text:p>
            <text:p text:style-name="P646"/>
            <text:p text:style-name="P647">on Update → (cascade)</text:p>
          </table:table-cell>
          <table:table-cell table:style-name="Table3.D2" office:value-type="string">
            <text:p text:style-name="P241">این فیلد مشخص میکند که هر nick name برای کدام user است !!!!</text:p>
          </table:table-cell>
        </table:table-row>
      </table:table>
      <text:p text:style-name="P98"/>
      <text:list xml:id="list4285504854" text:style-name="L6">
        <text:list-item>
          <text:list>
            <text:list-item>
              <text:p text:style-name="P1345">ارتباطات : </text:p>
              <text:list>
                <text:list-item>
                  <text:p text:style-name="P1346">جدول users : </text:p>
                  <text:list>
                    <text:list-item>
                      <text:p text:style-name="P1347">نوع ارتباط :‌<text:span text:style-name="T60">1 به </text:span><text:span text:style-name="T61">n</text:span></text:p>
                    </text:list-item>
                    <text:list-item>
                      <text:p text:style-name="P1348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1606479913830" text:continue-numbering="true" text:style-name="L6">
        <text:list-item>
          <text:list>
            <text:list-item>
              <text:list>
                <text:list-item>
                  <text:p text:style-name="P1349">dates : </text:p>
                  <text:list>
                    <text:list-item>
                      <text:p text:style-name="P1350">نوع ارتباط :‌ <text:span text:style-name="T63">1 به 1</text:span></text:p>
                    </text:list-item>
                    <text:list-item>
                      <text:p text:style-name="P1351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958">active_nick_names : </text:p>
                  <text:list>
                    <text:list-item>
                      <text:p text:style-name="P1352">نوع ارتباط :‌ 1به 1</text:p>
                    </text:list-item>
                    <text:list-item>
                      <text:p text:style-name="P1353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59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1040261311" text:style-name="L7">
        <text:list-item>
          <text:list>
            <text:list-item>
              <text:p text:style-name="P1354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039181911520">
          <table:table-cell table:style-name="Table5.A1" office:value-type="string">
            <text:p text:style-name="P383">Name</text:p>
          </table:table-cell>
          <table:table-cell table:style-name="Table5.A1" office:value-type="string">
            <text:p text:style-name="P383">Data Type</text:p>
          </table:table-cell>
          <table:table-cell table:style-name="Table5.A1" office:value-type="string">
            <text:p text:style-name="P383">Attributes</text:p>
          </table:table-cell>
          <table:table-cell table:style-name="Table5.D1" office:value-type="string">
            <text:p text:style-name="P383">Comment</text:p>
          </table:table-cell>
        </table:table-row>
        <table:table-row table:style-name="TableLine94039181942240">
          <table:table-cell table:style-name="Table5.A2" office:value-type="string">
            <text:p text:style-name="P413">id</text:p>
          </table:table-cell>
          <table:table-cell table:style-name="Table5.A2" office:value-type="string">
            <text:p text:style-name="P414">Big int </text:p>
          </table:table-cell>
          <table:table-cell table:style-name="Table5.A2" office:value-type="string">
            <text:p text:style-name="P414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36"/>
          </table:table-cell>
        </table:table-row>
        <table:table-row table:style-name="TableLine94039181944288">
          <table:table-cell table:style-name="Table5.A2" office:value-type="string">
            <text:p text:style-name="P415">user_id</text:p>
          </table:table-cell>
          <table:table-cell table:style-name="Table5.A2" office:value-type="string">
            <text:p text:style-name="P437">Big int </text:p>
          </table:table-cell>
          <table:table-cell table:style-name="Table5.A2" office:value-type="string">
            <text:p text:style-name="P416">Unsigned , not null , unique , </text:p>
            <text:p text:style-name="P416">foreign key → users(id)</text:p>
            <text:p text:style-name="P416"/>
            <text:p text:style-name="P648">on Delete → (<text:span text:style-name="T575">cascade</text:span>)</text:p>
            <text:p text:style-name="P648"/>
            <text:p text:style-name="P649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42">از انجایی که هر کاربر باید یک row در این جدول داشته باشد</text:p>
            <text:p text:style-name="P242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039181945200">
          <table:table-cell table:style-name="Table5.A2" office:value-type="string">
            <text:p text:style-name="P438">nick_name_id</text:p>
          </table:table-cell>
          <table:table-cell table:style-name="Table5.A2" office:value-type="string">
            <text:p text:style-name="P437">Big int </text:p>
          </table:table-cell>
          <table:table-cell table:style-name="Table5.A2" office:value-type="string">
            <text:p text:style-name="P416">Unsigned , not null , unique , </text:p>
            <text:p text:style-name="P350"><text:span text:style-name="T87">foreign key → </text:span><text:span text:style-name="T88">nick_names</text:span><text:span text:style-name="T87">(id)</text:span></text:p>
            <text:p text:style-name="P417"/>
            <text:p text:style-name="P650">on Delete → (<text:span text:style-name="T575">cascade</text:span>)</text:p>
            <text:p text:style-name="P650"/>
            <text:p text:style-name="P650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43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44"><text:s/>این فیلد از نوع unique است !!!!</text:p>
          </table:table-cell>
        </table:table-row>
      </table:table>
      <text:p text:style-name="P270"/>
      <text:list xml:id="list3820923318" text:style-name="L8">
        <text:list-item>
          <text:list>
            <text:list-item>
              <text:p text:style-name="P1355">ارتباطات :‌</text:p>
              <text:list>
                <text:list-item>
                  <text:p text:style-name="P1356">user_id : </text:p>
                  <text:list>
                    <text:list-item>
                      <text:p text:style-name="P1357">نوع :‌<text:span text:style-name="T91">1به1</text:span></text:p>
                    </text:list-item>
                    <text:list-item>
                      <text:p text:style-name="P128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1606588761165" text:continue-numbering="true" text:style-name="L8">
        <text:list-item>
          <text:list>
            <text:list-item>
              <text:list>
                <text:list-item>
                  <text:p text:style-name="P1358">nick_name<text:span text:style-name="T95">s</text:span> : </text:p>
                  <text:list>
                    <text:list-item>
                      <text:p text:style-name="P1359">نوع : <text:span text:style-name="T96">1 به 1 </text:span></text:p>
                    </text:list-item>
                    <text:list-item>
                      <text:p text:style-name="P1360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1606152723544" text:continue-list="list161606479913830" text:style-name="L6">
        <text:list-item>
          <text:p text:style-name="P1960">Files : این جدول برای ذخیره اطلاعات فایل هایی که در سرور اپلود میشود ساخته شده !!!</text:p>
          <text:list>
            <text:list-item>
              <text:p text:style-name="P1361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039181987984">
          <table:table-cell table:style-name="Table4.A1" office:value-type="string">
            <text:p text:style-name="P404">Name</text:p>
          </table:table-cell>
          <table:table-cell table:style-name="Table4.A1" office:value-type="string">
            <text:p text:style-name="P404">Data Type</text:p>
          </table:table-cell>
          <table:table-cell table:style-name="Table4.A1" office:value-type="string">
            <text:p text:style-name="P404">Attributes </text:p>
          </table:table-cell>
          <table:table-cell table:style-name="Table4.D1" office:value-type="string">
            <text:p text:style-name="P404">Comment</text:p>
          </table:table-cell>
        </table:table-row>
        <table:table-row table:style-name="TableLine94039182012400">
          <table:table-cell table:style-name="Table4.A2" office:value-type="string">
            <text:p text:style-name="P404">id</text:p>
          </table:table-cell>
          <table:table-cell table:style-name="Table4.A2" office:value-type="string">
            <text:p text:style-name="P404">Big Int</text:p>
          </table:table-cell>
          <table:table-cell table:style-name="Table4.A2" office:value-type="string">
            <text:p text:style-name="P407">Unsigned , <text:span text:style-name="T66">index , unique , </text:span><text:span text:style-name="T67">primary key , autoincrement , </text:span></text:p>
            <text:p text:style-name="P408">not null </text:p>
          </table:table-cell>
          <table:table-cell table:style-name="Table4.D2" office:value-type="string">
            <text:p text:style-name="P336"/>
          </table:table-cell>
        </table:table-row>
        <table:table-row table:style-name="TableLine94039182013744">
          <table:table-cell table:style-name="Table4.A2" office:value-type="string">
            <text:p text:style-name="P404">src</text:p>
          </table:table-cell>
          <table:table-cell table:style-name="Table4.A2" office:value-type="string">
            <text:p text:style-name="P406">varchar(128)</text:p>
          </table:table-cell>
          <table:table-cell table:style-name="Table4.A2" office:value-type="string">
            <text:p text:style-name="P409">Not null , <text:span text:style-name="T68">index </text:span></text:p>
          </table:table-cell>
          <table:table-cell table:style-name="Table4.D2" office:value-type="string">
            <text:p text:style-name="P336"/>
          </table:table-cell>
        </table:table-row>
        <table:table-row table:style-name="TableLine94039182014656">
          <table:table-cell table:style-name="Table4.A2" office:value-type="string">
            <text:p text:style-name="P404">format</text:p>
          </table:table-cell>
          <table:table-cell table:style-name="Table4.A2" office:value-type="string">
            <text:p text:style-name="P405">varchar(10)</text:p>
          </table:table-cell>
          <table:table-cell table:style-name="Table4.A2" office:value-type="string">
            <text:p text:style-name="P410">Not null </text:p>
          </table:table-cell>
          <table:table-cell table:style-name="Table4.D2" office:value-type="string">
            <text:p text:style-name="P336"/>
          </table:table-cell>
        </table:table-row>
        <table:table-row table:style-name="TableLine94039182015616">
          <table:table-cell table:style-name="Table4.A2" office:value-type="string">
            <text:p text:style-name="P404">size</text:p>
          </table:table-cell>
          <table:table-cell table:style-name="Table4.A2" office:value-type="string">
            <text:p text:style-name="P33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10">Not null </text:p>
          </table:table-cell>
          <table:table-cell table:style-name="Table4.D2" office:value-type="string">
            <text:p text:style-name="P411"/>
          </table:table-cell>
        </table:table-row>
      </table:table>
      <text:p text:style-name="P1244"/>
      <text:list xml:id="list1493392875" text:style-name="L9">
        <text:list-item>
          <text:p text:style-name="P1362">ارتباطات :‌</text:p>
          <text:list>
            <text:list-item>
              <text:p text:style-name="P1363">جدول users : </text:p>
              <text:list>
                <text:list-item>
                  <text:p text:style-name="P1363">نوع ارتباط :‌ <text:span text:style-name="T70">1 به n </text:span></text:p>
                </text:list-item>
                <text:list-item>
                  <text:p text:style-name="P1364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365">جدول dates : </text:p>
              <text:list>
                <text:list-item>
                  <text:p text:style-name="P1365">نوع ارتباط :‌ 1 به n</text:p>
                </text:list-item>
                <text:list-item>
                  <text:p text:style-name="P1365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244"/>
      <text:p text:style-name="P1244"/>
      <text:list xml:id="list161605878833753" text:continue-numbering="true" text:style-name="L9">
        <text:list-item>
          <text:p text:style-name="P1961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61605390287309" text:continue-numbering="true" text:style-name="L9">
        <text:list-item>
          <text:list>
            <text:list-item>
              <text:p text:style-name="P1366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39182055856">
          <table:table-cell table:style-name="Table6.A1" office:value-type="string">
            <text:p text:style-name="P404">Name</text:p>
          </table:table-cell>
          <table:table-cell table:style-name="Table6.A1" office:value-type="string">
            <text:p text:style-name="P404">Data Type</text:p>
          </table:table-cell>
          <table:table-cell table:style-name="Table6.A1" office:value-type="string">
            <text:p text:style-name="P404">Attributes </text:p>
          </table:table-cell>
          <table:table-cell table:style-name="Table6.D1" office:value-type="string">
            <text:p text:style-name="P404">Comment</text:p>
          </table:table-cell>
        </table:table-row>
        <table:table-row table:style-name="TableLine94039182089728">
          <table:table-cell table:style-name="Table6.A2" office:value-type="string">
            <text:p text:style-name="P439">id</text:p>
          </table:table-cell>
          <table:table-cell table:style-name="Table6.A2" office:value-type="string">
            <text:p text:style-name="P440">Big int </text:p>
          </table:table-cell>
          <table:table-cell table:style-name="Table6.A2" office:value-type="string">
            <text:p text:style-name="P440">Unsigned , not null , unique , index ,</text:p>
            <text:p text:style-name="P440"><text:s/>primary key ,</text:p>
            <text:p text:style-name="P440">autoincrement </text:p>
          </table:table-cell>
          <table:table-cell table:style-name="Table6.D2" office:value-type="string">
            <text:p text:style-name="P336"/>
          </table:table-cell>
        </table:table-row>
        <table:table-row table:style-name="TableLine94039182092096">
          <table:table-cell table:style-name="Table6.A2" office:value-type="string">
            <text:p text:style-name="P439">object_class</text:p>
          </table:table-cell>
          <table:table-cell table:style-name="Table6.A2" office:value-type="string">
            <text:p text:style-name="P441">varchar(255)</text:p>
          </table:table-cell>
          <table:table-cell table:style-name="Table6.A2" office:value-type="string">
            <text:p text:style-name="P1252">Not null</text:p>
          </table:table-cell>
          <table:table-cell table:style-name="Table6.D2" office:value-type="string">
            <text:p text:style-name="P336"/>
          </table:table-cell>
        </table:table-row>
        <table:table-row table:style-name="TableLine94039182093008">
          <table:table-cell table:style-name="Table6.A2" office:value-type="string">
            <text:p text:style-name="P439">object_id</text:p>
          </table:table-cell>
          <table:table-cell table:style-name="Table6.A2" office:value-type="string">
            <text:p text:style-name="P442">Big int </text:p>
          </table:table-cell>
          <table:table-cell table:style-name="Table6.A2" office:value-type="string">
            <text:p text:style-name="P443"><text:span text:style-name="T104">Unsigned </text:span>, Not null </text:p>
          </table:table-cell>
          <table:table-cell table:style-name="Table6.D2" office:value-type="string">
            <text:p text:style-name="P336"/>
          </table:table-cell>
        </table:table-row>
        <table:table-row table:style-name="TableLine94039182093968">
          <table:table-cell table:style-name="Table6.A2" office:value-type="string">
            <text:p text:style-name="P439">Type</text:p>
          </table:table-cell>
          <table:table-cell table:style-name="Table6.A2" office:value-type="string">
            <text:p text:style-name="P618">tinyint</text:p>
          </table:table-cell>
          <table:table-cell table:style-name="Table6.A2" office:value-type="string">
            <text:p text:style-name="P445">Not null , </text:p>
            <text:p text:style-name="P445">defualt 0 ,</text:p>
            <text:p text:style-name="P625">unsigned</text:p>
            <text:p text:style-name="P444"/>
          </table:table-cell>
          <table:table-cell table:style-name="Table6.D2" office:value-type="string">
            <text:p text:style-name="P245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039182094880">
          <table:table-cell table:style-name="Table6.A2" office:value-type="string">
            <text:p text:style-name="P927">sort</text:p>
          </table:table-cell>
          <table:table-cell table:style-name="Table6.A2" office:value-type="string">
            <text:p text:style-name="P927">Tiny Int</text:p>
          </table:table-cell>
          <table:table-cell table:style-name="Table6.A2" office:value-type="string">
            <text:p text:style-name="P927">Nullable , unsigned</text:p>
          </table:table-cell>
          <table:table-cell table:style-name="Table6.D2" office:value-type="string">
            <text:p text:style-name="P250">این ستون میتونه ترتیب فایل هایی که به یک موجودیت attach شده را مشخص کنه !!</text:p>
            <text:p text:style-name="P250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039182095744">
          <table:table-cell table:style-name="Table6.A2" office:value-type="string">
            <text:p text:style-name="P439">file_id</text:p>
          </table:table-cell>
          <table:table-cell table:style-name="Table6.A2" office:value-type="string">
            <text:p text:style-name="P446">Big int </text:p>
          </table:table-cell>
          <table:table-cell table:style-name="Table6.A2" office:value-type="string">
            <text:p text:style-name="P447">Unsigned , not null , </text:p>
            <text:p text:style-name="P670">foreignkey→files(1) ,</text:p>
            <text:p text:style-name="P418"/>
            <text:p text:style-name="P651">on Delete → (<text:span text:style-name="T575">cascade</text:span>)</text:p>
            <text:p text:style-name="P651"/>
            <text:p text:style-name="P651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448">کدام فایل برای این مدل در نظر گرفته شده !!!!</text:p>
          </table:table-cell>
        </table:table-row>
      </table:table>
      <text:p text:style-name="P271"/>
      <text:p text:style-name="P1238"/>
      <text:list xml:id="list3132591358" text:style-name="L10">
        <text:list-item>
          <text:p text:style-name="P1367">ارتباطات :‌</text:p>
          <text:list>
            <text:list-item>
              <text:p text:style-name="P1368">files : </text:p>
              <text:list>
                <text:list-item>
                  <text:p text:style-name="P1369">نوع ارتباط :‌ <text:span text:style-name="T105">1 به n </text:span></text:p>
                </text:list-item>
                <text:list-item>
                  <text:p text:style-name="P1370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61605909179969" text:continue-numbering="true" text:style-name="L10">
        <text:list-item>
          <text:list>
            <text:list-item>
              <text:p text:style-name="P1371">users : </text:p>
              <text:list>
                <text:list-item>
                  <text:p text:style-name="P128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372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5"/>
      <text:list xml:id="list161606145069978" text:continue-numbering="true" text:style-name="L10">
        <text:list-item>
          <text:list>
            <text:list-item>
              <text:p text:style-name="P1373">dates <text:s/>:</text:p>
              <text:list>
                <text:list-item>
                  <text:p text:style-name="P1374">نوع : 1 به n </text:p>
                </text:list-item>
                <text:list-item>
                  <text:p text:style-name="P1374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286"><text:span text:style-name="T179">app_setting</text:span><text:span text:style-name="T170"> : </text:span></text:p>
              <text:list>
                <text:list-item>
                  <text:p text:style-name="P1376">نوع :‌<text:span text:style-name="T172">1 به 1 </text:span></text:p>
                </text:list-item>
                <text:list-item>
                  <text:p text:style-name="P1375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61604871685258" text:continue-numbering="true" text:style-name="L10">
        <text:list-item>
          <text:list>
            <text:list-item>
              <text:p text:style-name="P1378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379">نوع : <text:span text:style-name="T188">1 به 1</text:span></text:p>
                    </text:list-item>
                    <text:list-item>
                      <text:p text:style-name="P138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287"><text:span text:style-name="T345">media_describe_translations</text:span><text:span text:style-name="T335"> :‌</text:span></text:p>
              <text:list>
                <text:list-item>
                  <text:p text:style-name="P1383">نوع ‌: <text:span text:style-name="T336">1 به </text:span><text:span text:style-name="T337">n </text:span></text:p>
                </text:list-item>
                <text:list-item>
                  <text:p text:style-name="P1385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6"/>
      <text:p text:style-name="P46"/>
      <text:list xml:id="list161604807236058" text:continue-numbering="true" text:style-name="L10">
        <text:list-item>
          <text:list>
            <text:list-item>
              <text:p text:style-name="P1288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412">نوع : <text:span text:style-name="T387">1 به 1 </text:span></text:p>
                    </text:list-item>
                    <text:list-item>
                      <text:p text:style-name="P1386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26"><text:soft-page-break/></text:p>
      <text:p text:style-name="P49"><text:span text:style-name="T113">این جدول بی</text:span><text:span text:style-name="T114">ن چندین موجودیت به اشتراک گذاشته میشود</text:span><text:span text:style-name="T112"> </text:span></text:p>
      <text:list xml:id="list813707815" text:style-name="L11">
        <text:list-item>
          <text:p text:style-name="P1962">languages : <text:span text:style-name="T136">در این جدول تمام زبان ها ذخیره میشود !!!</text:span></text:p>
          <text:list>
            <text:list-item>
              <text:p text:style-name="P141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39182152576">
          <table:table-cell table:style-name="Table7.A1" office:value-type="string">
            <text:p text:style-name="P384">Name</text:p>
          </table:table-cell>
          <table:table-cell table:style-name="Table7.A1" office:value-type="string">
            <text:p text:style-name="P384">Data Type</text:p>
          </table:table-cell>
          <table:table-cell table:style-name="Table7.A1" office:value-type="string">
            <text:p text:style-name="P384">Attributes</text:p>
          </table:table-cell>
          <table:table-cell table:style-name="Table7.D1" office:value-type="string">
            <text:p text:style-name="P384">Comment</text:p>
          </table:table-cell>
        </table:table-row>
        <table:table-row table:style-name="TableLine94039182236768">
          <table:table-cell table:style-name="Table7.A2" office:value-type="string">
            <text:p text:style-name="P628">id</text:p>
          </table:table-cell>
          <table:table-cell table:style-name="Table7.A2" office:value-type="string">
            <text:p text:style-name="P629">Big int </text:p>
          </table:table-cell>
          <table:table-cell table:style-name="Table7.A2" office:value-type="string">
            <text:p text:style-name="P630">Unsigned , not null , index , primary key , </text:p>
            <text:p text:style-name="P630">unique , <text:span text:style-name="T140">autoincrement </text:span><text:s/></text:p>
          </table:table-cell>
          <table:table-cell table:style-name="Table7.D2" office:value-type="string">
            <text:p text:style-name="P340"/>
          </table:table-cell>
        </table:table-row>
        <table:table-row table:style-name="TableLine94039182238880">
          <table:table-cell table:style-name="Table7.A2" office:value-type="string">
            <text:p text:style-name="P631">name</text:p>
          </table:table-cell>
          <table:table-cell table:style-name="Table7.A2" office:value-type="string">
            <text:p text:style-name="P632">varchar(30)</text:p>
          </table:table-cell>
          <table:table-cell table:style-name="Table7.A2" office:value-type="string">
            <text:p text:style-name="P633">Not null , <text:span text:style-name="T144">unique </text:span></text:p>
          </table:table-cell>
          <table:table-cell table:style-name="Table7.D2" office:value-type="string">
            <text:p text:style-name="P340"/>
          </table:table-cell>
        </table:table-row>
        <table:table-row table:style-name="TableLine94039182239792">
          <table:table-cell table:style-name="Table7.A2" office:value-type="string">
            <text:p text:style-name="P634">iso</text:p>
          </table:table-cell>
          <table:table-cell table:style-name="Table7.A2" office:value-type="string">
            <text:p text:style-name="P34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33">Not null , <text:span text:style-name="T144">unique</text:span></text:p>
          </table:table-cell>
          <table:table-cell table:style-name="Table7.D2" office:value-type="string">
            <text:p text:style-name="P340"/>
          </table:table-cell>
        </table:table-row>
        <table:table-row table:style-name="TableLine94039182240752">
          <table:table-cell table:style-name="Table7.A2" office:value-type="string">
            <text:p text:style-name="P635">date_format</text:p>
          </table:table-cell>
          <table:table-cell table:style-name="Table7.A2" office:value-type="string">
            <text:p text:style-name="P636">varchar(30)</text:p>
          </table:table-cell>
          <table:table-cell table:style-name="Table7.A2" office:value-type="string">
            <text:p text:style-name="P34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40"/>
          </table:table-cell>
        </table:table-row>
        <table:table-row table:style-name="TableLine94039182241888">
          <table:table-cell table:style-name="Table7.A2" office:value-type="string">
            <text:p text:style-name="P1253">active</text:p>
          </table:table-cell>
          <table:table-cell table:style-name="Table7.A2" office:value-type="string">
            <text:p text:style-name="P1017">boolean</text:p>
          </table:table-cell>
          <table:table-cell table:style-name="Table7.A2" office:value-type="string">
            <text:p text:style-name="P626">Not null , <text:span text:style-name="T147">defualt 1</text:span></text:p>
          </table:table-cell>
          <table:table-cell table:style-name="Table7.D2" office:value-type="string">
            <text:p text:style-name="P340"/>
          </table:table-cell>
        </table:table-row>
        <table:table-row table:style-name="TableLine94039182242704">
          <table:table-cell table:style-name="Table7.A2" office:value-type="string">
            <text:p text:style-name="P637">rtl</text:p>
          </table:table-cell>
          <table:table-cell table:style-name="Table7.A2" office:value-type="string">
            <text:p text:style-name="P1017">boolean</text:p>
          </table:table-cell>
          <table:table-cell table:style-name="Table7.A2" office:value-type="string">
            <text:p text:style-name="P627">Not null , <text:span text:style-name="T141">defualt 0 ,</text:span></text:p>
          </table:table-cell>
          <table:table-cell table:style-name="Table7.D2" office:value-type="string">
            <text:p text:style-name="P340"/>
          </table:table-cell>
        </table:table-row>
      </table:table>
      <text:list xml:id="list3679483347" text:style-name="L12">
        <text:list-item>
          <text:list>
            <text:list-item>
              <text:p text:style-name="P1415">ارتباطات :‌</text:p>
              <text:list>
                <text:list-item>
                  <text:p text:style-name="P1289"><text:span text:style-name="T725">users</text:span><text:span text:style-name="T726"> : </text:span></text:p>
                  <text:list>
                    <text:list-item>
                      <text:p text:style-name="P1416">نوع :‌ <text:span text:style-name="T150">1 به n</text:span></text:p>
                    </text:list-item>
                    <text:list-item>
                      <text:p text:style-name="P1335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417">dates : </text:p>
                  <text:list>
                    <text:list-item>
                      <text:p text:style-name="P1418">نوع :<text:span text:style-name="T153">‌ </text:span><text:span text:style-name="T154">1 به n </text:span></text:p>
                    </text:list-item>
                    <text:list-item>
                      <text:p text:style-name="P1419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1604648498298" text:continue-numbering="true" text:style-name="L12">
        <text:list-item>
          <text:list>
            <text:list-item>
              <text:list>
                <text:list-item>
                  <text:p text:style-name="P1420">media </text:p>
                  <text:list>
                    <text:list-item>
                      <text:p text:style-name="P1380">نوع : <text:span text:style-name="T188">1 به 1</text:span></text:p>
                    </text:list-item>
                    <text:list-item>
                      <text:p text:style-name="P138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61606101562669" text:continue-numbering="true" text:style-name="L12">
        <text:list-item>
          <text:list>
            <text:list-item>
              <text:list>
                <text:list-item>
                  <text:p text:style-name="P1289"><text:span text:style-name="T169">app_setting</text:span><text:span text:style-name="T167"> : </text:span></text:p>
                  <text:list>
                    <text:list-item>
                      <text:p text:style-name="P1421">نوع : 1 به n </text:p>
                    </text:list-item>
                    <text:list-item>
                      <text:p text:style-name="P1421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1963"/>
                    </text:list-item>
                  </text:list>
                </text:list-item>
                <text:list-item>
                  <text:p text:style-name="P1423">app_setting :</text:p>
                  <text:list>
                    <text:list-item>
                      <text:p text:style-name="P1425">نوع :‌ <text:span text:style-name="T276">n به n </text:span></text:p>
                    </text:list-item>
                    <text:list-item>
                      <text:p text:style-name="P1427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429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T284"><text:tab/><text:tab/><text:tab/><text:tab/><text:tab/>app_setting_selected_</text:span><text:span text:style-name="T285">languages</text:span></text:p>
      <text:p text:style-name="P48"/>
      <text:p text:style-name="P48"/>
      <text:list xml:id="list2892024205" text:style-name="L13">
        <text:list-item>
          <text:list>
            <text:list-item>
              <text:list>
                <text:list-item>
                  <text:p text:style-name="P1431">app_setting_translations : </text:p>
                  <text:list>
                    <text:list-item>
                      <text:p text:style-name="P1387">نوع : <text:span text:style-name="T303">1 به n </text:span></text:p>
                    </text:list-item>
                    <text:list-item>
                      <text:p text:style-name="P138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61605816955516" text:continue-numbering="true" text:style-name="L13">
        <text:list-item>
          <text:list>
            <text:list-item>
              <text:list>
                <text:list-item>
                  <text:p text:style-name="P1290"><text:span text:style-name="T346">media_describe_translations</text:span><text:span text:style-name="T338"> : </text:span></text:p>
                  <text:list>
                    <text:list-item>
                      <text:p text:style-name="P1432">نوع : <text:span text:style-name="T342">1 به n </text:span></text:p>
                    </text:list-item>
                    <text:list-item>
                      <text:p text:style-name="P1391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61605215724722" text:continue-numbering="true" text:style-name="L13">
        <text:list-item>
          <text:list>
            <text:list-item>
              <text:list>
                <text:list-item>
                  <text:p text:style-name="P1291"><text:span text:style-name="T362">user_bio_translations</text:span><text:span text:style-name="T353"> : </text:span></text:p>
                  <text:list>
                    <text:list-item>
                      <text:p text:style-name="P1434">نوع :‌ <text:span text:style-name="T358">1 به n </text:span></text:p>
                    </text:list-item>
                    <text:list-item>
                      <text:p text:style-name="P1392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61606393887063" text:continue-list="list161604838539384" text:style-name="L5">
        <text:list-item>
          <text:p text:style-name="P1938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1830">ستون ها : </text:p>
            </text:list-item>
          </text:list>
        </text:list-item>
      </text:list>
      <text:p text:style-name="P1193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039182336352">
          <table:table-cell table:style-name="Table57.A1" office:value-type="string">
            <text:p text:style-name="P385">Name</text:p>
          </table:table-cell>
          <table:table-cell table:style-name="Table57.A1" office:value-type="string">
            <text:p text:style-name="P385">Data Type</text:p>
          </table:table-cell>
          <table:table-cell table:style-name="Table57.A1" office:value-type="string">
            <text:p text:style-name="P385">Attributes</text:p>
          </table:table-cell>
          <table:table-cell table:style-name="Table57.D1" office:value-type="string">
            <text:p text:style-name="P385">Comment</text:p>
          </table:table-cell>
        </table:table-row>
        <table:table-row table:style-name="TableLine94039182401952">
          <table:table-cell table:style-name="Table57.A2" office:value-type="string">
            <text:p text:style-name="P1058">id</text:p>
          </table:table-cell>
          <table:table-cell table:style-name="Table57.A2" office:value-type="string">
            <text:p text:style-name="P1059">Big int</text:p>
          </table:table-cell>
          <table:table-cell table:style-name="Table57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57.D2" office:value-type="string">
            <text:p text:style-name="P374"/>
          </table:table-cell>
        </table:table-row>
        <table:table-row table:style-name="TableLine94039182404192">
          <table:table-cell table:style-name="Table57.A2" office:value-type="string">
            <text:p text:style-name="P1058">name</text:p>
          </table:table-cell>
          <table:table-cell table:style-name="Table57.A2" office:value-type="string">
            <text:p text:style-name="P1059">varchar(<text:span text:style-name="T1078">64</text:span>)</text:p>
          </table:table-cell>
          <table:table-cell table:style-name="Table57.A2" office:value-type="string">
            <text:p text:style-name="P1063">Not null , unique </text:p>
          </table:table-cell>
          <table:table-cell table:style-name="Table57.D2" office:value-type="string">
            <text:p text:style-name="P374"/>
          </table:table-cell>
        </table:table-row>
        <table:table-row table:style-name="TableLine94039182405104">
          <table:table-cell table:style-name="Table57.A2" office:value-type="string">
            <text:p text:style-name="P1058">route</text:p>
          </table:table-cell>
          <table:table-cell table:style-name="Table57.A2" office:value-type="string">
            <text:p text:style-name="P37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063">Not null , unique </text:p>
          </table:table-cell>
          <table:table-cell table:style-name="Table57.D2" office:value-type="string">
            <text:p text:style-name="P374"/>
          </table:table-cell>
        </table:table-row>
        <table:table-row table:style-name="TableLine94039182406064">
          <table:table-cell table:style-name="Table57.A2" office:value-type="string">
            <text:p text:style-name="P1058">view</text:p>
          </table:table-cell>
          <table:table-cell table:style-name="Table57.A2" office:value-type="string">
            <text:p text:style-name="P1060">varchar(<text:span text:style-name="T1078">64</text:span>)</text:p>
          </table:table-cell>
          <table:table-cell table:style-name="Table57.A2" office:value-type="string">
            <text:p text:style-name="P1064">Not null</text:p>
          </table:table-cell>
          <table:table-cell table:style-name="Table57.D2" office:value-type="string">
            <text:p text:style-name="P374"/>
          </table:table-cell>
        </table:table-row>
        <table:table-row table:style-name="TableLine94039182407248">
          <table:table-cell table:style-name="Table57.A2" office:value-type="string">
            <text:p text:style-name="P1254">active</text:p>
          </table:table-cell>
          <table:table-cell table:style-name="Table57.A2" office:value-type="string">
            <text:p text:style-name="P1060">boolean</text:p>
          </table:table-cell>
          <table:table-cell table:style-name="Table57.A2" office:value-type="string">
            <text:p text:style-name="P1065">Not null , default 1</text:p>
          </table:table-cell>
          <table:table-cell table:style-name="Table57.D2" office:value-type="string">
            <text:p text:style-name="P374"/>
          </table:table-cell>
        </table:table-row>
        <table:table-row table:style-name="TableLine94039182408112">
          <table:table-cell table:style-name="Table57.A2" office:value-type="string">
            <text:p text:style-name="P1058">primitive</text:p>
          </table:table-cell>
          <table:table-cell table:style-name="Table57.A2" office:value-type="string">
            <text:p text:style-name="P1060">boolean</text:p>
          </table:table-cell>
          <table:table-cell table:style-name="Table57.A2" office:value-type="string">
            <text:p text:style-name="P1065">Not null , default 1</text:p>
          </table:table-cell>
          <table:table-cell table:style-name="Table57.D2" office:value-type="string">
            <text:p text:style-name="P374"/>
          </table:table-cell>
        </table:table-row>
        <table:table-row table:style-name="TableLine94039182409104">
          <table:table-cell table:style-name="Table57.A2" office:value-type="string">
            <text:p text:style-name="P1058">robots</text:p>
          </table:table-cell>
          <table:table-cell table:style-name="Table57.A2" office:value-type="string">
            <text:p text:style-name="P488">varchar(30)</text:p>
          </table:table-cell>
          <table:table-cell table:style-name="Table57.A2" office:value-type="string">
            <text:p text:style-name="P495">Not null </text:p>
            <text:p text:style-name="P34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336"/>
          </table:table-cell>
        </table:table-row>
      </table:table>
      <text:p text:style-name="P1232"/>
      <text:list xml:id="list767551515" text:style-name="L14">
        <text:list-item>
          <text:list>
            <text:list-item>
              <text:p text:style-name="P1831">رابطه ها : </text:p>
              <text:list>
                <text:list-item>
                  <text:p text:style-name="P1832">dates : </text:p>
                  <text:list>
                    <text:list-item>
                      <text:p text:style-name="P1833">نوع : <text:span text:style-name="T1079">1 به n </text:span></text:p>
                    </text:list-item>
                    <text:list-item>
                      <text:p text:style-name="P1833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5"/>
      <text:list xml:id="list161604645806261" text:continue-numbering="true" text:style-name="L14">
        <text:list-item>
          <text:list>
            <text:list-item>
              <text:list>
                <text:list-item>
                  <text:p text:style-name="P1832">users : </text:p>
                  <text:list>
                    <text:list-item>
                      <text:p text:style-name="P1833">نوع : <text:span text:style-name="T1080">1 به n </text:span></text:p>
                    </text:list-item>
                    <text:list-item>
                      <text:p text:style-name="P1833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5"/>
      <text:list xml:id="list161605465161638" text:continue-numbering="true" text:style-name="L14">
        <text:list-item>
          <text:list>
            <text:list-item>
              <text:list>
                <text:list-item>
                  <text:p text:style-name="P1832">page_translations : </text:p>
                  <text:list>
                    <text:list-item>
                      <text:p text:style-name="P1833">نوع : <text:span text:style-name="T1081">1 به n </text:span></text:p>
                    </text:list-item>
                    <text:list-item>
                      <text:p text:style-name="P1833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835"><text:soft-page-break/>page_seo_attribute_translations : </text:p>
                  <text:list>
                    <text:list-item>
                      <text:p text:style-name="P1833">نوع : <text:span text:style-name="T1082">1 به n </text:span></text:p>
                    </text:list-item>
                    <text:list-item>
                      <text:p text:style-name="P1833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5"/>
      <text:list xml:id="list161605910911257" text:continue-numbering="true" text:style-name="L14">
        <text:list-item>
          <text:list>
            <text:list-item>
              <text:list>
                <text:list-item>
                  <text:p text:style-name="P1807"><text:span text:style-name="T250">menu_containers</text:span><text:span text:style-name="T251"> : </text:span></text:p>
                  <text:list>
                    <text:list-item>
                      <text:p text:style-name="P1836">نوع : <text:span text:style-name="T1180">1 به n </text:span></text:p>
                    </text:list-item>
                    <text:list-item>
                      <text:p text:style-name="P1836">توضیحات :‌ <text:span text:style-name="T1180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9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196"/>
      <text:list xml:id="list161604650638337" text:continue-numbering="true" text:style-name="L14">
        <text:list-item>
          <text:list>
            <text:list-item>
              <text:p text:style-name="P1808"><text:span text:style-name="T206">ستون ها : </text:span><text:span text:style-name="T205"><text:tab/></text:span></text:p>
            </text:list-item>
          </text:list>
        </text:list-item>
      </text:list>
      <text:p text:style-name="P119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039182467536">
          <table:table-cell table:style-name="Table58.A1" office:value-type="string">
            <text:p text:style-name="P385">Name</text:p>
          </table:table-cell>
          <table:table-cell table:style-name="Table58.A1" office:value-type="string">
            <text:p text:style-name="P385">Data Type</text:p>
          </table:table-cell>
          <table:table-cell table:style-name="Table58.A1" office:value-type="string">
            <text:p text:style-name="P385">Attributes</text:p>
          </table:table-cell>
          <table:table-cell table:style-name="Table58.D1" office:value-type="string">
            <text:p text:style-name="P385">Comment</text:p>
          </table:table-cell>
        </table:table-row>
        <table:table-row table:style-name="TableLine94039182507248">
          <table:table-cell table:style-name="Table58.A2" office:value-type="string">
            <text:p text:style-name="P1066">id</text:p>
          </table:table-cell>
          <table:table-cell table:style-name="Table58.A2" office:value-type="string">
            <text:p text:style-name="P1067">Big int</text:p>
          </table:table-cell>
          <table:table-cell table:style-name="Table58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58.D2" office:value-type="string">
            <text:p text:style-name="P336"/>
          </table:table-cell>
        </table:table-row>
        <table:table-row table:style-name="TableLine94039182509424">
          <table:table-cell table:style-name="Table58.A2" office:value-type="string">
            <text:p text:style-name="P1066">keywords</text:p>
          </table:table-cell>
          <table:table-cell table:style-name="Table58.A2" office:value-type="string">
            <text:p text:style-name="P1068">varchar(255)</text:p>
          </table:table-cell>
          <table:table-cell table:style-name="Table58.A2" office:value-type="string">
            <text:p text:style-name="P1068">nullable</text:p>
          </table:table-cell>
          <table:table-cell table:style-name="Table58.D2" office:value-type="string">
            <text:p text:style-name="P336"/>
          </table:table-cell>
        </table:table-row>
        <table:table-row table:style-name="TableLine94039182510336">
          <table:table-cell table:style-name="Table58.A2" office:value-type="string">
            <text:p text:style-name="P1066">description</text:p>
          </table:table-cell>
          <table:table-cell table:style-name="Table58.A2" office:value-type="string">
            <text:p text:style-name="P1069">varchar(164)</text:p>
          </table:table-cell>
          <table:table-cell table:style-name="Table58.A2" office:value-type="string">
            <text:p text:style-name="P1075">nullable</text:p>
          </table:table-cell>
          <table:table-cell table:style-name="Table58.D2" office:value-type="string">
            <text:p text:style-name="P336"/>
          </table:table-cell>
        </table:table-row>
        <table:table-row table:style-name="TableLine94039182511296">
          <table:table-cell table:style-name="Table58.A2" office:value-type="string">
            <text:p text:style-name="P1066">subject</text:p>
          </table:table-cell>
          <table:table-cell table:style-name="Table58.A2" office:value-type="string">
            <text:p text:style-name="P1069">varchar(60)</text:p>
          </table:table-cell>
          <table:table-cell table:style-name="Table58.A2" office:value-type="string">
            <text:p text:style-name="P1074">nullable</text:p>
          </table:table-cell>
          <table:table-cell table:style-name="Table58.D2" office:value-type="string">
            <text:p text:style-name="P336"/>
          </table:table-cell>
        </table:table-row>
        <table:table-row table:style-name="TableLine94039182512320">
          <table:table-cell table:style-name="Table58.A2" office:value-type="string">
            <text:p text:style-name="P1066">page_id</text:p>
          </table:table-cell>
          <table:table-cell table:style-name="Table58.A2" office:value-type="string">
            <text:p text:style-name="P1070">Big int</text:p>
          </table:table-cell>
          <table:table-cell table:style-name="Table58.A2" office:value-type="string">
            <text:p text:style-name="P1071">Unsigned , <text:span text:style-name="T1084">not null , </text:span></text:p>
            <text:p text:style-name="P1076">foreign key → pages(id)</text:p>
            <text:p text:style-name="P1076"/>
            <text:p text:style-name="P1079">On Delete → (cascade)</text:p>
            <text:p text:style-name="P37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36"/>
          </table:table-cell>
        </table:table-row>
        <table:table-row table:style-name="TableLine94039182513136">
          <table:table-cell table:style-name="Table58.A2" office:value-type="string">
            <text:p text:style-name="P1066">language_id</text:p>
          </table:table-cell>
          <table:table-cell table:style-name="Table58.A2" office:value-type="string">
            <text:p text:style-name="P1070">Big int</text:p>
          </table:table-cell>
          <table:table-cell table:style-name="Table58.A2" office:value-type="string">
            <text:p text:style-name="P1072">Unsigned , <text:span text:style-name="T1084">not null , </text:span></text:p>
            <text:p text:style-name="P376"><text:span text:style-name="T1084">foreign key → </text:span><text:span text:style-name="T1087">languages</text:span><text:span text:style-name="T1084">(id)</text:span></text:p>
            <text:p text:style-name="P1077"/>
            <text:p text:style-name="P1080">On Delete → (cascade)</text:p>
            <text:p text:style-name="P1072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36"/>
          </table:table-cell>
        </table:table-row>
      </table:table>
      <text:p text:style-name="P1233"/>
      <text:list xml:id="list2155816861" text:style-name="L15">
        <text:list-item>
          <text:list>
            <text:list-item>
              <text:p text:style-name="P1928"><text:span text:style-name="T205">ر</text:span><text:span text:style-name="T197">ابطه ها :‌</text:span></text:p>
              <text:list>
                <text:list-item>
                  <text:p text:style-name="P1841">pages : </text:p>
                  <text:list>
                    <text:list-item>
                      <text:p text:style-name="P1834">نوع : <text:span text:style-name="T1082">1 به n </text:span></text:p>
                    </text:list-item>
                    <text:list-item>
                      <text:p text:style-name="P1834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7"/>
      <text:list xml:id="list161605867478382" text:continue-numbering="true" text:style-name="L15">
        <text:list-item>
          <text:list>
            <text:list-item>
              <text:list>
                <text:list-item>
                  <text:p text:style-name="P1841">languages : </text:p>
                  <text:list>
                    <text:list-item>
                      <text:p text:style-name="P1929"><text:span text:style-name="T197">نوع :‌</text:span><text:span text:style-name="T207">1 به n </text:span></text:p>
                    </text:list-item>
                    <text:list-item>
                      <text:p text:style-name="P1929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30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1931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039182554016">
          <table:table-cell table:style-name="Table59.A1" office:value-type="string">
            <text:p text:style-name="P385">Name</text:p>
          </table:table-cell>
          <table:table-cell table:style-name="Table59.A1" office:value-type="string">
            <text:p text:style-name="P385">Data Type</text:p>
          </table:table-cell>
          <table:table-cell table:style-name="Table59.A1" office:value-type="string">
            <text:p text:style-name="P385">Attributes</text:p>
          </table:table-cell>
          <table:table-cell table:style-name="Table59.D1" office:value-type="string">
            <text:p text:style-name="P385">Comment</text:p>
          </table:table-cell>
        </table:table-row>
        <table:table-row table:style-name="TableLine94039182579056">
          <table:table-cell table:style-name="Table59.A2" office:value-type="string">
            <text:p text:style-name="P1066">id</text:p>
          </table:table-cell>
          <table:table-cell table:style-name="Table59.A2" office:value-type="string">
            <text:p text:style-name="P1067">Big int</text:p>
          </table:table-cell>
          <table:table-cell table:style-name="Table59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59.D2" office:value-type="string">
            <text:p text:style-name="P336"/>
          </table:table-cell>
        </table:table-row>
        <table:table-row table:style-name="TableLine94039182580544">
          <table:table-cell table:style-name="Table59.A2" office:value-type="string">
            <text:p text:style-name="P1082">title</text:p>
          </table:table-cell>
          <table:table-cell table:style-name="Table59.A2" office:value-type="string">
            <text:p text:style-name="P1083">varchar(<text:span text:style-name="T1088">60</text:span>)</text:p>
          </table:table-cell>
          <table:table-cell table:style-name="Table59.A2" office:value-type="string">
            <text:p text:style-name="P1086">Not null</text:p>
          </table:table-cell>
          <table:table-cell table:style-name="Table59.D2" office:value-type="string">
            <text:p text:style-name="P1085">عنوان صفحه</text:p>
          </table:table-cell>
        </table:table-row>
        <table:table-row table:style-name="TableLine94039182581456">
          <table:table-cell table:style-name="Table59.A2" office:value-type="string">
            <text:p text:style-name="P1082">page_id</text:p>
          </table:table-cell>
          <table:table-cell table:style-name="Table59.A2" office:value-type="string">
            <text:p text:style-name="P1083">Big int</text:p>
          </table:table-cell>
          <table:table-cell table:style-name="Table59.A2" office:value-type="string">
            <text:p text:style-name="P1073">Unsigned , <text:span text:style-name="T1084">not null , </text:span></text:p>
            <text:p text:style-name="P1078">foreign key → pages(id)</text:p>
            <text:p text:style-name="P1078"/>
            <text:p text:style-name="P1081">On Delete → (cascade)</text:p>
            <text:p text:style-name="P37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36"/>
          </table:table-cell>
        </table:table-row>
        <table:table-row table:style-name="TableLine94039182582416">
          <table:table-cell table:style-name="Table59.A2" office:value-type="string">
            <text:p text:style-name="P1082">language_id</text:p>
          </table:table-cell>
          <table:table-cell table:style-name="Table59.A2" office:value-type="string">
            <text:p text:style-name="P1084">Big int</text:p>
          </table:table-cell>
          <table:table-cell table:style-name="Table59.A2" office:value-type="string">
            <text:p text:style-name="P1073">Unsigned , <text:span text:style-name="T1084">not null , </text:span></text:p>
            <text:p text:style-name="P377"><text:span text:style-name="T1084">foreign key → </text:span><text:span text:style-name="T1087">languages</text:span><text:span text:style-name="T1084">(id)</text:span></text:p>
            <text:p text:style-name="P1078"/>
            <text:p text:style-name="P1081">On Delete → (cascade)</text:p>
            <text:p text:style-name="P1073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36"/>
          </table:table-cell>
        </table:table-row>
      </table:table>
      <text:p text:style-name="P1234"/>
      <text:list xml:id="list1901319386" text:style-name="L16">
        <text:list-item>
          <text:list>
            <text:list-item>
              <text:p text:style-name="P1842">ارتباط ها :‌</text:p>
              <text:list>
                <text:list-item>
                  <text:p text:style-name="P1842">pages : </text:p>
                  <text:list>
                    <text:list-item>
                      <text:p text:style-name="P1932"><text:span text:style-name="T197">نوع : </text:span><text:span text:style-name="T211">1 به n </text:span></text:p>
                    </text:list-item>
                    <text:list-item>
                      <text:p text:style-name="P1932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8"/>
      <text:list xml:id="list161605646701537" text:continue-numbering="true" text:style-name="L16">
        <text:list-item>
          <text:list>
            <text:list-item>
              <text:list>
                <text:list-item>
                  <text:p text:style-name="P1842">languages : </text:p>
                  <text:list>
                    <text:list-item>
                      <text:p text:style-name="P1932"><text:span text:style-name="T197">نوع : </text:span><text:span text:style-name="T212">1 به n </text:span></text:p>
                    </text:list-item>
                    <text:list-item>
                      <text:p text:style-name="P1932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9"/>
      <text:p text:style-name="P1199"/>
      <text:p text:style-name="P1199"/>
      <text:p text:style-name="P1199"/>
      <text:list xml:id="list161604837458766" text:continue-numbering="true" text:style-name="L16">
        <text:list-item>
          <text:list>
            <text:list-item>
              <text:list>
                <text:list-item>
                  <text:p text:style-name="P1809"><text:soft-page-break/><text:span text:style-name="T219">page_translation_bodies</text:span><text:span text:style-name="T215"> : </text:span></text:p>
                  <text:list>
                    <text:list-item>
                      <text:p text:style-name="P1933"><text:span text:style-name="T197">نوع : </text:span><text:span text:style-name="T214">1 به 1 </text:span></text:p>
                    </text:list-item>
                    <text:list-item>
                      <text:p text:style-name="P1809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0"/>
      <text:list xml:id="list161606612216135" text:continue-numbering="true" text:style-name="L16">
        <text:list-item>
          <text:p text:style-name="P1954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843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039182626688">
          <table:table-cell table:style-name="Table60.A1" office:value-type="string">
            <text:p text:style-name="P385">Name</text:p>
          </table:table-cell>
          <table:table-cell table:style-name="Table60.A1" office:value-type="string">
            <text:p text:style-name="P385">Data Type</text:p>
          </table:table-cell>
          <table:table-cell table:style-name="Table60.A1" office:value-type="string">
            <text:p text:style-name="P385">Attributes</text:p>
          </table:table-cell>
          <table:table-cell table:style-name="Table60.D1" office:value-type="string">
            <text:p text:style-name="P385">Comment</text:p>
          </table:table-cell>
        </table:table-row>
        <table:table-row table:style-name="TableLine94039182652080">
          <table:table-cell table:style-name="Table60.A2" office:value-type="string">
            <text:p text:style-name="P1066">id</text:p>
          </table:table-cell>
          <table:table-cell table:style-name="Table60.A2" office:value-type="string">
            <text:p text:style-name="P1067">Big int</text:p>
          </table:table-cell>
          <table:table-cell table:style-name="Table60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60.D2" office:value-type="string">
            <text:p text:style-name="P336"/>
          </table:table-cell>
        </table:table-row>
        <table:table-row table:style-name="TableLine94039182654352">
          <table:table-cell table:style-name="Table60.A2" office:value-type="string">
            <text:p text:style-name="P1087">body</text:p>
          </table:table-cell>
          <table:table-cell table:style-name="Table60.A2" office:value-type="string">
            <text:p text:style-name="P1088">Medium text</text:p>
          </table:table-cell>
          <table:table-cell table:style-name="Table60.A2" office:value-type="string">
            <text:p text:style-name="P1089">Not null</text:p>
          </table:table-cell>
          <table:table-cell table:style-name="Table60.D2" office:value-type="string">
            <text:p text:style-name="P336"/>
          </table:table-cell>
        </table:table-row>
        <table:table-row table:style-name="TableLine94039182655264">
          <table:table-cell table:style-name="Table60.A2" office:value-type="string">
            <text:p text:style-name="P1087">Page_</text:p>
            <text:p text:style-name="P1087">translate_id</text:p>
          </table:table-cell>
          <table:table-cell table:style-name="Table60.A2" office:value-type="string">
            <text:p text:style-name="P1087">Big int</text:p>
          </table:table-cell>
          <table:table-cell table:style-name="Table60.A2" office:value-type="string">
            <text:p text:style-name="P1090">Not null , unsigned , </text:p>
            <text:p text:style-name="P1090">foreign key → page_translations(id)</text:p>
            <text:p text:style-name="P1090"/>
            <text:p text:style-name="P1090">On Delete → (cascade) ,</text:p>
            <text:p text:style-name="P1090">On Update → (cascade) ,</text:p>
          </table:table-cell>
          <table:table-cell table:style-name="Table60.D2" office:value-type="string">
            <text:p text:style-name="P336"/>
          </table:table-cell>
        </table:table-row>
      </table:table>
      <text:p text:style-name="P1235"/>
      <text:list xml:id="list3313838212" text:style-name="L17">
        <text:list-item>
          <text:list>
            <text:list-item>
              <text:p text:style-name="P1844">رابطه ها :‌</text:p>
              <text:list>
                <text:list-item>
                  <text:p text:style-name="P1845">page_translations : </text:p>
                  <text:list>
                    <text:list-item>
                      <text:p text:style-name="P1934"><text:span text:style-name="T197">نوع : </text:span><text:span text:style-name="T214">1 به 1 </text:span></text:p>
                    </text:list-item>
                    <text:list-item>
                      <text:p text:style-name="P1845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7"/>
      <text:list xml:id="list161606320915369" text:continue-numbering="true" text:style-name="L17">
        <text:list-item>
          <text:p text:style-name="P1940">menu_containers : در این جدول <text:span text:style-name="T1181">دربرگیرنده </text:span><text:span text:style-name="T1182">های </text:span><text:s/>menu <text:s/>را نگه داری میکنیم !!!</text:p>
          <text:list>
            <text:list-item>
              <text:p text:style-name="P1846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039182690944">
          <table:table-cell table:style-name="Table71.A1" office:value-type="string">
            <text:p text:style-name="P385">Name</text:p>
          </table:table-cell>
          <table:table-cell table:style-name="Table71.A1" office:value-type="string">
            <text:p text:style-name="P385">Data Type</text:p>
          </table:table-cell>
          <table:table-cell table:style-name="Table71.A1" office:value-type="string">
            <text:p text:style-name="P385">Attributes</text:p>
          </table:table-cell>
          <table:table-cell table:style-name="Table71.D1" office:value-type="string">
            <text:p text:style-name="P385">Comment</text:p>
          </table:table-cell>
        </table:table-row>
        <table:table-row table:style-name="TableLine94039182722752">
          <table:table-cell table:style-name="Table71.A2" office:value-type="string">
            <text:p text:style-name="P1147">id</text:p>
          </table:table-cell>
          <table:table-cell table:style-name="Table71.A2" office:value-type="string">
            <text:p text:style-name="P1147">Big int</text:p>
          </table:table-cell>
          <table:table-cell table:style-name="Table71.A2" office:value-type="string">
            <text:p text:style-name="P1061">Unsigned , index , not null ,</text:p>
            <text:p text:style-name="P1061">unique , primary key , </text:p>
            <text:p text:style-name="P1061">auto increment</text:p>
          </table:table-cell>
          <table:table-cell table:style-name="Table71.D2" office:value-type="string">
            <text:p text:style-name="P336"/>
          </table:table-cell>
        </table:table-row>
        <table:table-row table:style-name="TableLine94039182724128">
          <table:table-cell table:style-name="Table71.A2" office:value-type="string">
            <text:p text:style-name="P1155">position</text:p>
          </table:table-cell>
          <table:table-cell table:style-name="Table71.A2" office:value-type="string">
            <text:p text:style-name="P1155">Tiny int</text:p>
          </table:table-cell>
          <table:table-cell table:style-name="Table71.A2" office:value-type="string">
            <text:p text:style-name="P1156">Unsigned , not null</text:p>
          </table:table-cell>
          <table:table-cell table:style-name="Table71.D2" office:value-type="string">
            <text:p text:style-name="P1164">مکان منو در صفحه</text:p>
          </table:table-cell>
        </table:table-row>
        <table:table-row table:style-name="TableLine94039182725040">
          <table:table-cell table:style-name="Table71.A2" office:value-type="string">
            <text:p text:style-name="P1255">active</text:p>
          </table:table-cell>
          <table:table-cell table:style-name="Table71.A2" office:value-type="string">
            <text:p text:style-name="P1148">boolean</text:p>
          </table:table-cell>
          <table:table-cell table:style-name="Table71.A2" office:value-type="string">
            <text:p text:style-name="P1150">Not null , default 1 </text:p>
          </table:table-cell>
          <table:table-cell table:style-name="Table71.D2" office:value-type="string">
            <text:p text:style-name="P336"/>
          </table:table-cell>
        </table:table-row>
        <table:table-row table:style-name="TableLine94039182726000">
          <table:table-cell table:style-name="Table71.A2" office:value-type="string">
            <text:p text:style-name="P1147">sort</text:p>
          </table:table-cell>
          <table:table-cell table:style-name="Table71.A2" office:value-type="string">
            <text:p text:style-name="P1151">Tiny int</text:p>
          </table:table-cell>
          <table:table-cell table:style-name="Table71.A2" office:value-type="string">
            <text:p text:style-name="P1151">Nullable , unsigned</text:p>
          </table:table-cell>
          <table:table-cell table:style-name="Table71.D2" office:value-type="string">
            <text:p text:style-name="P1164">برای پنل</text:p>
          </table:table-cell>
        </table:table-row>
        <table:table-row table:style-name="TableLine94039182727184">
          <table:table-cell table:style-name="Table71.A2" office:value-type="string">
            <text:p text:style-name="P1147">page_id</text:p>
          </table:table-cell>
          <table:table-cell table:style-name="Table71.A2" office:value-type="string">
            <text:p text:style-name="P1149">Big int</text:p>
          </table:table-cell>
          <table:table-cell table:style-name="Table71.A2" office:value-type="string">
            <text:p text:style-name="P1152">Unsigned , <text:span text:style-name="T1170">nullable , </text:span></text:p>
            <text:p text:style-name="P1153">foreign key → pages(id)</text:p>
            <text:p text:style-name="P1153"/>
            <text:p text:style-name="P1154">On Delete → (<text:span text:style-name="T1172">SET NULL</text:span>) ,</text:p>
            <text:p text:style-name="P381"><text:span text:style-name="T1171">On </text:span><text:span text:style-name="T1172">Update</text:span><text:span text:style-name="T1171"> → (</text:span><text:span text:style-name="T1173">cascade</text:span><text:span text:style-name="T1171">) ,</text:span></text:p>
          </table:table-cell>
          <table:table-cell table:style-name="Table71.D2" office:value-type="string">
            <text:p text:style-name="P336"/>
          </table:table-cell>
        </table:table-row>
      </table:table>
      <text:list xml:id="list166973506" text:style-name="L18">
        <text:list-item>
          <text:list>
            <text:list-item>
              <text:p text:style-name="P1847">ارتباط ها : </text:p>
              <text:list>
                <text:list-item>
                  <text:p text:style-name="P1847">dates : </text:p>
                  <text:list>
                    <text:list-item>
                      <text:p text:style-name="P1837">نوع : <text:span text:style-name="T1174">1 به n </text:span></text:p>
                    </text:list-item>
                    <text:list-item>
                      <text:p text:style-name="P1837">توضیحات :‌ <text:span text:style-name="T1174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8"/>
      <text:list xml:id="list161606054861605" text:continue-numbering="true" text:style-name="L18">
        <text:list-item>
          <text:list>
            <text:list-item>
              <text:list>
                <text:list-item>
                  <text:p text:style-name="P1847">user<text:span text:style-name="T1169">s</text:span> : </text:p>
                  <text:list>
                    <text:list-item>
                      <text:p text:style-name="P1837">نوع : <text:span text:style-name="T1175">1 به n </text:span></text:p>
                    </text:list-item>
                    <text:list-item>
                      <text:p text:style-name="P1837">توضیحات :‌ <text:span text:style-name="T1175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8"/>
      <text:list xml:id="list161606639038121" text:continue-numbering="true" text:style-name="L18">
        <text:list-item>
          <text:list>
            <text:list-item>
              <text:list>
                <text:list-item>
                  <text:p text:style-name="P1847">menu_translations : </text:p>
                  <text:list>
                    <text:list-item>
                      <text:p text:style-name="P1837">نوع : <text:span text:style-name="T1176">1 به n </text:span></text:p>
                    </text:list-item>
                    <text:list-item>
                      <text:p text:style-name="P1837">توضیحات :‌ <text:span text:style-name="T1179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47"><text:soft-page-break/>pages : </text:p>
                  <text:list>
                    <text:list-item>
                      <text:p text:style-name="P1837">نوع : <text:span text:style-name="T1180">1 به n </text:span></text:p>
                    </text:list-item>
                    <text:list-item>
                      <text:p text:style-name="P1837">توضیحات :‌ <text:span text:style-name="T1180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8"/>
      <text:list xml:id="list161604685353328" text:continue-numbering="true" text:style-name="L18">
        <text:list-item>
          <text:list>
            <text:list-item>
              <text:list>
                <text:list-item>
                  <text:p text:style-name="P1847">menu_items : </text:p>
                  <text:list>
                    <text:list-item>
                      <text:p text:style-name="P1837">نوع : <text:span text:style-name="T1177">1 به n </text:span></text:p>
                    </text:list-item>
                    <text:list-item>
                      <text:p text:style-name="P1838">توضیحات :‌<text:span text:style-name="T1176">هر یک menu container دارای چندین menu </text:span><text:span text:style-name="T1177">item است </text:span><text:span text:style-name="T1178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8"/>
      <text:list xml:id="list161605426665302" text:continue-numbering="true" text:style-name="L18">
        <text:list-item>
          <text:p text:style-name="P1941">menu_items : در این جدول <text:span text:style-name="T1183">menu item ها را نگه داری میکنیم !!! </text:span></text:p>
          <text:list>
            <text:list-item>
              <text:p text:style-name="P1848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039182756640">
          <table:table-cell table:style-name="Table72.A1" office:value-type="string">
            <text:p text:style-name="P385">Name</text:p>
          </table:table-cell>
          <table:table-cell table:style-name="Table72.A1" office:value-type="string">
            <text:p text:style-name="P385">Data Type</text:p>
          </table:table-cell>
          <table:table-cell table:style-name="Table72.A1" office:value-type="string">
            <text:p text:style-name="P385">Attributes</text:p>
          </table:table-cell>
          <table:table-cell table:style-name="Table72.D1" office:value-type="string">
            <text:p text:style-name="P385">Comment</text:p>
          </table:table-cell>
        </table:table-row>
        <table:table-row table:style-name="TableLine94039182800368">
          <table:table-cell table:style-name="Table72.A2" office:value-type="string">
            <text:p text:style-name="P1157">id</text:p>
          </table:table-cell>
          <table:table-cell table:style-name="Table72.A2" office:value-type="string">
            <text:p text:style-name="P1157">Big int</text:p>
          </table:table-cell>
          <table:table-cell table:style-name="Table72.A2" office:value-type="string">
            <text:p text:style-name="P1062">Unsigned , index , not null ,unique , primary key , </text:p>
            <text:p text:style-name="P1062">auto increment</text:p>
          </table:table-cell>
          <table:table-cell table:style-name="Table72.D2" office:value-type="string">
            <text:p text:style-name="P336"/>
          </table:table-cell>
        </table:table-row>
        <table:table-row table:style-name="TableLine94039182802928">
          <table:table-cell table:style-name="Table72.A2" office:value-type="string">
            <text:p text:style-name="P1157">url</text:p>
          </table:table-cell>
          <table:table-cell table:style-name="Table72.A2" office:value-type="string">
            <text:p text:style-name="P1159">varchar(<text:span text:style-name="T1184">64</text:span>)</text:p>
          </table:table-cell>
          <table:table-cell table:style-name="Table72.A2" office:value-type="string">
            <text:p text:style-name="P1167">Not null</text:p>
          </table:table-cell>
          <table:table-cell table:style-name="Table72.D2" office:value-type="string">
            <text:p text:style-name="P336"/>
          </table:table-cell>
        </table:table-row>
        <table:table-row table:style-name="TableLine94039182803840">
          <table:table-cell table:style-name="Table72.A2" office:value-type="string">
            <text:p text:style-name="P1256">active</text:p>
          </table:table-cell>
          <table:table-cell table:style-name="Table72.A2" office:value-type="string">
            <text:p text:style-name="P1158">boolean</text:p>
          </table:table-cell>
          <table:table-cell table:style-name="Table72.A2" office:value-type="string">
            <text:p text:style-name="P1161">Not null , default 1</text:p>
          </table:table-cell>
          <table:table-cell table:style-name="Table72.D2" office:value-type="string">
            <text:p text:style-name="P336"/>
          </table:table-cell>
        </table:table-row>
        <table:table-row table:style-name="TableLine94039182804800">
          <table:table-cell table:style-name="Table72.A2" office:value-type="string">
            <text:p text:style-name="P1157">sort</text:p>
          </table:table-cell>
          <table:table-cell table:style-name="Table72.A2" office:value-type="string">
            <text:p text:style-name="P1162">Tiny int</text:p>
          </table:table-cell>
          <table:table-cell table:style-name="Table72.A2" office:value-type="string">
            <text:p text:style-name="P1163">Nullable , <text:span text:style-name="T1185">unsigned</text:span></text:p>
          </table:table-cell>
          <table:table-cell table:style-name="Table72.D2" office:value-type="string">
            <text:p text:style-name="P336"/>
          </table:table-cell>
        </table:table-row>
        <table:table-row table:style-name="TableLine94039182806224">
          <table:table-cell table:style-name="Table72.A2" office:value-type="string">
            <text:p text:style-name="P1157">menu_container_id</text:p>
          </table:table-cell>
          <table:table-cell table:style-name="Table72.A2" office:value-type="string">
            <text:p text:style-name="P1160">Big int</text:p>
          </table:table-cell>
          <table:table-cell table:style-name="Table72.A2" office:value-type="string">
            <text:p text:style-name="P1165">Unsigned , not null ,</text:p>
            <text:p text:style-name="P1165">foreign key → menu_containers(id)</text:p>
            <text:p text:style-name="P1165"/>
            <text:p text:style-name="P1166">On Delete → (cascade) ,</text:p>
            <text:p text:style-name="P1166">On Update → (cascade) ,</text:p>
          </table:table-cell>
          <table:table-cell table:style-name="Table72.D2" office:value-type="string">
            <text:p text:style-name="P336"/>
          </table:table-cell>
        </table:table-row>
        <table:table-row table:style-name="TableLine94039182807248">
          <table:table-cell table:style-name="Table72.A2" office:value-type="string">
            <text:p text:style-name="P1157">menu_item_id</text:p>
          </table:table-cell>
          <table:table-cell table:style-name="Table72.A2" office:value-type="string">
            <text:p text:style-name="P1168">Big int</text:p>
          </table:table-cell>
          <table:table-cell table:style-name="Table72.A2" office:value-type="string">
            <text:p text:style-name="P336"/>
          </table:table-cell>
          <table:table-cell table:style-name="Table72.D2" office:value-type="string">
            <text:p text:style-name="P336"/>
          </table:table-cell>
        </table:table-row>
      </table:table>
      <text:p text:style-name="P1237"/>
      <text:list xml:id="list245958203" text:style-name="L19">
        <text:list-item>
          <text:list>
            <text:list-item>
              <text:p text:style-name="P1849">ارتباط ها : </text:p>
              <text:list>
                <text:list-item>
                  <text:p text:style-name="P1850">dates : </text:p>
                  <text:list>
                    <text:list-item>
                      <text:p text:style-name="P1851">نوع :‌<text:span text:style-name="T1186">1 به n </text:span></text:p>
                    </text:list-item>
                    <text:list-item>
                      <text:p text:style-name="P1851">توضیحات : <text:s/><text:span text:style-name="T1186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0"/>
      <text:list xml:id="list161605087717694" text:continue-numbering="true" text:style-name="L19">
        <text:list-item>
          <text:list>
            <text:list-item>
              <text:list>
                <text:list-item>
                  <text:p text:style-name="P1850">users :</text:p>
                  <text:list>
                    <text:list-item>
                      <text:p text:style-name="P1851">نوع :‌<text:span text:style-name="T1187">1 به n </text:span></text:p>
                    </text:list-item>
                    <text:list-item>
                      <text:p text:style-name="P1851">توضیحات : <text:s/><text:span text:style-name="T1187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0"/>
      <text:p text:style-name="P1230"/>
      <text:p text:style-name="P1230"/>
      <text:p text:style-name="P1230"/>
      <text:list xml:id="list161605148888142" text:continue-numbering="true" text:style-name="L19">
        <text:list-item>
          <text:list>
            <text:list-item>
              <text:list>
                <text:list-item>
                  <text:p text:style-name="P1854"><text:soft-page-break/>menu_translations : </text:p>
                  <text:list>
                    <text:list-item>
                      <text:p text:style-name="P1851">نوع :‌<text:span text:style-name="T1188">1 به n </text:span></text:p>
                    </text:list-item>
                    <text:list-item>
                      <text:p text:style-name="P1851">توضیحات : <text:s/><text:span text:style-name="T1188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810"><text:span text:style-name="T252">menu_containers</text:span><text:span text:style-name="T251"> : </text:span></text:p>
                  <text:list>
                    <text:list-item>
                      <text:p text:style-name="P1839">نوع : <text:span text:style-name="T1177">1 به n </text:span></text:p>
                    </text:list-item>
                    <text:list-item>
                      <text:p text:style-name="P1839">توضیحات :‌<text:span text:style-name="T1176">هر یک menu container دارای چندین menu </text:span><text:span text:style-name="T1177">item است </text:span><text:span text:style-name="T1178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9"/>
      <text:list xml:id="list161606176396396" text:continue-numbering="true" text:style-name="L19">
        <text:list-item>
          <text:list>
            <text:list-item>
              <text:list>
                <text:list-item>
                  <text:p text:style-name="P1855">iconables : </text:p>
                  <text:list>
                    <text:list-item>
                      <text:p text:style-name="P1851">نوع :‌<text:span text:style-name="T1189">1 به 1 </text:span></text:p>
                    </text:list-item>
                    <text:list-item>
                      <text:p text:style-name="P1851">توضیحات : <text:s/><text:span text:style-name="T1189">هر یک menu item دارای یک رکورد در جدول iconables است و هر یک رکورد از جدول iconables </text:span><text:span text:style-name="T1190">میتواند متعلق به یک </text:span><text:span text:style-name="T1191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0"/>
      <text:list xml:id="list161606221114863" text:continue-numbering="true" text:style-name="L19">
        <text:list-item>
          <text:list>
            <text:list-item>
              <text:list>
                <text:list-item>
                  <text:p text:style-name="P1856">menu_items : </text:p>
                  <text:list>
                    <text:list-item>
                      <text:p text:style-name="P1851">نوع :‌<text:span text:style-name="T1192">1 به n </text:span></text:p>
                    </text:list-item>
                    <text:list-item>
                      <text:p text:style-name="P1852">توضیحات : <text:s/><text:span text:style-name="T1192">هر <text:s/>یک menu میتواند دارای چندین menu دیگر باشد و هر یک menu میتواند متعلق به یک menu در جدول </text:span><text:span text:style-name="T1193">menu_items باشد</text:span></text:p>
                      <text:p text:style-name="P1857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231"/>
      <text:list xml:id="list161605282475865" text:continue-numbering="true" text:style-name="L19">
        <text:list-item>
          <text:p text:style-name="P1942">menu_translations : در این جدول ترجمه های menu item , menu container <text:s/>که برای هر زبان درست میشود , ذخیره میشود !!! </text:p>
          <text:list>
            <text:list-item>
              <text:p text:style-name="P1858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039182883488">
          <table:table-cell table:style-name="Table73.A1" office:value-type="string">
            <text:p text:style-name="P385">Name</text:p>
          </table:table-cell>
          <table:table-cell table:style-name="Table73.A1" office:value-type="string">
            <text:p text:style-name="P385">Data Type</text:p>
          </table:table-cell>
          <table:table-cell table:style-name="Table73.A1" office:value-type="string">
            <text:p text:style-name="P385">Attributes</text:p>
          </table:table-cell>
          <table:table-cell table:style-name="Table73.D1" office:value-type="string">
            <text:p text:style-name="P385">Comment</text:p>
          </table:table-cell>
        </table:table-row>
        <table:table-row table:style-name="TableLine94039182905088">
          <table:table-cell table:style-name="Table73.A2" office:value-type="string">
            <text:p text:style-name="P1157">id</text:p>
          </table:table-cell>
          <table:table-cell table:style-name="Table73.A2" office:value-type="string">
            <text:p text:style-name="P1157">Big int</text:p>
          </table:table-cell>
          <table:table-cell table:style-name="Table73.A2" office:value-type="string">
            <text:p text:style-name="P1062">Unsigned , index , not null ,unique , primary key , </text:p>
            <text:p text:style-name="P1062">auto increment</text:p>
          </table:table-cell>
          <table:table-cell table:style-name="Table73.D2" office:value-type="string">
            <text:p text:style-name="P336"/>
          </table:table-cell>
        </table:table-row>
        <table:table-row table:style-name="TableLine94039182906912">
          <table:table-cell table:style-name="Table73.A2" office:value-type="string">
            <text:p text:style-name="P1169">title</text:p>
          </table:table-cell>
          <table:table-cell table:style-name="Table73.A2" office:value-type="string">
            <text:p text:style-name="P1170"><text:span text:style-name="T1194">varchar(</text:span>64<text:span text:style-name="T1194">)</text:span></text:p>
          </table:table-cell>
          <table:table-cell table:style-name="Table73.A2" office:value-type="string">
            <text:p text:style-name="P1174">Not null</text:p>
          </table:table-cell>
          <table:table-cell table:style-name="Table73.D2" office:value-type="string">
            <text:p text:style-name="P336"/>
          </table:table-cell>
        </table:table-row>
        <table:table-row table:style-name="TableLine94039182907824">
          <table:table-cell table:style-name="Table73.A2" office:value-type="string">
            <text:p text:style-name="P1169">object_class</text:p>
          </table:table-cell>
          <table:table-cell table:style-name="Table73.A2" office:value-type="string">
            <text:p text:style-name="P1171">varchar(255)</text:p>
          </table:table-cell>
          <table:table-cell table:style-name="Table73.A2" office:value-type="string">
            <text:p text:style-name="P1174">Not null</text:p>
          </table:table-cell>
          <table:table-cell table:style-name="Table73.D2" office:value-type="string">
            <text:p text:style-name="P336"/>
          </table:table-cell>
        </table:table-row>
        <table:table-row table:style-name="TableLine94039182908784">
          <table:table-cell table:style-name="Table73.A2" office:value-type="string">
            <text:p text:style-name="P1169">object_id</text:p>
          </table:table-cell>
          <table:table-cell table:style-name="Table73.A2" office:value-type="string">
            <text:p text:style-name="P1172">Big int</text:p>
          </table:table-cell>
          <table:table-cell table:style-name="Table73.A2" office:value-type="string">
            <text:p text:style-name="P1174">Unsigned , not null </text:p>
          </table:table-cell>
          <table:table-cell table:style-name="Table73.D2" office:value-type="string">
            <text:p text:style-name="P336"/>
          </table:table-cell>
        </table:table-row>
        <table:table-row table:style-name="TableLine94039182910208">
          <table:table-cell table:style-name="Table73.A2" office:value-type="string">
            <text:p text:style-name="P1169">language_id</text:p>
          </table:table-cell>
          <table:table-cell table:style-name="Table73.A2" office:value-type="string">
            <text:p text:style-name="P1173">Big int</text:p>
          </table:table-cell>
          <table:table-cell table:style-name="Table73.A2" office:value-type="string">
            <text:p text:style-name="P1174">Unsigned , not null </text:p>
            <text:p text:style-name="P1174">foreign key → language(id)</text:p>
            <text:p text:style-name="P1174"/>
            <text:p text:style-name="P1175">On Delete → (cascade) ,</text:p>
            <text:p text:style-name="P1175">On Update → (cascade) ,</text:p>
          </table:table-cell>
          <table:table-cell table:style-name="Table73.D2" office:value-type="string">
            <text:p text:style-name="P336"/>
          </table:table-cell>
        </table:table-row>
      </table:table>
      <text:list xml:id="list3671841011" text:style-name="L20">
        <text:list-item>
          <text:list>
            <text:list-item>
              <text:p text:style-name="P1859">ارتباط ها :‌</text:p>
              <text:list>
                <text:list-item>
                  <text:p text:style-name="P1859">menu_containers : </text:p>
                  <text:list>
                    <text:list-item>
                      <text:p text:style-name="P1840">نوع : <text:span text:style-name="T1176">1 به n </text:span></text:p>
                    </text:list-item>
                    <text:list-item>
                      <text:p text:style-name="P1840">توضیحات :‌ <text:span text:style-name="T1179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859">menu_items : </text:p>
                  <text:list>
                    <text:list-item>
                      <text:p text:style-name="P1853">نوع :‌<text:span text:style-name="T1188">1 به n </text:span></text:p>
                    </text:list-item>
                    <text:list-item>
                      <text:p text:style-name="P1853">توضیحات : <text:s/><text:span text:style-name="T1188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859">languages : </text:p>
                  <text:list>
                    <text:list-item>
                      <text:p text:style-name="P1860">نوع : <text:span text:style-name="T1195">1 به n </text:span></text:p>
                    </text:list-item>
                    <text:list-item>
                      <text:p text:style-name="P1860">توضیحات : <text:span text:style-name="T1195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606584670154" text:continue-list="list161606320915369" text:style-name="L17">
        <text:list-item>
          <text:p text:style-name="P1943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201"/>
      <text:list xml:id="list161604706581504" text:continue-numbering="true" text:style-name="L17">
        <text:list-item>
          <text:list>
            <text:list-item>
              <text:p text:style-name="P1861">ستون ها :‌</text:p>
            </text:list-item>
          </text:list>
        </text:list-item>
      </text:list>
      <text:p text:style-name="P1202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039182926768">
          <table:table-cell table:style-name="Table61.A1" office:value-type="string">
            <text:p text:style-name="P385">Name</text:p>
          </table:table-cell>
          <table:table-cell table:style-name="Table61.A1" office:value-type="string">
            <text:p text:style-name="P385">Data Type</text:p>
          </table:table-cell>
          <table:table-cell table:style-name="Table61.A1" office:value-type="string">
            <text:p text:style-name="P385">Attributes</text:p>
          </table:table-cell>
          <table:table-cell table:style-name="Table61.D1" office:value-type="string">
            <text:p text:style-name="P385">Comment</text:p>
          </table:table-cell>
        </table:table-row>
        <table:table-row table:style-name="TableLine94039182976112">
          <table:table-cell table:style-name="Table61.A2" office:value-type="string">
            <text:p text:style-name="P1092">id</text:p>
          </table:table-cell>
          <table:table-cell table:style-name="Table61.A2" office:value-type="string">
            <text:p text:style-name="P1094">Big int</text:p>
          </table:table-cell>
          <table:table-cell table:style-name="Table61.A2" office:value-type="string">
            <text:p text:style-name="P1098">Unsigned , not null , index , </text:p>
            <text:p text:style-name="P1098">unique , primary key , </text:p>
            <text:p text:style-name="P1098">auto increment</text:p>
          </table:table-cell>
          <table:table-cell table:style-name="Table61.D2" office:value-type="string">
            <text:p text:style-name="P336"/>
          </table:table-cell>
        </table:table-row>
        <table:table-row table:style-name="TableLine94039182978416">
          <table:table-cell table:style-name="Table61.A2" office:value-type="string">
            <text:p text:style-name="P1093">name</text:p>
          </table:table-cell>
          <table:table-cell table:style-name="Table61.A2" office:value-type="string">
            <text:p text:style-name="P37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01">Not null</text:p>
          </table:table-cell>
          <table:table-cell table:style-name="Table61.D2" office:value-type="string">
            <text:p text:style-name="P336"/>
          </table:table-cell>
        </table:table-row>
        <table:table-row table:style-name="TableLine94039182979328">
          <table:table-cell table:style-name="Table61.A2" office:value-type="string">
            <text:p text:style-name="P1093">object_class</text:p>
          </table:table-cell>
          <table:table-cell table:style-name="Table61.A2" office:value-type="string">
            <text:p text:style-name="P1095">varchar(255)</text:p>
          </table:table-cell>
          <table:table-cell table:style-name="Table61.A2" office:value-type="string">
            <text:p text:style-name="P1098">Not null</text:p>
          </table:table-cell>
          <table:table-cell table:style-name="Table61.D2" office:value-type="string">
            <text:p text:style-name="P336"/>
          </table:table-cell>
        </table:table-row>
        <table:table-row table:style-name="TableLine94039182980368">
          <table:table-cell table:style-name="Table61.A2" office:value-type="string">
            <text:p text:style-name="P1093">object_id</text:p>
          </table:table-cell>
          <table:table-cell table:style-name="Table61.A2" office:value-type="string">
            <text:p text:style-name="P1096">Big int</text:p>
          </table:table-cell>
          <table:table-cell table:style-name="Table61.A2" office:value-type="string">
            <text:p text:style-name="P1099">Unsigned , not null</text:p>
          </table:table-cell>
          <table:table-cell table:style-name="Table61.D2" office:value-type="string">
            <text:p text:style-name="P336"/>
          </table:table-cell>
        </table:table-row>
        <table:table-row table:style-name="TableLine94039182981792">
          <table:table-cell table:style-name="Table61.A2" office:value-type="string">
            <text:p text:style-name="P1093">language_id</text:p>
          </table:table-cell>
          <table:table-cell table:style-name="Table61.A2" office:value-type="string">
            <text:p text:style-name="P1097">Big int</text:p>
          </table:table-cell>
          <table:table-cell table:style-name="Table61.A2" office:value-type="string">
            <text:p text:style-name="P1100">Unsigned , not null , </text:p>
            <text:p text:style-name="P1100">foreign key → languages(id)</text:p>
            <text:p text:style-name="P1100"/>
            <text:p text:style-name="P1091">On Delete → (cascade) ,</text:p>
            <text:p text:style-name="P1091">On Update → (cascade) ,</text:p>
          </table:table-cell>
          <table:table-cell table:style-name="Table61.D2" office:value-type="string">
            <text:p text:style-name="P336"/>
          </table:table-cell>
        </table:table-row>
      </table:table>
      <text:p text:style-name="P1202"/>
      <text:list xml:id="list1551544238" text:style-name="L21">
        <text:list-item>
          <text:list>
            <text:list-item>
              <text:p text:style-name="P1862">ارتباط ها :‌</text:p>
              <text:list>
                <text:list-item>
                  <text:p text:style-name="P1862">languages : </text:p>
                  <text:list>
                    <text:list-item>
                      <text:p text:style-name="P1862">نوع :‌<text:span text:style-name="T1096">1 به n </text:span></text:p>
                    </text:list-item>
                    <text:list-item>
                      <text:p text:style-name="P1862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4"/>
      <text:list xml:id="list4204582705" text:style-name="L22">
        <text:list-item>
          <text:list>
            <text:list-item>
              <text:list>
                <text:list-item>
                  <text:p text:style-name="P1811"><text:span text:style-name="T220">role_groups</text:span><text:span text:style-name="T221"> : </text:span></text:p>
                  <text:list>
                    <text:list-item>
                      <text:p text:style-name="P1863">نوع : <text:span text:style-name="T1109">1 به n </text:span></text:p>
                    </text:list-item>
                    <text:list-item>
                      <text:p text:style-name="P1863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955"><text:span text:style-name="T224">role_items</text:span><text:span text:style-name="T225"> : </text:span></text:p>
                  <text:list>
                    <text:list-item>
                      <text:p text:style-name="P1865">نوع :‌1 به n </text:p>
                    </text:list-item>
                    <text:list-item>
                      <text:p text:style-name="P1865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9"/>
      <text:list xml:id="list161605865341141" text:continue-numbering="true" text:style-name="L22">
        <text:list-item>
          <text:list>
            <text:list-item>
              <text:list>
                <text:list-item>
                  <text:p text:style-name="P1812"><text:span text:style-name="T229">user_groups</text:span><text:span text:style-name="T228"> : </text:span></text:p>
                  <text:list>
                    <text:list-item>
                      <text:p text:style-name="P1867">نوع : <text:span text:style-name="T1131">1 به n </text:span></text:p>
                    </text:list-item>
                    <text:list-item>
                      <text:p text:style-name="P1867">توضیحات :‌ <text:span text:style-name="T1131">هر یک user group دارای چندین رکورد در جدول <text:s text:c="13"/>access controll translations دارد </text:span><text:span text:style-name="T1132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605052864155" text:continue-list="list1551544238" text:style-name="L21">
        <text:list-item>
          <text:p text:style-name="P1944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1874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039183046448">
          <table:table-cell table:style-name="Table62.A1" office:value-type="string">
            <text:p text:style-name="P385">Name</text:p>
          </table:table-cell>
          <table:table-cell table:style-name="Table62.A1" office:value-type="string">
            <text:p text:style-name="P385">Data Type</text:p>
          </table:table-cell>
          <table:table-cell table:style-name="Table62.A1" office:value-type="string">
            <text:p text:style-name="P385">Attributes</text:p>
          </table:table-cell>
          <table:table-cell table:style-name="Table62.D1" office:value-type="string">
            <text:p text:style-name="P385">Comment</text:p>
          </table:table-cell>
        </table:table-row>
        <table:table-row table:style-name="TableLine94039183078720">
          <table:table-cell table:style-name="Table62.A2" office:value-type="string">
            <text:p text:style-name="P1102">id</text:p>
          </table:table-cell>
          <table:table-cell table:style-name="Table62.A2" office:value-type="string">
            <text:p text:style-name="P1102">Big int</text:p>
          </table:table-cell>
          <table:table-cell table:style-name="Table62.A2" office:value-type="string">
            <text:p text:style-name="P1103">Unsigned , not null , <text:span text:style-name="T1102">index , unique , primary key ,</text:span></text:p>
            <text:p text:style-name="P1135">auto increment</text:p>
          </table:table-cell>
          <table:table-cell table:style-name="Table62.D2" office:value-type="string">
            <text:p text:style-name="P336"/>
          </table:table-cell>
        </table:table-row>
        <table:table-row table:style-name="TableLine94039183080896">
          <table:table-cell table:style-name="Table62.A2" office:value-type="string">
            <text:p text:style-name="P1102">description</text:p>
          </table:table-cell>
          <table:table-cell table:style-name="Table62.A2" office:value-type="string">
            <text:p text:style-name="P37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04">Not null</text:p>
          </table:table-cell>
          <table:table-cell table:style-name="Table62.D2" office:value-type="string">
            <text:p text:style-name="P336"/>
          </table:table-cell>
        </table:table-row>
        <table:table-row table:style-name="TableLine94039183081808">
          <table:table-cell table:style-name="Table62.A2" office:value-type="string">
            <text:p text:style-name="P1102">object_class</text:p>
          </table:table-cell>
          <table:table-cell table:style-name="Table62.A2" office:value-type="string">
            <text:p text:style-name="P1102">varchar(255)</text:p>
          </table:table-cell>
          <table:table-cell table:style-name="Table62.A2" office:value-type="string">
            <text:p text:style-name="P1104">Not null</text:p>
          </table:table-cell>
          <table:table-cell table:style-name="Table62.D2" office:value-type="string">
            <text:p text:style-name="P336"/>
          </table:table-cell>
        </table:table-row>
        <table:table-row table:style-name="TableLine94039183082848">
          <table:table-cell table:style-name="Table62.A2" office:value-type="string">
            <text:p text:style-name="P1102">object_id</text:p>
          </table:table-cell>
          <table:table-cell table:style-name="Table62.A2" office:value-type="string">
            <text:p text:style-name="P1102">Big int</text:p>
          </table:table-cell>
          <table:table-cell table:style-name="Table62.A2" office:value-type="string">
            <text:p text:style-name="P1104">Not null , unsigned</text:p>
          </table:table-cell>
          <table:table-cell table:style-name="Table62.D2" office:value-type="string">
            <text:p text:style-name="P336"/>
          </table:table-cell>
        </table:table-row>
        <table:table-row table:style-name="TableLine94039183084000">
          <table:table-cell table:style-name="Table62.A2" office:value-type="string">
            <text:p text:style-name="P1102">language_id</text:p>
          </table:table-cell>
          <table:table-cell table:style-name="Table62.A2" office:value-type="string">
            <text:p text:style-name="P1102">Big int</text:p>
          </table:table-cell>
          <table:table-cell table:style-name="Table62.A2" office:value-type="string">
            <text:p text:style-name="P1105">Not null , unsigned</text:p>
            <text:p text:style-name="P1105">foreign key → language(id)</text:p>
            <text:p text:style-name="P1105"/>
            <text:p text:style-name="P1106">On Delete → (cascade) ,</text:p>
            <text:p text:style-name="P1106">On Update → (cascade) ,</text:p>
          </table:table-cell>
          <table:table-cell table:style-name="Table62.D2" office:value-type="string">
            <text:p text:style-name="P336"/>
          </table:table-cell>
        </table:table-row>
      </table:table>
      <text:list xml:id="list3415573551" text:style-name="L23">
        <text:list-item>
          <text:list>
            <text:list-item>
              <text:p text:style-name="P1875">ارتباط ها :‌</text:p>
              <text:list>
                <text:list-item>
                  <text:p text:style-name="P1875">languages : </text:p>
                  <text:list>
                    <text:list-item>
                      <text:p text:style-name="P1875">نوع :‌<text:span text:style-name="T1103">1 به n </text:span></text:p>
                    </text:list-item>
                    <text:list-item>
                      <text:p text:style-name="P1875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3"/>
      <text:list xml:id="list161606557738208" text:continue-numbering="true" text:style-name="L23">
        <text:list-item>
          <text:list>
            <text:list-item>
              <text:list>
                <text:list-item>
                  <text:p text:style-name="P1814"><text:span text:style-name="T222">role_groups</text:span><text:span text:style-name="T223"> : </text:span></text:p>
                  <text:list>
                    <text:list-item>
                      <text:p text:style-name="P1876">نوع :‌<text:span text:style-name="T1111">1 به n </text:span></text:p>
                    </text:list-item>
                    <text:list-item>
                      <text:p text:style-name="P1876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5"/>
      <text:list xml:id="list161605698489250" text:continue-numbering="true" text:style-name="L23">
        <text:list-item>
          <text:list>
            <text:list-item>
              <text:list>
                <text:list-item>
                  <text:p text:style-name="P1815"><text:span text:style-name="T226">role_items</text:span><text:span text:style-name="T227"> : </text:span></text:p>
                  <text:list>
                    <text:list-item>
                      <text:p text:style-name="P1879">نوع :‌<text:span text:style-name="T1127">1 به n </text:span></text:p>
                    </text:list-item>
                    <text:list-item>
                      <text:p text:style-name="P187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1956"><text:span text:style-name="T230">user_groups</text:span><text:span text:style-name="T228"> : </text:span></text:p>
                  <text:list>
                    <text:list-item>
                      <text:p text:style-name="P1868">نوع : <text:span text:style-name="T1133">1 به n </text:span></text:p>
                      <text:p text:style-name="P1868">توضیحات :‌ <text:span text:style-name="T1133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4"/>
      <text:list xml:id="list161604731460287" text:continue-numbering="true" text:style-name="L23">
        <text:list-item>
          <text:list>
            <text:list-item>
              <text:list>
                <text:list-item>
                  <text:p text:style-name="P1816"><text:span text:style-name="T239">controllers</text:span><text:span text:style-name="T240"> : </text:span></text:p>
                  <text:list>
                    <text:list-item>
                      <text:p text:style-name="P1881">نوع :‌<text:span text:style-name="T1152">1 به n </text:span></text:p>
                    </text:list-item>
                    <text:list-item>
                      <text:p text:style-name="P1881">توضیحات :‌ <text:span text:style-name="T1152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2"/>
      <text:list xml:id="list161606133721155" text:continue-numbering="true" text:style-name="L23">
        <text:list-item>
          <text:list>
            <text:list-item>
              <text:list>
                <text:list-item>
                  <text:p text:style-name="P1883"><text:span text:style-name="T1156">methods</text:span>: </text:p>
                  <text:list>
                    <text:list-item>
                      <text:p text:style-name="P1883">نوع :‌<text:span text:style-name="T1155">1 به n </text:span></text:p>
                    </text:list-item>
                    <text:list-item>
                      <text:p text:style-name="P1883">توضیحات : <text:s/><text:span text:style-name="T1155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5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1885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039183154928">
          <table:table-cell table:style-name="Table63.A1" office:value-type="string">
            <text:p text:style-name="P385">Name</text:p>
          </table:table-cell>
          <table:table-cell table:style-name="Table63.A1" office:value-type="string">
            <text:p text:style-name="P385">Data Type</text:p>
          </table:table-cell>
          <table:table-cell table:style-name="Table63.A1" office:value-type="string">
            <text:p text:style-name="P385">Attributes</text:p>
          </table:table-cell>
          <table:table-cell table:style-name="Table63.D1" office:value-type="string">
            <text:p text:style-name="P385">Comment</text:p>
          </table:table-cell>
        </table:table-row>
        <table:table-row table:style-name="TableLine94039183167392">
          <table:table-cell table:style-name="Table63.A2" office:value-type="string">
            <text:p text:style-name="P1107">id</text:p>
          </table:table-cell>
          <table:table-cell table:style-name="Table63.A2" office:value-type="string">
            <text:p text:style-name="P1108">Big int</text:p>
          </table:table-cell>
          <table:table-cell table:style-name="Table63.A2" office:value-type="string">
            <text:p text:style-name="P1110">Unsigned , not null , index , unique ,</text:p>
            <text:p text:style-name="P1110">primary key , auto increment</text:p>
          </table:table-cell>
          <table:table-cell table:style-name="Table63.D2" office:value-type="string">
            <text:p text:style-name="P336"/>
          </table:table-cell>
        </table:table-row>
        <table:table-row table:style-name="TableLine94039183174736">
          <table:table-cell table:style-name="Table63.A2" office:value-type="string">
            <text:p text:style-name="P1108">sort</text:p>
          </table:table-cell>
          <table:table-cell table:style-name="Table63.A2" office:value-type="string">
            <text:p text:style-name="P1109">Tiny int</text:p>
          </table:table-cell>
          <table:table-cell table:style-name="Table63.A2" office:value-type="string">
            <text:p text:style-name="P1109">Unsigned , nullable </text:p>
          </table:table-cell>
          <table:table-cell table:style-name="Table63.D2" office:value-type="string">
            <text:p text:style-name="P336"/>
          </table:table-cell>
        </table:table-row>
      </table:table>
      <text:list xml:id="list161605337054278" text:continue-list="list161605865341141" text:style-name="L22">
        <text:list-item>
          <text:list>
            <text:list-item>
              <text:p text:style-name="P1886">ارتباط ها :‌</text:p>
              <text:list>
                <text:list-item>
                  <text:p text:style-name="P1886">iconables : </text:p>
                  <text:list>
                    <text:list-item>
                      <text:p text:style-name="P1886">نوع :‌<text:span text:style-name="T1106">1 به 1 </text:span></text:p>
                    </text:list-item>
                    <text:list-item>
                      <text:p text:style-name="P1886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1887">dates : </text:p>
                  <text:list>
                    <text:list-item>
                      <text:p text:style-name="P1887">نوع : <text:span text:style-name="T1108">1 به n </text:span></text:p>
                    </text:list-item>
                    <text:list-item>
                      <text:p text:style-name="P1887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88"/>
      <text:list xml:id="list161604902491279" text:continue-numbering="true" text:style-name="L22">
        <text:list-item>
          <text:list>
            <text:list-item>
              <text:list>
                <text:list-item>
                  <text:p text:style-name="P1923">users : </text:p>
                  <text:list>
                    <text:list-item>
                      <text:p text:style-name="P1923">نوع : <text:span text:style-name="T1218">1 به n </text:span></text:p>
                    </text:list-item>
                    <text:list-item>
                      <text:p text:style-name="P1923">توضیحات :‌ <text:span text:style-name="T1218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4"/>
      <text:list xml:id="list161606206012599" text:continue-numbering="true" text:style-name="L22">
        <text:list-item>
          <text:list>
            <text:list-item>
              <text:list>
                <text:list-item>
                  <text:p text:style-name="P1889">access_controll_translations : </text:p>
                  <text:list>
                    <text:list-item>
                      <text:p text:style-name="P1864">نوع : <text:span text:style-name="T1109">1 به n </text:span></text:p>
                    </text:list-item>
                    <text:list-item>
                      <text:p text:style-name="P1864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1877"><text:soft-page-break/>access_controll_description_translations : </text:p>
                  <text:list>
                    <text:list-item>
                      <text:p text:style-name="P1877">نوع :‌<text:span text:style-name="T1111">1 به n </text:span></text:p>
                    </text:list-item>
                    <text:list-item>
                      <text:p text:style-name="P1877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8"/>
      <text:list xml:id="list161605447991925" text:continue-numbering="true" text:style-name="L22">
        <text:list-item>
          <text:list>
            <text:list-item>
              <text:list>
                <text:list-item>
                  <text:p text:style-name="P1813"><text:span text:style-name="T253">role_items : </text:span></text:p>
                  <text:list>
                    <text:list-item>
                      <text:p text:style-name="P1890">نوع : <text:span text:style-name="T1117">1 به n </text:span></text:p>
                    </text:list-item>
                    <text:list-item>
                      <text:p text:style-name="P1890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46">role_items <text:s/>: <text:span text:style-name="T1114">در این جدول role ها را ذخیره میکنیم !!! </text:span></text:p>
          <text:list>
            <text:list-item>
              <text:p text:style-name="P1892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039183225456">
          <table:table-cell table:style-name="Table64.A1" office:value-type="string">
            <text:p text:style-name="P385">Name</text:p>
          </table:table-cell>
          <table:table-cell table:style-name="Table64.A1" office:value-type="string">
            <text:p text:style-name="P385">Data Type</text:p>
          </table:table-cell>
          <table:table-cell table:style-name="Table64.A1" office:value-type="string">
            <text:p text:style-name="P385">Attributes</text:p>
          </table:table-cell>
          <table:table-cell table:style-name="Table64.D1" office:value-type="string">
            <text:p text:style-name="P385">Comment</text:p>
          </table:table-cell>
        </table:table-row>
        <table:table-row table:style-name="TableLine94039183244352">
          <table:table-cell table:style-name="Table64.A2" office:value-type="string">
            <text:p text:style-name="P1111">id</text:p>
          </table:table-cell>
          <table:table-cell table:style-name="Table64.A2" office:value-type="string">
            <text:p text:style-name="P1112">Big int</text:p>
          </table:table-cell>
          <table:table-cell table:style-name="Table64.A2" office:value-type="string">
            <text:p text:style-name="P1113">Unsigned , not null , index , </text:p>
            <text:p text:style-name="P1113">unique , primary key , </text:p>
            <text:p text:style-name="P1113">auto increment</text:p>
          </table:table-cell>
          <table:table-cell table:style-name="Table64.D2" office:value-type="string">
            <text:p text:style-name="P336"/>
          </table:table-cell>
        </table:table-row>
        <table:table-row table:style-name="TableLine94039183246784">
          <table:table-cell table:style-name="Table64.A2" office:value-type="string">
            <text:p text:style-name="P1111">sort</text:p>
          </table:table-cell>
          <table:table-cell table:style-name="Table64.A2" office:value-type="string">
            <text:p text:style-name="P1112">Tiny int</text:p>
          </table:table-cell>
          <table:table-cell table:style-name="Table64.A2" office:value-type="string">
            <text:p text:style-name="P1120">Unsigned , nullable</text:p>
          </table:table-cell>
          <table:table-cell table:style-name="Table64.D2" office:value-type="string">
            <text:p text:style-name="P336"/>
          </table:table-cell>
        </table:table-row>
        <table:table-row table:style-name="TableLine94039183247696">
          <table:table-cell table:style-name="Table64.A2" office:value-type="string">
            <text:p text:style-name="P1111">role_group_id</text:p>
          </table:table-cell>
          <table:table-cell table:style-name="Table64.A2" office:value-type="string">
            <text:p text:style-name="P1112">Big int</text:p>
          </table:table-cell>
          <table:table-cell table:style-name="Table64.A2" office:value-type="string">
            <text:p text:style-name="P1121">Unsigned , <text:span text:style-name="T1115">not null , </text:span></text:p>
            <text:p text:style-name="P1122">foreign key → role_groups(id)</text:p>
            <text:p text:style-name="P1122"/>
            <text:p text:style-name="P1123">On Delete → (cascade) ,</text:p>
            <text:p text:style-name="P1124">On <text:span text:style-name="T1116">Update</text:span> → (cascade) ,</text:p>
          </table:table-cell>
          <table:table-cell table:style-name="Table64.D2" office:value-type="string">
            <text:p text:style-name="P336"/>
          </table:table-cell>
        </table:table-row>
      </table:table>
      <text:list xml:id="list2199946469" text:style-name="L24">
        <text:list-item>
          <text:list>
            <text:list-item>
              <text:p text:style-name="P1893">ارتباط ها :‌</text:p>
              <text:list>
                <text:list-item>
                  <text:p text:style-name="P1893">role_groups : </text:p>
                  <text:list>
                    <text:list-item>
                      <text:p text:style-name="P1891">نوع : <text:span text:style-name="T1117">1 به n </text:span></text:p>
                    </text:list-item>
                    <text:list-item>
                      <text:p text:style-name="P1891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6"/>
      <text:list xml:id="list161604729179730" text:continue-numbering="true" text:style-name="L24">
        <text:list-item>
          <text:list>
            <text:list-item>
              <text:list>
                <text:list-item>
                  <text:p text:style-name="P1894">iconables : </text:p>
                  <text:list>
                    <text:list-item>
                      <text:p text:style-name="P1895">نوع : <text:span text:style-name="T1119">1 به 1</text:span></text:p>
                    </text:list-item>
                    <text:list-item>
                      <text:p text:style-name="P1895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7"/>
      <text:list xml:id="list161605025306042" text:continue-numbering="true" text:style-name="L24">
        <text:list-item>
          <text:list>
            <text:list-item>
              <text:list>
                <text:list-item>
                  <text:p text:style-name="P1896">dates : </text:p>
                  <text:list>
                    <text:list-item>
                      <text:p text:style-name="P1896">نوع : <text:span text:style-name="T1122">1 به n </text:span></text:p>
                    </text:list-item>
                    <text:list-item>
                      <text:p text:style-name="P1896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1953">users : </text:p>
                  <text:list>
                    <text:list-item>
                      <text:p text:style-name="P1925">نوع : <text:span text:style-name="T1219">1 به n </text:span></text:p>
                    </text:list-item>
                    <text:list-item>
                      <text:p text:style-name="P1925">توضیحات :‌ <text:span text:style-name="T1219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6"/>
      <text:list xml:id="list161606801929314" text:continue-numbering="true" text:style-name="L24">
        <text:list-item>
          <text:list>
            <text:list-item>
              <text:list>
                <text:list-item>
                  <text:p text:style-name="P1866">access_controll_translations : </text:p>
                  <text:list>
                    <text:list-item>
                      <text:p text:style-name="P1866">نوع :‌1 به n </text:p>
                    </text:list-item>
                    <text:list-item>
                      <text:p text:style-name="P1866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8"/>
      <text:list xml:id="list161606817374472" text:continue-numbering="true" text:style-name="L24">
        <text:list-item>
          <text:list>
            <text:list-item>
              <text:list>
                <text:list-item>
                  <text:p text:style-name="P1880">access_controll_description_translations : </text:p>
                  <text:list>
                    <text:list-item>
                      <text:p text:style-name="P1880">نوع :‌<text:span text:style-name="T1127">1 به n </text:span></text:p>
                    </text:list-item>
                    <text:list-item>
                      <text:p text:style-name="P1880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0"/>
      <text:list xml:id="list3191135064" text:style-name="L25">
        <text:list-item>
          <text:list>
            <text:list-item>
              <text:list>
                <text:list-item>
                  <text:p text:style-name="P1817"><text:span text:style-name="T231">user_groups</text:span><text:span text:style-name="T232"> : </text:span></text:p>
                  <text:list>
                    <text:list-item>
                      <text:p text:style-name="P1897">نوع :‌<text:span text:style-name="T1134">n به n </text:span></text:p>
                    </text:list-item>
                    <text:list-item>
                      <text:p text:style-name="P1897">توضیحات :‌ <text:span text:style-name="T1135">هر یک از user group دارای چندین role </text:span><text:span text:style-name="T1136">item</text:span><text:span text:style-name="T1135"> است و هر یک از <text:s text:c="2"/>role </text:span><text:span text:style-name="T1136">item</text:span><text:span text:style-name="T1135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6"><text:tab/><text:tab/><text:span text:style-name="T1137">جدول pivot جدول </text:span><text:span text:style-name="T1138">role_item_user_group است !!!</text:span></text:p>
      <text:p text:style-name="P1216"/>
      <text:list xml:id="list2259081695" text:style-name="L26">
        <text:list-item>
          <text:list>
            <text:list-item>
              <text:list>
                <text:list-item>
                  <text:p text:style-name="P1900">methods : </text:p>
                  <text:list>
                    <text:list-item>
                      <text:p text:style-name="P1901">نوع :‌<text:span text:style-name="T1161">n به n </text:span></text:p>
                    </text:list-item>
                    <text:list-item>
                      <text:p text:style-name="P1901">توضیحات :‌ <text:span text:style-name="T1161">هر یک method دارای چندین roll است و هر یک roll میتواند متعلق به چندین method باشد !!!</text:span></text:p>
                      <text:p text:style-name="P1903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61606285087418" text:continue-list="list161606817374472" text:style-name="L24">
        <text:list-item>
          <text:p text:style-name="P1947">user_groups : در این جدول گروه های کاربران را ذخیره میکنیم مثلا admin,author ,…</text:p>
          <text:list>
            <text:list-item>
              <text:p text:style-name="P1905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039183366736">
          <table:table-cell table:style-name="Table65.A1" office:value-type="string">
            <text:p text:style-name="P385">Name</text:p>
          </table:table-cell>
          <table:table-cell table:style-name="Table65.A1" office:value-type="string">
            <text:p text:style-name="P385">Data Type</text:p>
          </table:table-cell>
          <table:table-cell table:style-name="Table65.A1" office:value-type="string">
            <text:p text:style-name="P385">Attributes</text:p>
          </table:table-cell>
          <table:table-cell table:style-name="Table65.D1" office:value-type="string">
            <text:p text:style-name="P385">Comment</text:p>
          </table:table-cell>
        </table:table-row>
        <table:table-row table:style-name="TableLine94039183351600">
          <table:table-cell table:style-name="Table65.A2" office:value-type="string">
            <text:p text:style-name="P1125">id</text:p>
          </table:table-cell>
          <table:table-cell table:style-name="Table65.A2" office:value-type="string">
            <text:p text:style-name="P1126">Big int</text:p>
          </table:table-cell>
          <table:table-cell table:style-name="Table65.A2" office:value-type="string">
            <text:p text:style-name="P1114">Unsigned , not null , index , </text:p>
            <text:p text:style-name="P1114">unique , primary key , </text:p>
            <text:p text:style-name="P1114">auto increment</text:p>
          </table:table-cell>
          <table:table-cell table:style-name="Table65.D2" office:value-type="string">
            <text:p text:style-name="P336"/>
          </table:table-cell>
        </table:table-row>
        <table:table-row table:style-name="TableLine94039183379936">
          <table:table-cell table:style-name="Table65.A2" office:value-type="string">
            <text:p text:style-name="P1125">sort</text:p>
          </table:table-cell>
          <table:table-cell table:style-name="Table65.A2" office:value-type="string">
            <text:p text:style-name="P1126">Tiny int</text:p>
          </table:table-cell>
          <table:table-cell table:style-name="Table65.A2" office:value-type="string">
            <text:p text:style-name="P1127">Nullable , unsigned</text:p>
          </table:table-cell>
          <table:table-cell table:style-name="Table65.D2" office:value-type="string">
            <text:p text:style-name="P336"/>
          </table:table-cell>
        </table:table-row>
      </table:table>
      <text:p text:style-name="P1211"/>
      <text:list xml:id="list161604795678384" text:continue-list="list3191135064" text:style-name="L25">
        <text:list-item>
          <text:list>
            <text:list-item>
              <text:p text:style-name="P1906">ارتباط ها : </text:p>
              <text:list>
                <text:list-item>
                  <text:p text:style-name="P1869">dates : </text:p>
                  <text:list>
                    <text:list-item>
                      <text:p text:style-name="P1869">نوع : <text:span text:style-name="T1129">1 به n </text:span></text:p>
                    </text:list-item>
                    <text:list-item>
                      <text:p text:style-name="P1869">توضیحات :‌ <text:span text:style-name="T1129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2"/>
      <text:list xml:id="list161606636424170" text:continue-numbering="true" text:style-name="L25">
        <text:list-item>
          <text:list>
            <text:list-item>
              <text:list>
                <text:list-item>
                  <text:p text:style-name="P1927">users : </text:p>
                  <text:list>
                    <text:list-item>
                      <text:p text:style-name="P1927">نوع : 1 به n </text:p>
                    </text:list-item>
                    <text:list-item>
                      <text:p text:style-name="P1927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212"/>
      <text:list xml:id="list161606660207822" text:continue-numbering="true" text:style-name="L25">
        <text:list-item>
          <text:list>
            <text:list-item>
              <text:list>
                <text:list-item>
                  <text:p text:style-name="P1869">iconables: </text:p>
                  <text:list>
                    <text:list-item>
                      <text:p text:style-name="P1869">نوع : <text:span text:style-name="T1130">1 به 1 </text:span></text:p>
                    </text:list-item>
                    <text:list-item>
                      <text:p text:style-name="P1869">توضیحات :‌ <text:span text:style-name="T1130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2"/>
      <text:p text:style-name="P1948"/>
      <text:list xml:id="list161606475937738" text:continue-numbering="true" text:style-name="L25">
        <text:list-item>
          <text:list>
            <text:list-item>
              <text:list>
                <text:list-item>
                  <text:p text:style-name="P1869">access_controll_translations : </text:p>
                  <text:list>
                    <text:list-item>
                      <text:p text:style-name="P1869">نوع : <text:span text:style-name="T1131">1 به n </text:span></text:p>
                    </text:list-item>
                    <text:list-item>
                      <text:p text:style-name="P1871">توضیحات :‌ <text:span text:style-name="T1131">هر یک user group دارای چندین رکورد در جدول access controll translations دارد </text:span><text:span text:style-name="T1132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3"/>
      <text:list xml:id="list161605762235396" text:continue-numbering="true" text:style-name="L25">
        <text:list-item>
          <text:list>
            <text:list-item>
              <text:list>
                <text:list-item>
                  <text:p text:style-name="P1818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1870">نوع : <text:span text:style-name="T1133">1 به n </text:span></text:p>
                      <text:p text:style-name="P1870">توضیحات :‌ <text:span text:style-name="T1133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3"/>
      <text:list xml:id="list161605451618667" text:continue-numbering="true" text:style-name="L25">
        <text:list-item>
          <text:list>
            <text:list-item>
              <text:list>
                <text:list-item>
                  <text:p text:style-name="P1898">role_items : </text:p>
                  <text:list>
                    <text:list-item>
                      <text:p text:style-name="P1898">نوع :‌<text:span text:style-name="T1134">n به n </text:span></text:p>
                    </text:list-item>
                    <text:list-item>
                      <text:p text:style-name="P1898">توضیحات :‌ <text:span text:style-name="T1135">هر یک از user group دارای چندین role </text:span><text:span text:style-name="T1136">item</text:span><text:span text:style-name="T1135"> است و هر یک از <text:s text:c="2"/>role </text:span><text:span text:style-name="T1136">item</text:span><text:span text:style-name="T1135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5"><text:tab/><text:tab/><text:span text:style-name="T1137">جدول pivot جدول </text:span><text:span text:style-name="T1138">role_item_user_group است !!!</text:span></text:p>
      <text:p text:style-name="P1215"/>
      <text:list xml:id="list1437061396" text:style-name="L27">
        <text:list-item>
          <text:list>
            <text:list-item>
              <text:list>
                <text:list-item>
                  <text:p text:style-name="P1935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1822"><text:span text:style-name="T197">نوع : </text:span><text:span text:style-name="T244">1 به n </text:span></text:p>
                    </text:list-item>
                    <text:list-item>
                      <text:p text:style-name="P1899"><text:span text:style-name="T1164">توضیحات :‌ </text:span><text:span text:style-name="T1165">هر یک user_group دارای چند </text:span><text:span text:style-name="T1167">رکورد در جدول</text:span><text:span text:style-name="T1165"> <text:s/></text:span><text:span text:style-name="T1168">user_Group_</text:span><text:span text:style-name="T1165">member است و هر یک </text:span><text:span text:style-name="T1166">رکورد از جدول user_Group_members</text:span><text:span text:style-name="T1165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70445132" text:style-name="L28">
        <text:list-item>
          <text:p text:style-name="P1957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1936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039183407920">
          <table:table-cell table:style-name="Table70.A1" office:value-type="string">
            <text:p text:style-name="P385">Name</text:p>
          </table:table-cell>
          <table:table-cell table:style-name="Table70.A1" office:value-type="string">
            <text:p text:style-name="P385">Data Type</text:p>
          </table:table-cell>
          <table:table-cell table:style-name="Table70.A1" office:value-type="string">
            <text:p text:style-name="P385">Attributes</text:p>
          </table:table-cell>
          <table:table-cell table:style-name="Table70.D1" office:value-type="string">
            <text:p text:style-name="P385">Comment</text:p>
          </table:table-cell>
        </table:table-row>
        <table:table-row table:style-name="TableLine94039183488048">
          <table:table-cell table:style-name="Table70.A2" office:value-type="string">
            <text:p text:style-name="P1142">id</text:p>
          </table:table-cell>
          <table:table-cell table:style-name="Table70.A2" office:value-type="string">
            <text:p text:style-name="P1142">Big int</text:p>
          </table:table-cell>
          <table:table-cell table:style-name="Table70.A2" office:value-type="string">
            <text:p text:style-name="P1119">Unsigned , not null , index , </text:p>
            <text:p text:style-name="P1119">unique , primary key , </text:p>
            <text:p text:style-name="P1119">auto increment</text:p>
          </table:table-cell>
          <table:table-cell table:style-name="Table70.D2" office:value-type="string">
            <text:p text:style-name="P336"/>
          </table:table-cell>
        </table:table-row>
        <table:table-row table:style-name="TableLine94039183490368">
          <table:table-cell table:style-name="Table70.A2" office:value-type="string">
            <text:p text:style-name="P1142">user_group_id</text:p>
          </table:table-cell>
          <table:table-cell table:style-name="Table70.A2" office:value-type="string">
            <text:p text:style-name="P1142">Big int</text:p>
          </table:table-cell>
          <table:table-cell table:style-name="Table70.A2" office:value-type="string">
            <text:p text:style-name="P1143">Unsigned , not null , </text:p>
            <text:p text:style-name="P1144">foreign key → user_groups(id)</text:p>
            <text:p text:style-name="P1144"/>
            <text:p text:style-name="P1144">On Delete → (cascade) ,</text:p>
            <text:p text:style-name="P1144">On Update → (cascade) ,</text:p>
          </table:table-cell>
          <table:table-cell table:style-name="Table70.D2" office:value-type="string">
            <text:p text:style-name="P336"/>
          </table:table-cell>
        </table:table-row>
        <table:table-row table:style-name="TableLine94039183491280">
          <table:table-cell table:style-name="Table70.A2" office:value-type="string">
            <text:p text:style-name="P1142">user_id</text:p>
          </table:table-cell>
          <table:table-cell table:style-name="Table70.A2" office:value-type="string">
            <text:p text:style-name="P1142">Big int</text:p>
          </table:table-cell>
          <table:table-cell table:style-name="Table70.A2" office:value-type="string">
            <text:p text:style-name="P1146">Unsigned , not null , unique ,</text:p>
            <text:p text:style-name="P1146">foreign key → users(id)</text:p>
            <text:p text:style-name="P1146"/>
            <text:p text:style-name="P1145">On Delete → (cascade) ,</text:p>
            <text:p text:style-name="P1145">On Update → (cascade) ,</text:p>
          </table:table-cell>
          <table:table-cell table:style-name="Table70.D2" office:value-type="string">
            <text:p text:style-name="P336"/>
          </table:table-cell>
        </table:table-row>
      </table:table>
      <text:list xml:id="list161605254502175" text:continue-list="list1437061396" text:style-name="L27">
        <text:list-item>
          <text:list>
            <text:list-item>
              <text:p text:style-name="P1907">ارتباط ها :‌</text:p>
              <text:list>
                <text:list-item>
                  <text:p text:style-name="P1908">user_groups : </text:p>
                  <text:list>
                    <text:list-item>
                      <text:p text:style-name="P1823"><text:span text:style-name="T197">نوع : </text:span><text:span text:style-name="T244">1 به n </text:span></text:p>
                    </text:list-item>
                    <text:list-item>
                      <text:p text:style-name="P1819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6"/>
      <text:list xml:id="list161605128333098" text:continue-numbering="true" text:style-name="L27">
        <text:list-item>
          <text:list>
            <text:list-item>
              <text:list>
                <text:list-item>
                  <text:p text:style-name="P1909">users : </text:p>
                  <text:list>
                    <text:list-item>
                      <text:p text:style-name="P1824"><text:span text:style-name="T197">نوع : </text:span><text:span text:style-name="T247">1 به 1</text:span></text:p>
                    </text:list-item>
                    <text:list-item>
                      <text:p text:style-name="P1824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456058535" text:style-name="L29">
        <text:list-item>
          <text:p text:style-name="P1949">role_item_user_group : در این جدول role هایی که به هر یک از user group ها نسبت داده میشود را ذخیره میکنیم !!! </text:p>
          <text:list>
            <text:list-item>
              <text:p text:style-name="P1910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039183538032">
          <table:table-cell table:style-name="Table66.A1" office:value-type="string">
            <text:p text:style-name="P385">Name</text:p>
          </table:table-cell>
          <table:table-cell table:style-name="Table66.A1" office:value-type="string">
            <text:p text:style-name="P385">Data Type</text:p>
          </table:table-cell>
          <table:table-cell table:style-name="Table66.A1" office:value-type="string">
            <text:p text:style-name="P385">Attributes</text:p>
          </table:table-cell>
          <table:table-cell table:style-name="Table66.D1" office:value-type="string">
            <text:p text:style-name="P385">Comment</text:p>
          </table:table-cell>
        </table:table-row>
        <table:table-row table:style-name="TableLine94039183566944">
          <table:table-cell table:style-name="Table66.A2" office:value-type="string">
            <text:p text:style-name="P1128">id</text:p>
          </table:table-cell>
          <table:table-cell table:style-name="Table66.A2" office:value-type="string">
            <text:p text:style-name="P1128">Big int</text:p>
          </table:table-cell>
          <table:table-cell table:style-name="Table66.A2" office:value-type="string">
            <text:p text:style-name="P1115">Unsigned , not null , index , </text:p>
            <text:p text:style-name="P1115">unique , primary key , </text:p>
            <text:p text:style-name="P1115">auto increment</text:p>
          </table:table-cell>
          <table:table-cell table:style-name="Table66.D2" office:value-type="string">
            <text:p text:style-name="P336"/>
          </table:table-cell>
        </table:table-row>
        <table:table-row table:style-name="TableLine94039183568736">
          <table:table-cell table:style-name="Table66.A2" office:value-type="string">
            <text:p text:style-name="P1128">role_item_id</text:p>
          </table:table-cell>
          <table:table-cell table:style-name="Table66.A2" office:value-type="string">
            <text:p text:style-name="P1128">Big int</text:p>
          </table:table-cell>
          <table:table-cell table:style-name="Table66.A2" office:value-type="string">
            <text:p text:style-name="P1129">Unsigned , not null , </text:p>
            <text:p text:style-name="P1129">foreign key → role_items(id)</text:p>
            <text:p text:style-name="P1129"/>
            <text:p text:style-name="P1129">On Delete → (cascade) ,</text:p>
            <text:p text:style-name="P1129">On Update → (cascade) ,</text:p>
          </table:table-cell>
          <table:table-cell table:style-name="Table66.D2" office:value-type="string">
            <text:p text:style-name="P336"/>
          </table:table-cell>
        </table:table-row>
        <table:table-row table:style-name="TableLine94039183569648">
          <table:table-cell table:style-name="Table66.A2" office:value-type="string">
            <text:p text:style-name="P1128">user_group_id</text:p>
          </table:table-cell>
          <table:table-cell table:style-name="Table66.A2" office:value-type="string">
            <text:p text:style-name="P1128">Big int</text:p>
          </table:table-cell>
          <table:table-cell table:style-name="Table66.A2" office:value-type="string">
            <text:p text:style-name="P1130">Unsigned , not null , </text:p>
            <text:p text:style-name="P380"><text:span text:style-name="T1140">foreign key → </text:span><text:span text:style-name="T1141">user</text:span><text:span text:style-name="T1140">_</text:span><text:span text:style-name="T1141">groups</text:span><text:span text:style-name="T1140">(id)</text:span></text:p>
            <text:p text:style-name="P1130"/>
            <text:p text:style-name="P1130">On Delete → (cascade) ,</text:p>
            <text:p text:style-name="P1130">On Update → (cascade) ,</text:p>
          </table:table-cell>
          <table:table-cell table:style-name="Table66.D2" office:value-type="string">
            <text:p text:style-name="P336"/>
          </table:table-cell>
        </table:table-row>
      </table:table>
      <text:list xml:id="list1238354361" text:style-name="L30">
        <text:list-item>
          <text:list>
            <text:list-header>
              <text:p text:style-name="P1911"/>
            </text:list-header>
            <text:list-item>
              <text:p text:style-name="P1911">ارتباط ها :‌</text:p>
              <text:list>
                <text:list-item>
                  <text:p text:style-name="P1912">role_items : </text:p>
                  <text:list>
                    <text:list-item>
                      <text:p text:style-name="P1912">نوع :‌<text:span text:style-name="T1142">1 به n </text:span></text:p>
                    </text:list-item>
                    <text:list-item>
                      <text:p text:style-name="P1820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7"/>
      <text:list xml:id="list161606535334293" text:continue-numbering="true" text:style-name="L30">
        <text:list-item>
          <text:list>
            <text:list-item>
              <text:list>
                <text:list-item>
                  <text:p text:style-name="P1913">user_groups : </text:p>
                  <text:list>
                    <text:list-item>
                      <text:p text:style-name="P1913">نوع :‌ <text:span text:style-name="T1145">1 به n </text:span></text:p>
                    </text:list-item>
                    <text:list-item>
                      <text:p text:style-name="P1914">توضیحات :‌ <text:span text:style-name="T1142">هر یک user group چندین رکورد </text:span><text:span text:style-name="T1143">در</text:span><text:span text:style-name="T1142"> جدول </text:span><text:span text:style-name="T1139">role_item_user_group </text:span><text:span text:style-name="T1144">داراست و هر یک رکورد از جدول </text:span><text:span text:style-name="T1139">role_item_user_group </text:span><text:span text:style-name="T1144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8"/>
      <text:list xml:id="list161606685751704" text:continue-numbering="true" text:style-name="L30">
        <text:list-item>
          <text:p text:style-name="P1950">controllers : در این جدول controller ها را ذخیره میکنیم و سپس نام متد های انرا ذخیره میکنیم برای access controll <text:span text:style-name="T1146">و permission check هر یک از متد ها . </text:span></text:p>
          <text:list>
            <text:list-item>
              <text:p text:style-name="P1915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039183616656">
          <table:table-cell table:style-name="Table67.A1" office:value-type="string">
            <text:p text:style-name="P385">Name</text:p>
          </table:table-cell>
          <table:table-cell table:style-name="Table67.A1" office:value-type="string">
            <text:p text:style-name="P385">Data Type</text:p>
          </table:table-cell>
          <table:table-cell table:style-name="Table67.A1" office:value-type="string">
            <text:p text:style-name="P385">Attributes</text:p>
          </table:table-cell>
          <table:table-cell table:style-name="Table67.D1" office:value-type="string">
            <text:p text:style-name="P385">Comment</text:p>
          </table:table-cell>
        </table:table-row>
        <table:table-row table:style-name="TableLine94039183642192">
          <table:table-cell table:style-name="Table67.A2" office:value-type="string">
            <text:p text:style-name="P1131">id</text:p>
          </table:table-cell>
          <table:table-cell table:style-name="Table67.A2" office:value-type="string">
            <text:p text:style-name="P1131">Big int </text:p>
          </table:table-cell>
          <table:table-cell table:style-name="Table67.A2" office:value-type="string">
            <text:p text:style-name="P1116">Unsigned , not null , index , </text:p>
            <text:p text:style-name="P1116">unique , primary key , </text:p>
            <text:p text:style-name="P1116">auto increment</text:p>
          </table:table-cell>
          <table:table-cell table:style-name="Table67.D2" office:value-type="string">
            <text:p text:style-name="P336"/>
          </table:table-cell>
        </table:table-row>
        <table:table-row table:style-name="TableLine94039183644624">
          <table:table-cell table:style-name="Table67.A2" office:value-type="string">
            <text:p text:style-name="P1131">class</text:p>
          </table:table-cell>
          <table:table-cell table:style-name="Table67.A2" office:value-type="string">
            <text:p text:style-name="P1131">varchar(255)</text:p>
          </table:table-cell>
          <table:table-cell table:style-name="Table67.A2" office:value-type="string">
            <text:p text:style-name="P1132">Not null , <text:span text:style-name="T1147">unique </text:span></text:p>
          </table:table-cell>
          <table:table-cell table:style-name="Table67.D2" office:value-type="string">
            <text:p text:style-name="P336"/>
          </table:table-cell>
        </table:table-row>
        <table:table-row table:style-name="TableLine94039183645536">
          <table:table-cell table:style-name="Table67.A2" office:value-type="string">
            <text:p text:style-name="P1131">alias</text:p>
          </table:table-cell>
          <table:table-cell table:style-name="Table67.A2" office:value-type="string">
            <text:p text:style-name="P1131">varchar(<text:span text:style-name="T1148">48</text:span>)</text:p>
          </table:table-cell>
          <table:table-cell table:style-name="Table67.A2" office:value-type="string">
            <text:p text:style-name="P1133">nullable</text:p>
          </table:table-cell>
          <table:table-cell table:style-name="Table67.D2" office:value-type="string">
            <text:p text:style-name="P336"/>
          </table:table-cell>
        </table:table-row>
        <table:table-row table:style-name="TableLine94039183646496">
          <table:table-cell table:style-name="Table67.A2" office:value-type="string">
            <text:p text:style-name="P1131">sort</text:p>
          </table:table-cell>
          <table:table-cell table:style-name="Table67.A2" office:value-type="string">
            <text:p text:style-name="P1131">Tiny int</text:p>
          </table:table-cell>
          <table:table-cell table:style-name="Table67.A2" office:value-type="string">
            <text:p text:style-name="P1134">Nullable , unsigned</text:p>
          </table:table-cell>
          <table:table-cell table:style-name="Table67.D2" office:value-type="string">
            <text:p text:style-name="P336"/>
          </table:table-cell>
        </table:table-row>
      </table:table>
      <text:list xml:id="list4202117606" text:style-name="L31">
        <text:list-item>
          <text:list>
            <text:list-item>
              <text:p text:style-name="P1916">رابطه ها :‌</text:p>
              <text:list>
                <text:list-item>
                  <text:p text:style-name="P1916">date : </text:p>
                  <text:list>
                    <text:list-item>
                      <text:p text:style-name="P1916">نوع : <text:span text:style-name="T1150">1 به n </text:span></text:p>
                    </text:list-item>
                    <text:list-item>
                      <text:p text:style-name="P1916">توضیحات : <text:s/><text:span text:style-name="T1150">هر یک controller دارای چندین </text:span><text:span text:style-name="T1151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9"/>
      <text:list xml:id="list161604958173547" text:continue-numbering="true" text:style-name="L31">
        <text:list-item>
          <text:list>
            <text:list-item>
              <text:list>
                <text:list-item>
                  <text:p text:style-name="P1917">medthods : </text:p>
                  <text:list>
                    <text:list-item>
                      <text:p text:style-name="P1917">نوع :‌<text:span text:style-name="T1149">1 به n </text:span></text:p>
                    </text:list-item>
                    <text:list-item>
                      <text:p text:style-name="P1917">توضیحات :‌ <text:span text:style-name="T1149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0"/>
      <text:list xml:id="list161605923747538" text:continue-numbering="true" text:style-name="L31">
        <text:list-item>
          <text:list>
            <text:list-item>
              <text:list>
                <text:list-item>
                  <text:p text:style-name="P1882">acccess_controll_description_translations : </text:p>
                  <text:list>
                    <text:list-item>
                      <text:p text:style-name="P1882">نوع :‌<text:span text:style-name="T1152">1 به n </text:span></text:p>
                    </text:list-item>
                    <text:list-item>
                      <text:p text:style-name="P1882">توضیحات :‌ <text:span text:style-name="T1152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1"/>
      <text:list xml:id="list161604723424562" text:continue-numbering="true" text:style-name="L31">
        <text:list-item>
          <text:p text:style-name="P1951">methods : در این جدول method هایی که <text:s/>میخواهیم برای انها roll ست کنیم ذخیره میشود.</text:p>
          <text:list>
            <text:list-item>
              <text:p text:style-name="P1919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039183692256">
          <table:table-cell table:style-name="Table68.A1" office:value-type="string">
            <text:p text:style-name="P385">Name</text:p>
          </table:table-cell>
          <table:table-cell table:style-name="Table68.A1" office:value-type="string">
            <text:p text:style-name="P385">Data Type</text:p>
          </table:table-cell>
          <table:table-cell table:style-name="Table68.A1" office:value-type="string">
            <text:p text:style-name="P385">Attributes</text:p>
          </table:table-cell>
          <table:table-cell table:style-name="Table68.D1" office:value-type="string">
            <text:p text:style-name="P385">Comment</text:p>
          </table:table-cell>
        </table:table-row>
        <table:table-row table:style-name="TableLine94039183715712">
          <table:table-cell table:style-name="Table68.A2" office:value-type="string">
            <text:p text:style-name="P1136">id</text:p>
          </table:table-cell>
          <table:table-cell table:style-name="Table68.A2" office:value-type="string">
            <text:p text:style-name="P1136">Big int</text:p>
          </table:table-cell>
          <table:table-cell table:style-name="Table68.A2" office:value-type="string">
            <text:p text:style-name="P1117">Unsigned , not null , index , </text:p>
            <text:p text:style-name="P1117">unique , primary key , </text:p>
            <text:p text:style-name="P1117">auto increment</text:p>
          </table:table-cell>
          <table:table-cell table:style-name="Table68.D2" office:value-type="string">
            <text:p text:style-name="P336"/>
          </table:table-cell>
        </table:table-row>
        <table:table-row table:style-name="TableLine94039183718272">
          <table:table-cell table:style-name="Table68.A2" office:value-type="string">
            <text:p text:style-name="P1136">name</text:p>
          </table:table-cell>
          <table:table-cell table:style-name="Table68.A2" office:value-type="string">
            <text:p text:style-name="P1136">varchar(48)</text:p>
          </table:table-cell>
          <table:table-cell table:style-name="Table68.A2" office:value-type="string">
            <text:p text:style-name="P1137">Not null</text:p>
          </table:table-cell>
          <table:table-cell table:style-name="Table68.D2" office:value-type="string">
            <text:p text:style-name="P336"/>
          </table:table-cell>
        </table:table-row>
        <table:table-row table:style-name="TableLine94039183719184">
          <table:table-cell table:style-name="Table68.A2" office:value-type="string">
            <text:p text:style-name="P1136">sort</text:p>
          </table:table-cell>
          <table:table-cell table:style-name="Table68.A2" office:value-type="string">
            <text:p text:style-name="P1136">Tiny int</text:p>
          </table:table-cell>
          <table:table-cell table:style-name="Table68.A2" office:value-type="string">
            <text:p text:style-name="P1137">Nullable , <text:span text:style-name="T1153">unsigned</text:span></text:p>
          </table:table-cell>
          <table:table-cell table:style-name="Table68.D2" office:value-type="string">
            <text:p text:style-name="P336"/>
          </table:table-cell>
        </table:table-row>
        <table:table-row table:style-name="TableLine94039183720144">
          <table:table-cell table:style-name="Table68.A2" office:value-type="string">
            <text:p text:style-name="P1136">controller_id</text:p>
          </table:table-cell>
          <table:table-cell table:style-name="Table68.A2" office:value-type="string">
            <text:p text:style-name="P1136">Big int</text:p>
          </table:table-cell>
          <table:table-cell table:style-name="Table68.A2" office:value-type="string">
            <text:p text:style-name="P1138">Not null , unsigned</text:p>
            <text:p text:style-name="P1138">foreign key → controllers(id)</text:p>
            <text:p text:style-name="P1138"/>
            <text:p text:style-name="P1138">On Delete → (cascade) ,</text:p>
            <text:p text:style-name="P1138">On Update → (cascade) ,</text:p>
          </table:table-cell>
          <table:table-cell table:style-name="Table68.D2" office:value-type="string">
            <text:p text:style-name="P336"/>
          </table:table-cell>
        </table:table-row>
      </table:table>
      <text:p text:style-name="P1236"/>
      <text:list xml:id="list3586361909" text:style-name="L32">
        <text:list-item>
          <text:list>
            <text:list-item>
              <text:p text:style-name="P1884">ارتباط ها : </text:p>
              <text:list>
                <text:list-item>
                  <text:p text:style-name="P1884">dates : </text:p>
                  <text:list>
                    <text:list-item>
                      <text:p text:style-name="P1884">نوع :‌<text:span text:style-name="T1154">1 به n </text:span></text:p>
                    </text:list-item>
                    <text:list-item>
                      <text:p text:style-name="P1884">توضیحات :‌ <text:span text:style-name="T1154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3"/>
      <text:list xml:id="list161606523433599" text:continue-numbering="true" text:style-name="L32">
        <text:list-item>
          <text:list>
            <text:list-item>
              <text:list>
                <text:list-item>
                  <text:p text:style-name="P1884">controllers : </text:p>
                  <text:list>
                    <text:list-item>
                      <text:p text:style-name="P1918">نوع :‌<text:span text:style-name="T1149">1 به n </text:span></text:p>
                    </text:list-item>
                    <text:list-item>
                      <text:p text:style-name="P1918">توضیحات :‌ <text:span text:style-name="T1149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3"/>
      <text:list xml:id="list161605152239470" text:continue-numbering="true" text:style-name="L32">
        <text:list-item>
          <text:list>
            <text:list-item>
              <text:list>
                <text:list-item>
                  <text:p text:style-name="P1884">access_controll_description_translations : </text:p>
                  <text:list>
                    <text:list-item>
                      <text:p text:style-name="P1884">نوع :‌<text:span text:style-name="T1155">1 به n </text:span></text:p>
                    </text:list-item>
                    <text:list-item>
                      <text:p text:style-name="P1884">توضیحات : <text:s/><text:span text:style-name="T1155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1902"><text:soft-page-break/>roll_items : </text:p>
                  <text:list>
                    <text:list-item>
                      <text:p text:style-name="P1902">نوع :‌<text:span text:style-name="T1161">n به n </text:span></text:p>
                    </text:list-item>
                    <text:list-item>
                      <text:p text:style-name="P1902">توضیحات :‌ <text:span text:style-name="T1161">هر یک method دارای چندین roll است و هر یک roll میتواند متعلق به چندین method باشد !!!</text:span></text:p>
                      <text:p text:style-name="P190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224"/>
      <text:list xml:id="list161606572258336" text:continue-numbering="true" text:style-name="L32">
        <text:list-item>
          <text:p text:style-name="P1952">method_role_item : <text:span text:style-name="T1157">در این جدول roll هایی که برای هر یک </text:span><text:span text:style-name="T1159">از</text:span><text:span text:style-name="T1157"> method <text:s/></text:span><text:span text:style-name="T1159">ها </text:span><text:span text:style-name="T1157">ست میشود را به همراه method , roll ذخیره میکنیم </text:span><text:span text:style-name="T1160">تا بعدا بتوانیم ببینیم هر یک method برای اجرا شدن به چه roll هایی نیاز دارد !!! </text:span></text:p>
          <text:list>
            <text:list-item>
              <text:p text:style-name="P1920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039183741488">
          <table:table-cell table:style-name="Table69.A1" office:value-type="string">
            <text:p text:style-name="P385">Name</text:p>
          </table:table-cell>
          <table:table-cell table:style-name="Table69.A1" office:value-type="string">
            <text:p text:style-name="P385">Data Type</text:p>
          </table:table-cell>
          <table:table-cell table:style-name="Table69.A1" office:value-type="string">
            <text:p text:style-name="P385">Attributes</text:p>
          </table:table-cell>
          <table:table-cell table:style-name="Table69.D1" office:value-type="string">
            <text:p text:style-name="P385">Comment</text:p>
          </table:table-cell>
        </table:table-row>
        <table:table-row table:style-name="TableLine94039183799440">
          <table:table-cell table:style-name="Table69.A2" office:value-type="string">
            <text:p text:style-name="P1139">id</text:p>
          </table:table-cell>
          <table:table-cell table:style-name="Table69.A2" office:value-type="string">
            <text:p text:style-name="P1139">Big int</text:p>
          </table:table-cell>
          <table:table-cell table:style-name="Table69.A2" office:value-type="string">
            <text:p text:style-name="P1118">Unsigned , not null , index , </text:p>
            <text:p text:style-name="P1118">unique , primary key , </text:p>
            <text:p text:style-name="P1118">auto increment</text:p>
          </table:table-cell>
          <table:table-cell table:style-name="Table69.D2" office:value-type="string">
            <text:p text:style-name="P336"/>
          </table:table-cell>
        </table:table-row>
        <table:table-row table:style-name="TableLine94039183801744">
          <table:table-cell table:style-name="Table69.A2" office:value-type="string">
            <text:p text:style-name="P1139">roll_item_id</text:p>
          </table:table-cell>
          <table:table-cell table:style-name="Table69.A2" office:value-type="string">
            <text:p text:style-name="P1139">Big int</text:p>
          </table:table-cell>
          <table:table-cell table:style-name="Table69.A2" office:value-type="string">
            <text:p text:style-name="P1140">Unsigned , not null , </text:p>
            <text:p text:style-name="P1140">foreign key → roll_items(id)</text:p>
            <text:p text:style-name="P1140"/>
            <text:p text:style-name="P1140">On Delete → (cascade) ,</text:p>
            <text:p text:style-name="P1140">On Update → (cascade) ,</text:p>
          </table:table-cell>
          <table:table-cell table:style-name="Table69.D2" office:value-type="string">
            <text:p text:style-name="P336"/>
          </table:table-cell>
        </table:table-row>
        <table:table-row table:style-name="TableLine94039183802656">
          <table:table-cell table:style-name="Table69.A2" office:value-type="string">
            <text:p text:style-name="P1139">method_id</text:p>
          </table:table-cell>
          <table:table-cell table:style-name="Table69.A2" office:value-type="string">
            <text:p text:style-name="P1139">Big int</text:p>
          </table:table-cell>
          <table:table-cell table:style-name="Table69.A2" office:value-type="string">
            <text:p text:style-name="P1141">Unsigned , not null , </text:p>
            <text:p text:style-name="P1141">foreign key → <text:span text:style-name="T1158">methods</text:span>(id)</text:p>
            <text:p text:style-name="P1141"/>
            <text:p text:style-name="P1141">On Delete → (cascade) ,</text:p>
            <text:p text:style-name="P1141">On Update → (cascade) ,</text:p>
          </table:table-cell>
          <table:table-cell table:style-name="Table69.D2" office:value-type="string">
            <text:p text:style-name="P336"/>
          </table:table-cell>
        </table:table-row>
      </table:table>
      <text:list xml:id="list3197778587" text:style-name="L33">
        <text:list-item>
          <text:list>
            <text:list-item>
              <text:p text:style-name="P1921">رابطه ها : </text:p>
              <text:list>
                <text:list-item>
                  <text:p text:style-name="P1921">roll_items : </text:p>
                  <text:list>
                    <text:list-item>
                      <text:p text:style-name="P1922">نوع <text:s/>: <text:span text:style-name="T1162">1 به n </text:span></text:p>
                    </text:list-item>
                    <text:list-item>
                      <text:p text:style-name="P1922">توضیحات :‌ <text:span text:style-name="T1162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5"/>
      <text:list xml:id="list161605152453415" text:continue-numbering="true" text:style-name="L33">
        <text:list-item>
          <text:list>
            <text:list-item>
              <text:list>
                <text:list-item>
                  <text:p text:style-name="P1921">medthods : </text:p>
                  <text:list>
                    <text:list-item>
                      <text:p text:style-name="P1922">نوع :‌<text:span text:style-name="T1163">1 به n </text:span></text:p>
                    </text:list-item>
                    <text:list-item>
                      <text:p text:style-name="P1922">توضیحات :‌ <text:span text:style-name="T1163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88846980" text:style-name="L34">
        <text:list-item>
          <text:p text:style-name="P1964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436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39183847248">
          <table:table-cell table:style-name="Table8.A1" office:value-type="string">
            <text:p text:style-name="P384">Name</text:p>
          </table:table-cell>
          <table:table-cell table:style-name="Table8.A1" office:value-type="string">
            <text:p text:style-name="P384">Data Type</text:p>
          </table:table-cell>
          <table:table-cell table:style-name="Table8.A1" office:value-type="string">
            <text:p text:style-name="P384">Attributes</text:p>
          </table:table-cell>
          <table:table-cell table:style-name="Table8.D1" office:value-type="string">
            <text:p text:style-name="P384">Comment</text:p>
          </table:table-cell>
        </table:table-row>
        <table:table-row table:style-name="TableLine94039183853552">
          <table:table-cell table:style-name="Table8.A2" office:value-type="string">
            <text:p text:style-name="P450">id</text:p>
          </table:table-cell>
          <table:table-cell table:style-name="Table8.A2" office:value-type="string">
            <text:p text:style-name="P451">Big int </text:p>
          </table:table-cell>
          <table:table-cell table:style-name="Table8.A2" office:value-type="string">
            <text:p text:style-name="P452">Not null ,<text:span text:style-name="T132">index</text:span> <text:span text:style-name="T130">unique , </text:span><text:span text:style-name="T131">primary key , </text:span></text:p>
            <text:p text:style-name="P453">auto increment, </text:p>
            <text:p text:style-name="P453">unsigned,</text:p>
          </table:table-cell>
          <table:table-cell table:style-name="Table8.D2" office:value-type="string">
            <text:p text:style-name="P340"/>
          </table:table-cell>
        </table:table-row>
        <table:table-row table:style-name="TableLine94039183917536">
          <table:table-cell table:style-name="Table8.A2" office:value-type="string">
            <text:p text:style-name="P641">name</text:p>
          </table:table-cell>
          <table:table-cell table:style-name="Table8.A2" office:value-type="string">
            <text:p text:style-name="P619">varchar(<text:span text:style-name="T446">48</text:span>)</text:p>
          </table:table-cell>
          <table:table-cell table:style-name="Table8.A2" office:value-type="string">
            <text:p text:style-name="P620">Not null </text:p>
          </table:table-cell>
          <table:table-cell table:style-name="Table8.D2" office:value-type="string">
            <text:p text:style-name="P249">عنوان setting </text:p>
          </table:table-cell>
        </table:table-row>
        <table:table-row table:style-name="TableLine94039183918240">
          <table:table-cell table:style-name="Table8.A2" office:value-type="string">
            <text:p text:style-name="P454">url</text:p>
          </table:table-cell>
          <table:table-cell table:style-name="Table8.A2" office:value-type="string">
            <text:p text:style-name="P455">varchar(<text:span text:style-name="T135">32</text:span>)</text:p>
          </table:table-cell>
          <table:table-cell table:style-name="Table8.A2" office:value-type="string">
            <text:p text:style-name="P456">Not null </text:p>
          </table:table-cell>
          <table:table-cell table:style-name="Table8.D2" office:value-type="string">
            <text:p text:style-name="P340"/>
          </table:table-cell>
        </table:table-row>
        <table:table-row table:style-name="TableLine94039183919056">
          <table:table-cell table:style-name="Table8.A2" office:value-type="string">
            <text:p text:style-name="P485">robot</text:p>
          </table:table-cell>
          <table:table-cell table:style-name="Table8.A2" office:value-type="string">
            <text:p text:style-name="P488">varchar(30)</text:p>
          </table:table-cell>
          <table:table-cell table:style-name="Table8.A2" office:value-type="string">
            <text:p text:style-name="P495">Not null </text:p>
            <text:p text:style-name="P34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336"/>
          </table:table-cell>
        </table:table-row>
        <table:table-row table:style-name="TableLine94039183919872">
          <table:table-cell table:style-name="Table8.A2" office:value-type="string">
            <text:p text:style-name="P1055">auth_token_age</text:p>
          </table:table-cell>
          <table:table-cell table:style-name="Table8.A2" office:value-type="string">
            <text:p text:style-name="P1055">Medium int</text:p>
          </table:table-cell>
          <table:table-cell table:style-name="Table8.A2" office:value-type="string">
            <text:p text:style-name="P1055">Not null , </text:p>
            <text:p text:style-name="P373"><text:span text:style-name="T1073">default </text:span><text:bookmark text:name="cwos"/>10368000</text:p>
          </table:table-cell>
          <table:table-cell table:style-name="Table8.D2" office:value-type="string">
            <text:p text:style-name="P1246"><text:bookmark text:name="cwos1"/>10368000</text:p>
            <text:p text:style-name="P1055">4 month secound</text:p>
          </table:table-cell>
        </table:table-row>
        <table:table-row table:style-name="TableLine94039183920896">
          <table:table-cell table:style-name="Table8.A2" office:value-type="string">
            <text:p text:style-name="P1056">max_afk_time</text:p>
          </table:table-cell>
          <table:table-cell table:style-name="Table8.A2" office:value-type="string">
            <text:p text:style-name="P1056">Small int</text:p>
          </table:table-cell>
          <table:table-cell table:style-name="Table8.A2" office:value-type="string">
            <text:p text:style-name="P1057">Not null</text:p>
          </table:table-cell>
          <table:table-cell table:style-name="Table8.D2" office:value-type="string">
            <text:p text:style-name="P1250">Max:65535→<text:span text:style-name="T1074"> 18 h</text:span></text:p>
          </table:table-cell>
        </table:table-row>
        <table:table-row table:style-name="TableLine94039183921968">
          <table:table-cell table:style-name="Table8.A2" office:value-type="string">
            <text:p text:style-name="P1257">active</text:p>
          </table:table-cell>
          <table:table-cell table:style-name="Table8.A2" office:value-type="string">
            <text:p text:style-name="P1018">boolean</text:p>
          </table:table-cell>
          <table:table-cell table:style-name="Table8.A2" office:value-type="string">
            <text:p text:style-name="P638">Not null , <text:span text:style-name="T138">defualt 0 ,</text:span> </text:p>
          </table:table-cell>
          <table:table-cell table:style-name="Table8.D2" office:value-type="string">
            <text:p text:style-name="P240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039183923040">
          <table:table-cell table:style-name="Table8.A2" office:value-type="string">
            <text:p text:style-name="P1246">switch_languag_via_ip</text:p>
            <text:p text:style-name="P340"/>
          </table:table-cell>
          <table:table-cell table:style-name="Table8.A2" office:value-type="string">
            <text:p text:style-name="P1019">boolean</text:p>
          </table:table-cell>
          <table:table-cell table:style-name="Table8.A2" office:value-type="string">
            <text:p text:style-name="P639">Not null , <text:span text:style-name="T139">defualt 0 ,</text:span></text:p>
          </table:table-cell>
          <table:table-cell table:style-name="Table8.D2" office:value-type="string">
            <text:p text:style-name="P247">قابلیت تغییر زبان با استفاده از ip کاربر را active یا deactive میکند </text:p>
          </table:table-cell>
        </table:table-row>
        <table:table-row table:style-name="TableLine94039183924032">
          <table:table-cell table:style-name="Table8.A2" office:value-type="string">
            <text:p text:style-name="P1247">contact_auth_require</text:p>
          </table:table-cell>
          <table:table-cell table:style-name="Table8.A2" office:value-type="string">
            <text:p text:style-name="P1042">boolean</text:p>
          </table:table-cell>
          <table:table-cell table:style-name="Table8.A2" office:value-type="string">
            <text:p text:style-name="P1042">Not null ,</text:p>
            <text:p text:style-name="P1042">default 0</text:p>
          </table:table-cell>
          <table:table-cell table:style-name="Table8.D2" office:value-type="string">
            <text:p text:style-name="P251">ایا کاربر برای استفاده از فورم تماس با ما نیاز به لاگین دارد یا خیر‌؟ </text:p>
          </table:table-cell>
        </table:table-row>
        <table:table-row table:style-name="TableLine94039183925104">
          <table:table-cell table:style-name="Table8.A2" office:value-type="string">
            <text:p text:style-name="P1248">comment_auth_require</text:p>
          </table:table-cell>
          <table:table-cell table:style-name="Table8.A2" office:value-type="string">
            <text:p text:style-name="P1049">boolean</text:p>
          </table:table-cell>
          <table:table-cell table:style-name="Table8.A2" office:value-type="string">
            <text:p text:style-name="P1049">Not null ,</text:p>
            <text:p text:style-name="P1049">defualt 0</text:p>
          </table:table-cell>
          <table:table-cell table:style-name="Table8.D2" office:value-type="string">
            <text:p text:style-name="P251"/>
          </table:table-cell>
        </table:table-row>
        <table:table-row table:style-name="TableLine94039183926176">
          <table:table-cell table:style-name="Table8.A2" office:value-type="string">
            <text:p text:style-name="P1249">comment_auto_accept</text:p>
          </table:table-cell>
          <table:table-cell table:style-name="Table8.A2" office:value-type="string">
            <text:p text:style-name="P1050">boolean</text:p>
          </table:table-cell>
          <table:table-cell table:style-name="Table8.A2" office:value-type="string">
            <text:p text:style-name="P1050">Not null , </text:p>
            <text:p text:style-name="P1050">default 1</text:p>
          </table:table-cell>
          <table:table-cell table:style-name="Table8.D2" office:value-type="string">
            <text:p text:style-name="P251"/>
          </table:table-cell>
        </table:table-row>
        <table:table-row table:style-name="TableLine94039183927248">
          <table:table-cell table:style-name="Table8.A2" office:value-type="string">
            <text:p text:style-name="P1246">shutdown_status</text:p>
            <text:p text:style-name="P1246"/>
          </table:table-cell>
          <table:table-cell table:style-name="Table8.A2" office:value-type="string">
            <text:p text:style-name="P1020">boolean</text:p>
          </table:table-cell>
          <table:table-cell table:style-name="Table8.A2" office:value-type="string">
            <text:p text:style-name="P457"><text:s/>Not null <text:s/>,</text:p>
            <text:p text:style-name="P640">defualt 0 ,</text:p>
          </table:table-cell>
          <table:table-cell table:style-name="Table8.D2" office:value-type="string">
            <text:p text:style-name="P458">وضعیت تعطیل بود وب سایت را مشخص میکند </text:p>
          </table:table-cell>
        </table:table-row>
        <table:table-row table:style-name="TableLine94039183928320">
          <table:table-cell table:style-name="Table8.A2" office:value-type="string">
            <text:p text:style-name="P1245">language_id</text:p>
          </table:table-cell>
          <table:table-cell table:style-name="Table8.A2" office:value-type="string">
            <text:p text:style-name="P449">Big int </text:p>
          </table:table-cell>
          <table:table-cell table:style-name="Table8.A2" office:value-type="string">
            <text:p text:style-name="P340"><text:span text:style-name="T576">nullable</text:span><text:span text:style-name="T577"> , unsigned,</text:span></text:p>
            <text:p text:style-name="P34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19"/>
            <text:p text:style-name="P351"><text:span text:style-name="T574">on Delete → (</text:span><text:span text:style-name="T576">set null</text:span><text:span text:style-name="T574">)</text:span></text:p>
            <text:p text:style-name="P652"/>
            <text:p text:style-name="P652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246">این ستون زبان اصلی یک setting را مشخص میکند </text:p>
          </table:table-cell>
        </table:table-row>
      </table:table>
      <text:p text:style-name="P33"/>
      <text:list xml:id="list2606798749" text:style-name="L35">
        <text:list-item>
          <text:list>
            <text:list-item>
              <text:p text:style-name="P1437">ارتباطات :‌</text:p>
              <text:list>
                <text:list-item>
                  <text:p text:style-name="P1438">dates : </text:p>
                  <text:list>
                    <text:list-item>
                      <text:p text:style-name="P1439">نوع :‌<text:span text:style-name="T164">1 به </text:span><text:span text:style-name="T165">n </text:span></text:p>
                    </text:list-item>
                    <text:list-item>
                      <text:p text:style-name="P129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1605538005838" text:continue-numbering="true" text:style-name="L35">
        <text:list-item>
          <text:list>
            <text:list-item>
              <text:list>
                <text:list-item>
                  <text:p text:style-name="P1440">languages : </text:p>
                  <text:list>
                    <text:list-item>
                      <text:p text:style-name="P1422">نوع : 1 به n </text:p>
                    </text:list-item>
                    <text:list-item>
                      <text:p text:style-name="P1422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61605367350929" text:continue-numbering="true" text:style-name="L35">
        <text:list-item>
          <text:list>
            <text:list-item>
              <text:list>
                <text:list-item>
                  <text:p text:style-name="P1441">media : </text:p>
                  <text:list>
                    <text:list-item>
                      <text:p text:style-name="P1377">نوع :‌<text:span text:style-name="T172">1 به 1 </text:span></text:p>
                    </text:list-item>
                    <text:list-item>
                      <text:p text:style-name="P129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1606688722178" text:continue-numbering="true" text:style-name="L35">
        <text:list-item>
          <text:list>
            <text:list-item>
              <text:list>
                <text:list-item>
                  <text:p text:style-name="P1442">users : </text:p>
                  <text:list>
                    <text:list-item>
                      <text:p text:style-name="P1337">نوع :‌ <text:span text:style-name="T181">1 به n </text:span></text:p>
                    </text:list-item>
                    <text:list-item>
                      <text:p text:style-name="P1443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61606201853466" text:continue-numbering="true" text:style-name="L35">
        <text:list-item>
          <text:list>
            <text:list-item>
              <text:list>
                <text:list-item>
                  <text:p text:style-name="P1424"><text:span text:style-name="T167">languages</text:span> :</text:p>
                  <text:list>
                    <text:list-item>
                      <text:p text:style-name="P1426">نوع :‌ <text:span text:style-name="T276">n به n </text:span></text:p>
                    </text:list-item>
                    <text:list-item>
                      <text:p text:style-name="P142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430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1"/>
      <text:p text:style-name="P1411"/>
      <text:p text:style-name="P1967"/>
      <text:list xml:id="list161605099966808" text:continue-numbering="true" text:style-name="L35">
        <text:list-item>
          <text:list>
            <text:list-item>
              <text:list>
                <text:list-item>
                  <text:p text:style-name="P1293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393">نوع : <text:span text:style-name="T294">1 به n </text:span></text:p>
                    </text:list-item>
                    <text:list-item>
                      <text:p text:style-name="P1393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61605135028863" text:continue-numbering="true" text:style-name="L35">
        <text:list-item>
          <text:list>
            <text:list-item>
              <text:list>
                <text:list-item>
                  <text:p text:style-name="P1396">socialables <text:s/>: </text:p>
                  <text:list>
                    <text:list-item>
                      <text:p text:style-name="P1397">نوع : <text:span text:style-name="T582">1 به n</text:span></text:p>
                    </text:list-item>
                    <text:list-item>
                      <text:p text:style-name="P1397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5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61606112878354" text:continue-numbering="true" text:style-name="L35">
        <text:list-item>
          <text:list>
            <text:list-item>
              <text:p text:style-name="P1398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39183992448">
          <table:table-cell table:style-name="Table9.A1" office:value-type="string">
            <text:p text:style-name="P384">Name</text:p>
          </table:table-cell>
          <table:table-cell table:style-name="Table9.A1" office:value-type="string">
            <text:p text:style-name="P384">Data Type</text:p>
          </table:table-cell>
          <table:table-cell table:style-name="Table9.A1" office:value-type="string">
            <text:p text:style-name="P384">Attributes</text:p>
          </table:table-cell>
          <table:table-cell table:style-name="Table9.D1" office:value-type="string">
            <text:p text:style-name="P384">Comment</text:p>
          </table:table-cell>
        </table:table-row>
        <table:table-row table:style-name="TableLine94039184045136">
          <table:table-cell table:style-name="Table9.A2" office:value-type="string">
            <text:p text:style-name="P459">Id</text:p>
          </table:table-cell>
          <table:table-cell table:style-name="Table9.A2" office:value-type="string">
            <text:p text:style-name="P459">Big int </text:p>
          </table:table-cell>
          <table:table-cell table:style-name="Table9.A2" office:value-type="string">
            <text:p text:style-name="P459">Not null , unsigned,</text:p>
            <text:p text:style-name="P460">primary key , </text:p>
            <text:p text:style-name="P460">unique ,</text:p>
            <text:p text:style-name="P461">index , </text:p>
            <text:p text:style-name="P462">autoincrement </text:p>
          </table:table-cell>
          <table:table-cell table:style-name="Table9.D2" office:value-type="string">
            <text:p text:style-name="P336"/>
          </table:table-cell>
        </table:table-row>
        <table:table-row table:style-name="TableLine94039184047408">
          <table:table-cell table:style-name="Table9.A2" office:value-type="string">
            <text:p text:style-name="P463">app_setting_id</text:p>
          </table:table-cell>
          <table:table-cell table:style-name="Table9.A2" office:value-type="string">
            <text:p text:style-name="P464">Big int </text:p>
          </table:table-cell>
          <table:table-cell table:style-name="Table9.A2" office:value-type="string">
            <text:p text:style-name="P465">Not null , unsigned,</text:p>
            <text:p text:style-name="P671">foreign key → app_settings(id)</text:p>
            <text:p text:style-name="P420"/>
            <text:p text:style-name="P653">on Delete → (<text:span text:style-name="T575">cascade</text:span>)</text:p>
            <text:p text:style-name="P653"/>
            <text:p text:style-name="P653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36"/>
          </table:table-cell>
        </table:table-row>
        <table:table-row table:style-name="Table9.4">
          <table:table-cell table:style-name="Table9.A2" office:value-type="string">
            <text:p text:style-name="P466">language_id</text:p>
          </table:table-cell>
          <table:table-cell table:style-name="Table9.A2" office:value-type="string">
            <text:p text:style-name="P467">Big int </text:p>
          </table:table-cell>
          <table:table-cell table:style-name="Table9.A2" office:value-type="string">
            <text:p text:style-name="P468">Not null , </text:p>
            <text:p text:style-name="P468">unsigned , </text:p>
            <text:p text:style-name="P672">foreign key → languages(id)</text:p>
            <text:p text:style-name="P421"/>
            <text:p text:style-name="P654">on Delete → (<text:span text:style-name="T575">cascade</text:span>)</text:p>
            <text:p text:style-name="P654"/>
            <text:p text:style-name="P654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36"/>
          </table:table-cell>
        </table:table-row>
        <table:table-row table:style-name="Table9.4">
          <table:table-cell table:style-name="Table9.A2" office:value-type="string">
            <text:p text:style-name="P684">sort</text:p>
          </table:table-cell>
          <table:table-cell table:style-name="Table9.A2" office:value-type="string">
            <text:p text:style-name="P685">tinyInt</text:p>
          </table:table-cell>
          <table:table-cell table:style-name="Table9.A2" office:value-type="string">
            <text:p text:style-name="P686">Unsigned , nullable</text:p>
          </table:table-cell>
          <table:table-cell table:style-name="Table9.D2" office:value-type="string">
            <text:p text:style-name="P336"/>
          </table:table-cell>
        </table:table-row>
      </table:table>
      <text:p text:style-name="P36"/>
      <text:list xml:id="list3250543251" text:style-name="L36">
        <text:list-item>
          <text:list>
            <text:list-item>
              <text:p text:style-name="P1399">ارتباطات :‌</text:p>
              <text:list>
                <text:list-item>
                  <text:p text:style-name="P1400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61605882851948" text:continue-numbering="true" text:style-name="L36">
        <text:list-item>
          <text:list>
            <text:list-item>
              <text:list>
                <text:list-item>
                  <text:p text:style-name="P1294"><text:span text:style-name="T198">app_settings</text:span><text:span text:style-name="T199"> : </text:span></text:p>
                  <text:list>
                    <text:list-item>
                      <text:p text:style-name="P1401">نوع ارتباط :‌ <text:span text:style-name="T255">1 به n </text:span></text:p>
                    </text:list-item>
                    <text:list-item>
                      <text:p text:style-name="P1402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61605477332412" text:continue-numbering="true" text:style-name="L36">
        <text:list-item>
          <text:list>
            <text:list-item>
              <text:list>
                <text:list-item>
                  <text:p text:style-name="P1403">languages : </text:p>
                  <text:list>
                    <text:list-item>
                      <text:p text:style-name="P1404">نوع : <text:span text:style-name="T266">1 به n</text:span></text:p>
                    </text:list-item>
                    <text:list-item>
                      <text:p text:style-name="P1405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6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39"/>
      <text:list xml:id="list161605809567896" text:continue-numbering="true" text:style-name="L36">
        <text:list-item>
          <text:list>
            <text:list-item>
              <text:p text:style-name="P1406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039184101616">
          <table:table-cell table:style-name="Table10.A1" office:value-type="string">
            <text:p text:style-name="P384">Name</text:p>
          </table:table-cell>
          <table:table-cell table:style-name="Table10.A1" office:value-type="string">
            <text:p text:style-name="P384">Data Type</text:p>
          </table:table-cell>
          <table:table-cell table:style-name="Table10.A1" office:value-type="string">
            <text:p text:style-name="P384">Attributes</text:p>
          </table:table-cell>
          <table:table-cell table:style-name="Table10.D1" office:value-type="string">
            <text:p text:style-name="P384">Comment</text:p>
          </table:table-cell>
        </table:table-row>
        <table:table-row table:style-name="TableLine94039184144080">
          <table:table-cell table:style-name="Table10.A2" office:value-type="string">
            <text:p text:style-name="P469">id</text:p>
          </table:table-cell>
          <table:table-cell table:style-name="Table10.A2" office:value-type="string">
            <text:p text:style-name="P470">Big int </text:p>
          </table:table-cell>
          <table:table-cell table:style-name="Table10.A2" office:value-type="string">
            <text:p text:style-name="P471">Unsigned , </text:p>
            <text:p text:style-name="P471">not null , </text:p>
            <text:p text:style-name="P472">unique, </text:p>
            <text:p text:style-name="P472">primary key , </text:p>
            <text:p text:style-name="P472">index , </text:p>
            <text:p text:style-name="P473">auto increment</text:p>
          </table:table-cell>
          <table:table-cell table:style-name="Table10.D2" office:value-type="string">
            <text:p text:style-name="P336"/>
          </table:table-cell>
        </table:table-row>
        <table:table-row table:style-name="TableLine94039184146112">
          <table:table-cell table:style-name="Table10.A2" office:value-type="string">
            <text:p text:style-name="P469">title</text:p>
          </table:table-cell>
          <table:table-cell table:style-name="Table10.A2" office:value-type="string">
            <text:p text:style-name="P474">varchar(60)</text:p>
          </table:table-cell>
          <table:table-cell table:style-name="Table10.A2" office:value-type="string">
            <text:p text:style-name="P475">Not null , </text:p>
          </table:table-cell>
          <table:table-cell table:style-name="Table10.D2" office:value-type="string">
            <text:p text:style-name="P478">عنوان وب سایت </text:p>
          </table:table-cell>
        </table:table-row>
        <table:table-row table:style-name="TableLine94039184147024">
          <table:table-cell table:style-name="Table10.A2" office:value-type="string">
            <text:p text:style-name="P469">shutdown_text</text:p>
          </table:table-cell>
          <table:table-cell table:style-name="Table10.A2" office:value-type="string">
            <text:p text:style-name="P34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477">Not null ,</text:p>
          </table:table-cell>
          <table:table-cell table:style-name="Table10.D2" office:value-type="string">
            <text:p text:style-name="P479">جمله ای است که وقتی وب سایت تعطیل میشود <text:span text:style-name="T292">ان نمایش داده میشود </text:span></text:p>
          </table:table-cell>
        </table:table-row>
        <table:table-row table:style-name="TableLine94039184147984">
          <table:table-cell table:style-name="Table10.A2" office:value-type="string">
            <text:p text:style-name="P621">copyright</text:p>
          </table:table-cell>
          <table:table-cell table:style-name="Table10.A2" office:value-type="string">
            <text:p text:style-name="P622">varchar(255)</text:p>
          </table:table-cell>
          <table:table-cell table:style-name="Table10.A2" office:value-type="string">
            <text:p text:style-name="P623">Not null</text:p>
          </table:table-cell>
          <table:table-cell table:style-name="Table10.D2" office:value-type="string">
            <text:p text:style-name="P479"/>
          </table:table-cell>
        </table:table-row>
        <table:table-row table:style-name="TableLine94039184149136">
          <table:table-cell table:style-name="Table10.A2" office:value-type="string">
            <text:p text:style-name="P469">app_setting_id</text:p>
          </table:table-cell>
          <table:table-cell table:style-name="Table10.A2" office:value-type="string">
            <text:p text:style-name="P476">Big int </text:p>
          </table:table-cell>
          <table:table-cell table:style-name="Table10.A2" office:value-type="string">
            <text:p text:style-name="P480">Unsigned , </text:p>
            <text:p text:style-name="P480">not null , </text:p>
            <text:p text:style-name="P481">foreign key →</text:p>
            <text:p text:style-name="P481">app_settings(id)</text:p>
            <text:p text:style-name="P422"/>
            <text:p text:style-name="P655">on Delete → (<text:span text:style-name="T575">cascade</text:span>)</text:p>
            <text:p text:style-name="P655"/>
            <text:p text:style-name="P655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36"/>
          </table:table-cell>
        </table:table-row>
        <table:table-row table:style-name="TableLine94039184150160">
          <table:table-cell table:style-name="Table10.A2" office:value-type="string">
            <text:p text:style-name="P469">language_id</text:p>
          </table:table-cell>
          <table:table-cell table:style-name="Table10.A2" office:value-type="string">
            <text:p text:style-name="P476">Big int </text:p>
          </table:table-cell>
          <table:table-cell table:style-name="Table10.A2" office:value-type="string">
            <text:p text:style-name="P482">Not null , </text:p>
            <text:p text:style-name="P483">unsigned , </text:p>
            <text:p text:style-name="P483">foreign key → </text:p>
            <text:p text:style-name="P483">languages(id)</text:p>
            <text:p text:style-name="P423"/>
            <text:p text:style-name="P656">on Delete → (<text:span text:style-name="T575">cascade</text:span>)</text:p>
            <text:p text:style-name="P656"/>
            <text:p text:style-name="P656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36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2518365608" text:style-name="L37">
        <text:list-item>
          <text:p text:style-name="P1407"><text:soft-page-break/>ارتباطات :‌</text:p>
          <text:list>
            <text:list-item>
              <text:p text:style-name="P1408">app_setting<text:span text:style-name="T293">s : </text:span></text:p>
              <text:list>
                <text:list-item>
                  <text:p text:style-name="P1394">نوع : <text:span text:style-name="T294">1 به n </text:span></text:p>
                </text:list-item>
                <text:list-item>
                  <text:p text:style-name="P1395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395"/>
                </text:list-item>
              </text:list>
            </text:list-item>
          </text:list>
        </text:list-item>
      </text:list>
      <text:p text:style-name="P41"/>
      <text:list xml:id="list161606562775009" text:continue-numbering="true" text:style-name="L37">
        <text:list-item>
          <text:list>
            <text:list-item>
              <text:p text:style-name="P1409">languages : </text:p>
              <text:list>
                <text:list-item>
                  <text:p text:style-name="P1388">نوع : <text:span text:style-name="T303">1 به n </text:span></text:p>
                </text:list-item>
                <text:list-item>
                  <text:p text:style-name="P1390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97"/>
      <text:list xml:id="list161605869529473" text:continue-numbering="true" text:style-name="L37">
        <text:list-item>
          <text:list>
            <text:list-item>
              <text:p text:style-name="P1444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446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410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61605275572168" text:continue-numbering="true" text:style-name="L37">
        <text:list-item>
          <text:p text:style-name="P1968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447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039184178432">
          <table:table-cell table:style-name="Table11.A1" office:value-type="string">
            <text:p text:style-name="P384">Name</text:p>
          </table:table-cell>
          <table:table-cell table:style-name="Table11.A1" office:value-type="string">
            <text:p text:style-name="P384">Data Type</text:p>
          </table:table-cell>
          <table:table-cell table:style-name="Table11.A1" office:value-type="string">
            <text:p text:style-name="P384">Attributes</text:p>
          </table:table-cell>
          <table:table-cell table:style-name="Table11.D1" office:value-type="string">
            <text:p text:style-name="P384">Comment</text:p>
          </table:table-cell>
        </table:table-row>
        <table:table-row table:style-name="TableLine94039184249488">
          <table:table-cell table:style-name="Table11.A2" office:value-type="string">
            <text:p text:style-name="P484">id</text:p>
          </table:table-cell>
          <table:table-cell table:style-name="Table11.A2" office:value-type="string">
            <text:p text:style-name="P487">Big int </text:p>
          </table:table-cell>
          <table:table-cell table:style-name="Table11.A2" office:value-type="string">
            <text:p text:style-name="P493">Unsigned , </text:p>
            <text:p text:style-name="P493">not null , </text:p>
            <text:p text:style-name="P493">index , </text:p>
            <text:p text:style-name="P493">unique , </text:p>
            <text:p text:style-name="P493">primary key , </text:p>
            <text:p text:style-name="P493">auto increment</text:p>
          </table:table-cell>
          <table:table-cell table:style-name="Table11.D2" office:value-type="string">
            <text:p text:style-name="P336"/>
          </table:table-cell>
        </table:table-row>
        <table:table-row table:style-name="TableLine94039184251760">
          <table:table-cell table:style-name="Table11.A2" office:value-type="string">
            <text:p text:style-name="P485">copyright</text:p>
          </table:table-cell>
          <table:table-cell table:style-name="Table11.A2" office:value-type="string">
            <text:p text:style-name="P491">varchar(60)</text:p>
          </table:table-cell>
          <table:table-cell table:style-name="Table11.A2" office:value-type="string">
            <text:p text:style-name="P494">Not null </text:p>
          </table:table-cell>
          <table:table-cell table:style-name="Table11.D2" office:value-type="string">
            <text:p text:style-name="P336"/>
          </table:table-cell>
        </table:table-row>
        <table:table-row table:style-name="TableLine94039184252672">
          <table:table-cell table:style-name="Table11.A2" office:value-type="string">
            <text:p text:style-name="P485">designer</text:p>
          </table:table-cell>
          <table:table-cell table:style-name="Table11.A2" office:value-type="string">
            <text:p text:style-name="P489">varchar(30)</text:p>
          </table:table-cell>
          <table:table-cell table:style-name="Table11.A2" office:value-type="string">
            <text:p text:style-name="P496">Not null </text:p>
          </table:table-cell>
          <table:table-cell table:style-name="Table11.D2" office:value-type="string">
            <text:p text:style-name="P336"/>
          </table:table-cell>
        </table:table-row>
        <table:table-row table:style-name="TableLine94039184253632">
          <table:table-cell table:style-name="Table11.A2" office:value-type="string">
            <text:p text:style-name="P485">author</text:p>
          </table:table-cell>
          <table:table-cell table:style-name="Table11.A2" office:value-type="string">
            <text:p text:style-name="P34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496">Not null</text:p>
          </table:table-cell>
          <table:table-cell table:style-name="Table11.D2" office:value-type="string">
            <text:p text:style-name="P336"/>
          </table:table-cell>
        </table:table-row>
        <table:table-row table:style-name="TableLine94039184254816">
          <table:table-cell table:style-name="Table11.A2" office:value-type="string">
            <text:p text:style-name="P485">owner</text:p>
          </table:table-cell>
          <table:table-cell table:style-name="Table11.A2" office:value-type="string">
            <text:p text:style-name="P490">varchar(30)</text:p>
          </table:table-cell>
          <table:table-cell table:style-name="Table11.A2" office:value-type="string">
            <text:p text:style-name="P496">Not null </text:p>
          </table:table-cell>
          <table:table-cell table:style-name="Table11.D2" office:value-type="string">
            <text:p text:style-name="P336"/>
          </table:table-cell>
        </table:table-row>
        <table:table-row table:style-name="TableLine94039184255680">
          <table:table-cell table:style-name="Table11.A2" office:value-type="string">
            <text:p text:style-name="P486">app_setting_</text:p>
            <text:p text:style-name="P486">translate_id</text:p>
          </table:table-cell>
          <table:table-cell table:style-name="Table11.A2" office:value-type="string">
            <text:p text:style-name="P492">Big int</text:p>
          </table:table-cell>
          <table:table-cell table:style-name="Table11.A2" office:value-type="string">
            <text:p text:style-name="P497">Unsigned , </text:p>
            <text:p text:style-name="P497">not null ,</text:p>
            <text:p text:style-name="P498">unique , </text:p>
            <text:p text:style-name="P499">foreign key →</text:p>
            <text:p text:style-name="P673">app_setting_translations<text:span text:style-name="T316">(</text:span><text:span text:style-name="T317">id</text:span><text:span text:style-name="T316">)</text:span></text:p>
            <text:p text:style-name="P424"/>
            <text:p text:style-name="P657">on Delete → (<text:span text:style-name="T575">cascade</text:span>)</text:p>
            <text:p text:style-name="P657"/>
            <text:p text:style-name="P657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336"/>
          </table:table-cell>
        </table:table-row>
      </table:table>
      <text:p text:style-name="P272"/>
      <text:list xml:id="list168299599" text:style-name="L38">
        <text:list-item>
          <text:list>
            <text:list-item>
              <text:p text:style-name="P1448">ارتباطات :‌</text:p>
              <text:list>
                <text:list-item>
                  <text:p text:style-name="P1445">app_setting_translations :‌</text:p>
                  <text:list>
                    <text:list-item>
                      <text:p text:style-name="P1295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44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61606400199614" text:continue-numbering="true" text:style-name="L38">
        <text:list-item>
          <text:p text:style-name="P1969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61605867355882" text:continue-numbering="true" text:style-name="L38">
        <text:list-item>
          <text:list>
            <text:list-item>
              <text:p text:style-name="P1450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039182502016">
          <table:table-cell table:style-name="Table12.A1" office:value-type="string">
            <text:p text:style-name="P384">Name</text:p>
          </table:table-cell>
          <table:table-cell table:style-name="Table12.A1" office:value-type="string">
            <text:p text:style-name="P384">Data Type</text:p>
          </table:table-cell>
          <table:table-cell table:style-name="Table12.A1" office:value-type="string">
            <text:p text:style-name="P384">Attributes</text:p>
          </table:table-cell>
          <table:table-cell table:style-name="Table12.D1" office:value-type="string">
            <text:p text:style-name="P384">Comment</text:p>
          </table:table-cell>
        </table:table-row>
        <table:table-row table:style-name="TableLine94039184327728">
          <table:table-cell table:style-name="Table12.A2" office:value-type="string">
            <text:p text:style-name="P500">id</text:p>
          </table:table-cell>
          <table:table-cell table:style-name="Table12.A2" office:value-type="string">
            <text:p text:style-name="P501">Big int </text:p>
          </table:table-cell>
          <table:table-cell table:style-name="Table12.A2" office:value-type="string">
            <text:p text:style-name="P501">Unsigned , </text:p>
            <text:p text:style-name="P501">not null , </text:p>
            <text:p text:style-name="P501">index , </text:p>
            <text:p text:style-name="P501">unique , </text:p>
            <text:p text:style-name="P501">primary key , </text:p>
            <text:p text:style-name="P501">autoincrement </text:p>
          </table:table-cell>
          <table:table-cell table:style-name="Table12.D2" office:value-type="string">
            <text:p text:style-name="P336"/>
          </table:table-cell>
        </table:table-row>
        <table:table-row table:style-name="TableLine94039184330480">
          <table:table-cell table:style-name="Table12.A2" office:value-type="string">
            <text:p text:style-name="P500">alt</text:p>
          </table:table-cell>
          <table:table-cell table:style-name="Table12.A2" office:value-type="string">
            <text:p text:style-name="P502">varchar(128)</text:p>
          </table:table-cell>
          <table:table-cell table:style-name="Table12.A2" office:value-type="string">
            <text:p text:style-name="P336"><text:s/><text:span text:style-name="T333">Not null </text:span></text:p>
          </table:table-cell>
          <table:table-cell table:style-name="Table12.D2" office:value-type="string">
            <text:p text:style-name="P336"/>
          </table:table-cell>
        </table:table-row>
        <table:table-row table:style-name="TableLine94039184331392">
          <table:table-cell table:style-name="Table12.A2" office:value-type="string">
            <text:p text:style-name="P500">caption</text:p>
          </table:table-cell>
          <table:table-cell table:style-name="Table12.A2" office:value-type="string">
            <text:p text:style-name="P504">varchar(<text:span text:style-name="T334">255</text:span>)</text:p>
          </table:table-cell>
          <table:table-cell table:style-name="Table12.A2" office:value-type="string">
            <text:p text:style-name="P505">Nullable </text:p>
          </table:table-cell>
          <table:table-cell table:style-name="Table12.D2" office:value-type="string">
            <text:p text:style-name="P336"/>
          </table:table-cell>
        </table:table-row>
        <table:table-row table:style-name="TableLine94039184332352">
          <table:table-cell table:style-name="Table12.A2" office:value-type="string">
            <text:p text:style-name="P500">media_id</text:p>
          </table:table-cell>
          <table:table-cell table:style-name="Table12.A2" office:value-type="string">
            <text:p text:style-name="P503">Big int </text:p>
          </table:table-cell>
          <table:table-cell table:style-name="Table12.A2" office:value-type="string">
            <text:p text:style-name="P506">Unsigned,</text:p>
            <text:p text:style-name="P507">not null , </text:p>
            <text:p text:style-name="P507">foreign key → </text:p>
            <text:p text:style-name="P507">media(id)</text:p>
            <text:p text:style-name="P426"/>
            <text:p text:style-name="P659">on Delete → (<text:span text:style-name="T575">cascade</text:span>)</text:p>
            <text:p text:style-name="P659"/>
            <text:p text:style-name="P659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36"/>
          </table:table-cell>
        </table:table-row>
        <table:table-row table:style-name="TableLine94039184333616">
          <table:table-cell table:style-name="Table12.A2" office:value-type="string">
            <text:p text:style-name="P500">language_id</text:p>
          </table:table-cell>
          <table:table-cell table:style-name="Table12.A2" office:value-type="string">
            <text:p text:style-name="P503">Big int </text:p>
          </table:table-cell>
          <table:table-cell table:style-name="Table12.A2" office:value-type="string">
            <text:p text:style-name="P508">Unsigned , </text:p>
            <text:p text:style-name="P508">not null , </text:p>
            <text:p text:style-name="P508">foreign key → </text:p>
            <text:p text:style-name="P508">languages(id)</text:p>
            <text:p text:style-name="P425"/>
            <text:p text:style-name="P658">on Delete → (<text:span text:style-name="T575">cascade</text:span>)</text:p>
            <text:p text:style-name="P658"/>
            <text:p text:style-name="P658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36"/>
          </table:table-cell>
        </table:table-row>
      </table:table>
      <text:p text:style-name="P273"/>
      <text:list xml:id="list2243586760" text:style-name="L39">
        <text:list-item>
          <text:p text:style-name="P1451">روابط :‌</text:p>
          <text:list>
            <text:list-item>
              <text:p text:style-name="P1452">media :‌</text:p>
              <text:list>
                <text:list-item>
                  <text:p text:style-name="P1384">نوع ‌: <text:span text:style-name="T336">1 به </text:span><text:span text:style-name="T337">n </text:span></text:p>
                </text:list-item>
                <text:list-item>
                  <text:p text:style-name="P138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61605310197165" text:continue-numbering="true" text:style-name="L39">
        <text:list-item>
          <text:list>
            <text:list-item>
              <text:p text:style-name="P1453">languages : </text:p>
              <text:list>
                <text:list-item>
                  <text:p text:style-name="P1433">نوع : <text:span text:style-name="T342">1 به n </text:span></text:p>
                </text:list-item>
                <text:list-item>
                  <text:p text:style-name="P1454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970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61605517853223" text:continue-numbering="true" text:style-name="L39">
        <text:list-item>
          <text:list>
            <text:list-item>
              <text:p text:style-name="P1455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039184375088">
          <table:table-cell table:style-name="Table13.A1" office:value-type="string">
            <text:p text:style-name="P384">Name</text:p>
          </table:table-cell>
          <table:table-cell table:style-name="Table13.A1" office:value-type="string">
            <text:p text:style-name="P384">Data Type</text:p>
          </table:table-cell>
          <table:table-cell table:style-name="Table13.A1" office:value-type="string">
            <text:p text:style-name="P384">Attributes</text:p>
          </table:table-cell>
          <table:table-cell table:style-name="Table13.D1" office:value-type="string">
            <text:p text:style-name="P384">Comment</text:p>
          </table:table-cell>
        </table:table-row>
        <table:table-row table:style-name="TableLine94039184413616">
          <table:table-cell table:style-name="Table13.A2" office:value-type="string">
            <text:p text:style-name="P513">id</text:p>
          </table:table-cell>
          <table:table-cell table:style-name="Table13.A2" office:value-type="string">
            <text:p text:style-name="P514">Big int </text:p>
          </table:table-cell>
          <table:table-cell table:style-name="Table13.A2" office:value-type="string">
            <text:p text:style-name="P515">Unsigned,</text:p>
            <text:p text:style-name="P516">Not null , </text:p>
            <text:p text:style-name="P516">unique , </text:p>
            <text:p text:style-name="P516">index , </text:p>
            <text:p text:style-name="P516">primary key , </text:p>
            <text:p text:style-name="P516">auto increment</text:p>
          </table:table-cell>
          <table:table-cell table:style-name="Table13.D2" office:value-type="string">
            <text:p text:style-name="P336"/>
          </table:table-cell>
        </table:table-row>
        <table:table-row table:style-name="TableLine94039184416000">
          <table:table-cell table:style-name="Table13.A2" office:value-type="string">
            <text:p text:style-name="P513">bio</text:p>
          </table:table-cell>
          <table:table-cell table:style-name="Table13.A2" office:value-type="string">
            <text:p text:style-name="P514">varchar(<text:span text:style-name="T349">400</text:span>)</text:p>
          </table:table-cell>
          <table:table-cell table:style-name="Table13.A2" office:value-type="string">
            <text:p text:style-name="P336"><text:s/><text:span text:style-name="T350">Not null </text:span></text:p>
          </table:table-cell>
          <table:table-cell table:style-name="Table13.D2" office:value-type="string">
            <text:p text:style-name="P336"/>
          </table:table-cell>
        </table:table-row>
        <table:table-row table:style-name="TableLine94039184416912">
          <table:table-cell table:style-name="Table13.A2" office:value-type="string">
            <text:p text:style-name="P513">user_id</text:p>
          </table:table-cell>
          <table:table-cell table:style-name="Table13.A2" office:value-type="string">
            <text:p text:style-name="P512">Big int </text:p>
          </table:table-cell>
          <table:table-cell table:style-name="Table13.A2" office:value-type="string">
            <text:p text:style-name="P509">Unsigned , </text:p>
            <text:p text:style-name="P509">not null ,</text:p>
            <text:p text:style-name="P511">foreign key → </text:p>
            <text:p text:style-name="P511"><text:span text:style-name="T351">users</text:span> (id)</text:p>
            <text:p text:style-name="P428"/>
            <text:p text:style-name="P661">on Delete → (<text:span text:style-name="T575">cascade</text:span>)</text:p>
            <text:p text:style-name="P661"/>
            <text:p text:style-name="P661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36"/>
          </table:table-cell>
        </table:table-row>
        <table:table-row table:style-name="TableLine94039184417872">
          <table:table-cell table:style-name="Table13.A2" office:value-type="string">
            <text:p text:style-name="P513">language_id</text:p>
          </table:table-cell>
          <table:table-cell table:style-name="Table13.A2" office:value-type="string">
            <text:p text:style-name="P512">Big int </text:p>
          </table:table-cell>
          <table:table-cell table:style-name="Table13.A2" office:value-type="string">
            <text:p text:style-name="P509">Unsigned , </text:p>
            <text:p text:style-name="P509">not null , </text:p>
            <text:p text:style-name="P510">foreign key → </text:p>
            <text:p text:style-name="P510">languages (id)</text:p>
            <text:p text:style-name="P427"/>
            <text:p text:style-name="P660">on Delete → (<text:span text:style-name="T575">cascade</text:span>)</text:p>
            <text:p text:style-name="P660"/>
            <text:p text:style-name="P660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36"/>
          </table:table-cell>
        </table:table-row>
      </table:table>
      <text:p text:style-name="P274"/>
      <text:list xml:id="list1520495707" text:style-name="L40">
        <text:list-item>
          <text:p text:style-name="P1456">روابط : </text:p>
          <text:list>
            <text:list-item>
              <text:p text:style-name="P1457">users <text:s/>:</text:p>
              <text:list>
                <text:list-item>
                  <text:p text:style-name="P1339">نوع : <text:span text:style-name="T354">1 به n </text:span></text:p>
                </text:list-item>
                <text:list-item>
                  <text:p text:style-name="P1341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2"/>
      <text:list xml:id="list161605457790888" text:continue-numbering="true" text:style-name="L40">
        <text:list-item>
          <text:list>
            <text:list-item>
              <text:p text:style-name="P1458">languages : </text:p>
              <text:list>
                <text:list-item>
                  <text:p text:style-name="P1435">نوع :‌ <text:span text:style-name="T358">1 به n </text:span></text:p>
                </text:list-item>
                <text:list-item>
                  <text:p text:style-name="P1459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1981">font_icons : در این جدول <text:span text:style-name="T365">font icons ها را ذخیره میکند !!!</text:span></text:p>
        </text:list-item>
      </text:list>
      <text:p text:style-name="P53"/>
      <text:list xml:id="list161605729291976" text:continue-numbering="true" text:style-name="L40">
        <text:list-item>
          <text:list>
            <text:list-item>
              <text:p text:style-name="P1460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039184459952">
          <table:table-cell table:style-name="Table14.A1" office:value-type="string">
            <text:p text:style-name="P384">Name</text:p>
          </table:table-cell>
          <table:table-cell table:style-name="Table14.A1" office:value-type="string">
            <text:p text:style-name="P384">Data Type</text:p>
          </table:table-cell>
          <table:table-cell table:style-name="Table14.A1" office:value-type="string">
            <text:p text:style-name="P384">Attributes</text:p>
          </table:table-cell>
          <table:table-cell table:style-name="Table14.D1" office:value-type="string">
            <text:p text:style-name="P384">Comment</text:p>
          </table:table-cell>
        </table:table-row>
        <table:table-row table:style-name="TableLine94039184484880">
          <table:table-cell table:style-name="Table14.A2" office:value-type="string">
            <text:p text:style-name="P517">id</text:p>
          </table:table-cell>
          <table:table-cell table:style-name="Table14.A2" office:value-type="string">
            <text:p text:style-name="P518">Big int </text:p>
          </table:table-cell>
          <table:table-cell table:style-name="Table14.A2" office:value-type="string">
            <text:p text:style-name="P518">Unsigned ,<text:span text:style-name="T366">index</text:span></text:p>
            <text:p text:style-name="P519">primary key ,</text:p>
            <text:p text:style-name="P519">unique,</text:p>
            <text:p text:style-name="P519">not null ,</text:p>
            <text:p text:style-name="P519">auto increment</text:p>
          </table:table-cell>
          <table:table-cell table:style-name="Table14.D2" office:value-type="string">
            <text:p text:style-name="P336"/>
          </table:table-cell>
        </table:table-row>
        <table:table-row table:style-name="TableLine94039184486576">
          <table:table-cell table:style-name="Table14.A2" office:value-type="string">
            <text:p text:style-name="P517">name</text:p>
          </table:table-cell>
          <table:table-cell table:style-name="Table14.A2" office:value-type="string">
            <text:p text:style-name="P519">varchar(48)</text:p>
          </table:table-cell>
          <table:table-cell table:style-name="Table14.A2" office:value-type="string">
            <text:p text:style-name="P521">Not null </text:p>
          </table:table-cell>
          <table:table-cell table:style-name="Table14.D2" office:value-type="string">
            <text:p text:style-name="P336"/>
          </table:table-cell>
        </table:table-row>
        <table:table-row table:style-name="TableLine94039184487488">
          <table:table-cell table:style-name="Table14.A2" office:value-type="string">
            <text:p text:style-name="P517">class</text:p>
          </table:table-cell>
          <table:table-cell table:style-name="Table14.A2" office:value-type="string">
            <text:p text:style-name="P34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522">Unique , not null </text:p>
          </table:table-cell>
          <table:table-cell table:style-name="Table14.D2" office:value-type="string">
            <text:p text:style-name="P524">Css class</text:p>
          </table:table-cell>
        </table:table-row>
        <table:table-row table:style-name="TableLine94039184488448">
          <table:table-cell table:style-name="Table14.A2" office:value-type="string">
            <text:p text:style-name="P517">unicode</text:p>
          </table:table-cell>
          <table:table-cell table:style-name="Table14.A2" office:value-type="string">
            <text:p text:style-name="P520">varchar(12)</text:p>
          </table:table-cell>
          <table:table-cell table:style-name="Table14.A2" office:value-type="string">
            <text:p text:style-name="P523">Not null </text:p>
          </table:table-cell>
          <table:table-cell table:style-name="Table14.D2" office:value-type="string">
            <text:p text:style-name="P336"/>
          </table:table-cell>
        </table:table-row>
      </table:table>
      <text:p text:style-name="P275"/>
      <text:list xml:id="list2873065748" text:style-name="L41">
        <text:list-item>
          <text:list>
            <text:list-item>
              <text:p text:style-name="P1461">ارتباطات : </text:p>
              <text:list>
                <text:list-item>
                  <text:p text:style-name="P1462">users : </text:p>
                  <text:list>
                    <text:list-item>
                      <text:p text:style-name="P1463">نوع : <text:span text:style-name="T460">1 به n </text:span></text:p>
                    </text:list-item>
                    <text:list-item>
                      <text:p text:style-name="P1463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1605838467089" text:continue-numbering="true" text:style-name="L41">
        <text:list-item>
          <text:list>
            <text:list-item>
              <text:list>
                <text:list-item>
                  <text:p text:style-name="P1464">dates : </text:p>
                  <text:list>
                    <text:list-item>
                      <text:p text:style-name="P1465">نوع : <text:span text:style-name="T369">1 به n</text:span></text:p>
                    </text:list-item>
                    <text:list-item>
                      <text:p text:style-name="P1296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1606878056611" text:continue-numbering="true" text:style-name="L41">
        <text:list-item>
          <text:list>
            <text:list-item>
              <text:list>
                <text:list-item>
                  <text:p text:style-name="P1466">iconables : </text:p>
                  <text:list>
                    <text:list-item>
                      <text:p text:style-name="P1468">نوع : <text:span text:style-name="T395">1 به n</text:span></text:p>
                    </text:list-item>
                    <text:list-item>
                      <text:p text:style-name="P1469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61605408618193" text:continue-numbering="true" text:style-name="L41">
        <text:list-item>
          <text:list>
            <text:list-item>
              <text:list>
                <text:list-item>
                  <text:p text:style-name="P1472">icon_groups : </text:p>
                  <text:list>
                    <text:list-item>
                      <text:p text:style-name="P1474">نوع : </text:p>
                    </text:list-item>
                    <text:list-item>
                      <text:p text:style-name="P1474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474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tab/><text:tab/><text:tab/><text:span text:style-name="T414">icon_groupables </text:span></text:p>
      <text:p text:style-name="P67"/>
      <text:p text:style-name="P67"/>
      <text:p text:style-name="P67"/>
      <text:p text:style-name="P67"/>
      <text:p text:style-name="P67"><text:soft-page-break/></text:p>
      <text:list xml:id="list1262942039" text:style-name="L42">
        <text:list-item>
          <text:list>
            <text:list-item>
              <text:list>
                <text:list-item>
                  <text:p text:style-name="P1297"><text:span text:style-name="T440">icon_groupables </text:span><text:span text:style-name="T424"><text:s/></text:span></text:p>
                  <text:list>
                    <text:list-item>
                      <text:p text:style-name="P1476">نوع : <text:span text:style-name="T427">1 به n </text:span></text:p>
                    </text:list-item>
                    <text:list-item>
                      <text:p text:style-name="P1476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606728487715" text:continue-list="list161605408618193" text:style-name="L41">
        <text:list-item>
          <text:p text:style-name="P1982">custom_icons : <text:span text:style-name="T380">در این جدول ایکون های custom ذخیره میشوند !!!</text:span></text:p>
        </text:list-item>
      </text:list>
      <text:p text:style-name="P54"/>
      <text:list xml:id="list161606427237329" text:continue-numbering="true" text:style-name="L41">
        <text:list-item>
          <text:list>
            <text:list-item>
              <text:p text:style-name="P1478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039184525808">
          <table:table-cell table:style-name="Table15.A1" office:value-type="string">
            <text:p text:style-name="P384">Name</text:p>
          </table:table-cell>
          <table:table-cell table:style-name="Table15.A1" office:value-type="string">
            <text:p text:style-name="P384">Data Type</text:p>
          </table:table-cell>
          <table:table-cell table:style-name="Table15.A1" office:value-type="string">
            <text:p text:style-name="P384">Attributes</text:p>
          </table:table-cell>
          <table:table-cell table:style-name="Table15.D1" office:value-type="string">
            <text:p text:style-name="P384">Comment</text:p>
          </table:table-cell>
        </table:table-row>
        <table:table-row table:style-name="TableLine94039184588448">
          <table:table-cell table:style-name="Table15.A2" office:value-type="string">
            <text:p text:style-name="P529">id</text:p>
          </table:table-cell>
          <table:table-cell table:style-name="Table15.A2" office:value-type="string">
            <text:p text:style-name="P528">Big int</text:p>
          </table:table-cell>
          <table:table-cell table:style-name="Table15.A2" office:value-type="string">
            <text:p text:style-name="P528">Unsigned , index , </text:p>
            <text:p text:style-name="P528">not null , </text:p>
            <text:p text:style-name="P525">unique , </text:p>
            <text:p text:style-name="P525">primary key , </text:p>
            <text:p text:style-name="P525">auto increment</text:p>
          </table:table-cell>
          <table:table-cell table:style-name="Table15.D2" office:value-type="string">
            <text:p text:style-name="P336"/>
          </table:table-cell>
        </table:table-row>
        <table:table-row table:style-name="TableLine94039184549984">
          <table:table-cell table:style-name="Table15.A2" office:value-type="string">
            <text:p text:style-name="P529">name</text:p>
          </table:table-cell>
          <table:table-cell table:style-name="Table15.A2" office:value-type="string">
            <text:p text:style-name="P526">varchar(48)</text:p>
          </table:table-cell>
          <table:table-cell table:style-name="Table15.A2" office:value-type="string">
            <text:p text:style-name="P527">Not null </text:p>
          </table:table-cell>
          <table:table-cell table:style-name="Table15.D2" office:value-type="string">
            <text:p text:style-name="P336"/>
          </table:table-cell>
        </table:table-row>
      </table:table>
      <text:p text:style-name="P276"/>
      <text:list xml:id="list1298119739" text:style-name="L43">
        <text:list-item>
          <text:list>
            <text:list-item>
              <text:p text:style-name="P1479">روابط : </text:p>
              <text:list>
                <text:list-item>
                  <text:p text:style-name="P1480">users : </text:p>
                  <text:list>
                    <text:list-item>
                      <text:p text:style-name="P1480">نوع : <text:span text:style-name="T464">1 به n </text:span></text:p>
                    </text:list-item>
                    <text:list-item>
                      <text:p text:style-name="P1481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1605263447251" text:continue-numbering="true" text:style-name="L43">
        <text:list-item>
          <text:list>
            <text:list-item>
              <text:list>
                <text:list-item>
                  <text:p text:style-name="P1479">dates : </text:p>
                  <text:list>
                    <text:list-item>
                      <text:p text:style-name="P1482">نوع : <text:span text:style-name="T382">1 به n</text:span></text:p>
                    </text:list-item>
                    <text:list-item>
                      <text:p text:style-name="P1482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61606743876341" text:continue-numbering="true" text:style-name="L43">
        <text:list-item>
          <text:list>
            <text:list-item>
              <text:list>
                <text:list-item>
                  <text:p text:style-name="P1483">media : </text:p>
                  <text:list>
                    <text:list-item>
                      <text:p text:style-name="P1413">نوع : <text:span text:style-name="T387">1 به 1 </text:span></text:p>
                    </text:list-item>
                    <text:list-item>
                      <text:p text:style-name="P1413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61606708875825" text:continue-numbering="true" text:style-name="L43">
        <text:list-item>
          <text:list>
            <text:list-item>
              <text:list>
                <text:list-item>
                  <text:p text:style-name="P1467">iconables : </text:p>
                  <text:list>
                    <text:list-item>
                      <text:p text:style-name="P1470">نوع : <text:span text:style-name="T395">1 به n</text:span></text:p>
                    </text:list-item>
                    <text:list-item>
                      <text:p text:style-name="P1471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list xml:id="list161605965824948" text:continue-numbering="true" text:style-name="L43">
        <text:list-item>
          <text:list>
            <text:list-item>
              <text:list>
                <text:list-item>
                  <text:p text:style-name="P1484"><text:soft-page-break/>icon_groups : </text:p>
                  <text:list>
                    <text:list-item>
                      <text:p text:style-name="P1486">نوع :‌<text:span text:style-name="T415">n به n</text:span></text:p>
                    </text:list-item>
                    <text:list-item>
                      <text:p text:style-name="P1488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48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1315819340" text:style-name="L44">
        <text:list-item>
          <text:list>
            <text:list-item>
              <text:list>
                <text:list-item>
                  <text:p text:style-name="P1299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61604978328562" text:continue-list="list1262942039" text:style-name="L42">
        <text:list-item>
          <text:list>
            <text:list-item>
              <text:list>
                <text:list-item>
                  <text:list>
                    <text:list-item>
                      <text:p text:style-name="P1490">نوع : <text:span text:style-name="T433">1 به n </text:span></text:p>
                    </text:list-item>
                    <text:list-item>
                      <text:p text:style-name="P1490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61606138205399" text:continue-list="list161605965824948" text:style-name="L43">
        <text:list-item>
          <text:p text:style-name="P1983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58"><text:tab/><text:span text:style-name="T393">این جدول بین چندین موجودیت share میشود </text:span></text:p>
      <text:list xml:id="list161606762261982" text:continue-numbering="true" text:style-name="L43">
        <text:list-header>
          <text:p text:style-name="P1492"/>
        </text:list-header>
      </text:list>
      <text:p text:style-name="P57"/>
      <text:list xml:id="list161606699713712" text:continue-numbering="true" text:style-name="L43">
        <text:list-item>
          <text:list>
            <text:list-item>
              <text:p text:style-name="P1493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039184705264">
          <table:table-cell table:style-name="Table16.A1" office:value-type="string">
            <text:p text:style-name="P384">Name</text:p>
          </table:table-cell>
          <table:table-cell table:style-name="Table16.A1" office:value-type="string">
            <text:p text:style-name="P384">Data Type</text:p>
          </table:table-cell>
          <table:table-cell table:style-name="Table16.A1" office:value-type="string">
            <text:p text:style-name="P384">Attributes</text:p>
          </table:table-cell>
          <table:table-cell table:style-name="Table16.D1" office:value-type="string">
            <text:p text:style-name="P384">Comment</text:p>
          </table:table-cell>
        </table:table-row>
        <table:table-row table:style-name="TableLine94039184724976">
          <table:table-cell table:style-name="Table16.A2" office:value-type="string">
            <text:p text:style-name="P530">id</text:p>
          </table:table-cell>
          <table:table-cell table:style-name="Table16.A2" office:value-type="string">
            <text:p text:style-name="P533">Big int </text:p>
          </table:table-cell>
          <table:table-cell table:style-name="Table16.A2" office:value-type="string">
            <text:p text:style-name="P533">Unsigned , </text:p>
            <text:p text:style-name="P534">not null , </text:p>
            <text:p text:style-name="P535">primary key , </text:p>
            <text:p text:style-name="P535">auto increment,</text:p>
            <text:p text:style-name="P536">unique , </text:p>
            <text:p text:style-name="P537">index </text:p>
          </table:table-cell>
          <table:table-cell table:style-name="Table16.D2" office:value-type="string">
            <text:p text:style-name="P336"/>
          </table:table-cell>
        </table:table-row>
        <table:table-row table:style-name="TableLine94039184726448">
          <table:table-cell table:style-name="Table16.A2" office:value-type="string">
            <text:p text:style-name="P531">object_type</text:p>
          </table:table-cell>
          <table:table-cell table:style-name="Table16.A2" office:value-type="string">
            <text:p text:style-name="P539">varchar(255)</text:p>
          </table:table-cell>
          <table:table-cell table:style-name="Table16.A2" office:value-type="string">
            <text:p text:style-name="P545">Not null </text:p>
          </table:table-cell>
          <table:table-cell table:style-name="Table16.D2" office:value-type="string">
            <text:p text:style-name="P336"/>
          </table:table-cell>
        </table:table-row>
        <table:table-row table:style-name="TableLine94039184727360">
          <table:table-cell table:style-name="Table16.A2" office:value-type="string">
            <text:p text:style-name="P531">object_id</text:p>
          </table:table-cell>
          <table:table-cell table:style-name="Table16.A2" office:value-type="string">
            <text:p text:style-name="P541">Big int </text:p>
          </table:table-cell>
          <table:table-cell table:style-name="Table16.A2" office:value-type="string">
            <text:p text:style-name="P540">Unsigned ,</text:p>
            <text:p text:style-name="P540"><text:s/><text:span text:style-name="T394">not null </text:span></text:p>
          </table:table-cell>
          <table:table-cell table:style-name="Table16.D2" office:value-type="string">
            <text:p text:style-name="P336"/>
          </table:table-cell>
        </table:table-row>
        <table:table-row table:style-name="TableLine94039184728320">
          <table:table-cell table:style-name="Table16.A2" office:value-type="string">
            <text:p text:style-name="P532">icon_type</text:p>
          </table:table-cell>
          <table:table-cell table:style-name="Table16.A2" office:value-type="string">
            <text:p text:style-name="P538">varchar(255)</text:p>
          </table:table-cell>
          <table:table-cell table:style-name="Table16.A2" office:value-type="string">
            <text:p text:style-name="P545">Not null </text:p>
          </table:table-cell>
          <table:table-cell table:style-name="Table16.D2" office:value-type="string">
            <text:p text:style-name="P546">Custom || font </text:p>
          </table:table-cell>
        </table:table-row>
        <table:table-row table:style-name="TableLine94039184729504">
          <table:table-cell table:style-name="Table16.A2" office:value-type="string">
            <text:p text:style-name="P532">icon_id</text:p>
          </table:table-cell>
          <table:table-cell table:style-name="Table16.A2" office:value-type="string">
            <text:p text:style-name="P541">Big int </text:p>
          </table:table-cell>
          <table:table-cell table:style-name="Table16.A2" office:value-type="string">
            <text:p text:style-name="P540">Unsigned ,</text:p>
            <text:p text:style-name="P540"><text:s/><text:span text:style-name="T394">not null </text:span></text:p>
          </table:table-cell>
          <table:table-cell table:style-name="Table16.D2" office:value-type="string">
            <text:p text:style-name="P336"/>
          </table:table-cell>
        </table:table-row>
      </table:table>
      <text:p text:style-name="P277"/>
      <text:list xml:id="list4022054587" text:style-name="L45">
        <text:list-item>
          <text:list>
            <text:list-item>
              <text:p text:style-name="P1494">روابط : </text:p>
              <text:list>
                <text:list-item>
                  <text:p text:style-name="P1495">font_icons : </text:p>
                  <text:list>
                    <text:list-item>
                      <text:p text:style-name="P1496">نوع <text:s/>:‌<text:span text:style-name="T395">1 به n</text:span></text:p>
                    </text:list-item>
                    <text:list-item>
                      <text:p text:style-name="P1496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61605478145750" text:continue-numbering="true" text:style-name="L45">
        <text:list-item>
          <text:list>
            <text:list-item>
              <text:list>
                <text:list-item>
                  <text:p text:style-name="P1497">custom_icons : </text:p>
                  <text:list>
                    <text:list-item>
                      <text:p text:style-name="P1497">نوع : <text:span text:style-name="T395">1 به n</text:span></text:p>
                    </text:list-item>
                    <text:list-item>
                      <text:p text:style-name="P1497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300"><text:span text:style-name="T408">icon_groups</text:span><text:span text:style-name="T409"> : </text:span></text:p>
                  <text:list>
                    <text:list-item>
                      <text:p text:style-name="P1498">نوع : <text:span text:style-name="T404">1 به 1 </text:span></text:p>
                    </text:list-item>
                    <text:list-item>
                      <text:p text:style-name="P1498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4">icon_groups : <text:span text:style-name="T399">این جدول برای ساخت گروه هایی برای icon ساخته شده </text:span></text:p>
        </text:list-item>
      </text:list>
      <text:p text:style-name="P62"/>
      <text:list xml:id="list161606331725977" text:continue-numbering="true" text:style-name="L45">
        <text:list-item>
          <text:list>
            <text:list-item>
              <text:p text:style-name="P1500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039184774416">
          <table:table-cell table:style-name="Table17.A1" office:value-type="string">
            <text:p text:style-name="P384">Name</text:p>
          </table:table-cell>
          <table:table-cell table:style-name="Table17.A1" office:value-type="string">
            <text:p text:style-name="P384">Data Type</text:p>
          </table:table-cell>
          <table:table-cell table:style-name="Table17.A1" office:value-type="string">
            <text:p text:style-name="P384">Attributes</text:p>
          </table:table-cell>
          <table:table-cell table:style-name="Table17.D1" office:value-type="string">
            <text:p text:style-name="P384">Comment</text:p>
          </table:table-cell>
        </table:table-row>
        <table:table-row table:style-name="TableLine94039184794080">
          <table:table-cell table:style-name="Table17.A2" office:value-type="string">
            <text:p text:style-name="P530">id</text:p>
          </table:table-cell>
          <table:table-cell table:style-name="Table17.A2" office:value-type="string">
            <text:p text:style-name="P533">Big int </text:p>
          </table:table-cell>
          <table:table-cell table:style-name="Table17.A2" office:value-type="string">
            <text:p text:style-name="P533">Unsigned , </text:p>
            <text:p text:style-name="P534">not null , </text:p>
            <text:p text:style-name="P535">primary key , </text:p>
            <text:p text:style-name="P535">auto increment,</text:p>
            <text:p text:style-name="P536">unique , </text:p>
            <text:p text:style-name="P537">index </text:p>
          </table:table-cell>
          <table:table-cell table:style-name="Table17.D2" office:value-type="string">
            <text:p text:style-name="P336"/>
          </table:table-cell>
        </table:table-row>
        <table:table-row table:style-name="TableLine94039184795424">
          <table:table-cell table:style-name="Table17.A2" office:value-type="string">
            <text:p text:style-name="P542">name</text:p>
          </table:table-cell>
          <table:table-cell table:style-name="Table17.A2" office:value-type="string">
            <text:p text:style-name="P543">varchar(48)</text:p>
          </table:table-cell>
          <table:table-cell table:style-name="Table17.A2" office:value-type="string">
            <text:p text:style-name="P544">Not null , <text:span text:style-name="T400">unique </text:span></text:p>
          </table:table-cell>
          <table:table-cell table:style-name="Table17.D2" office:value-type="string">
            <text:p text:style-name="P336"/>
          </table:table-cell>
        </table:table-row>
      </table:table>
      <text:p text:style-name="P278"/>
      <text:p text:style-name="P278"/>
      <text:list xml:id="list2480812338" text:style-name="L46">
        <text:list-item>
          <text:list>
            <text:list-item>
              <text:p text:style-name="P1501">روابط :‌</text:p>
            </text:list-item>
          </text:list>
        </text:list-item>
      </text:list>
      <text:p text:style-name="P75"/>
      <text:list xml:id="list161605078766104" text:continue-numbering="true" text:style-name="L46">
        <text:list-item>
          <text:list>
            <text:list-item>
              <text:list>
                <text:list-item>
                  <text:p text:style-name="P1502">users : </text:p>
                  <text:list>
                    <text:list-item>
                      <text:p text:style-name="P1503">نوع : <text:span text:style-name="T469">1 به n </text:span></text:p>
                    </text:list-item>
                    <text:list-item>
                      <text:p text:style-name="P1503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61605258019708" text:continue-numbering="true" text:style-name="L46">
        <text:list-item>
          <text:list>
            <text:list-item>
              <text:list>
                <text:list-item>
                  <text:p text:style-name="P1504">dates : </text:p>
                  <text:list>
                    <text:list-item>
                      <text:p text:style-name="P1504">نوع : <text:span text:style-name="T401">1 به N </text:span></text:p>
                    </text:list-item>
                    <text:list-item>
                      <text:p text:style-name="P1504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61606517202110" text:continue-numbering="true" text:style-name="L46">
        <text:list-item>
          <text:list>
            <text:list-item>
              <text:list>
                <text:list-item>
                  <text:p text:style-name="P1505">iconable : </text:p>
                  <text:list>
                    <text:list-item>
                      <text:p text:style-name="P1499">نوع : <text:span text:style-name="T404">1 به 1 </text:span></text:p>
                    </text:list-item>
                    <text:list-item>
                      <text:p text:style-name="P149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61604863741742" text:continue-list="list161606427237329" text:style-name="L41">
        <text:list-item>
          <text:list>
            <text:list-item>
              <text:list>
                <text:list-item>
                  <text:p text:style-name="P1473"><text:span text:style-name="T412">font_icons</text:span> : </text:p>
                  <text:list>
                    <text:list-item>
                      <text:p text:style-name="P1475">نوع : </text:p>
                    </text:list-item>
                    <text:list-item>
                      <text:p text:style-name="P147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47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414">icon_groupables </text:span></text:p>
      <text:p text:style-name="P1239"/>
      <text:list xml:id="list161606959291550" text:continue-list="list161606699713712" text:style-name="L43">
        <text:list-item>
          <text:list>
            <text:list-item>
              <text:list>
                <text:list-item>
                  <text:p text:style-name="P1485"><text:span text:style-name="T416"><text:s/>custom_icons</text:span> : </text:p>
                  <text:list>
                    <text:list-item>
                      <text:p text:style-name="P1487">نوع :‌<text:span text:style-name="T415">n به n</text:span></text:p>
                    </text:list-item>
                    <text:list-item>
                      <text:p text:style-name="P148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48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419">icon_groupable </text:span></text:p>
      <text:p text:style-name="P69"/>
      <text:list xml:id="list161605499358923" text:continue-list="list161604978328562" text:style-name="L42">
        <text:list-item>
          <text:list>
            <text:list-item>
              <text:list>
                <text:list-item>
                  <text:p text:style-name="P1298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506">نوع : <text:span text:style-name="T441">1 به n </text:span></text:p>
                    </text:list-item>
                    <text:list-item>
                      <text:p text:style-name="P1506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73095461" text:style-name="L47">
        <text:list-item>
          <text:p text:style-name="P1971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61604872555494" text:continue-numbering="true" text:style-name="L47">
        <text:list-item>
          <text:list>
            <text:list-item>
              <text:p text:style-name="P1508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039184842752">
          <table:table-cell table:style-name="Table18.A1" office:value-type="string">
            <text:p text:style-name="P384">Name</text:p>
          </table:table-cell>
          <table:table-cell table:style-name="Table18.A1" office:value-type="string">
            <text:p text:style-name="P384">Data Type</text:p>
          </table:table-cell>
          <table:table-cell table:style-name="Table18.A1" office:value-type="string">
            <text:p text:style-name="P384">Attributes</text:p>
          </table:table-cell>
          <table:table-cell table:style-name="Table18.D1" office:value-type="string">
            <text:p text:style-name="P384">Comment</text:p>
          </table:table-cell>
        </table:table-row>
        <table:table-row table:style-name="TableLine94039184914800">
          <table:table-cell table:style-name="Table18.A2" office:value-type="string">
            <text:p text:style-name="P547">id</text:p>
          </table:table-cell>
          <table:table-cell table:style-name="Table18.A2" office:value-type="string">
            <text:p text:style-name="P550">Big int </text:p>
          </table:table-cell>
          <table:table-cell table:style-name="Table18.A2" office:value-type="string">
            <text:p text:style-name="P555">Unsigned ,</text:p>
            <text:p text:style-name="P557">not null ,</text:p>
            <text:p text:style-name="P556">unique , </text:p>
            <text:p text:style-name="P556">primary key , </text:p>
            <text:p text:style-name="P556">auto increment , </text:p>
            <text:p text:style-name="P556">index , </text:p>
          </table:table-cell>
          <table:table-cell table:style-name="Table18.D2" office:value-type="string">
            <text:p text:style-name="P336"/>
          </table:table-cell>
        </table:table-row>
        <table:table-row table:style-name="TableLine94039184917104">
          <table:table-cell table:style-name="Table18.A2" office:value-type="string">
            <text:p text:style-name="P548">icon_type</text:p>
          </table:table-cell>
          <table:table-cell table:style-name="Table18.A2" office:value-type="string">
            <text:p text:style-name="P551">varchar(255)</text:p>
          </table:table-cell>
          <table:table-cell table:style-name="Table18.A2" office:value-type="string">
            <text:p text:style-name="P558">not null ,</text:p>
          </table:table-cell>
          <table:table-cell table:style-name="Table18.D2" office:value-type="string">
            <text:p text:style-name="P336"/>
          </table:table-cell>
        </table:table-row>
        <table:table-row table:style-name="TableLine94039184918016">
          <table:table-cell table:style-name="Table18.A2" office:value-type="string">
            <text:p text:style-name="P548">icon_id</text:p>
          </table:table-cell>
          <table:table-cell table:style-name="Table18.A2" office:value-type="string">
            <text:p text:style-name="P552">Big int </text:p>
          </table:table-cell>
          <table:table-cell table:style-name="Table18.A2" office:value-type="string">
            <text:p text:style-name="P554">Unsigned ,</text:p>
            <text:p text:style-name="P558">not null ,</text:p>
          </table:table-cell>
          <table:table-cell table:style-name="Table18.D2" office:value-type="string">
            <text:p text:style-name="P336"/>
          </table:table-cell>
        </table:table-row>
        <table:table-row table:style-name="TableLine94039184918976">
          <table:table-cell table:style-name="Table18.A2" office:value-type="string">
            <text:p text:style-name="P549">icon_group_id</text:p>
          </table:table-cell>
          <table:table-cell table:style-name="Table18.A2" office:value-type="string">
            <text:p text:style-name="P553">Big int </text:p>
          </table:table-cell>
          <table:table-cell table:style-name="Table18.A2" office:value-type="string">
            <text:p text:style-name="P554">Unsigned ,</text:p>
            <text:p text:style-name="P558">not null ,</text:p>
            <text:p text:style-name="P674">foreign key icon_groups(id)</text:p>
            <text:p text:style-name="P429"/>
            <text:p text:style-name="P662">on Delete → (<text:span text:style-name="T575">cascade</text:span>)</text:p>
            <text:p text:style-name="P662"/>
            <text:p text:style-name="P662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336"/>
          </table:table-cell>
        </table:table-row>
      </table:table>
      <text:p text:style-name="P279"/>
      <text:p text:style-name="P279"/>
      <text:list xml:id="list161606461636708" text:continue-list="list161605499358923" text:style-name="L42">
        <text:list-item>
          <text:list>
            <text:list-item>
              <text:p text:style-name="P1509">ارتباطات :‌</text:p>
            </text:list-item>
          </text:list>
        </text:list-item>
      </text:list>
      <text:p text:style-name="P70"/>
      <text:list xml:id="list161606726649910" text:continue-numbering="true" text:style-name="L42">
        <text:list-item>
          <text:list>
            <text:list-item>
              <text:list>
                <text:list-item>
                  <text:p text:style-name="P1510">font_icons </text:p>
                  <text:list>
                    <text:list-item>
                      <text:p text:style-name="P1477">نوع : <text:span text:style-name="T427">1 به n </text:span></text:p>
                    </text:list-item>
                    <text:list-item>
                      <text:p text:style-name="P147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61605299734365" text:continue-numbering="true" text:style-name="L42">
        <text:list-item>
          <text:list>
            <text:list-item>
              <text:list>
                <text:list-item>
                  <text:p text:style-name="P1511">custom_icons : </text:p>
                  <text:list>
                    <text:list-item>
                      <text:p text:style-name="P1491">نوع : <text:span text:style-name="T433">1 به n </text:span></text:p>
                    </text:list-item>
                    <text:list-item>
                      <text:p text:style-name="P149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1605593322043" text:continue-numbering="true" text:style-name="L42">
        <text:list-item>
          <text:list>
            <text:list-item>
              <text:list>
                <text:list-item>
                  <text:p text:style-name="P1512">icon_groups : </text:p>
                  <text:list>
                    <text:list-item>
                      <text:p text:style-name="P1507">نوع : <text:span text:style-name="T441">1 به n </text:span></text:p>
                    </text:list-item>
                    <text:list-item>
                      <text:p text:style-name="P150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3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07"/>
      <text:list xml:id="list161606134390563" text:continue-numbering="true" text:style-name="L42">
        <text:list-item>
          <text:list>
            <text:list-item>
              <text:p text:style-name="P1514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039184952608">
          <table:table-cell table:style-name="Table27.A1" office:value-type="string">
            <text:p text:style-name="P384">Name</text:p>
          </table:table-cell>
          <table:table-cell table:style-name="Table27.A1" office:value-type="string">
            <text:p text:style-name="P384">Data Type</text:p>
          </table:table-cell>
          <table:table-cell table:style-name="Table27.A1" office:value-type="string">
            <text:p text:style-name="P384">Attributes</text:p>
          </table:table-cell>
          <table:table-cell table:style-name="Table27.D1" office:value-type="string">
            <text:p text:style-name="P384">Comment</text:p>
          </table:table-cell>
        </table:table-row>
        <table:table-row table:style-name="TableLine94039184980192">
          <table:table-cell table:style-name="Table27.A2" office:value-type="string">
            <text:p text:style-name="P721">id</text:p>
          </table:table-cell>
          <table:table-cell table:style-name="Table27.A2" office:value-type="string">
            <text:p text:style-name="P723">Big int </text:p>
          </table:table-cell>
          <table:table-cell table:style-name="Table27.A2" office:value-type="string">
            <text:p text:style-name="P725">Unsigned , <text:span text:style-name="T642">not null , unique ,</text:span></text:p>
            <text:p text:style-name="P726">primary key , auto increment ,</text:p>
            <text:p text:style-name="P727">index</text:p>
          </table:table-cell>
          <table:table-cell table:style-name="Table27.D2" office:value-type="string">
            <text:p text:style-name="P336"/>
          </table:table-cell>
        </table:table-row>
        <table:table-row table:style-name="TableLine94039184982432">
          <table:table-cell table:style-name="Table27.A2" office:value-type="string">
            <text:p text:style-name="P1258">active</text:p>
          </table:table-cell>
          <table:table-cell table:style-name="Table27.A2" office:value-type="string">
            <text:p text:style-name="P1021">boolean</text:p>
          </table:table-cell>
          <table:table-cell table:style-name="Table27.A2" office:value-type="string">
            <text:p text:style-name="P723">Not null , <text:span text:style-name="T643">defualt </text:span><text:span text:style-name="T644">0</text:span></text:p>
          </table:table-cell>
          <table:table-cell table:style-name="Table27.D2" office:value-type="string">
            <text:p text:style-name="P336"/>
          </table:table-cell>
        </table:table-row>
        <table:table-row table:style-name="TableLine94039184983344">
          <table:table-cell table:style-name="Table27.A2" office:value-type="string">
            <text:p text:style-name="P722">app_setting_id</text:p>
          </table:table-cell>
          <table:table-cell table:style-name="Table27.A2" office:value-type="string">
            <text:p text:style-name="P724">Big int</text:p>
          </table:table-cell>
          <table:table-cell table:style-name="Table27.A2" office:value-type="string">
            <text:p text:style-name="P355"><text:span text:style-name="T645">Nullable </text:span><text:span text:style-name="T646">, </text:span><text:span text:style-name="T650">unsigned</text:span></text:p>
            <text:p text:style-name="P676">foreign key → app_settings(id)</text:p>
            <text:p text:style-name="P436"/>
            <text:p text:style-name="P355"><text:span text:style-name="T574">on Delete → (</text:span><text:span text:style-name="T578">set null</text:span><text:span text:style-name="T574">)</text:span></text:p>
            <text:p text:style-name="P669"/>
            <text:p text:style-name="P669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336"/>
          </table:table-cell>
        </table:table-row>
      </table:table>
      <text:p text:style-name="P290"/>
      <text:list xml:id="list4039046429" text:style-name="L48">
        <text:list-item>
          <text:list>
            <text:list-item>
              <text:p text:style-name="P1515">ارتباطات :‌</text:p>
              <text:list>
                <text:list-item>
                  <text:p text:style-name="P1516">dates :</text:p>
                  <text:list>
                    <text:list-item>
                      <text:p text:style-name="P1517">نوع :‌ <text:span text:style-name="T668">1 به n </text:span></text:p>
                    </text:list-item>
                    <text:list-item>
                      <text:p text:style-name="P1517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1606664999664" text:continue-numbering="true" text:style-name="L48">
        <text:list-item>
          <text:list>
            <text:list-item>
              <text:list>
                <text:list-item>
                  <text:p text:style-name="P1516">users :</text:p>
                  <text:list>
                    <text:list-item>
                      <text:p text:style-name="P1517">نوع :‌<text:span text:style-name="T669">1 به n </text:span></text:p>
                    </text:list-item>
                    <text:list-item>
                      <text:p text:style-name="P1517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1605927437833" text:continue-numbering="true" text:style-name="L48">
        <text:list-item>
          <text:list>
            <text:list-item>
              <text:list>
                <text:list-item>
                  <text:p text:style-name="P1523">app_settings :</text:p>
                  <text:list>
                    <text:list-item>
                      <text:p text:style-name="P1518">نوع :‌<text:span text:style-name="T673">1 به n</text:span></text:p>
                    </text:list-item>
                    <text:list-item>
                      <text:p text:style-name="P1518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1604883898152" text:continue-numbering="true" text:style-name="L48">
        <text:list-item>
          <text:list>
            <text:list-item>
              <text:list>
                <text:list-item>
                  <text:p text:style-name="P1524">media :</text:p>
                  <text:list>
                    <text:list-item>
                      <text:p text:style-name="P1519">نوع :‌ <text:span text:style-name="T674">1 به 1 </text:span></text:p>
                    </text:list-item>
                    <text:list-item>
                      <text:p text:style-name="P1519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/>
      <text:p text:style-name="P111"/>
      <text:list xml:id="list161606822833394" text:continue-numbering="true" text:style-name="L48">
        <text:list-item>
          <text:list>
            <text:list-item>
              <text:list>
                <text:list-item>
                  <text:p text:style-name="P1301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520">نوع :‌<text:span text:style-name="T679">1 به n </text:span></text:p>
                    </text:list-item>
                    <text:list-item>
                      <text:p text:style-name="P1521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08"/>
      <text:list xml:id="list161606921763613" text:continue-numbering="true" text:style-name="L48">
        <text:list-item>
          <text:p text:style-name="P1985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3"/>
      <text:list xml:id="list161605392886982" text:continue-numbering="true" text:style-name="L48">
        <text:list-item>
          <text:list>
            <text:list-item>
              <text:p text:style-name="P1525">ستون ها </text:p>
            </text:list-item>
          </text:list>
        </text:list-item>
      </text:list>
      <text:p text:style-name="P114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039185001936">
          <table:table-cell table:style-name="Table28.A1" office:value-type="string">
            <text:p text:style-name="P384">Name</text:p>
          </table:table-cell>
          <table:table-cell table:style-name="Table28.A1" office:value-type="string">
            <text:p text:style-name="P384">Data Type</text:p>
          </table:table-cell>
          <table:table-cell table:style-name="Table28.A1" office:value-type="string">
            <text:p text:style-name="P384">Attributes</text:p>
          </table:table-cell>
          <table:table-cell table:style-name="Table28.D1" office:value-type="string">
            <text:p text:style-name="P384">Comment</text:p>
          </table:table-cell>
        </table:table-row>
        <table:table-row table:style-name="TableLine94039185081872">
          <table:table-cell table:style-name="Table28.A2" office:value-type="string">
            <text:p text:style-name="P728">id</text:p>
          </table:table-cell>
          <table:table-cell table:style-name="Table28.A2" office:value-type="string">
            <text:p text:style-name="P732">Big int</text:p>
          </table:table-cell>
          <table:table-cell table:style-name="Table28.A2" office:value-type="string">
            <text:p text:style-name="P737">Unsigned , <text:span text:style-name="T658">not null , unique , </text:span><text:span text:style-name="T659">index , primary key , </text:span></text:p>
            <text:p text:style-name="P743">auto increment</text:p>
          </table:table-cell>
          <table:table-cell table:style-name="Table28.D2" office:value-type="string">
            <text:p text:style-name="P336"/>
          </table:table-cell>
        </table:table-row>
        <table:table-row table:style-name="TableLine94039185084144">
          <table:table-cell table:style-name="Table28.A2" office:value-type="string">
            <text:p text:style-name="P729">title</text:p>
          </table:table-cell>
          <table:table-cell table:style-name="Table28.A2" office:value-type="string">
            <text:p text:style-name="P35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738">Not null</text:p>
          </table:table-cell>
          <table:table-cell table:style-name="Table28.D2" office:value-type="string">
            <text:p text:style-name="P336"/>
          </table:table-cell>
        </table:table-row>
        <table:table-row table:style-name="TableLine94039185085056">
          <table:table-cell table:style-name="Table28.A2" office:value-type="string">
            <text:p text:style-name="P729">caption</text:p>
          </table:table-cell>
          <table:table-cell table:style-name="Table28.A2" office:value-type="string">
            <text:p text:style-name="P733">varchar(400)</text:p>
          </table:table-cell>
          <table:table-cell table:style-name="Table28.A2" office:value-type="string">
            <text:p text:style-name="P738">Not null</text:p>
          </table:table-cell>
          <table:table-cell table:style-name="Table28.D2" office:value-type="string">
            <text:p text:style-name="P336"/>
          </table:table-cell>
        </table:table-row>
        <table:table-row table:style-name="TableLine94039185086016">
          <table:table-cell table:style-name="Table28.A2" office:value-type="string">
            <text:p text:style-name="P730">job_information_id</text:p>
          </table:table-cell>
          <table:table-cell table:style-name="Table28.A2" office:value-type="string">
            <text:p text:style-name="P734">Big int</text:p>
          </table:table-cell>
          <table:table-cell table:style-name="Table28.A2" office:value-type="string">
            <text:p text:style-name="P736">Unsigned , <text:span text:style-name="T664">not null ,</text:span></text:p>
            <text:p text:style-name="P739">foreign key → job_informations(<text:span text:style-name="T665">id</text:span>)</text:p>
            <text:p text:style-name="P739"/>
            <text:p text:style-name="P740">on Delete → (<text:span text:style-name="T666">cascade</text:span>)</text:p>
            <text:p text:style-name="P740">on Update → (<text:span text:style-name="T667">cascade</text:span>)</text:p>
          </table:table-cell>
          <table:table-cell table:style-name="Table28.D2" office:value-type="string">
            <text:p text:style-name="P336"/>
          </table:table-cell>
        </table:table-row>
        <table:table-row table:style-name="TableLine94039185087280">
          <table:table-cell table:style-name="Table28.A2" office:value-type="string">
            <text:p text:style-name="P731">language_id</text:p>
          </table:table-cell>
          <table:table-cell table:style-name="Table28.A2" office:value-type="string">
            <text:p text:style-name="P735">Big int</text:p>
          </table:table-cell>
          <table:table-cell table:style-name="Table28.A2" office:value-type="string">
            <text:p text:style-name="P736">Unsigned , <text:span text:style-name="T657">not null , </text:span></text:p>
            <text:p text:style-name="P742">foreign key → </text:p>
            <text:p text:style-name="P742"/>
            <text:p text:style-name="P742">languages (id)</text:p>
            <text:p text:style-name="P742"/>
            <text:p text:style-name="P741">on Delete → (<text:span text:style-name="T666">cascade</text:span>)</text:p>
            <text:p text:style-name="P741">on Update → (<text:span text:style-name="T667">cascade</text:span>)</text:p>
          </table:table-cell>
          <table:table-cell table:style-name="Table28.D2" office:value-type="string">
            <text:p text:style-name="P336"/>
          </table:table-cell>
        </table:table-row>
      </table:table>
      <text:p text:style-name="P291"/>
      <text:list xml:id="list4148042978" text:style-name="L49">
        <text:list-item>
          <text:list>
            <text:list-item>
              <text:p text:style-name="P1526">ارتباطات :‌</text:p>
              <text:list>
                <text:list-item>
                  <text:p text:style-name="P1527">job_informations : </text:p>
                  <text:list>
                    <text:list-item>
                      <text:p text:style-name="P1522">نوع :‌<text:span text:style-name="T679">1 به n </text:span></text:p>
                    </text:list-item>
                    <text:list-item>
                      <text:p text:style-name="P152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1606877386363" text:continue-numbering="true" text:style-name="L49">
        <text:list-item>
          <text:list>
            <text:list-item>
              <text:list>
                <text:list-item>
                  <text:p text:style-name="P1528">languages : </text:p>
                  <text:list>
                    <text:list-item>
                      <text:p text:style-name="P1529">نوع : <text:span text:style-name="T685">1 به n </text:span></text:p>
                    </text:list-item>
                    <text:list-item>
                      <text:p text:style-name="P1529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605984401917" text:continue-list="list161606134390563" text:style-name="L42">
        <text:list-item>
          <text:p text:style-name="P1972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4"/>
      <text:list xml:id="list161606455979819" text:continue-numbering="true" text:style-name="L42">
        <text:list-item>
          <text:list>
            <text:list-item>
              <text:p text:style-name="P1530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039185123440">
          <table:table-cell table:style-name="Table19.A1" office:value-type="string">
            <text:p text:style-name="P384">Name</text:p>
          </table:table-cell>
          <table:table-cell table:style-name="Table19.A1" office:value-type="string">
            <text:p text:style-name="P384">Data Type</text:p>
          </table:table-cell>
          <table:table-cell table:style-name="Table19.A1" office:value-type="string">
            <text:p text:style-name="P384">Attributes</text:p>
          </table:table-cell>
          <table:table-cell table:style-name="Table19.D1" office:value-type="string">
            <text:p text:style-name="P384">Comment</text:p>
          </table:table-cell>
        </table:table-row>
        <table:table-row table:style-name="TableLine94039185150000">
          <table:table-cell table:style-name="Table19.A2" office:value-type="string">
            <text:p text:style-name="P567">id</text:p>
          </table:table-cell>
          <table:table-cell table:style-name="Table19.A2" office:value-type="string">
            <text:p text:style-name="P565">Big int </text:p>
          </table:table-cell>
          <table:table-cell table:style-name="Table19.A2" office:value-type="string">
            <text:p text:style-name="P562">Unsigned ,index,unique, </text:p>
            <text:p text:style-name="P563">primary key ,<text:span text:style-name="T449">not null ,</text:span></text:p>
            <text:p text:style-name="P564">auto increment </text:p>
          </table:table-cell>
          <table:table-cell table:style-name="Table19.D2" office:value-type="string">
            <text:p text:style-name="P336"/>
          </table:table-cell>
        </table:table-row>
        <table:table-row table:style-name="TableLine94039185152336">
          <table:table-cell table:style-name="Table19.A2" office:value-type="string">
            <text:p text:style-name="P1259">active</text:p>
          </table:table-cell>
          <table:table-cell table:style-name="Table19.A2" office:value-type="string">
            <text:p text:style-name="P1022">boolean</text:p>
          </table:table-cell>
          <table:table-cell table:style-name="Table19.A2" office:value-type="string">
            <text:p text:style-name="P561">Not null , default ‘0’</text:p>
          </table:table-cell>
          <table:table-cell table:style-name="Table19.D2" office:value-type="string">
            <text:p text:style-name="P336"/>
          </table:table-cell>
        </table:table-row>
        <table:table-row table:style-name="TableLine94039185153248">
          <table:table-cell table:style-name="Table19.A2" office:value-type="string">
            <text:p text:style-name="P567">app_setting_id</text:p>
          </table:table-cell>
          <table:table-cell table:style-name="Table19.A2" office:value-type="string">
            <text:p text:style-name="P566">Big int </text:p>
          </table:table-cell>
          <table:table-cell table:style-name="Table19.A2" office:value-type="string">
            <text:p text:style-name="P354"><text:span text:style-name="T645">Nullable </text:span><text:span text:style-name="T646">, </text:span></text:p>
            <text:p text:style-name="P568">unsigned</text:p>
            <text:p text:style-name="P675">foreign key → app_settings(id)</text:p>
            <text:p text:style-name="P430"/>
            <text:p text:style-name="P352"><text:span text:style-name="T574">on Delete → (</text:span><text:span text:style-name="T578">set null</text:span><text:span text:style-name="T574">)</text:span></text:p>
            <text:p text:style-name="P663"/>
            <text:p text:style-name="P663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336"/>
          </table:table-cell>
        </table:table-row>
      </table:table>
      <text:p text:style-name="P280"/>
      <text:p text:style-name="P280"/>
      <text:list xml:id="list3870700039" text:style-name="L50">
        <text:list-item>
          <text:p text:style-name="P1531">ارتباطات :‌</text:p>
          <text:list>
            <text:list-item>
              <text:p text:style-name="P1532">dates : </text:p>
              <text:list>
                <text:list-item>
                  <text:p text:style-name="P1532">نوع : <text:span text:style-name="T473">1 به n </text:span></text:p>
                </text:list-item>
                <text:list-item>
                  <text:p text:style-name="P1533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78"/>
      <text:list xml:id="list161606829827713" text:continue-numbering="true" text:style-name="L50">
        <text:list-item>
          <text:list>
            <text:list-item>
              <text:p text:style-name="P1534">users : </text:p>
              <text:list>
                <text:list-item>
                  <text:p text:style-name="P1535">نوع : <text:span text:style-name="T480">1 به n </text:span></text:p>
                </text:list-item>
                <text:list-item>
                  <text:p text:style-name="P1536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79"/>
      <text:list xml:id="list161605980889349" text:continue-numbering="true" text:style-name="L50">
        <text:list-item>
          <text:list>
            <text:list-item>
              <text:p text:style-name="P1537">app_settings : </text:p>
              <text:list>
                <text:list-item>
                  <text:p text:style-name="P1538">نوع : <text:span text:style-name="T485">1 به n</text:span></text:p>
                </text:list-item>
                <text:list-item>
                  <text:p text:style-name="P1539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06"/>
      <text:p text:style-name="P106"/>
      <text:list xml:id="list161606035542834" text:continue-numbering="true" text:style-name="L50">
        <text:list-item>
          <text:list>
            <text:list-item>
              <text:p text:style-name="P1540"><text:soft-page-break/>media : </text:p>
              <text:list>
                <text:list-item>
                  <text:p text:style-name="P1541">نوع :‌<text:span text:style-name="T491">1 به <text:s/>1</text:span></text:p>
                </text:list-item>
                <text:list-item>
                  <text:p text:style-name="P1302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61606095931823" text:continue-numbering="true" text:style-name="L50">
        <text:list-item>
          <text:list>
            <text:list-item>
              <text:p text:style-name="P1303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542">نوع : <text:span text:style-name="T501">1 به n </text:span></text:p>
                </text:list-item>
                <text:list-item>
                  <text:p text:style-name="P1543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61606680833690" text:continue-list="list161606455979819" text:style-name="L42">
        <text:list-item>
          <text:p text:style-name="P1973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1"/>
      <text:list xml:id="list161606343542318" text:continue-numbering="true" text:style-name="L42">
        <text:list-item>
          <text:list>
            <text:list-item>
              <text:p text:style-name="P1546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039185224800">
          <table:table-cell table:style-name="Table20.A1" office:value-type="string">
            <text:p text:style-name="P384">Name</text:p>
          </table:table-cell>
          <table:table-cell table:style-name="Table20.A1" office:value-type="string">
            <text:p text:style-name="P384">Data Type</text:p>
          </table:table-cell>
          <table:table-cell table:style-name="Table20.A1" office:value-type="string">
            <text:p text:style-name="P384">Attributes</text:p>
          </table:table-cell>
          <table:table-cell table:style-name="Table20.D1" office:value-type="string">
            <text:p text:style-name="P384">Comment</text:p>
          </table:table-cell>
        </table:table-row>
        <table:table-row table:style-name="TableLine94039185219712">
          <table:table-cell table:style-name="Table20.A2" office:value-type="string">
            <text:p text:style-name="P569">Id</text:p>
          </table:table-cell>
          <table:table-cell table:style-name="Table20.A2" office:value-type="string">
            <text:p text:style-name="P570">Big int </text:p>
          </table:table-cell>
          <table:table-cell table:style-name="Table20.A2" office:value-type="string">
            <text:p text:style-name="P574">Unsigned ,</text:p>
            <text:p text:style-name="P574"><text:s/>not null ,index,</text:p>
            <text:p text:style-name="P575">unique , </text:p>
            <text:p text:style-name="P581">auto increment ,</text:p>
            <text:p text:style-name="P576">primary key </text:p>
          </table:table-cell>
          <table:table-cell table:style-name="Table20.D2" office:value-type="string">
            <text:p text:style-name="P336"/>
          </table:table-cell>
        </table:table-row>
        <table:table-row table:style-name="TableLine94039185276224">
          <table:table-cell table:style-name="Table20.A2" office:value-type="string">
            <text:p text:style-name="P569">title</text:p>
          </table:table-cell>
          <table:table-cell table:style-name="Table20.A2" office:value-type="string">
            <text:p text:style-name="P34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577">Not null </text:p>
          </table:table-cell>
          <table:table-cell table:style-name="Table20.D2" office:value-type="string">
            <text:p text:style-name="P336"/>
          </table:table-cell>
        </table:table-row>
        <table:table-row table:style-name="TableLine94039185277136">
          <table:table-cell table:style-name="Table20.A2" office:value-type="string">
            <text:p text:style-name="P569">caption</text:p>
          </table:table-cell>
          <table:table-cell table:style-name="Table20.A2" office:value-type="string">
            <text:p text:style-name="P571">varchar(400)</text:p>
          </table:table-cell>
          <table:table-cell table:style-name="Table20.A2" office:value-type="string">
            <text:p text:style-name="P578">Not null </text:p>
          </table:table-cell>
          <table:table-cell table:style-name="Table20.D2" office:value-type="string">
            <text:p text:style-name="P336"/>
          </table:table-cell>
        </table:table-row>
        <table:table-row table:style-name="TableLine94039185278096">
          <table:table-cell table:style-name="Table20.A2" office:value-type="string">
            <text:p text:style-name="P719">location</text:p>
          </table:table-cell>
          <table:table-cell table:style-name="Table20.A2" office:value-type="string">
            <text:p text:style-name="P35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20">Not null </text:p>
          </table:table-cell>
          <table:table-cell table:style-name="Table20.D2" office:value-type="string">
            <text:p text:style-name="P336"/>
          </table:table-cell>
        </table:table-row>
        <table:table-row table:style-name="TableLine94039185279008">
          <table:table-cell table:style-name="Table20.A2" office:value-type="string">
            <text:p text:style-name="P717">Developer_</text:p>
            <text:p text:style-name="P717">information_id</text:p>
          </table:table-cell>
          <table:table-cell table:style-name="Table20.A2" office:value-type="string">
            <text:p text:style-name="P572">Big int </text:p>
          </table:table-cell>
          <table:table-cell table:style-name="Table20.A2" office:value-type="string">
            <text:p text:style-name="P579">Unsigned,not null,</text:p>
            <text:p text:style-name="P580">foreign key → </text:p>
            <text:p text:style-name="P580"/>
            <text:p text:style-name="P718">Developer_information<text:span text:style-name="T633">s</text:span><text:span text:style-name="T634">(</text:span><text:span text:style-name="T507">id</text:span><text:span text:style-name="T634">)</text:span></text:p>
            <text:p text:style-name="P431"/>
            <text:p text:style-name="P664">on Delete → (<text:span text:style-name="T575">cascade</text:span>)</text:p>
            <text:p text:style-name="P664"/>
            <text:p text:style-name="P664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36"/>
          </table:table-cell>
        </table:table-row>
        <table:table-row table:style-name="TableLine94039185279952">
          <table:table-cell table:style-name="Table20.A2" office:value-type="string">
            <text:p text:style-name="P344"><text:span text:style-name="T500">language</text:span><text:span text:style-name="T499">_id</text:span></text:p>
          </table:table-cell>
          <table:table-cell table:style-name="Table20.A2" office:value-type="string">
            <text:p text:style-name="P573">Big int </text:p>
          </table:table-cell>
          <table:table-cell table:style-name="Table20.A2" office:value-type="string">
            <text:p text:style-name="P582">Unsigned , not null ,</text:p>
            <text:p text:style-name="P582">foreign key → languages(id)</text:p>
            <text:p text:style-name="P432"/>
            <text:p text:style-name="P665">on Delete → (<text:span text:style-name="T575">cascade</text:span>)</text:p>
            <text:p text:style-name="P665"/>
            <text:p text:style-name="P665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36"/>
          </table:table-cell>
        </table:table-row>
      </table:table>
      <text:p text:style-name="P281"/>
      <text:p text:style-name="P281"/>
      <text:list xml:id="list761440442" text:style-name="L51">
        <text:list-item>
          <text:list>
            <text:list-item>
              <text:p text:style-name="P1547">ارتباطات :‌</text:p>
            </text:list-item>
          </text:list>
        </text:list-item>
      </text:list>
      <text:p text:style-name="P82"/>
      <text:list xml:id="list161605537232624" text:continue-numbering="true" text:style-name="L51">
        <text:list-item>
          <text:list>
            <text:list-item>
              <text:list>
                <text:list-item>
                  <text:p text:style-name="P1304"><text:span text:style-name="T635">developer_informations</text:span><text:span text:style-name="T636"> : </text:span></text:p>
                  <text:list>
                    <text:list-item>
                      <text:p text:style-name="P1544">نوع : <text:span text:style-name="T501">1 به n </text:span></text:p>
                    </text:list-item>
                    <text:list-item>
                      <text:p text:style-name="P1545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list xml:id="list161605329851560" text:continue-numbering="true" text:style-name="L51">
        <text:list-item>
          <text:list>
            <text:list-item>
              <text:list>
                <text:list-item>
                  <text:p text:style-name="P1548"><text:soft-page-break/>languages: </text:p>
                  <text:list>
                    <text:list-item>
                      <text:p text:style-name="P1549">نوع : <text:span text:style-name="T508">1 به n</text:span></text:p>
                    </text:list-item>
                    <text:list-item>
                      <text:p text:style-name="P1550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6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3"/>
      <text:list xml:id="list161604945949677" text:continue-numbering="true" text:style-name="L51">
        <text:list-item>
          <text:list>
            <text:list-item>
              <text:p text:style-name="P1551">ستون ها :‌</text:p>
            </text:list-item>
          </text:list>
        </text:list-item>
      </text:list>
      <text:p text:style-name="P8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039185322848">
          <table:table-cell table:style-name="Table21.A1" office:value-type="string">
            <text:p text:style-name="P384">Name</text:p>
          </table:table-cell>
          <table:table-cell table:style-name="Table21.A1" office:value-type="string">
            <text:p text:style-name="P384">Data Type</text:p>
          </table:table-cell>
          <table:table-cell table:style-name="Table21.A1" office:value-type="string">
            <text:p text:style-name="P384">Attributes</text:p>
          </table:table-cell>
          <table:table-cell table:style-name="Table21.D1" office:value-type="string">
            <text:p text:style-name="P384">Comment</text:p>
          </table:table-cell>
        </table:table-row>
        <table:table-row table:style-name="TableLine94039185322560">
          <table:table-cell table:style-name="Table21.A2" office:value-type="string">
            <text:p text:style-name="P1024">Id</text:p>
          </table:table-cell>
          <table:table-cell table:style-name="Table21.A2" office:value-type="string">
            <text:p text:style-name="P1024">Big int </text:p>
          </table:table-cell>
          <table:table-cell table:style-name="Table21.A2" office:value-type="string">
            <text:p text:style-name="P1024">Unsigned ,<text:span text:style-name="T516">not null ,</text:span><text:span text:style-name="T517">index ,unique ,</text:span></text:p>
            <text:p text:style-name="P1025">primary key ,<text:span text:style-name="T518">auto increment</text:span></text:p>
          </table:table-cell>
          <table:table-cell table:style-name="Table21.D2" office:value-type="string">
            <text:p text:style-name="P336"/>
          </table:table-cell>
        </table:table-row>
        <table:table-row table:style-name="TableLine94039185347680">
          <table:table-cell table:style-name="Table21.A2" office:value-type="string">
            <text:p text:style-name="P1026">Name</text:p>
          </table:table-cell>
          <table:table-cell table:style-name="Table21.A2" office:value-type="string">
            <text:p text:style-name="P1026">varchar(14)</text:p>
          </table:table-cell>
          <table:table-cell table:style-name="Table21.A2" office:value-type="string">
            <text:p text:style-name="P1023">Not null </text:p>
          </table:table-cell>
          <table:table-cell table:style-name="Table21.D2" office:value-type="string">
            <text:p text:style-name="P336"/>
          </table:table-cell>
        </table:table-row>
      </table:table>
      <text:p text:style-name="P282"/>
      <text:list xml:id="list2989894206" text:style-name="L52">
        <text:list-item>
          <text:list>
            <text:list-item>
              <text:p text:style-name="P1552">ارتباطات :‌</text:p>
              <text:list>
                <text:list-item>
                  <text:p text:style-name="P1553">dates : </text:p>
                  <text:list>
                    <text:list-item>
                      <text:p text:style-name="P1554">نوع :‌<text:span text:style-name="T519">1 به n</text:span></text:p>
                    </text:list-item>
                    <text:list-item>
                      <text:p text:style-name="P1554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61605104341071" text:continue-numbering="true" text:style-name="L52">
        <text:list-item>
          <text:list>
            <text:list-item>
              <text:list>
                <text:list-item>
                  <text:p text:style-name="P1555">users : </text:p>
                  <text:list>
                    <text:list-item>
                      <text:p text:style-name="P1555">نوع : <text:span text:style-name="T523">1 به n</text:span></text:p>
                    </text:list-item>
                    <text:list-item>
                      <text:p text:style-name="P1556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61605432415810" text:continue-numbering="true" text:style-name="L52">
        <text:list-item>
          <text:list>
            <text:list-item>
              <text:list>
                <text:list-item>
                  <text:p text:style-name="P1557">iconables : </text:p>
                  <text:list>
                    <text:list-item>
                      <text:p text:style-name="P1558">نوع : <text:span text:style-name="T520">1 به 1 </text:span></text:p>
                    </text:list-item>
                    <text:list-item>
                      <text:p text:style-name="P1558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61606350582111" text:continue-numbering="true" text:style-name="L52">
        <text:list-item>
          <text:p text:style-name="P1987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88"/>
      <text:list xml:id="list161605598359942" text:continue-numbering="true" text:style-name="L52">
        <text:list-item>
          <text:list>
            <text:list-item>
              <text:p text:style-name="P1559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039185400080">
          <table:table-cell table:style-name="Table22.A1" office:value-type="string">
            <text:p text:style-name="P384">Name</text:p>
          </table:table-cell>
          <table:table-cell table:style-name="Table22.A1" office:value-type="string">
            <text:p text:style-name="P384">Data Type</text:p>
          </table:table-cell>
          <table:table-cell table:style-name="Table22.A1" office:value-type="string">
            <text:p text:style-name="P384">Attributes</text:p>
          </table:table-cell>
          <table:table-cell table:style-name="Table22.D1" office:value-type="string">
            <text:p text:style-name="P384">Comment</text:p>
          </table:table-cell>
        </table:table-row>
        <table:table-row table:style-name="TableLine94039185442800">
          <table:table-cell table:style-name="Table22.A2" office:value-type="string">
            <text:p text:style-name="P583">id</text:p>
          </table:table-cell>
          <table:table-cell table:style-name="Table22.A2" office:value-type="string">
            <text:p text:style-name="P586">Big int </text:p>
          </table:table-cell>
          <table:table-cell table:style-name="Table22.A2" office:value-type="string">
            <text:p text:style-name="P586">Unsigned , <text:span text:style-name="T532">not null ,</text:span></text:p>
            <text:p text:style-name="P590">unique , primary key ,</text:p>
            <text:p text:style-name="P591">autoincrement , <text:span text:style-name="T533">index</text:span></text:p>
          </table:table-cell>
          <table:table-cell table:style-name="Table22.D2" office:value-type="string">
            <text:p text:style-name="P336"/>
          </table:table-cell>
        </table:table-row>
        <table:table-row table:style-name="TableLine94039185445104">
          <table:table-cell table:style-name="Table22.A2" office:value-type="string">
            <text:p text:style-name="P584">url</text:p>
          </table:table-cell>
          <table:table-cell table:style-name="Table22.A2" office:value-type="string">
            <text:p text:style-name="P34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592">Not null </text:p>
          </table:table-cell>
          <table:table-cell table:style-name="Table22.D2" office:value-type="string">
            <text:p text:style-name="P336"/>
          </table:table-cell>
        </table:table-row>
        <table:table-row table:style-name="TableLine94039185446016">
          <table:table-cell table:style-name="Table22.A2" office:value-type="string">
            <text:p text:style-name="P584">object_class</text:p>
          </table:table-cell>
          <table:table-cell table:style-name="Table22.A2" office:value-type="string">
            <text:p text:style-name="P587">varchar(255)</text:p>
          </table:table-cell>
          <table:table-cell table:style-name="Table22.A2" office:value-type="string">
            <text:p text:style-name="P593">Not null </text:p>
          </table:table-cell>
          <table:table-cell table:style-name="Table22.D2" office:value-type="string">
            <text:p text:style-name="P336"/>
          </table:table-cell>
        </table:table-row>
        <table:table-row table:style-name="TableLine94039185446976">
          <table:table-cell table:style-name="Table22.A2" office:value-type="string">
            <text:p text:style-name="P584">object_id</text:p>
          </table:table-cell>
          <table:table-cell table:style-name="Table22.A2" office:value-type="string">
            <text:p text:style-name="P588">Big int</text:p>
          </table:table-cell>
          <table:table-cell table:style-name="Table22.A2" office:value-type="string">
            <text:p text:style-name="P593">Unsigned , not null </text:p>
          </table:table-cell>
          <table:table-cell table:style-name="Table22.D2" office:value-type="string">
            <text:p text:style-name="P336"/>
          </table:table-cell>
        </table:table-row>
        <table:table-row table:style-name="Table22.6">
          <table:table-cell table:style-name="Table22.A2" office:value-type="string">
            <text:p text:style-name="P585">social_network_id</text:p>
          </table:table-cell>
          <table:table-cell table:style-name="Table22.A2" office:value-type="string">
            <text:p text:style-name="P589">Big int</text:p>
          </table:table-cell>
          <table:table-cell table:style-name="Table22.A2" office:value-type="string">
            <text:p text:style-name="P594">Unsigned , not null ,</text:p>
            <text:p text:style-name="P677">foreign key → social_networks(id)</text:p>
            <text:p text:style-name="P433"/>
            <text:p text:style-name="P666">on Delete → (<text:span text:style-name="T575">cascade</text:span>)</text:p>
            <text:p text:style-name="P666"/>
            <text:p text:style-name="P666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336"/>
          </table:table-cell>
        </table:table-row>
        <table:table-row table:style-name="Table22.6">
          <table:table-cell table:style-name="Table22.A2" office:value-type="string">
            <text:p text:style-name="P680">sort</text:p>
          </table:table-cell>
          <table:table-cell table:style-name="Table22.A2" office:value-type="string">
            <text:p text:style-name="P681">tinyInt</text:p>
          </table:table-cell>
          <table:table-cell table:style-name="Table22.A2" office:value-type="string">
            <text:p text:style-name="P682">Unsigned , <text:span text:style-name="T579">nullable</text:span></text:p>
          </table:table-cell>
          <table:table-cell table:style-name="Table22.D2" office:value-type="string">
            <text:p text:style-name="P1027">این ستون ترتیب شبکه های اجتماعی که برای هر موجودیت انتخاب شده را مشخص میکند</text:p>
          </table:table-cell>
        </table:table-row>
      </table:table>
      <text:p text:style-name="P283"/>
      <text:list xml:id="list1736028957" text:style-name="L53">
        <text:list-item>
          <text:list>
            <text:list-item>
              <text:p text:style-name="P1560">ارتباطات :‌</text:p>
              <text:list>
                <text:list-item>
                  <text:p text:style-name="P1561">social_networks : </text:p>
                  <text:list>
                    <text:list-item>
                      <text:p text:style-name="P1562">نوع : <text:span text:style-name="T534">1 بع n </text:span></text:p>
                    </text:list-item>
                    <text:list-item>
                      <text:p text:style-name="P1562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61605179909091" text:continue-numbering="true" text:style-name="L53">
        <text:list-item>
          <text:list>
            <text:list-item>
              <text:list>
                <text:list-item>
                  <text:p text:style-name="P1563">app_Settings : </text:p>
                  <text:list>
                    <text:list-item>
                      <text:p text:style-name="P1563">نوع : 1 به n</text:p>
                    </text:list-item>
                    <text:list-item>
                      <text:p text:style-name="P1563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8">favorits : <text:span text:style-name="T538">این جدول برای ذخیره علایق درست شده که در صفحه index نشان داده میشود . </text:span></text:p>
        </text:list-item>
      </text:list>
      <text:p text:style-name="P89"/>
      <text:list xml:id="list161606765045019" text:continue-numbering="true" text:style-name="L53">
        <text:list-item>
          <text:list>
            <text:list-item>
              <text:p text:style-name="P1564">ستون ها : </text:p>
            </text:list-item>
          </text:list>
        </text:list-item>
      </text:list>
      <text:p text:style-name="P9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039185484624">
          <table:table-cell table:style-name="Table23.A1" office:value-type="string">
            <text:p text:style-name="P384">Name</text:p>
          </table:table-cell>
          <table:table-cell table:style-name="Table23.A1" office:value-type="string">
            <text:p text:style-name="P384">Data Type</text:p>
          </table:table-cell>
          <table:table-cell table:style-name="Table23.A1" office:value-type="string">
            <text:p text:style-name="P384">Attributes</text:p>
          </table:table-cell>
          <table:table-cell table:style-name="Table23.D1" office:value-type="string">
            <text:p text:style-name="P384">Comment</text:p>
          </table:table-cell>
        </table:table-row>
        <table:table-row table:style-name="TableLine94039185515792">
          <table:table-cell table:style-name="Table23.A2" office:value-type="string">
            <text:p text:style-name="P595">id</text:p>
          </table:table-cell>
          <table:table-cell table:style-name="Table23.A2" office:value-type="string">
            <text:p text:style-name="P597">Big int </text:p>
          </table:table-cell>
          <table:table-cell table:style-name="Table23.A2" office:value-type="string">
            <text:p text:style-name="P599">Unsigned , <text:span text:style-name="T541">not null , index,</text:span></text:p>
            <text:p text:style-name="P600">primary key , unique , </text:p>
            <text:p text:style-name="P603">auto increment</text:p>
          </table:table-cell>
          <table:table-cell table:style-name="Table23.D2" office:value-type="string">
            <text:p text:style-name="P336"/>
          </table:table-cell>
        </table:table-row>
        <table:table-row table:style-name="TableLine94039185518224">
          <table:table-cell table:style-name="Table23.A2" office:value-type="string">
            <text:p text:style-name="P596">name</text:p>
          </table:table-cell>
          <table:table-cell table:style-name="Table23.A2" office:value-type="string">
            <text:p text:style-name="P597">Varchar(<text:span text:style-name="T539">48</text:span>)</text:p>
          </table:table-cell>
          <table:table-cell table:style-name="Table23.A2" office:value-type="string">
            <text:p text:style-name="P598">Not null </text:p>
          </table:table-cell>
          <table:table-cell table:style-name="Table23.D2" office:value-type="string">
            <text:p text:style-name="P336"/>
          </table:table-cell>
        </table:table-row>
        <table:table-row table:style-name="TableLine94039185519136">
          <table:table-cell table:style-name="Table23.A2" office:value-type="string">
            <text:p text:style-name="P596">url</text:p>
          </table:table-cell>
          <table:table-cell table:style-name="Table23.A2" office:value-type="string">
            <text:p text:style-name="P597">varchar(<text:span text:style-name="T540">128</text:span>)</text:p>
          </table:table-cell>
          <table:table-cell table:style-name="Table23.A2" office:value-type="string">
            <text:p text:style-name="P601">Nullable , </text:p>
          </table:table-cell>
          <table:table-cell table:style-name="Table23.D2" office:value-type="string">
            <text:p text:style-name="P336"/>
          </table:table-cell>
        </table:table-row>
        <table:table-row table:style-name="TableLine94039185520096">
          <table:table-cell table:style-name="Table23.A2" office:value-type="string">
            <text:p text:style-name="P1260">active</text:p>
          </table:table-cell>
          <table:table-cell table:style-name="Table23.A2" office:value-type="string">
            <text:p text:style-name="P1028">boolean</text:p>
          </table:table-cell>
          <table:table-cell table:style-name="Table23.A2" office:value-type="string">
            <text:p text:style-name="P602">Not null , <text:span text:style-name="T542">defualt ‘1’</text:span></text:p>
          </table:table-cell>
          <table:table-cell table:style-name="Table23.D2" office:value-type="string">
            <text:p text:style-name="P336"/>
          </table:table-cell>
        </table:table-row>
        <table:table-row table:style-name="TableLine94039185521280">
          <table:table-cell table:style-name="Table23.A2" office:value-type="string">
            <text:p text:style-name="P678">sort</text:p>
          </table:table-cell>
          <table:table-cell table:style-name="Table23.A2" office:value-type="string">
            <text:p text:style-name="P683">TinyInt</text:p>
          </table:table-cell>
          <table:table-cell table:style-name="Table23.A2" office:value-type="string">
            <text:p text:style-name="P604">Nullable , <text:span text:style-name="T580">unsigned</text:span></text:p>
          </table:table-cell>
          <table:table-cell table:style-name="Table23.D2" office:value-type="string">
            <text:p text:style-name="P336"/>
          </table:table-cell>
        </table:table-row>
      </table:table>
      <text:p text:style-name="P284"/>
      <text:list xml:id="list3006333136" text:style-name="L54">
        <text:list-item>
          <text:list>
            <text:list-item>
              <text:p text:style-name="P1565">ارتباطات :</text:p>
              <text:list>
                <text:list-item>
                  <text:p text:style-name="P1566">dates : </text:p>
                  <text:list>
                    <text:list-item>
                      <text:p text:style-name="P1567">نوع :‌<text:span text:style-name="T543">1 به n </text:span></text:p>
                    </text:list-item>
                    <text:list-item>
                      <text:p text:style-name="P1567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1605709015657" text:continue-numbering="true" text:style-name="L54">
        <text:list-item>
          <text:list>
            <text:list-item>
              <text:list>
                <text:list-item>
                  <text:p text:style-name="P1568">users : </text:p>
                  <text:list>
                    <text:list-item>
                      <text:p text:style-name="P1569">نوع :‌<text:span text:style-name="T546">1 به n</text:span></text:p>
                    </text:list-item>
                    <text:list-item>
                      <text:p text:style-name="P1569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1606247018071" text:continue-numbering="true" text:style-name="L54">
        <text:list-item>
          <text:list>
            <text:list-item>
              <text:list>
                <text:list-item>
                  <text:p text:style-name="P1570">icon<text:span text:style-name="T545">ables : </text:span></text:p>
                  <text:list>
                    <text:list-item>
                      <text:p text:style-name="P1571">نوع :‌<text:span text:style-name="T547">1 به 1</text:span></text:p>
                    </text:list-item>
                    <text:list-item>
                      <text:p text:style-name="P1571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61605311204853" text:continue-numbering="true" text:style-name="L54">
        <text:list-item>
          <text:p text:style-name="P1989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4"/>
      <text:list xml:id="list161605538622893" text:continue-numbering="true" text:style-name="L54">
        <text:list-item>
          <text:list>
            <text:list-item>
              <text:p text:style-name="P1572">ستون ها : </text:p>
            </text:list-item>
          </text:list>
        </text:list-item>
      </text:list>
      <text:p text:style-name="P9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039185539200">
          <table:table-cell table:style-name="Table24.A1" office:value-type="string">
            <text:p text:style-name="P384">Name</text:p>
          </table:table-cell>
          <table:table-cell table:style-name="Table24.A1" office:value-type="string">
            <text:p text:style-name="P384">Data Type</text:p>
          </table:table-cell>
          <table:table-cell table:style-name="Table24.A1" office:value-type="string">
            <text:p text:style-name="P384">Attributes</text:p>
          </table:table-cell>
          <table:table-cell table:style-name="Table24.D1" office:value-type="string">
            <text:p text:style-name="P384">Comment</text:p>
          </table:table-cell>
        </table:table-row>
        <table:table-row table:style-name="TableLine94039185600560">
          <table:table-cell table:style-name="Table24.A2" office:value-type="string">
            <text:p text:style-name="P605">id</text:p>
          </table:table-cell>
          <table:table-cell table:style-name="Table24.A2" office:value-type="string">
            <text:p text:style-name="P609">Big int</text:p>
          </table:table-cell>
          <table:table-cell table:style-name="Table24.A2" office:value-type="string">
            <text:p text:style-name="P612">Unsigned,not null,unique,index</text:p>
            <text:p text:style-name="P613">primary key ,auto increment</text:p>
          </table:table-cell>
          <table:table-cell table:style-name="Table24.D2" office:value-type="string">
            <text:p text:style-name="P336"/>
          </table:table-cell>
        </table:table-row>
        <table:table-row table:style-name="TableLine94039185602736">
          <table:table-cell table:style-name="Table24.A2" office:value-type="string">
            <text:p text:style-name="P606">caption</text:p>
          </table:table-cell>
          <table:table-cell table:style-name="Table24.A2" office:value-type="string">
            <text:p text:style-name="P610">varchar(<text:span text:style-name="T553">164</text:span>)</text:p>
          </table:table-cell>
          <table:table-cell table:style-name="Table24.A2" office:value-type="string">
            <text:p text:style-name="P614">Not null </text:p>
          </table:table-cell>
          <table:table-cell table:style-name="Table24.D2" office:value-type="string">
            <text:p text:style-name="P336"/>
          </table:table-cell>
        </table:table-row>
        <table:table-row table:style-name="TableLine94039185603648">
          <table:table-cell table:style-name="Table24.A2" office:value-type="string">
            <text:p text:style-name="P607">favorit_id</text:p>
          </table:table-cell>
          <table:table-cell table:style-name="Table24.A2" office:value-type="string">
            <text:p text:style-name="P611">Big int</text:p>
          </table:table-cell>
          <table:table-cell table:style-name="Table24.A2" office:value-type="string">
            <text:p text:style-name="P615">Unsigned , not null , </text:p>
            <text:p text:style-name="P679">foreign key → favorits(id)</text:p>
            <text:p text:style-name="P434"/>
            <text:p text:style-name="P667">on Delete → (<text:span text:style-name="T575">cascade</text:span>)</text:p>
            <text:p text:style-name="P667"/>
            <text:p text:style-name="P667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36"/>
          </table:table-cell>
        </table:table-row>
        <table:table-row table:style-name="TableLine94039185604608">
          <table:table-cell table:style-name="Table24.A2" office:value-type="string">
            <text:p text:style-name="P608">language_id</text:p>
          </table:table-cell>
          <table:table-cell table:style-name="Table24.A2" office:value-type="string">
            <text:p text:style-name="P611">Big int</text:p>
          </table:table-cell>
          <table:table-cell table:style-name="Table24.A2" office:value-type="string">
            <text:p text:style-name="P616">Unsigned , not null , </text:p>
            <text:p text:style-name="P353"><text:span text:style-name="T554">foreign key → </text:span><text:span text:style-name="T555">languages</text:span><text:span text:style-name="T554">(id)</text:span></text:p>
            <text:p text:style-name="P435"/>
            <text:p text:style-name="P668">on Delete → (<text:span text:style-name="T575">cascade</text:span>)</text:p>
            <text:p text:style-name="P668"/>
            <text:p text:style-name="P668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36"/>
          </table:table-cell>
        </table:table-row>
      </table:table>
      <text:p text:style-name="P285"/>
      <text:list xml:id="list1386012925" text:style-name="L55">
        <text:list-item>
          <text:list>
            <text:list-item>
              <text:p text:style-name="P1573">ارتباطات : </text:p>
              <text:list>
                <text:list-item>
                  <text:p text:style-name="P1573">favorits : </text:p>
                  <text:list>
                    <text:list-item>
                      <text:p text:style-name="P1573">نوع :‌<text:span text:style-name="T556">1 به n</text:span></text:p>
                    </text:list-item>
                    <text:list-item>
                      <text:p text:style-name="P1573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61605090997459" text:continue-numbering="true" text:style-name="L55">
        <text:list-item>
          <text:list>
            <text:list-item>
              <text:list>
                <text:list-item>
                  <text:p text:style-name="P1574">languages : </text:p>
                  <text:list>
                    <text:list-item>
                      <text:p text:style-name="P1575">نوع : <text:span text:style-name="T559">1 به n </text:span></text:p>
                    </text:list-item>
                    <text:list-item>
                      <text:p text:style-name="P1575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0">services : <text:span text:style-name="T588">در این جدول لیست خدمات من ذخیره میشود که در صفحه اصلی نشان داده میشود !!!</text:span></text:p>
        </text:list-item>
      </text:list>
      <text:p text:style-name="P100"/>
      <text:list xml:id="list161605982582321" text:continue-numbering="true" text:style-name="L55">
        <text:list-item>
          <text:list>
            <text:list-item>
              <text:p text:style-name="P1576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039185621728">
          <table:table-cell table:style-name="Table25.A1" office:value-type="string">
            <text:p text:style-name="P384">Name</text:p>
          </table:table-cell>
          <table:table-cell table:style-name="Table25.A1" office:value-type="string">
            <text:p text:style-name="P384">Data Type</text:p>
          </table:table-cell>
          <table:table-cell table:style-name="Table25.A1" office:value-type="string">
            <text:p text:style-name="P384">Attributes</text:p>
          </table:table-cell>
          <table:table-cell table:style-name="Table25.D1" office:value-type="string">
            <text:p text:style-name="P384">Comment</text:p>
          </table:table-cell>
        </table:table-row>
        <table:table-row table:style-name="Table25.2">
          <table:table-cell table:style-name="Table25.A2" office:value-type="string">
            <text:p text:style-name="P687">id</text:p>
          </table:table-cell>
          <table:table-cell table:style-name="Table25.A2" office:value-type="string">
            <text:p text:style-name="P690">Big int</text:p>
          </table:table-cell>
          <table:table-cell table:style-name="Table25.A2" office:value-type="string">
            <text:p text:style-name="P693">Unsigned , <text:span text:style-name="T593">not null ,</text:span><text:span text:style-name="T594">unique ,</text:span></text:p>
            <text:p text:style-name="P695">primary key ,auto increment,</text:p>
            <text:p text:style-name="P696">index</text:p>
          </table:table-cell>
          <table:table-cell table:style-name="Table25.D2" office:value-type="string">
            <text:p text:style-name="P336"/>
          </table:table-cell>
        </table:table-row>
        <table:table-row table:style-name="TableLine94039185673120">
          <table:table-cell table:style-name="Table25.A2" office:value-type="string">
            <text:p text:style-name="P1261">active</text:p>
          </table:table-cell>
          <table:table-cell table:style-name="Table25.A2" office:value-type="string">
            <text:p text:style-name="P1029">boolean</text:p>
          </table:table-cell>
          <table:table-cell table:style-name="Table25.A2" office:value-type="string">
            <text:p text:style-name="P697">Not <text:span text:style-name="T596">null , defualt </text:span><text:span text:style-name="T597">0</text:span></text:p>
          </table:table-cell>
          <table:table-cell table:style-name="Table25.D2" office:value-type="string">
            <text:p text:style-name="P336"/>
          </table:table-cell>
        </table:table-row>
        <table:table-row table:style-name="TableLine94039185674032">
          <table:table-cell table:style-name="Table25.A2" office:value-type="string">
            <text:p text:style-name="P688">sort</text:p>
          </table:table-cell>
          <table:table-cell table:style-name="Table25.A2" office:value-type="string">
            <text:p text:style-name="P691">Tiny Int</text:p>
          </table:table-cell>
          <table:table-cell table:style-name="Table25.A2" office:value-type="string">
            <text:p text:style-name="P694">Unsigned , <text:span text:style-name="T595">nullable</text:span></text:p>
          </table:table-cell>
          <table:table-cell table:style-name="Table25.D2" office:value-type="string">
            <text:p text:style-name="P336"/>
          </table:table-cell>
        </table:table-row>
        <table:table-row table:style-name="TableLine94039185674992">
          <table:table-cell table:style-name="Table25.A2" office:value-type="string">
            <text:p text:style-name="P689">app_setting_id</text:p>
          </table:table-cell>
          <table:table-cell table:style-name="Table25.A2" office:value-type="string">
            <text:p text:style-name="P692">Big int</text:p>
          </table:table-cell>
          <table:table-cell table:style-name="Table25.A2" office:value-type="string">
            <text:p text:style-name="P698">Not null , <text:span text:style-name="T598">unsigned , </text:span></text:p>
            <text:p text:style-name="P699">foreign key → app_settings(id)</text:p>
            <text:p text:style-name="P699"/>
            <text:p text:style-name="P700">on Delete → (<text:span text:style-name="T599">cascade</text:span>)</text:p>
            <text:p text:style-name="P700"/>
            <text:p text:style-name="P700">on Update → (<text:span text:style-name="T599">cascade</text:span>)</text:p>
          </table:table-cell>
          <table:table-cell table:style-name="Table25.D2" office:value-type="string">
            <text:p text:style-name="P336"/>
          </table:table-cell>
        </table:table-row>
      </table:table>
      <text:p text:style-name="P288"/>
      <text:list xml:id="list161604906251804" text:continue-numbering="true" text:style-name="L55">
        <text:list-item>
          <text:list>
            <text:list-item>
              <text:p text:style-name="P1577">ارتباطات :‌</text:p>
              <text:list>
                <text:list-item>
                  <text:p text:style-name="P1578">app_settings : </text:p>
                  <text:list>
                    <text:list-item>
                      <text:p text:style-name="P1579">نوع : <text:span text:style-name="T601">1 به n</text:span></text:p>
                    </text:list-item>
                    <text:list-item>
                      <text:p text:style-name="P1585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1607014432218" text:continue-numbering="true" text:style-name="L55">
        <text:list-item>
          <text:list>
            <text:list-item>
              <text:list>
                <text:list-item>
                  <text:p text:style-name="P1589">dates : </text:p>
                  <text:list>
                    <text:list-item>
                      <text:p text:style-name="P1580">نوع : <text:span text:style-name="T603">1 به n </text:span></text:p>
                    </text:list-item>
                    <text:list-item>
                      <text:p text:style-name="P1585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1607041283358" text:continue-numbering="true" text:style-name="L55">
        <text:list-item>
          <text:list>
            <text:list-item>
              <text:list>
                <text:list-item>
                  <text:p text:style-name="P1589">users : </text:p>
                  <text:list>
                    <text:list-item>
                      <text:p text:style-name="P1581">نوع : <text:span text:style-name="T606">1 به n</text:span></text:p>
                    </text:list-item>
                    <text:list-item>
                      <text:p text:style-name="P1586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61605471860762" text:continue-numbering="true" text:style-name="L55">
        <text:list-item>
          <text:list>
            <text:list-item>
              <text:list>
                <text:list-item>
                  <text:p text:style-name="P1589">service_translations : </text:p>
                  <text:list>
                    <text:list-item>
                      <text:p text:style-name="P1582">نوع : <text:span text:style-name="T609">1 به n</text:span></text:p>
                    </text:list-item>
                    <text:list-item>
                      <text:p text:style-name="P1587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p text:style-name="P104"/>
      <text:p text:style-name="P104"/>
      <text:list xml:id="list161606322821732" text:continue-numbering="true" text:style-name="L55">
        <text:list-item>
          <text:list>
            <text:list-item>
              <text:list>
                <text:list-item>
                  <text:p text:style-name="P1590"><text:soft-page-break/>iconables :</text:p>
                  <text:list>
                    <text:list-item>
                      <text:p text:style-name="P1583">نوع : <text:span text:style-name="T611">1 به 1 </text:span></text:p>
                    </text:list-item>
                  </text:list>
                </text:list-item>
                <text:list-item>
                  <text:p text:style-name="P1590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1"/>
      <text:list xml:id="list161606033271260" text:continue-numbering="true" text:style-name="L55">
        <text:list-item>
          <text:p text:style-name="P1974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61606377182646" text:continue-numbering="true" text:style-name="L55">
        <text:list-item>
          <text:list>
            <text:list-item>
              <text:p text:style-name="P1591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039185730240">
          <table:table-cell table:style-name="Table26.A1" office:value-type="string">
            <text:p text:style-name="P384">Name</text:p>
          </table:table-cell>
          <table:table-cell table:style-name="Table26.A1" office:value-type="string">
            <text:p text:style-name="P384">Data Type</text:p>
          </table:table-cell>
          <table:table-cell table:style-name="Table26.A1" office:value-type="string">
            <text:p text:style-name="P384">Attributes</text:p>
          </table:table-cell>
          <table:table-cell table:style-name="Table26.D1" office:value-type="string">
            <text:p text:style-name="P384">Comment</text:p>
          </table:table-cell>
        </table:table-row>
        <table:table-row table:style-name="TableLine94039185754464">
          <table:table-cell table:style-name="Table26.A2" office:value-type="string">
            <text:p text:style-name="P701">id</text:p>
          </table:table-cell>
          <table:table-cell table:style-name="Table26.A2" office:value-type="string">
            <text:p text:style-name="P702">Big int</text:p>
          </table:table-cell>
          <table:table-cell table:style-name="Table26.A2" office:value-type="string">
            <text:p text:style-name="P707">Unsigned , index , <text:span text:style-name="T614">unique , </text:span><text:span text:style-name="T615">primary key , </text:span><text:span text:style-name="T616">auto increment ,</text:span></text:p>
            <text:p text:style-name="P708">not null </text:p>
          </table:table-cell>
          <table:table-cell table:style-name="Table26.D2" office:value-type="string">
            <text:p text:style-name="P336"/>
          </table:table-cell>
        </table:table-row>
        <table:table-row table:style-name="TableLine94039185756160">
          <table:table-cell table:style-name="Table26.A2" office:value-type="string">
            <text:p text:style-name="P701">title</text:p>
          </table:table-cell>
          <table:table-cell table:style-name="Table26.A2" office:value-type="string">
            <text:p text:style-name="P703">varchar(64)</text:p>
          </table:table-cell>
          <table:table-cell table:style-name="Table26.A2" office:value-type="string">
            <text:p text:style-name="P709">Not null </text:p>
          </table:table-cell>
          <table:table-cell table:style-name="Table26.D2" office:value-type="string">
            <text:p text:style-name="P336"/>
          </table:table-cell>
        </table:table-row>
        <table:table-row table:style-name="TableLine94039185757072">
          <table:table-cell table:style-name="Table26.A2" office:value-type="string">
            <text:p text:style-name="P701">content</text:p>
          </table:table-cell>
          <table:table-cell table:style-name="Table26.A2" office:value-type="string">
            <text:p text:style-name="P704">varchar(<text:span text:style-name="T613">400</text:span>)</text:p>
          </table:table-cell>
          <table:table-cell table:style-name="Table26.A2" office:value-type="string">
            <text:p text:style-name="P710">Not null </text:p>
          </table:table-cell>
          <table:table-cell table:style-name="Table26.D2" office:value-type="string">
            <text:p text:style-name="P336"/>
          </table:table-cell>
        </table:table-row>
        <table:table-row table:style-name="TableLine94039185758032">
          <table:table-cell table:style-name="Table26.A2" office:value-type="string">
            <text:p text:style-name="P701">service_id</text:p>
          </table:table-cell>
          <table:table-cell table:style-name="Table26.A2" office:value-type="string">
            <text:p text:style-name="P705">Big int </text:p>
          </table:table-cell>
          <table:table-cell table:style-name="Table26.A2" office:value-type="string">
            <text:p text:style-name="P711">Not null , <text:span text:style-name="T618">unsigned ,</text:span></text:p>
            <text:p text:style-name="P716">foreign key → servicers (id) ,</text:p>
            <text:p text:style-name="P711"/>
            <text:p text:style-name="P712">on Delete → (cascade) ,</text:p>
            <text:p text:style-name="P713">on Update → <text:span text:style-name="T617">(cascade) ,</text:span></text:p>
          </table:table-cell>
          <table:table-cell table:style-name="Table26.D2" office:value-type="string">
            <text:p text:style-name="P336"/>
          </table:table-cell>
        </table:table-row>
        <table:table-row table:style-name="TableLine94039185759216">
          <table:table-cell table:style-name="Table26.A2" office:value-type="string">
            <text:p text:style-name="P701">language_id</text:p>
          </table:table-cell>
          <table:table-cell table:style-name="Table26.A2" office:value-type="string">
            <text:p text:style-name="P706">Big int </text:p>
          </table:table-cell>
          <table:table-cell table:style-name="Table26.A2" office:value-type="string">
            <text:p text:style-name="P714">Not null , unsigned , </text:p>
            <text:p text:style-name="P714"><text:span text:style-name="T619">foreign key →</text:span><text:span text:style-name="T620"> </text:span><text:span text:style-name="T621">languages(id)</text:span></text:p>
            <text:p text:style-name="P714"/>
            <text:p text:style-name="P715">on Delete → (<text:span text:style-name="T622">cascade</text:span>)</text:p>
            <text:p text:style-name="P715">on Update → (<text:span text:style-name="T623">cascade</text:span>)</text:p>
          </table:table-cell>
          <table:table-cell table:style-name="Table26.D2" office:value-type="string">
            <text:p text:style-name="P336"/>
          </table:table-cell>
        </table:table-row>
      </table:table>
      <text:p text:style-name="P289"/>
      <text:list xml:id="list161607043217047" text:continue-numbering="true" text:style-name="L55">
        <text:list-item>
          <text:list>
            <text:list-item>
              <text:p text:style-name="P1592">ارتباطات :‌</text:p>
              <text:list>
                <text:list-item>
                  <text:p text:style-name="P1592">services : </text:p>
                  <text:list>
                    <text:list-item>
                      <text:p text:style-name="P1584">نوع : <text:span text:style-name="T609">1 به n</text:span></text:p>
                    </text:list-item>
                    <text:list-item>
                      <text:p text:style-name="P158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61606416714648" text:continue-numbering="true" text:style-name="L55">
        <text:list-item>
          <text:list>
            <text:list-item>
              <text:list>
                <text:list-item>
                  <text:p text:style-name="P1593">languages : </text:p>
                  <text:list>
                    <text:list-item>
                      <text:p text:style-name="P1594">نوع :‌<text:span text:style-name="T624">1 به n </text:span></text:p>
                    </text:list-item>
                    <text:list-item>
                      <text:p text:style-name="P1594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1">skill_groups : <text:span text:style-name="T687">در این جدول skill group ها ذخیره م</text:span><text:span text:style-name="T688">یشود !!!</text:span></text:p>
        </text:list-item>
      </text:list>
      <text:p text:style-name="P116"/>
      <text:list xml:id="list161607014194957" text:continue-numbering="true" text:style-name="L55">
        <text:list-item>
          <text:list>
            <text:list-item>
              <text:p text:style-name="P1595">ستون ها : </text:p>
            </text:list-item>
          </text:list>
        </text:list-item>
      </text:list>
      <text:p text:style-name="P117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039185783216">
          <table:table-cell table:style-name="Table29.A1" office:value-type="string">
            <text:p text:style-name="P384">Name</text:p>
          </table:table-cell>
          <table:table-cell table:style-name="Table29.A1" office:value-type="string">
            <text:p text:style-name="P384">Data Type</text:p>
          </table:table-cell>
          <table:table-cell table:style-name="Table29.A1" office:value-type="string">
            <text:p text:style-name="P384">Attributes</text:p>
          </table:table-cell>
          <table:table-cell table:style-name="Table29.D1" office:value-type="string">
            <text:p text:style-name="P384">Comment</text:p>
          </table:table-cell>
        </table:table-row>
        <table:table-row table:style-name="TableLine94039185813200">
          <table:table-cell table:style-name="Table29.A2" office:value-type="string">
            <text:p text:style-name="P744">Id</text:p>
          </table:table-cell>
          <table:table-cell table:style-name="Table29.A2" office:value-type="string">
            <text:p text:style-name="P744">Big int</text:p>
          </table:table-cell>
          <table:table-cell table:style-name="Table29.A2" office:value-type="string">
            <text:p text:style-name="P751">Unsigned , not null ,<text:span text:style-name="T692">index,</text:span></text:p>
            <text:p text:style-name="P752">unique ,<text:span text:style-name="T693">primary key ,</text:span></text:p>
            <text:p text:style-name="P755"><text:s/>auto increment</text:p>
          </table:table-cell>
          <table:table-cell table:style-name="Table29.D2" office:value-type="string">
            <text:p text:style-name="P336"/>
          </table:table-cell>
        </table:table-row>
        <table:table-row table:style-name="TableLine94039185815760">
          <table:table-cell table:style-name="Table29.A2" office:value-type="string">
            <text:p text:style-name="P745">name</text:p>
          </table:table-cell>
          <table:table-cell table:style-name="Table29.A2" office:value-type="string">
            <text:p text:style-name="P745">varchar(<text:span text:style-name="T689">50</text:span>)</text:p>
          </table:table-cell>
          <table:table-cell table:style-name="Table29.A2" office:value-type="string">
            <text:p text:style-name="P753">Not null</text:p>
          </table:table-cell>
          <table:table-cell table:style-name="Table29.D2" office:value-type="string">
            <text:p text:style-name="P336"/>
          </table:table-cell>
        </table:table-row>
        <table:table-row table:style-name="TableLine94039185816672">
          <table:table-cell table:style-name="Table29.A2" office:value-type="string">
            <text:p text:style-name="P358"><text:span text:style-name="T690">p</text:span><text:span text:style-name="T691">ercent</text:span></text:p>
          </table:table-cell>
          <table:table-cell table:style-name="Table29.A2" office:value-type="string">
            <text:p text:style-name="P749">Tiny Int</text:p>
          </table:table-cell>
          <table:table-cell table:style-name="Table29.A2" office:value-type="string">
            <text:p text:style-name="P750">Unsigned , not null ,</text:p>
          </table:table-cell>
          <table:table-cell table:style-name="Table29.D2" office:value-type="string">
            <text:p text:style-name="P336"/>
          </table:table-cell>
        </table:table-row>
        <table:table-row table:style-name="TableLine94039185817632">
          <table:table-cell table:style-name="Table29.A2" office:value-type="string">
            <text:p text:style-name="P1262">active</text:p>
          </table:table-cell>
          <table:table-cell table:style-name="Table29.A2" office:value-type="string">
            <text:p text:style-name="P1030">boolean</text:p>
          </table:table-cell>
          <table:table-cell table:style-name="Table29.A2" office:value-type="string">
            <text:p text:style-name="P754">Not null defualt ‘<text:span text:style-name="T694">1</text:span>’</text:p>
          </table:table-cell>
          <table:table-cell table:style-name="Table29.D2" office:value-type="string">
            <text:p text:style-name="P336"/>
          </table:table-cell>
        </table:table-row>
        <table:table-row table:style-name="TableLine94039185818544">
          <table:table-cell table:style-name="Table29.A2" office:value-type="string">
            <text:p text:style-name="P746">sort</text:p>
          </table:table-cell>
          <table:table-cell table:style-name="Table29.A2" office:value-type="string">
            <text:p text:style-name="P747">Tiny int</text:p>
          </table:table-cell>
          <table:table-cell table:style-name="Table29.A2" office:value-type="string">
            <text:p text:style-name="P748">Unsigned , nullable</text:p>
          </table:table-cell>
          <table:table-cell table:style-name="Table29.D2" office:value-type="string">
            <text:p text:style-name="P336"/>
          </table:table-cell>
        </table:table-row>
        <table:table-row table:style-name="TableLine94039185819568">
          <table:table-cell table:style-name="Table29.A2" office:value-type="string">
            <text:p text:style-name="P756">app_setting_id</text:p>
          </table:table-cell>
          <table:table-cell table:style-name="Table29.A2" office:value-type="string">
            <text:p text:style-name="P757">Big int</text:p>
          </table:table-cell>
          <table:table-cell table:style-name="Table29.A2" office:value-type="string">
            <text:p text:style-name="P758">Unsigned , <text:span text:style-name="T695">not null , foreign key → app_settings(id)</text:span></text:p>
            <text:p text:style-name="P758"/>
            <text:p text:style-name="P759">on Delete → (<text:span text:style-name="T696">cascade</text:span>)</text:p>
            <text:p text:style-name="P759">on Update → (<text:span text:style-name="T696">cascade</text:span>)</text:p>
          </table:table-cell>
          <table:table-cell table:style-name="Table29.D2" office:value-type="string">
            <text:p text:style-name="P336"/>
          </table:table-cell>
        </table:table-row>
      </table:table>
      <text:p text:style-name="P292"/>
      <text:list xml:id="list2959673156" text:style-name="L56">
        <text:list-item>
          <text:list>
            <text:list-item>
              <text:p text:style-name="P1596">روابط :‌</text:p>
              <text:list>
                <text:list-item>
                  <text:p text:style-name="P1597">app_Settings : </text:p>
                  <text:list>
                    <text:list-item>
                      <text:p text:style-name="P1598">نوع‌: <text:span text:style-name="T697">1 به n</text:span></text:p>
                    </text:list-item>
                    <text:list-item>
                      <text:p text:style-name="P1599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1606077841629" text:continue-numbering="true" text:style-name="L56">
        <text:list-item>
          <text:list>
            <text:list-item>
              <text:list>
                <text:list-item>
                  <text:p text:style-name="P1603">dates : </text:p>
                  <text:list>
                    <text:list-item>
                      <text:p text:style-name="P1600">نوع‌: <text:span text:style-name="T697">1 به n </text:span></text:p>
                    </text:list-item>
                    <text:list-item>
                      <text:p text:style-name="P1600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61606916564042" text:continue-numbering="true" text:style-name="L56">
        <text:list-item>
          <text:list>
            <text:list-item>
              <text:list>
                <text:list-item>
                  <text:p text:style-name="P1603">users :</text:p>
                  <text:list>
                    <text:list-item>
                      <text:p text:style-name="P1599">نوع‌:<text:span text:style-name="T699">1 به n </text:span></text:p>
                    </text:list-item>
                    <text:list-item>
                      <text:p text:style-name="P1601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119"/>
      <text:p text:style-name="P119"/>
      <text:p text:style-name="P119"/>
      <text:p text:style-name="P119"/>
      <text:p text:style-name="P119"/>
      <text:list xml:id="list161606203466407" text:continue-numbering="true" text:style-name="L56">
        <text:list-item>
          <text:list>
            <text:list-item>
              <text:list>
                <text:list-item>
                  <text:p text:style-name="P1604"><text:soft-page-break/>iconables : </text:p>
                  <text:list>
                    <text:list-item>
                      <text:p text:style-name="P1602">نوع‌:<text:span text:style-name="T698">1 به 1</text:span></text:p>
                    </text:list-item>
                    <text:list-item>
                      <text:p text:style-name="P1602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242"/>
      <text:list xml:id="list161606629401487" text:continue-numbering="true" text:style-name="L56">
        <text:list-item>
          <text:p text:style-name="P1305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305"/>
          <text:list>
            <text:list-item>
              <text:p text:style-name="P1605">ستون : </text:p>
            </text:list-item>
          </text:list>
        </text:list-item>
      </text:list>
      <text:p text:style-name="P121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039185887024">
          <table:table-cell table:style-name="Table30.A1" office:value-type="string">
            <text:p text:style-name="P384">Name</text:p>
          </table:table-cell>
          <table:table-cell table:style-name="Table30.A1" office:value-type="string">
            <text:p text:style-name="P384">Data Type</text:p>
          </table:table-cell>
          <table:table-cell table:style-name="Table30.A1" office:value-type="string">
            <text:p text:style-name="P384">Attributes</text:p>
          </table:table-cell>
          <table:table-cell table:style-name="Table30.D1" office:value-type="string">
            <text:p text:style-name="P384">Comment</text:p>
          </table:table-cell>
        </table:table-row>
        <table:table-row table:style-name="TableLine94039185916896">
          <table:table-cell table:style-name="Table30.A2" office:value-type="string">
            <text:p text:style-name="P760">id</text:p>
          </table:table-cell>
          <table:table-cell table:style-name="Table30.A2" office:value-type="string">
            <text:p text:style-name="P761">Big int</text:p>
          </table:table-cell>
          <table:table-cell table:style-name="Table30.A2" office:value-type="string">
            <text:p text:style-name="P764">Unsigned , not null , index,</text:p>
            <text:p text:style-name="P765">unique , primary key , </text:p>
            <text:p text:style-name="P779">auto increment</text:p>
          </table:table-cell>
          <table:table-cell table:style-name="Table30.D2" office:value-type="string">
            <text:p text:style-name="P336"/>
          </table:table-cell>
        </table:table-row>
        <table:table-row table:style-name="TableLine94039185918784">
          <table:table-cell table:style-name="Table30.A2" office:value-type="string">
            <text:p text:style-name="P760">name</text:p>
          </table:table-cell>
          <table:table-cell table:style-name="Table30.A2" office:value-type="string">
            <text:p text:style-name="P37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766">Not null</text:p>
          </table:table-cell>
          <table:table-cell table:style-name="Table30.D2" office:value-type="string">
            <text:p text:style-name="P336"/>
          </table:table-cell>
        </table:table-row>
        <table:table-row table:style-name="TableLine94039185919696">
          <table:table-cell table:style-name="Table30.A2" office:value-type="string">
            <text:p text:style-name="P359"><text:span text:style-name="T690">p</text:span><text:span text:style-name="T691">ercent</text:span></text:p>
          </table:table-cell>
          <table:table-cell table:style-name="Table30.A2" office:value-type="string">
            <text:p text:style-name="P762">Tiny int</text:p>
          </table:table-cell>
          <table:table-cell table:style-name="Table30.A2" office:value-type="string">
            <text:p text:style-name="P767">Unsigned , not null </text:p>
          </table:table-cell>
          <table:table-cell table:style-name="Table30.D2" office:value-type="string">
            <text:p text:style-name="P336"/>
          </table:table-cell>
        </table:table-row>
        <table:table-row table:style-name="TableLine94039185920656">
          <table:table-cell table:style-name="Table30.A2" office:value-type="string">
            <text:p text:style-name="P760">sort</text:p>
          </table:table-cell>
          <table:table-cell table:style-name="Table30.A2" office:value-type="string">
            <text:p text:style-name="P763">Tiny int</text:p>
          </table:table-cell>
          <table:table-cell table:style-name="Table30.A2" office:value-type="string">
            <text:p text:style-name="P768">Unsigned , nullable</text:p>
          </table:table-cell>
          <table:table-cell table:style-name="Table30.D2" office:value-type="string">
            <text:p text:style-name="P336"/>
          </table:table-cell>
        </table:table-row>
        <table:table-row table:style-name="TableLine94039185921920">
          <table:table-cell table:style-name="Table30.A2" office:value-type="string">
            <text:p text:style-name="P1263">active</text:p>
          </table:table-cell>
          <table:table-cell table:style-name="Table30.A2" office:value-type="string">
            <text:p text:style-name="P1031">boolean</text:p>
          </table:table-cell>
          <table:table-cell table:style-name="Table30.A2" office:value-type="string">
            <text:p text:style-name="P769">Not null , defualt <text:span text:style-name="T711">1</text:span></text:p>
          </table:table-cell>
          <table:table-cell table:style-name="Table30.D2" office:value-type="string">
            <text:p text:style-name="P336"/>
          </table:table-cell>
        </table:table-row>
        <table:table-row table:style-name="TableLine94039185922944">
          <table:table-cell table:style-name="Table30.A2" office:value-type="string">
            <text:p text:style-name="P760">skill_group_id</text:p>
          </table:table-cell>
          <table:table-cell table:style-name="Table30.A2" office:value-type="string">
            <text:p text:style-name="P763">Big int</text:p>
          </table:table-cell>
          <table:table-cell table:style-name="Table30.A2" office:value-type="string">
            <text:p text:style-name="P770">Unsigned , <text:span text:style-name="T712">nullable , </text:span></text:p>
            <text:p text:style-name="P771">foreign key → <text:span text:style-name="T713">skill_groups(</text:span><text:span text:style-name="T714">id</text:span><text:span text:style-name="T713">)</text:span></text:p>
            <text:p text:style-name="P771"/>
            <text:p text:style-name="P772">on Delete → (set null)</text:p>
            <text:p text:style-name="P773">on Update → (cascade)</text:p>
          </table:table-cell>
          <table:table-cell table:style-name="Table30.D2" office:value-type="string">
            <text:p text:style-name="P336"/>
          </table:table-cell>
        </table:table-row>
      </table:table>
      <text:p text:style-name="P287"/>
      <text:list xml:id="list545258098" text:style-name="L57">
        <text:list-item>
          <text:list>
            <text:list-item>
              <text:p text:style-name="P1606">ارتباط ها :‌</text:p>
              <text:list>
                <text:list-item>
                  <text:p text:style-name="P1607">skill_groups : </text:p>
                  <text:list>
                    <text:list-item>
                      <text:p text:style-name="P1608">نوع : <text:span text:style-name="T715">1 به n </text:span></text:p>
                    </text:list-item>
                    <text:list-item>
                      <text:p text:style-name="P1608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1605698605187" text:continue-numbering="true" text:style-name="L57">
        <text:list-item>
          <text:list>
            <text:list-item>
              <text:list>
                <text:list-item>
                  <text:p text:style-name="P1607">dates : </text:p>
                  <text:list>
                    <text:list-item>
                      <text:p text:style-name="P1608">نوع : <text:span text:style-name="T717">1 به n </text:span></text:p>
                    </text:list-item>
                    <text:list-item>
                      <text:p text:style-name="P1608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1606048233167" text:continue-numbering="true" text:style-name="L57">
        <text:list-item>
          <text:list>
            <text:list-item>
              <text:list>
                <text:list-item>
                  <text:p text:style-name="P1607">users : </text:p>
                  <text:list>
                    <text:list-item>
                      <text:p text:style-name="P1609">نوع : <text:s/><text:span text:style-name="T717">1 به n </text:span></text:p>
                    </text:list-item>
                    <text:list-item>
                      <text:p text:style-name="P1608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2">single_skills : در این جدول skill های تکی که عضو هیچ گروهی نیستند <text:span text:style-name="T721">ذخیره میشود !!!</text:span></text:p>
          <text:list>
            <text:list-item>
              <text:p text:style-name="P1610">ستون ها :‌</text:p>
            </text:list-item>
          </text:list>
        </text:list-item>
      </text:list>
      <text:p text:style-name="P123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039185962848">
          <table:table-cell table:style-name="Table31.A1" office:value-type="string">
            <text:p text:style-name="P384">Name</text:p>
          </table:table-cell>
          <table:table-cell table:style-name="Table31.A1" office:value-type="string">
            <text:p text:style-name="P384">Data Type</text:p>
          </table:table-cell>
          <table:table-cell table:style-name="Table31.A1" office:value-type="string">
            <text:p text:style-name="P384">Attributes</text:p>
          </table:table-cell>
          <table:table-cell table:style-name="Table31.D1" office:value-type="string">
            <text:p text:style-name="P384">Comment</text:p>
          </table:table-cell>
        </table:table-row>
        <table:table-row table:style-name="TableLine94039185995264">
          <table:table-cell table:style-name="Table31.A2" office:value-type="string">
            <text:p text:style-name="P775">id</text:p>
          </table:table-cell>
          <table:table-cell table:style-name="Table31.A2" office:value-type="string">
            <text:p text:style-name="P778">Big int</text:p>
          </table:table-cell>
          <table:table-cell table:style-name="Table31.A2" office:value-type="string">
            <text:p text:style-name="P778">Unsigned , not null ,index,</text:p>
            <text:p text:style-name="P778">unique , primary key , </text:p>
            <text:p text:style-name="P778">auto increment</text:p>
          </table:table-cell>
          <table:table-cell table:style-name="Table31.D2" office:value-type="string">
            <text:p text:style-name="P336"/>
          </table:table-cell>
        </table:table-row>
        <table:table-row table:style-name="TableLine94039185997440">
          <table:table-cell table:style-name="Table31.A2" office:value-type="string">
            <text:p text:style-name="P775">name</text:p>
          </table:table-cell>
          <table:table-cell table:style-name="Table31.A2" office:value-type="string">
            <text:p text:style-name="P37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778">Not null</text:p>
          </table:table-cell>
          <table:table-cell table:style-name="Table31.D2" office:value-type="string">
            <text:p text:style-name="P336"/>
          </table:table-cell>
        </table:table-row>
        <table:table-row table:style-name="TableLine94039185998352">
          <table:table-cell table:style-name="Table31.A2" office:value-type="string">
            <text:p text:style-name="P774"><text:span text:style-name="T690">p</text:span><text:span text:style-name="T691">ercent</text:span></text:p>
          </table:table-cell>
          <table:table-cell table:style-name="Table31.A2" office:value-type="string">
            <text:p text:style-name="P778">Tiny int</text:p>
          </table:table-cell>
          <table:table-cell table:style-name="Table31.A2" office:value-type="string">
            <text:p text:style-name="P778"><text:s/>Unsigned , Not null</text:p>
          </table:table-cell>
          <table:table-cell table:style-name="Table31.D2" office:value-type="string">
            <text:p text:style-name="P336"/>
          </table:table-cell>
        </table:table-row>
        <table:table-row table:style-name="TableLine94039185999312">
          <table:table-cell table:style-name="Table31.A2" office:value-type="string">
            <text:p text:style-name="P1264">active</text:p>
          </table:table-cell>
          <table:table-cell table:style-name="Table31.A2" office:value-type="string">
            <text:p text:style-name="P1032">boolean</text:p>
          </table:table-cell>
          <table:table-cell table:style-name="Table31.A2" office:value-type="string">
            <text:p text:style-name="P780">No null ,defualt 1</text:p>
          </table:table-cell>
          <table:table-cell table:style-name="Table31.D2" office:value-type="string">
            <text:p text:style-name="P336"/>
          </table:table-cell>
        </table:table-row>
        <table:table-row table:style-name="TableLine94039186000736">
          <table:table-cell table:style-name="Table31.A2" office:value-type="string">
            <text:p text:style-name="P776">sort</text:p>
          </table:table-cell>
          <table:table-cell table:style-name="Table31.A2" office:value-type="string">
            <text:p text:style-name="P778">Tiny int</text:p>
          </table:table-cell>
          <table:table-cell table:style-name="Table31.A2" office:value-type="string">
            <text:p text:style-name="P781">Nullable , unsigned</text:p>
          </table:table-cell>
          <table:table-cell table:style-name="Table31.D2" office:value-type="string">
            <text:p text:style-name="P336"/>
          </table:table-cell>
        </table:table-row>
        <table:table-row table:style-name="TableLine94039186001760">
          <table:table-cell table:style-name="Table31.A2" office:value-type="string">
            <text:p text:style-name="P777">app_setting_id</text:p>
          </table:table-cell>
          <table:table-cell table:style-name="Table31.A2" office:value-type="string">
            <text:p text:style-name="P778">Big int</text:p>
          </table:table-cell>
          <table:table-cell table:style-name="Table31.A2" office:value-type="string">
            <text:p text:style-name="P782">Unsigned , nullable , </text:p>
            <text:p text:style-name="P782">foreign key → app_settings(id)</text:p>
            <text:p text:style-name="P782"/>
            <text:p text:style-name="P783">on Delete → (set null) </text:p>
            <text:p text:style-name="P783">on Update → (cascade) </text:p>
          </table:table-cell>
          <table:table-cell table:style-name="Table31.D2" office:value-type="string">
            <text:p text:style-name="P336"/>
          </table:table-cell>
        </table:table-row>
      </table:table>
      <text:p text:style-name="P293"/>
      <text:list xml:id="list412776812" text:style-name="L58">
        <text:list-item>
          <text:list>
            <text:list-item>
              <text:p text:style-name="P1611">ارتباطات : </text:p>
              <text:list>
                <text:list-item>
                  <text:p text:style-name="P1612">dates : </text:p>
                  <text:list>
                    <text:list-item>
                      <text:p text:style-name="P1612">نوع : <text:span text:style-name="T722">1 به n</text:span></text:p>
                    </text:list-item>
                    <text:list-item>
                      <text:p text:style-name="P1612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61605814892017" text:continue-numbering="true" text:style-name="L58">
        <text:list-item>
          <text:list>
            <text:list-item>
              <text:list>
                <text:list-item>
                  <text:p text:style-name="P1613">users : </text:p>
                  <text:list>
                    <text:list-item>
                      <text:p text:style-name="P1613">نوع : <text:span text:style-name="T723">1 به n </text:span></text:p>
                    </text:list-item>
                    <text:list-item>
                      <text:p text:style-name="P1614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1605696829953" text:continue-numbering="true" text:style-name="L58">
        <text:list-item>
          <text:list>
            <text:list-item>
              <text:list>
                <text:list-item>
                  <text:p text:style-name="P1615">app_settings : </text:p>
                  <text:list>
                    <text:list-item>
                      <text:p text:style-name="P1615">نوع :‌<text:span text:style-name="T724">1 به n </text:span></text:p>
                    </text:list-item>
                    <text:list-item>
                      <text:p text:style-name="P1615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3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26"/>
      <text:list xml:id="list161606152682810" text:continue-numbering="true" text:style-name="L58">
        <text:list-item>
          <text:list>
            <text:list-item>
              <text:p text:style-name="P1616">ستون ها :‌</text:p>
            </text:list-item>
          </text:list>
        </text:list-item>
      </text:list>
      <text:p text:style-name="P127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039186039280">
          <table:table-cell table:style-name="Table32.A1" office:value-type="string">
            <text:p text:style-name="P384">Name</text:p>
          </table:table-cell>
          <table:table-cell table:style-name="Table32.A1" office:value-type="string">
            <text:p text:style-name="P384">Data Type</text:p>
          </table:table-cell>
          <table:table-cell table:style-name="Table32.A1" office:value-type="string">
            <text:p text:style-name="P384">Attributes</text:p>
          </table:table-cell>
          <table:table-cell table:style-name="Table32.D1" office:value-type="string">
            <text:p text:style-name="P384">Comment</text:p>
          </table:table-cell>
        </table:table-row>
        <table:table-row table:style-name="TableLine94039186079312">
          <table:table-cell table:style-name="Table32.A2" office:value-type="string">
            <text:p text:style-name="P784">id</text:p>
          </table:table-cell>
          <table:table-cell table:style-name="Table32.A2" office:value-type="string">
            <text:p text:style-name="P786">Big int</text:p>
          </table:table-cell>
          <table:table-cell table:style-name="Table32.A2" office:value-type="string">
            <text:p text:style-name="P788">Unsigned, not null , index </text:p>
            <text:p text:style-name="P789">unique , primary key , auto increment </text:p>
          </table:table-cell>
          <table:table-cell table:style-name="Table32.D2" office:value-type="string">
            <text:p text:style-name="P336"/>
          </table:table-cell>
        </table:table-row>
        <table:table-row table:style-name="TableLine94039186081616">
          <table:table-cell table:style-name="Table32.A2" office:value-type="string">
            <text:p text:style-name="P784">message</text:p>
          </table:table-cell>
          <table:table-cell table:style-name="Table32.A2" office:value-type="string">
            <text:p text:style-name="P787">varchar(<text:span text:style-name="T730">128</text:span>)</text:p>
          </table:table-cell>
          <table:table-cell table:style-name="Table32.A2" office:value-type="string">
            <text:p text:style-name="P790">Not null</text:p>
          </table:table-cell>
          <table:table-cell table:style-name="Table32.D2" office:value-type="string">
            <text:p text:style-name="P336"/>
          </table:table-cell>
        </table:table-row>
        <table:table-row table:style-name="TableLine94039186082528">
          <table:table-cell table:style-name="Table32.A2" office:value-type="string">
            <text:p text:style-name="P1265">active</text:p>
          </table:table-cell>
          <table:table-cell table:style-name="Table32.A2" office:value-type="string">
            <text:p text:style-name="P1033">boolean</text:p>
          </table:table-cell>
          <table:table-cell table:style-name="Table32.A2" office:value-type="string">
            <text:p text:style-name="P791">Not nul<text:span text:style-name="T731">l , </text:span><text:span text:style-name="T732">defualt 1 </text:span></text:p>
          </table:table-cell>
          <table:table-cell table:style-name="Table32.D2" office:value-type="string">
            <text:p text:style-name="P336"/>
          </table:table-cell>
        </table:table-row>
        <table:table-row table:style-name="TableLine94039186083488">
          <table:table-cell table:style-name="Table32.A2" office:value-type="string">
            <text:p text:style-name="P785">app_Setting_id</text:p>
          </table:table-cell>
          <table:table-cell table:style-name="Table32.A2" office:value-type="string">
            <text:p text:style-name="P786">Big int</text:p>
          </table:table-cell>
          <table:table-cell table:style-name="Table32.A2" office:value-type="string">
            <text:p text:style-name="P793">Nullable , <text:span text:style-name="T787">unsigned ,</text:span></text:p>
            <text:p text:style-name="P816">foreign key → app_settings(id)</text:p>
            <text:p text:style-name="P792"/>
            <text:p text:style-name="P794">On Delete → (set null) ,</text:p>
            <text:p text:style-name="P794">On Update → (cascade) ,</text:p>
          </table:table-cell>
          <table:table-cell table:style-name="Table32.D2" office:value-type="string">
            <text:p text:style-name="P336"/>
          </table:table-cell>
        </table:table-row>
        <table:table-row table:style-name="TableLine94039186084912">
          <table:table-cell table:style-name="Table32.A2" office:value-type="string">
            <text:p text:style-name="P785">language_id</text:p>
          </table:table-cell>
          <table:table-cell table:style-name="Table32.A2" office:value-type="string">
            <text:p text:style-name="P786">Big int</text:p>
          </table:table-cell>
          <table:table-cell table:style-name="Table32.A2" office:value-type="string">
            <text:p text:style-name="P809">Not null , <text:span text:style-name="T787">unsigned ,</text:span></text:p>
            <text:p text:style-name="P806">foreign key → languages(id)</text:p>
            <text:p text:style-name="P806"/>
            <text:p text:style-name="P795">On Delete → (cascade) ,</text:p>
            <text:p text:style-name="P796">On Update → (cascade) ,</text:p>
          </table:table-cell>
          <table:table-cell table:style-name="Table32.D2" office:value-type="string">
            <text:p text:style-name="P336"/>
          </table:table-cell>
        </table:table-row>
      </table:table>
      <text:p text:style-name="P294"/>
      <text:list xml:id="list420200285" text:style-name="L59">
        <text:list-item>
          <text:list>
            <text:list-item>
              <text:p text:style-name="P1617">ارتباطات : </text:p>
              <text:list>
                <text:list-item>
                  <text:p text:style-name="P1618">app_settings : </text:p>
                  <text:list>
                    <text:list-item>
                      <text:p text:style-name="P1619">نوع : <text:span text:style-name="T734">1 به n </text:span></text:p>
                    </text:list-item>
                    <text:list-item>
                      <text:p text:style-name="P1306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1606521876702" text:continue-numbering="true" text:style-name="L59">
        <text:list-item>
          <text:list>
            <text:list-item>
              <text:list>
                <text:list-item>
                  <text:p text:style-name="P1618">languages : </text:p>
                  <text:list>
                    <text:list-item>
                      <text:p text:style-name="P1619">نوع : <text:span text:style-name="T737">1 به n</text:span></text:p>
                    </text:list-item>
                    <text:list-item>
                      <text:p text:style-name="P1620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1606688599649" text:continue-numbering="true" text:style-name="L59">
        <text:list-item>
          <text:list>
            <text:list-item>
              <text:list>
                <text:list-item>
                  <text:p text:style-name="P1618">dates : </text:p>
                  <text:list>
                    <text:list-item>
                      <text:p text:style-name="P1619">نوع : <text:span text:style-name="T738">1 به n </text:span></text:p>
                    </text:list-item>
                    <text:list-item>
                      <text:p text:style-name="P1620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p text:style-name="P128"/>
      <text:p text:style-name="P128"/>
      <text:list xml:id="list161606444234372" text:continue-numbering="true" text:style-name="L59">
        <text:list-item>
          <text:list>
            <text:list-item>
              <text:list>
                <text:list-item>
                  <text:p text:style-name="P1618"><text:soft-page-break/>users : </text:p>
                  <text:list>
                    <text:list-item>
                      <text:p text:style-name="P1619">نوع : <text:span text:style-name="T741">1 به n</text:span></text:p>
                    </text:list-item>
                    <text:list-item>
                      <text:p text:style-name="P1620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1605583666853" text:continue-numbering="true" text:style-name="L59">
        <text:list-item>
          <text:p text:style-name="P1994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29"/>
      <text:list xml:id="list161606012456886" text:continue-numbering="true" text:style-name="L59">
        <text:list-item>
          <text:list>
            <text:list-item>
              <text:p text:style-name="P1621">ستون ها : </text:p>
            </text:list-item>
          </text:list>
        </text:list-item>
      </text:list>
      <text:p text:style-name="P130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039186115776">
          <table:table-cell table:style-name="Table33.A1" office:value-type="string">
            <text:p text:style-name="P384">Name</text:p>
          </table:table-cell>
          <table:table-cell table:style-name="Table33.A1" office:value-type="string">
            <text:p text:style-name="P384">Data Type</text:p>
          </table:table-cell>
          <table:table-cell table:style-name="Table33.A1" office:value-type="string">
            <text:p text:style-name="P384">Attributes</text:p>
          </table:table-cell>
          <table:table-cell table:style-name="Table33.D1" office:value-type="string">
            <text:p text:style-name="P384">Comment</text:p>
          </table:table-cell>
        </table:table-row>
        <table:table-row table:style-name="TableLine94039186162976">
          <table:table-cell table:style-name="Table33.A2" office:value-type="string">
            <text:p text:style-name="P817">id</text:p>
          </table:table-cell>
          <table:table-cell table:style-name="Table33.A2" office:value-type="string">
            <text:p text:style-name="P818">Big int</text:p>
          </table:table-cell>
          <table:table-cell table:style-name="Table33.A2" office:value-type="string">
            <text:p text:style-name="P821">Unsigned , not null , index ,</text:p>
            <text:p text:style-name="P821">unique , primary key , </text:p>
            <text:p text:style-name="P821">auto increment</text:p>
          </table:table-cell>
          <table:table-cell table:style-name="Table33.D2" office:value-type="string">
            <text:p text:style-name="P336"/>
          </table:table-cell>
        </table:table-row>
        <table:table-row table:style-name="TableLine94039186165152">
          <table:table-cell table:style-name="Table33.A2" office:value-type="string">
            <text:p text:style-name="P817">sort</text:p>
          </table:table-cell>
          <table:table-cell table:style-name="Table33.A2" office:value-type="string">
            <text:p text:style-name="P819">Tiny int</text:p>
          </table:table-cell>
          <table:table-cell table:style-name="Table33.A2" office:value-type="string">
            <text:p text:style-name="P822">Nullable , unsigned </text:p>
          </table:table-cell>
          <table:table-cell table:style-name="Table33.D2" office:value-type="string">
            <text:p text:style-name="P336"/>
          </table:table-cell>
        </table:table-row>
        <table:table-row table:style-name="TableLine94039186166064">
          <table:table-cell table:style-name="Table33.A2" office:value-type="string">
            <text:p text:style-name="P1266">active</text:p>
          </table:table-cell>
          <table:table-cell table:style-name="Table33.A2" office:value-type="string">
            <text:p text:style-name="P1034">boolean</text:p>
          </table:table-cell>
          <table:table-cell table:style-name="Table33.A2" office:value-type="string">
            <text:p text:style-name="P823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336"/>
          </table:table-cell>
        </table:table-row>
        <table:table-row table:style-name="TableLine94039186167024">
          <table:table-cell table:style-name="Table33.A2" office:value-type="string">
            <text:p text:style-name="P817">app_setting_id</text:p>
          </table:table-cell>
          <table:table-cell table:style-name="Table33.A2" office:value-type="string">
            <text:p text:style-name="P820">Big int</text:p>
          </table:table-cell>
          <table:table-cell table:style-name="Table33.A2" office:value-type="string">
            <text:p text:style-name="P825">Not null , <text:span text:style-name="T787">unsigned ,</text:span></text:p>
            <text:p text:style-name="P829">foreign key → app_settings(id)</text:p>
            <text:p text:style-name="P824"/>
            <text:p text:style-name="P827">On Delete → (cascade)</text:p>
            <text:p text:style-name="P827">On Update → (cascade)</text:p>
          </table:table-cell>
          <table:table-cell table:style-name="Table33.D2" office:value-type="string">
            <text:p text:style-name="P336"/>
          </table:table-cell>
        </table:table-row>
      </table:table>
      <text:p text:style-name="P295"/>
      <text:p text:style-name="P295"/>
      <text:list xml:id="list4284705470" text:style-name="L60">
        <text:list-item>
          <text:list>
            <text:list-item>
              <text:p text:style-name="P1622">ارتباطات : </text:p>
              <text:list>
                <text:list-item>
                  <text:p text:style-name="P1623">dates <text:s/>:<text:tab/></text:p>
                  <text:list>
                    <text:list-item>
                      <text:p text:style-name="P1624">نوع : <text:span text:style-name="T748">1 به n </text:span></text:p>
                    </text:list-item>
                    <text:list-item>
                      <text:p text:style-name="P1624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1606638914958" text:continue-numbering="true" text:style-name="L60">
        <text:list-item>
          <text:list>
            <text:list-item>
              <text:list>
                <text:list-item>
                  <text:p text:style-name="P1623">users : </text:p>
                  <text:list>
                    <text:list-item>
                      <text:p text:style-name="P1624">نوع : <text:span text:style-name="T749">1 به n </text:span></text:p>
                    </text:list-item>
                    <text:list-item>
                      <text:p text:style-name="P1624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1607082311357" text:continue-numbering="true" text:style-name="L60">
        <text:list-item>
          <text:list>
            <text:list-item>
              <text:list>
                <text:list-item>
                  <text:p text:style-name="P1623">app_settings : </text:p>
                  <text:list>
                    <text:list-item>
                      <text:p text:style-name="P1624">نوع : <text:span text:style-name="T755">1 به n</text:span></text:p>
                    </text:list-item>
                    <text:list-item>
                      <text:p text:style-name="P1624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1605483693652" text:continue-numbering="true" text:style-name="L60">
        <text:list-item>
          <text:list>
            <text:list-item>
              <text:list>
                <text:list-item>
                  <text:p text:style-name="P1623">iconables : </text:p>
                  <text:list>
                    <text:list-item>
                      <text:p text:style-name="P1624">نوع : <text:span text:style-name="T754">1 به 1 </text:span></text:p>
                    </text:list-item>
                    <text:list-item>
                      <text:p text:style-name="P1624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625"><text:soft-page-break/>contact_subject_translations : </text:p>
                  <text:list>
                    <text:list-item>
                      <text:p text:style-name="P1626">نوع : <text:span text:style-name="T770">1 به n</text:span></text:p>
                    </text:list-item>
                    <text:list-item>
                      <text:p text:style-name="P1626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1686087681" text:style-name="L61">
        <text:list-item>
          <text:list>
            <text:list-item>
              <text:list>
                <text:list-item>
                  <text:p text:style-name="P1629">contacts : </text:p>
                  <text:list>
                    <text:list-item>
                      <text:p text:style-name="P1631">نوع ‌: <text:span text:style-name="T789">1 به n </text:span></text:p>
                    </text:list-item>
                    <text:list-item>
                      <text:p text:style-name="P163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61605485872255" text:continue-list="list161605483693652" text:style-name="L60">
        <text:list-item>
          <text:p text:style-name="P1995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2"/>
      <text:list xml:id="list161606954391279" text:continue-numbering="true" text:style-name="L60">
        <text:list-item>
          <text:list>
            <text:list-item>
              <text:p text:style-name="P1635">ستون ها : </text:p>
            </text:list-item>
          </text:list>
        </text:list-item>
      </text:list>
      <text:p text:style-name="P133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039186250848">
          <table:table-cell table:style-name="Table34.A1" office:value-type="string">
            <text:p text:style-name="P384">Name</text:p>
          </table:table-cell>
          <table:table-cell table:style-name="Table34.A1" office:value-type="string">
            <text:p text:style-name="P384">Data Type</text:p>
          </table:table-cell>
          <table:table-cell table:style-name="Table34.A1" office:value-type="string">
            <text:p text:style-name="P384">Attributes</text:p>
          </table:table-cell>
          <table:table-cell table:style-name="Table34.D1" office:value-type="string">
            <text:p text:style-name="P384">Comment</text:p>
          </table:table-cell>
        </table:table-row>
        <table:table-row table:style-name="TableLine94039186278912">
          <table:table-cell table:style-name="Table34.A2" office:value-type="string">
            <text:p text:style-name="P831">id</text:p>
          </table:table-cell>
          <table:table-cell table:style-name="Table34.A2" office:value-type="string">
            <text:p text:style-name="P832">Big int</text:p>
          </table:table-cell>
          <table:table-cell table:style-name="Table34.A2" office:value-type="string">
            <text:p text:style-name="P835">Unsigned , not null ,</text:p>
            <text:p text:style-name="P835">index , <text:span text:style-name="T763">unique , </text:span></text:p>
            <text:p text:style-name="P836">primary key , <text:span text:style-name="T764">auto increment</text:span></text:p>
          </table:table-cell>
          <table:table-cell table:style-name="Table34.D2" office:value-type="string">
            <text:p text:style-name="P336"/>
          </table:table-cell>
        </table:table-row>
        <table:table-row table:style-name="TableLine94039186281216">
          <table:table-cell table:style-name="Table34.A2" office:value-type="string">
            <text:p text:style-name="P831">name</text:p>
          </table:table-cell>
          <table:table-cell table:style-name="Table34.A2" office:value-type="string">
            <text:p text:style-name="P832">varchar(<text:span text:style-name="T765">50</text:span>)</text:p>
          </table:table-cell>
          <table:table-cell table:style-name="Table34.A2" office:value-type="string">
            <text:p text:style-name="P837">Not null</text:p>
          </table:table-cell>
          <table:table-cell table:style-name="Table34.D2" office:value-type="string">
            <text:p text:style-name="P336"/>
          </table:table-cell>
        </table:table-row>
        <table:table-row table:style-name="TableLine94039186282128">
          <table:table-cell table:style-name="Table34.A2" office:value-type="string">
            <text:p text:style-name="P831">contact_subject_id</text:p>
          </table:table-cell>
          <table:table-cell table:style-name="Table34.A2" office:value-type="string">
            <text:p text:style-name="P833">Big int</text:p>
          </table:table-cell>
          <table:table-cell table:style-name="Table34.A2" office:value-type="string">
            <text:p text:style-name="P839">Not null , <text:span text:style-name="T787">unsigned ,</text:span></text:p>
            <text:p text:style-name="P838">foreign key → contact_subjects(id)</text:p>
            <text:p text:style-name="P838"/>
            <text:p text:style-name="P840">On Delete → (cascade)</text:p>
            <text:p text:style-name="P840">On Update → (cascade)</text:p>
          </table:table-cell>
          <table:table-cell table:style-name="Table34.D2" office:value-type="string">
            <text:p text:style-name="P336"/>
          </table:table-cell>
        </table:table-row>
        <table:table-row table:style-name="TableLine94039186283088">
          <table:table-cell table:style-name="Table34.A2" office:value-type="string">
            <text:p text:style-name="P831">language_id</text:p>
          </table:table-cell>
          <table:table-cell table:style-name="Table34.A2" office:value-type="string">
            <text:p text:style-name="P834">Big int</text:p>
          </table:table-cell>
          <table:table-cell table:style-name="Table34.A2" office:value-type="string">
            <text:p text:style-name="P808">Not null , <text:span text:style-name="T787">unsigned ,</text:span> </text:p>
            <text:p text:style-name="P807">foreign key → languages(id)</text:p>
            <text:p text:style-name="P807"/>
            <text:p text:style-name="P797">On Delete → (cascade) ,</text:p>
            <text:p text:style-name="P797">On Update → (cascade) ,</text:p>
          </table:table-cell>
          <table:table-cell table:style-name="Table34.D2" office:value-type="string">
            <text:p text:style-name="P336"/>
          </table:table-cell>
        </table:table-row>
      </table:table>
      <text:p text:style-name="P296"/>
      <text:list xml:id="list2825869215" text:style-name="L62">
        <text:list-item>
          <text:list>
            <text:list-item>
              <text:p text:style-name="P1636">ارتباطات :‌</text:p>
              <text:list>
                <text:list-item>
                  <text:p text:style-name="P1637">languages : </text:p>
                  <text:list>
                    <text:list-item>
                      <text:p text:style-name="P1627">نوع : <text:span text:style-name="T766">1 به n</text:span></text:p>
                    </text:list-item>
                    <text:list-item>
                      <text:p text:style-name="P1628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><text:span text:style-name="T767"><text:tab/><text:tab/> <text:s text:c="5"/>contact_subject_translations است و هر یک </text:span><text:span text:style-name="T768">رکورد در جدول </text:span></text:p>
      <text:p text:style-name="P136"><text:tab/><text:tab/> <text:s text:c="3"/><text:span text:style-name="T767"><text:s/>contact_subject_translations </text:span><text:span text:style-name="T769">متعلق به یک language است !!!!</text:span></text:p>
      <text:p text:style-name="P134"/>
      <text:list xml:id="list161606748034663" text:continue-numbering="true" text:style-name="L62">
        <text:list-item>
          <text:list>
            <text:list-item>
              <text:list>
                <text:list-item>
                  <text:p text:style-name="P1638">contact_subjects : </text:p>
                  <text:list>
                    <text:list-item>
                      <text:p text:style-name="P1627">نوع : <text:span text:style-name="T770">1 به n</text:span></text:p>
                    </text:list-item>
                    <text:list-item>
                      <text:p text:style-name="P1627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6">contacts : <text:span text:style-name="T775">در این جدول message های تماس با ما ذخیره میشود !!! که فورم ان در صفحه index است . </text:span></text:p>
          <text:p text:style-name="P1639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38"/>
      <text:list xml:id="list161606765442899" text:continue-numbering="true" text:style-name="L62">
        <text:list-item>
          <text:list>
            <text:list-item>
              <text:p text:style-name="P1640">ستون ها :‌</text:p>
            </text:list-item>
          </text:list>
        </text:list-item>
      </text:list>
      <text:p text:style-name="P139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039186321136">
          <table:table-cell table:style-name="Table35.A1" office:value-type="string">
            <text:p text:style-name="P384">Name</text:p>
          </table:table-cell>
          <table:table-cell table:style-name="Table35.A1" office:value-type="string">
            <text:p text:style-name="P384">Data Type</text:p>
          </table:table-cell>
          <table:table-cell table:style-name="Table35.A1" office:value-type="string">
            <text:p text:style-name="P384">Attributes</text:p>
          </table:table-cell>
          <table:table-cell table:style-name="Table35.D1" office:value-type="string">
            <text:p text:style-name="P384">Comment</text:p>
          </table:table-cell>
        </table:table-row>
        <table:table-row table:style-name="TableLine94039186381008">
          <table:table-cell table:style-name="Table35.A2" office:value-type="string">
            <text:p text:style-name="P841">id</text:p>
          </table:table-cell>
          <table:table-cell table:style-name="Table35.A2" office:value-type="string">
            <text:p text:style-name="P843">Big int</text:p>
          </table:table-cell>
          <table:table-cell table:style-name="Table35.A2" office:value-type="string">
            <text:p text:style-name="P849">Unsigned , index, </text:p>
            <text:p text:style-name="P850">not null ,<text:span text:style-name="T776">primary key , unique ,</text:span></text:p>
            <text:p text:style-name="P850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336"/>
          </table:table-cell>
        </table:table-row>
        <table:table-row table:style-name="TableLine94039186382592">
          <table:table-cell table:style-name="Table35.A2" office:value-type="string">
            <text:p text:style-name="P841">name</text:p>
          </table:table-cell>
          <table:table-cell table:style-name="Table35.A2" office:value-type="string">
            <text:p text:style-name="P844">varchar(<text:span text:style-name="T778">48</text:span>)</text:p>
          </table:table-cell>
          <table:table-cell table:style-name="Table35.A2" office:value-type="string">
            <text:p text:style-name="P1043">nullable</text:p>
          </table:table-cell>
          <table:table-cell table:style-name="Table35.D2" office:value-type="string">
            <text:p text:style-name="P336"/>
          </table:table-cell>
        </table:table-row>
        <table:table-row table:style-name="TableLine94039186383504">
          <table:table-cell table:style-name="Table35.A2" office:value-type="string">
            <text:p text:style-name="P841">email</text:p>
          </table:table-cell>
          <table:table-cell table:style-name="Table35.A2" office:value-type="string">
            <text:p text:style-name="P845">varchar(<text:span text:style-name="T779">64</text:span>)</text:p>
          </table:table-cell>
          <table:table-cell table:style-name="Table35.A2" office:value-type="string">
            <text:p text:style-name="P1043">nullable</text:p>
          </table:table-cell>
          <table:table-cell table:style-name="Table35.D2" office:value-type="string">
            <text:p text:style-name="P336"/>
          </table:table-cell>
        </table:table-row>
        <table:table-row table:style-name="TableLine94039186384464">
          <table:table-cell table:style-name="Table35.A2" office:value-type="string">
            <text:p text:style-name="P841">message</text:p>
          </table:table-cell>
          <table:table-cell table:style-name="Table35.A2" office:value-type="string">
            <text:p text:style-name="P859">text</text:p>
          </table:table-cell>
          <table:table-cell table:style-name="Table35.A2" office:value-type="string">
            <text:p text:style-name="P851">Not null </text:p>
          </table:table-cell>
          <table:table-cell table:style-name="Table35.D2" office:value-type="string">
            <text:p text:style-name="P336"/>
          </table:table-cell>
        </table:table-row>
        <table:table-row table:style-name="TableLine94039186385648">
          <table:table-cell table:style-name="Table35.A2" office:value-type="string">
            <text:p text:style-name="P841">ip</text:p>
          </table:table-cell>
          <table:table-cell table:style-name="Table35.A2" office:value-type="string">
            <text:p text:style-name="P848">int</text:p>
          </table:table-cell>
          <table:table-cell table:style-name="Table35.A2" office:value-type="string">
            <text:p text:style-name="P852">Unsigned , not null </text:p>
          </table:table-cell>
          <table:table-cell table:style-name="Table35.D2" office:value-type="string">
            <text:p text:style-name="P336"/>
          </table:table-cell>
        </table:table-row>
        <table:table-row table:style-name="TableLine94039186386512">
          <table:table-cell table:style-name="Table35.A2" office:value-type="string">
            <text:p text:style-name="P841">contact_subject_id</text:p>
          </table:table-cell>
          <table:table-cell table:style-name="Table35.A2" office:value-type="string">
            <text:p text:style-name="P846">Big int</text:p>
          </table:table-cell>
          <table:table-cell table:style-name="Table35.A2" office:value-type="string">
            <text:p text:style-name="P854">Nullable , <text:span text:style-name="T787">unsigned</text:span></text:p>
            <text:p text:style-name="P854"><text:s/><text:span text:style-name="T781">foreign key → </text:span><text:span text:style-name="T782">contact_subjects(id)</text:span></text:p>
            <text:p text:style-name="P853"/>
            <text:p text:style-name="P856">On Delete → <text:span text:style-name="T783">(set Null)</text:span></text:p>
            <text:p text:style-name="P36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36"/>
          </table:table-cell>
        </table:table-row>
        <table:table-row table:style-name="TableLine94039186387424">
          <table:table-cell table:style-name="Table35.A2" office:value-type="string">
            <text:p text:style-name="P842">language_id</text:p>
          </table:table-cell>
          <table:table-cell table:style-name="Table35.A2" office:value-type="string">
            <text:p text:style-name="P847">Big int</text:p>
          </table:table-cell>
          <table:table-cell table:style-name="Table35.A2" office:value-type="string">
            <text:p text:style-name="P855">Nullable , <text:span text:style-name="T787">unsigned</text:span></text:p>
            <text:p text:style-name="P361"><text:span text:style-name="T780"><text:s/></text:span><text:span text:style-name="T781">foreign key → </text:span><text:span text:style-name="T788">languages</text:span><text:span text:style-name="T782">(id)</text:span></text:p>
            <text:p text:style-name="P855"/>
            <text:p text:style-name="P857">On Delete → <text:span text:style-name="T783">(set Null)</text:span></text:p>
            <text:p text:style-name="P858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36"/>
          </table:table-cell>
        </table:table-row>
      </table:table>
      <text:p text:style-name="P317"/>
      <text:list xml:id="list161606327896609" text:continue-list="list1686087681" text:style-name="L61">
        <text:list-item>
          <text:list>
            <text:list-item>
              <text:p text:style-name="P1641">ارتباطات :‌</text:p>
              <text:list>
                <text:list-item>
                  <text:p text:style-name="P1630">languages : </text:p>
                  <text:list>
                    <text:list-item>
                      <text:p text:style-name="P1632">نوع ‌: <text:span text:style-name="T789">1 به n</text:span></text:p>
                    </text:list-item>
                    <text:list-item>
                      <text:p text:style-name="P1632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61606723518547" text:continue-numbering="true" text:style-name="L61">
        <text:list-item>
          <text:list>
            <text:list-item>
              <text:list>
                <text:list-item>
                  <text:p text:style-name="P1630">contact_subjects : </text:p>
                  <text:list>
                    <text:list-item>
                      <text:p text:style-name="P1633">نوع ‌: <text:span text:style-name="T789">1 به n </text:span></text:p>
                    </text:list-item>
                    <text:list-item>
                      <text:p text:style-name="P1633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642"><text:soft-page-break/>dates : </text:p>
                  <text:list>
                    <text:list-item>
                      <text:p text:style-name="P1634">نوع ‌: <text:span text:style-name="T795">1 به n </text:span></text:p>
                    </text:list-item>
                    <text:list-item>
                      <text:p text:style-name="P1634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1606104711465" text:continue-numbering="true" text:style-name="L61">
        <text:list-item>
          <text:list>
            <text:list-item>
              <text:list>
                <text:list-item>
                  <text:p text:style-name="P1643">contact_replies : </text:p>
                  <text:list>
                    <text:list-item>
                      <text:p text:style-name="P1644">نوع : <text:span text:style-name="T802">1 به n </text:span></text:p>
                    </text:list-item>
                    <text:list-item>
                      <text:p text:style-name="P1644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1606965747092" text:continue-numbering="true" text:style-name="L61">
        <text:list-item>
          <text:list>
            <text:list-item>
              <text:list>
                <text:list-item>
                  <text:p text:style-name="P1647">users : </text:p>
                  <text:list>
                    <text:list-item>
                      <text:p text:style-name="P1647">نوع :‌ 1 به n </text:p>
                    </text:list-item>
                    <text:list-item>
                      <text:p text:style-name="P1647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97">contact_replies : در این جدول پاسخ هایی که برای هر کدام از contact <text:s/>ایجاد میشود !!! ذخیره میشود !!!</text:p>
        </text:list-item>
      </text:list>
      <text:p text:style-name="P143"/>
      <text:list xml:id="list161606361273875" text:continue-numbering="true" text:style-name="L61">
        <text:list-item>
          <text:list>
            <text:list-item>
              <text:p text:style-name="P1648">ستون ها : </text:p>
            </text:list-item>
          </text:list>
        </text:list-item>
      </text:list>
      <text:p text:style-name="P143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039186434560">
          <table:table-cell table:style-name="Table36.A1" office:value-type="string">
            <text:p text:style-name="P384">Name</text:p>
          </table:table-cell>
          <table:table-cell table:style-name="Table36.A1" office:value-type="string">
            <text:p text:style-name="P384">Data Type</text:p>
          </table:table-cell>
          <table:table-cell table:style-name="Table36.A1" office:value-type="string">
            <text:p text:style-name="P384">Attributes</text:p>
          </table:table-cell>
          <table:table-cell table:style-name="Table36.D1" office:value-type="string">
            <text:p text:style-name="P384">Comment</text:p>
          </table:table-cell>
        </table:table-row>
        <table:table-row table:style-name="TableLine94039186455952">
          <table:table-cell table:style-name="Table36.A2" office:value-type="string">
            <text:p text:style-name="P860">id</text:p>
          </table:table-cell>
          <table:table-cell table:style-name="Table36.A2" office:value-type="string">
            <text:p text:style-name="P862">Big int</text:p>
          </table:table-cell>
          <table:table-cell table:style-name="Table36.A2" office:value-type="string">
            <text:p text:style-name="P865">Unsigned , index , primary key ,</text:p>
            <text:p text:style-name="P866">unique , auto increment , </text:p>
            <text:p text:style-name="P868">not null </text:p>
          </table:table-cell>
          <table:table-cell table:style-name="Table36.D2" office:value-type="string">
            <text:p text:style-name="P336"/>
          </table:table-cell>
        </table:table-row>
        <table:table-row table:style-name="TableLine94039186454304">
          <table:table-cell table:style-name="Table36.A2" office:value-type="string">
            <text:p text:style-name="P860">subject</text:p>
          </table:table-cell>
          <table:table-cell table:style-name="Table36.A2" office:value-type="string">
            <text:p text:style-name="P864">varchar(128)</text:p>
          </table:table-cell>
          <table:table-cell table:style-name="Table36.A2" office:value-type="string">
            <text:p text:style-name="P867">Not null </text:p>
          </table:table-cell>
          <table:table-cell table:style-name="Table36.D2" office:value-type="string">
            <text:p text:style-name="P336"/>
          </table:table-cell>
        </table:table-row>
        <table:table-row table:style-name="TableLine94039186455216">
          <table:table-cell table:style-name="Table36.A2" office:value-type="string">
            <text:p text:style-name="P860">message</text:p>
          </table:table-cell>
          <table:table-cell table:style-name="Table36.A2" office:value-type="string">
            <text:p text:style-name="P864">text</text:p>
          </table:table-cell>
          <table:table-cell table:style-name="Table36.A2" office:value-type="string">
            <text:p text:style-name="P867">Not null </text:p>
          </table:table-cell>
          <table:table-cell table:style-name="Table36.D2" office:value-type="string">
            <text:p text:style-name="P336"/>
          </table:table-cell>
        </table:table-row>
        <table:table-row table:style-name="TableLine94039186460192">
          <table:table-cell table:style-name="Table36.A2" office:value-type="string">
            <text:p text:style-name="P861">contact_id</text:p>
          </table:table-cell>
          <table:table-cell table:style-name="Table36.A2" office:value-type="string">
            <text:p text:style-name="P863">Big int</text:p>
          </table:table-cell>
          <table:table-cell table:style-name="Table36.A2" office:value-type="string">
            <text:p text:style-name="P869">Unsigned , Not null , </text:p>
            <text:p text:style-name="P869"><text:span text:style-name="T797">foreign key → </text:span><text:span text:style-name="T798">contacts(id)</text:span></text:p>
            <text:p text:style-name="P869"/>
            <text:p text:style-name="P869"/>
            <text:p text:style-name="P870">On Delete →<text:span text:style-name="T800"> </text:span>(‘<text:span text:style-name="T800">cascade</text:span>’)</text:p>
            <text:p text:style-name="P36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336"/>
          </table:table-cell>
        </table:table-row>
      </table:table>
      <text:p text:style-name="P297"/>
      <text:list xml:id="list1847193729" text:style-name="L63">
        <text:list-item>
          <text:list>
            <text:list-item>
              <text:p text:style-name="P1649">ارتباطات :‌</text:p>
              <text:list>
                <text:list-item>
                  <text:p text:style-name="P1649">contacts :</text:p>
                  <text:list>
                    <text:list-item>
                      <text:p text:style-name="P1645">نوع : <text:span text:style-name="T802">1 به n </text:span></text:p>
                    </text:list-item>
                    <text:list-item>
                      <text:p text:style-name="P164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1605835331089" text:continue-numbering="true" text:style-name="L63">
        <text:list-item>
          <text:list>
            <text:list-item>
              <text:list>
                <text:list-item>
                  <text:p text:style-name="P1649">dates : </text:p>
                  <text:list>
                    <text:list-item>
                      <text:p text:style-name="P1650">نوع <text:s/>:<text:span text:style-name="T804">1 به n </text:span></text:p>
                    </text:list-item>
                    <text:list-item>
                      <text:p text:style-name="P1651">توضیحات : <text:span text:style-name="T804">هر یک </text:span><text:span text:style-name="T805">reply دارای چندین date است</text:span></text:p>
                      <text:p text:style-name="P1651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61605577144602" text:continue-numbering="true" text:style-name="L63">
        <text:list-item>
          <text:list>
            <text:list-item>
              <text:list>
                <text:list-item>
                  <text:p text:style-name="P1649">users :</text:p>
                  <text:list>
                    <text:list-item>
                      <text:p text:style-name="P1646">نوع : <text:span text:style-name="T807">1 به n </text:span></text:p>
                    </text:list-item>
                    <text:list-item>
                      <text:p text:style-name="P1646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1606282483565" text:continue-numbering="true" text:style-name="L63">
        <text:list-item>
          <text:p text:style-name="P1998">counters : <text:span text:style-name="T808">در این جدول شمارنده ها ذخیره میشود که در صفحه index نمایش داده میشود !!!</text:span></text:p>
        </text:list-item>
      </text:list>
      <text:p text:style-name="P147"/>
      <text:list xml:id="list161605306732749" text:continue-numbering="true" text:style-name="L63">
        <text:list-item>
          <text:list>
            <text:list-item>
              <text:p text:style-name="P1652">ستون ها :‌</text:p>
            </text:list-item>
          </text:list>
        </text:list-item>
      </text:list>
      <text:p text:style-name="P14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039186502016">
          <table:table-cell table:style-name="Table37.A1" office:value-type="string">
            <text:p text:style-name="P384">Name</text:p>
          </table:table-cell>
          <table:table-cell table:style-name="Table37.A1" office:value-type="string">
            <text:p text:style-name="P384">Data Type</text:p>
          </table:table-cell>
          <table:table-cell table:style-name="Table37.A1" office:value-type="string">
            <text:p text:style-name="P384">Attributes</text:p>
          </table:table-cell>
          <table:table-cell table:style-name="Table37.D1" office:value-type="string">
            <text:p text:style-name="P384">Comment</text:p>
          </table:table-cell>
        </table:table-row>
        <table:table-row table:style-name="TableLine94039186539680">
          <table:table-cell table:style-name="Table37.A2" office:value-type="string">
            <text:p text:style-name="P871">id</text:p>
          </table:table-cell>
          <table:table-cell table:style-name="Table37.A2" office:value-type="string">
            <text:p text:style-name="P872">Big int</text:p>
          </table:table-cell>
          <table:table-cell table:style-name="Table37.A2" office:value-type="string">
            <text:p text:style-name="P878">Not null , unsigned ,</text:p>
            <text:p text:style-name="P879">index , unique , primary key , </text:p>
            <text:p text:style-name="P879">auto increment</text:p>
          </table:table-cell>
          <table:table-cell table:style-name="Table37.D2" office:value-type="string">
            <text:p text:style-name="P336"/>
          </table:table-cell>
        </table:table-row>
        <table:table-row table:style-name="TableLine94039186542240">
          <table:table-cell table:style-name="Table37.A2" office:value-type="string">
            <text:p text:style-name="P871">number</text:p>
          </table:table-cell>
          <table:table-cell table:style-name="Table37.A2" office:value-type="string">
            <text:p text:style-name="P880">Big int</text:p>
          </table:table-cell>
          <table:table-cell table:style-name="Table37.A2" office:value-type="string">
            <text:p text:style-name="P877">Not null <text:s/>, <text:span text:style-name="T809">unsigned</text:span></text:p>
          </table:table-cell>
          <table:table-cell table:style-name="Table37.D2" office:value-type="string">
            <text:p text:style-name="P336"/>
          </table:table-cell>
        </table:table-row>
        <table:table-row table:style-name="TableLine94039186543152">
          <table:table-cell table:style-name="Table37.A2" office:value-type="string">
            <text:p text:style-name="P1267">active</text:p>
          </table:table-cell>
          <table:table-cell table:style-name="Table37.A2" office:value-type="string">
            <text:p text:style-name="P1035">boolean</text:p>
          </table:table-cell>
          <table:table-cell table:style-name="Table37.A2" office:value-type="string">
            <text:p text:style-name="P876">Not null , defualt 1 </text:p>
          </table:table-cell>
          <table:table-cell table:style-name="Table37.D2" office:value-type="string">
            <text:p text:style-name="P336"/>
          </table:table-cell>
        </table:table-row>
        <table:table-row table:style-name="TableLine94039186544112">
          <table:table-cell table:style-name="Table37.A2" office:value-type="string">
            <text:p text:style-name="P871">sort</text:p>
          </table:table-cell>
          <table:table-cell table:style-name="Table37.A2" office:value-type="string">
            <text:p text:style-name="P873">Tiny int</text:p>
          </table:table-cell>
          <table:table-cell table:style-name="Table37.A2" office:value-type="string">
            <text:p text:style-name="P873">Unsigned , nullable</text:p>
          </table:table-cell>
          <table:table-cell table:style-name="Table37.D2" office:value-type="string">
            <text:p text:style-name="P336"/>
          </table:table-cell>
        </table:table-row>
        <table:table-row table:style-name="Table37.6">
          <table:table-cell table:style-name="Table37.A2" office:value-type="string">
            <text:p text:style-name="P871">app_setting_id</text:p>
          </table:table-cell>
          <table:table-cell table:style-name="Table37.A2" office:value-type="string">
            <text:p text:style-name="P874">Big int</text:p>
          </table:table-cell>
          <table:table-cell table:style-name="Table37.A2" office:value-type="string">
            <text:p text:style-name="P881">Unsigned , not null </text:p>
            <text:p text:style-name="P830">foreign key → app_settings(id)</text:p>
            <text:p text:style-name="P826"/>
            <text:p text:style-name="P828">On Delete → (cascade)</text:p>
            <text:p text:style-name="P875"><text:span text:style-name="T810">On Update → (cascade)</text:span> </text:p>
          </table:table-cell>
          <table:table-cell table:style-name="Table37.D2" office:value-type="string">
            <text:p text:style-name="P336"/>
          </table:table-cell>
        </table:table-row>
      </table:table>
      <text:p text:style-name="P298"/>
      <text:p text:style-name="P298"/>
      <text:list xml:id="list3144149068" text:style-name="L64">
        <text:list-item>
          <text:list>
            <text:list-item>
              <text:p text:style-name="P1653">رابطه ها : </text:p>
              <text:list>
                <text:list-item>
                  <text:p text:style-name="P1653">dates : </text:p>
                  <text:list>
                    <text:list-item>
                      <text:p text:style-name="P1654">نوع :‌ <text:span text:style-name="T811">1 به n</text:span></text:p>
                    </text:list-item>
                    <text:list-item>
                      <text:p text:style-name="P1654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1606988319227" text:continue-numbering="true" text:style-name="L64">
        <text:list-item>
          <text:list>
            <text:list-item>
              <text:list>
                <text:list-item>
                  <text:p text:style-name="P1653">users : </text:p>
                  <text:list>
                    <text:list-item>
                      <text:p text:style-name="P1654">نوع :‌ <text:span text:style-name="T811">1 به n</text:span></text:p>
                    </text:list-item>
                    <text:list-item>
                      <text:p text:style-name="P1654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1605222437600" text:continue-numbering="true" text:style-name="L64">
        <text:list-item>
          <text:list>
            <text:list-item>
              <text:list>
                <text:list-item>
                  <text:p text:style-name="P1657">iconables : </text:p>
                  <text:list>
                    <text:list-item>
                      <text:p text:style-name="P1655">نوع :‌ <text:span text:style-name="T811">1 به 1</text:span></text:p>
                    </text:list-item>
                    <text:list-item>
                      <text:p text:style-name="P1655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p text:style-name="P1241"/>
      <text:list xml:id="list161606913647559" text:continue-numbering="true" text:style-name="L64">
        <text:list-item>
          <text:list>
            <text:list-item>
              <text:list>
                <text:list-item>
                  <text:p text:style-name="P1658">counter_translations :</text:p>
                  <text:list>
                    <text:list-item>
                      <text:p text:style-name="P1659">نوع : <text:span text:style-name="T827">1 به n</text:span></text:p>
                    </text:list-item>
                    <text:list-item>
                      <text:p text:style-name="P1659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1607035390996" text:continue-numbering="true" text:style-name="L64">
        <text:list-item>
          <text:list>
            <text:list-item>
              <text:list>
                <text:list-item>
                  <text:p text:style-name="P1662">app_settings : </text:p>
                  <text:list>
                    <text:list-item>
                      <text:p text:style-name="P1656">نوع :‌<text:span text:style-name="T817">1 به n</text:span></text:p>
                    </text:list-item>
                    <text:list-item>
                      <text:p text:style-name="P1656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161606253112398" text:continue-numbering="true" text:style-name="L64">
        <text:list-item>
          <text:p text:style-name="P1663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2"/>
      <text:list xml:id="list161605508436897" text:continue-numbering="true" text:style-name="L64">
        <text:list-item>
          <text:list>
            <text:list-item>
              <text:p text:style-name="P1664">ستون ها : </text:p>
            </text:list-item>
          </text:list>
        </text:list-item>
      </text:list>
      <text:p text:style-name="P153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039186642176">
          <table:table-cell table:style-name="Table38.A1" office:value-type="string">
            <text:p text:style-name="P384">Name</text:p>
          </table:table-cell>
          <table:table-cell table:style-name="Table38.A1" office:value-type="string">
            <text:p text:style-name="P384">Data Type</text:p>
          </table:table-cell>
          <table:table-cell table:style-name="Table38.A1" office:value-type="string">
            <text:p text:style-name="P384">Attributes</text:p>
          </table:table-cell>
          <table:table-cell table:style-name="Table38.D1" office:value-type="string">
            <text:p text:style-name="P384">Comment</text:p>
          </table:table-cell>
        </table:table-row>
        <table:table-row table:style-name="TableLine94039186620352">
          <table:table-cell table:style-name="Table38.A2" office:value-type="string">
            <text:p text:style-name="P882">id</text:p>
          </table:table-cell>
          <table:table-cell table:style-name="Table38.A2" office:value-type="string">
            <text:p text:style-name="P883">Big int</text:p>
          </table:table-cell>
          <table:table-cell table:style-name="Table38.A2" office:value-type="string">
            <text:p text:style-name="P886">Unsigned , <text:span text:style-name="T822">index , unique,</text:span></text:p>
            <text:p text:style-name="P888">primary key ,</text:p>
            <text:p text:style-name="P888"><text:s/>auto increment , <text:span text:style-name="T823">not null <text:s/></text:span></text:p>
          </table:table-cell>
          <table:table-cell table:style-name="Table38.D2" office:value-type="string">
            <text:p text:style-name="P336"/>
          </table:table-cell>
        </table:table-row>
        <table:table-row table:style-name="TableLine94039186616032">
          <table:table-cell table:style-name="Table38.A2" office:value-type="string">
            <text:p text:style-name="P882">Title</text:p>
          </table:table-cell>
          <table:table-cell table:style-name="Table38.A2" office:value-type="string">
            <text:p text:style-name="P36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887">Not null </text:p>
          </table:table-cell>
          <table:table-cell table:style-name="Table38.D2" office:value-type="string">
            <text:p text:style-name="P336"/>
          </table:table-cell>
        </table:table-row>
        <table:table-row table:style-name="TableLine94039186656736">
          <table:table-cell table:style-name="Table38.A2" office:value-type="string">
            <text:p text:style-name="P882">language_id</text:p>
          </table:table-cell>
          <table:table-cell table:style-name="Table38.A2" office:value-type="string">
            <text:p text:style-name="P884">Big int</text:p>
          </table:table-cell>
          <table:table-cell table:style-name="Table38.A2" office:value-type="string">
            <text:p text:style-name="P810">Not null , <text:span text:style-name="T787">unsigned ,</text:span> </text:p>
            <text:p text:style-name="P810">foreign key → languages(id)</text:p>
            <text:p text:style-name="P810"/>
            <text:p text:style-name="P798">On Delete → (cascade) ,</text:p>
            <text:p text:style-name="P798">On Update → (cascade) ,</text:p>
          </table:table-cell>
          <table:table-cell table:style-name="Table38.D2" office:value-type="string">
            <text:p text:style-name="P336"/>
          </table:table-cell>
        </table:table-row>
        <table:table-row table:style-name="TableLine94039186657696">
          <table:table-cell table:style-name="Table38.A2" office:value-type="string">
            <text:p text:style-name="P882">counter_id</text:p>
          </table:table-cell>
          <table:table-cell table:style-name="Table38.A2" office:value-type="string">
            <text:p text:style-name="P885">Big int</text:p>
          </table:table-cell>
          <table:table-cell table:style-name="Table38.A2" office:value-type="string">
            <text:p text:style-name="P811">Not null , <text:span text:style-name="T787">unsigned ,</text:span> </text:p>
            <text:p text:style-name="P363"><text:span text:style-name="T824">foreign key → </text:span><text:span text:style-name="T825">counters</text:span><text:span text:style-name="T824">(id)</text:span></text:p>
            <text:p text:style-name="P811"/>
            <text:p text:style-name="P799">On Delete → (cascade) ,</text:p>
            <text:p text:style-name="P799">On Update → (cascade) ,</text:p>
          </table:table-cell>
          <table:table-cell table:style-name="Table38.D2" office:value-type="string">
            <text:p text:style-name="P336"/>
          </table:table-cell>
        </table:table-row>
      </table:table>
      <text:p text:style-name="P299"/>
      <text:p text:style-name="P299"/>
      <text:list xml:id="list2189727177" text:style-name="L65">
        <text:list-item>
          <text:list>
            <text:list-item>
              <text:p text:style-name="P1665">ارتباطات :‌</text:p>
              <text:list>
                <text:list-item>
                  <text:p text:style-name="P1665">languages : </text:p>
                  <text:list>
                    <text:list-item>
                      <text:p text:style-name="P1660">نوع : <text:span text:style-name="T827">1 به n</text:span></text:p>
                    </text:list-item>
                    <text:list-item>
                      <text:p text:style-name="P1660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1606045797179" text:continue-numbering="true" text:style-name="L65">
        <text:list-item>
          <text:list>
            <text:list-item>
              <text:list>
                <text:list-item>
                  <text:p text:style-name="P1665">counters : </text:p>
                  <text:list>
                    <text:list-item>
                      <text:p text:style-name="P1661">نوع : <text:span text:style-name="T827">1 به n</text:span></text:p>
                    </text:list-item>
                    <text:list-item>
                      <text:p text:style-name="P166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1605461755098" text:continue-numbering="true" text:style-name="L65">
        <text:list-item>
          <text:p text:style-name="P1999">teams : در این جدول <text:span text:style-name="T831">team ها ذخیره میشوند !!</text:span></text:p>
        </text:list-item>
      </text:list>
      <text:p text:style-name="P156"/>
      <text:list xml:id="list161605962708063" text:continue-numbering="true" text:style-name="L65">
        <text:list-item>
          <text:list>
            <text:list-item>
              <text:p text:style-name="P1666">ستون ها : </text:p>
            </text:list-item>
          </text:list>
        </text:list-item>
      </text:list>
      <text:p text:style-name="P157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039186700704">
          <table:table-cell table:style-name="Table39.A1" office:value-type="string">
            <text:p text:style-name="P384">Name</text:p>
          </table:table-cell>
          <table:table-cell table:style-name="Table39.A1" office:value-type="string">
            <text:p text:style-name="P384">Data Type</text:p>
          </table:table-cell>
          <table:table-cell table:style-name="Table39.A1" office:value-type="string">
            <text:p text:style-name="P384">Attributes</text:p>
          </table:table-cell>
          <table:table-cell table:style-name="Table39.D1" office:value-type="string">
            <text:p text:style-name="P384">Comment</text:p>
          </table:table-cell>
        </table:table-row>
        <table:table-row table:style-name="TableLine94039186713376">
          <table:table-cell table:style-name="Table39.A2" office:value-type="string">
            <text:p text:style-name="P889">id</text:p>
          </table:table-cell>
          <table:table-cell table:style-name="Table39.A2" office:value-type="string">
            <text:p text:style-name="P890">Big int</text:p>
          </table:table-cell>
          <table:table-cell table:style-name="Table39.A2" office:value-type="string">
            <text:p text:style-name="P891">Not null , unsigned ,index ,</text:p>
            <text:p text:style-name="P891">unique , primary key ,</text:p>
            <text:p text:style-name="P891"><text:s/>auto increment</text:p>
          </table:table-cell>
          <table:table-cell table:style-name="Table39.D2" office:value-type="string">
            <text:p text:style-name="P336"/>
          </table:table-cell>
        </table:table-row>
        <table:table-row table:style-name="TableLine94039186715824">
          <table:table-cell table:style-name="Table39.A2" office:value-type="string">
            <text:p text:style-name="P1268">active</text:p>
          </table:table-cell>
          <table:table-cell table:style-name="Table39.A2" office:value-type="string">
            <text:p text:style-name="P1036">boolean</text:p>
          </table:table-cell>
          <table:table-cell table:style-name="Table39.A2" office:value-type="string">
            <text:p text:style-name="P892">Not null , defualt 1</text:p>
          </table:table-cell>
          <table:table-cell table:style-name="Table39.D2" office:value-type="string">
            <text:p text:style-name="P336"/>
          </table:table-cell>
        </table:table-row>
      </table:table>
      <text:p text:style-name="P300"/>
      <text:p text:style-name="P300"/>
      <text:list xml:id="list2869858329" text:style-name="L66">
        <text:list-item>
          <text:list>
            <text:list-item>
              <text:p text:style-name="P1667">ارتباطات :‌</text:p>
            </text:list-item>
          </text:list>
        </text:list-item>
      </text:list>
      <text:p text:style-name="P158"/>
      <text:list xml:id="list161605363805494" text:continue-numbering="true" text:style-name="L66">
        <text:list-item>
          <text:list>
            <text:list-item>
              <text:list>
                <text:list-item>
                  <text:p text:style-name="P1667">dates : </text:p>
                  <text:list>
                    <text:list-item>
                      <text:p text:style-name="P1668">نوع :‌<text:span text:style-name="T838">1 به n</text:span></text:p>
                    </text:list-item>
                    <text:list-item>
                      <text:p text:style-name="P1668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1606294911904" text:continue-numbering="true" text:style-name="L66">
        <text:list-item>
          <text:list>
            <text:list-item>
              <text:list>
                <text:list-item>
                  <text:p text:style-name="P1667">users : </text:p>
                  <text:list>
                    <text:list-item>
                      <text:p text:style-name="P1668">نوع :‌ <text:span text:style-name="T836">1 به n </text:span></text:p>
                    </text:list-item>
                    <text:list-item>
                      <text:p text:style-name="P1668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1605877847093" text:continue-numbering="true" text:style-name="L66">
        <text:list-item>
          <text:list>
            <text:list-item>
              <text:list>
                <text:list-item>
                  <text:p text:style-name="P1667">socialables : </text:p>
                  <text:list>
                    <text:list-item>
                      <text:p text:style-name="P1668">نوع :‌<text:span text:style-name="T841">1 به n</text:span></text:p>
                    </text:list-item>
                    <text:list-item>
                      <text:p text:style-name="P1668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1605375438569" text:continue-numbering="true" text:style-name="L66">
        <text:list-item>
          <text:list>
            <text:list-item>
              <text:list>
                <text:list-item>
                  <text:p text:style-name="P1671">team_translations : </text:p>
                  <text:list>
                    <text:list-item>
                      <text:p text:style-name="P1668">نوع :‌ <text:span text:style-name="T834">1 به n</text:span></text:p>
                    </text:list-item>
                    <text:list-item>
                      <text:p text:style-name="P1668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1605826350224" text:continue-numbering="true" text:style-name="L66">
        <text:list-item>
          <text:list>
            <text:list-item>
              <text:list>
                <text:list-item>
                  <text:p text:style-name="P1307"><text:span text:style-name="T975">iconables</text:span><text:span text:style-name="T976"> : </text:span></text:p>
                  <text:list>
                    <text:list-item>
                      <text:p text:style-name="P1668">نوع :‌<text:span text:style-name="T832">1 به 1 </text:span></text:p>
                    </text:list-item>
                    <text:list-item>
                      <text:p text:style-name="P1669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1606995257442" text:continue-numbering="true" text:style-name="L66">
        <text:list-item>
          <text:list>
            <text:list-item>
              <text:list>
                <text:list-item>
                  <text:p text:style-name="P1975"><text:span text:style-name="T971">portfolios</text:span><text:span text:style-name="T968"> : </text:span></text:p>
                  <text:list>
                    <text:list-item>
                      <text:p text:style-name="P1672">نوع :‌1 به n </text:p>
                    </text:list-item>
                    <text:list-item>
                      <text:p text:style-name="P167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0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59"/>
      <text:list xml:id="list161605163321138" text:continue-numbering="true" text:style-name="L66">
        <text:list-item>
          <text:list>
            <text:list-item>
              <text:p text:style-name="P1676">ستون ها : </text:p>
            </text:list-item>
          </text:list>
        </text:list-item>
      </text:list>
      <text:p text:style-name="P160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039186786176">
          <table:table-cell table:style-name="Table40.A1" office:value-type="string">
            <text:p text:style-name="P384">Name</text:p>
          </table:table-cell>
          <table:table-cell table:style-name="Table40.A1" office:value-type="string">
            <text:p text:style-name="P384">Data Type</text:p>
          </table:table-cell>
          <table:table-cell table:style-name="Table40.A1" office:value-type="string">
            <text:p text:style-name="P384">Attributes</text:p>
          </table:table-cell>
          <table:table-cell table:style-name="Table40.D1" office:value-type="string">
            <text:p text:style-name="P384">Comment</text:p>
          </table:table-cell>
        </table:table-row>
        <table:table-row table:style-name="TableLine94039186814352">
          <table:table-cell table:style-name="Table40.A2" office:value-type="string">
            <text:p text:style-name="P893">id</text:p>
          </table:table-cell>
          <table:table-cell table:style-name="Table40.A2" office:value-type="string">
            <text:p text:style-name="P895">Big int</text:p>
          </table:table-cell>
          <table:table-cell table:style-name="Table40.A2" office:value-type="string">
            <text:p text:style-name="P899">Not null , unsigned , unique ,</text:p>
            <text:p text:style-name="P899">index , primary key , </text:p>
            <text:p text:style-name="P899">auto increment ,</text:p>
          </table:table-cell>
          <table:table-cell table:style-name="Table40.D2" office:value-type="string">
            <text:p text:style-name="P336"/>
          </table:table-cell>
        </table:table-row>
        <table:table-row table:style-name="TableLine94039186816400">
          <table:table-cell table:style-name="Table40.A2" office:value-type="string">
            <text:p text:style-name="P893">title</text:p>
          </table:table-cell>
          <table:table-cell table:style-name="Table40.A2" office:value-type="string">
            <text:p text:style-name="P36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00">Not null </text:p>
          </table:table-cell>
          <table:table-cell table:style-name="Table40.D2" office:value-type="string">
            <text:p text:style-name="P336"/>
          </table:table-cell>
        </table:table-row>
        <table:table-row table:style-name="TableLine94039186817312">
          <table:table-cell table:style-name="Table40.A2" office:value-type="string">
            <text:p text:style-name="P896">describe</text:p>
          </table:table-cell>
          <table:table-cell table:style-name="Table40.A2" office:value-type="string">
            <text:p text:style-name="P898">varchar(800)</text:p>
          </table:table-cell>
          <table:table-cell table:style-name="Table40.A2" office:value-type="string">
            <text:p text:style-name="P900">Not null </text:p>
          </table:table-cell>
          <table:table-cell table:style-name="Table40.D2" office:value-type="string">
            <text:p text:style-name="P336"/>
          </table:table-cell>
        </table:table-row>
        <table:table-row table:style-name="TableLine94039186818272">
          <table:table-cell table:style-name="Table40.A2" office:value-type="string">
            <text:p text:style-name="P894">language_id</text:p>
          </table:table-cell>
          <table:table-cell table:style-name="Table40.A2" office:value-type="string">
            <text:p text:style-name="P897">Big int</text:p>
          </table:table-cell>
          <table:table-cell table:style-name="Table40.A2" office:value-type="string">
            <text:p text:style-name="P812">Not null , <text:span text:style-name="T787">unsigned ,</text:span> </text:p>
            <text:p text:style-name="P812">foreign key → languages(id)</text:p>
            <text:p text:style-name="P812"/>
            <text:p text:style-name="P800">On Delete → (cascade) ,</text:p>
            <text:p text:style-name="P800">On Update → (cascade) ,</text:p>
          </table:table-cell>
          <table:table-cell table:style-name="Table40.D2" office:value-type="string">
            <text:p text:style-name="P336"/>
          </table:table-cell>
        </table:table-row>
        <table:table-row table:style-name="TableLine94039186819456">
          <table:table-cell table:style-name="Table40.A2" office:value-type="string">
            <text:p text:style-name="P894">team_id</text:p>
          </table:table-cell>
          <table:table-cell table:style-name="Table40.A2" office:value-type="string">
            <text:p text:style-name="P897">Big int</text:p>
          </table:table-cell>
          <table:table-cell table:style-name="Table40.A2" office:value-type="string">
            <text:p text:style-name="P901">Not null , unsigned ,</text:p>
            <text:p text:style-name="P901">foreign key → teams(id)</text:p>
            <text:p text:style-name="P901"/>
            <text:p text:style-name="P901">On Delete → (cascade) ,</text:p>
            <text:p text:style-name="P901">On <text:span text:style-name="T846">Update</text:span> → (cascade) ,</text:p>
          </table:table-cell>
          <table:table-cell table:style-name="Table40.D2" office:value-type="string">
            <text:p text:style-name="P336"/>
          </table:table-cell>
        </table:table-row>
      </table:table>
      <text:p text:style-name="P301"/>
      <text:p text:style-name="P301"/>
      <text:list xml:id="list2346066458" text:style-name="L67">
        <text:list-item>
          <text:list>
            <text:list-item>
              <text:p text:style-name="P1677">ارتباطات :‌</text:p>
              <text:list>
                <text:list-item>
                  <text:p text:style-name="P1677">teams : </text:p>
                  <text:list>
                    <text:list-item>
                      <text:p text:style-name="P1670">نوع :‌ <text:span text:style-name="T834">1 به n</text:span></text:p>
                    </text:list-item>
                    <text:list-item>
                      <text:p text:style-name="P1670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1606262938961" text:continue-numbering="true" text:style-name="L67">
        <text:list-item>
          <text:list>
            <text:list-item>
              <text:list>
                <text:list-item>
                  <text:p text:style-name="P1677">languages : </text:p>
                  <text:list>
                    <text:list-item>
                      <text:p text:style-name="P1678">نوع : <text:span text:style-name="T847">1 به n </text:span></text:p>
                    </text:list-item>
                    <text:list-item>
                      <text:p text:style-name="P1678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9"/>
      <text:list xml:id="list161606163128252" text:continue-numbering="true" text:style-name="L67">
        <text:list-item>
          <text:p text:style-name="P1976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61605756486142" text:continue-numbering="true" text:style-name="L67">
        <text:list-item>
          <text:list>
            <text:list-item>
              <text:p text:style-name="P1679">ستون ها :‌</text:p>
            </text:list-item>
          </text:list>
        </text:list-item>
      </text:list>
      <text:p text:style-name="P170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039186843680">
          <table:table-cell table:style-name="Table42.A1" office:value-type="string">
            <text:p text:style-name="P384">Name</text:p>
          </table:table-cell>
          <table:table-cell table:style-name="Table42.A1" office:value-type="string">
            <text:p text:style-name="P384">Data Type</text:p>
          </table:table-cell>
          <table:table-cell table:style-name="Table42.A1" office:value-type="string">
            <text:p text:style-name="P384">Attributes</text:p>
          </table:table-cell>
          <table:table-cell table:style-name="Table42.D1" office:value-type="string">
            <text:p text:style-name="P384">Comment</text:p>
          </table:table-cell>
        </table:table-row>
        <table:table-row table:style-name="TableLine94039186882400">
          <table:table-cell table:style-name="Table42.A2" office:value-type="string">
            <text:p text:style-name="P909">id</text:p>
          </table:table-cell>
          <table:table-cell table:style-name="Table42.A2" office:value-type="string">
            <text:p text:style-name="P909">Big int</text:p>
          </table:table-cell>
          <table:table-cell table:style-name="Table42.A2" office:value-type="string">
            <text:p text:style-name="P911">Not null , unsigned , index , </text:p>
            <text:p text:style-name="P911">unique , primary key , </text:p>
            <text:p text:style-name="P911">auto increment</text:p>
          </table:table-cell>
          <table:table-cell table:style-name="Table42.D2" office:value-type="string">
            <text:p text:style-name="P336"/>
          </table:table-cell>
        </table:table-row>
        <table:table-row table:style-name="TableLine94039186884704">
          <table:table-cell table:style-name="Table42.A2" office:value-type="string">
            <text:p text:style-name="P909">object_class</text:p>
          </table:table-cell>
          <table:table-cell table:style-name="Table42.A2" office:value-type="string">
            <text:p text:style-name="P911">varchar(255)</text:p>
          </table:table-cell>
          <table:table-cell table:style-name="Table42.A2" office:value-type="string">
            <text:p text:style-name="P911">Not null</text:p>
          </table:table-cell>
          <table:table-cell table:style-name="Table42.D2" office:value-type="string">
            <text:p text:style-name="P336"/>
          </table:table-cell>
        </table:table-row>
        <table:table-row table:style-name="TableLine94039186885616">
          <table:table-cell table:style-name="Table42.A2" office:value-type="string">
            <text:p text:style-name="P909">object_id</text:p>
          </table:table-cell>
          <table:table-cell table:style-name="Table42.A2" office:value-type="string">
            <text:p text:style-name="P910">Big int</text:p>
          </table:table-cell>
          <table:table-cell table:style-name="Table42.A2" office:value-type="string">
            <text:p text:style-name="P911">Not null , <text:span text:style-name="T865">unsigned</text:span></text:p>
          </table:table-cell>
          <table:table-cell table:style-name="Table42.D2" office:value-type="string">
            <text:p text:style-name="P336"/>
          </table:table-cell>
        </table:table-row>
        <table:table-row table:style-name="TableLine94039186886576">
          <table:table-cell table:style-name="Table42.A2" office:value-type="string">
            <text:p text:style-name="P909">star</text:p>
          </table:table-cell>
          <table:table-cell table:style-name="Table42.A2" office:value-type="string">
            <text:p text:style-name="P913">Float(4,2)</text:p>
          </table:table-cell>
          <table:table-cell table:style-name="Table42.A2" office:value-type="string">
            <text:p text:style-name="P912">Not null , <text:span text:style-name="T866">unsigned</text:span></text:p>
          </table:table-cell>
          <table:table-cell table:style-name="Table42.D2" office:value-type="string">
            <text:p text:style-name="P336"/>
          </table:table-cell>
        </table:table-row>
      </table:table>
      <text:p text:style-name="P303"/>
      <text:list xml:id="list713642988" text:style-name="L68">
        <text:list-item>
          <text:list>
            <text:list-item>
              <text:p text:style-name="P1680">ارتباط ها : </text:p>
              <text:list>
                <text:list-item>
                  <text:p text:style-name="P1680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1"/>
      <text:list xml:id="list161606154659946" text:continue-numbering="true" text:style-name="L68">
        <text:list-item>
          <text:p text:style-name="P2001">likeables : در این جدول تعداد لایک های هر <text:s/>یک رکورد از جداول را ذخیره میکنیم </text:p>
        </text:list-item>
      </text:list>
      <text:p text:style-name="P174"/>
      <text:list xml:id="list161606737892879" text:continue-numbering="true" text:style-name="L68">
        <text:list-item>
          <text:list>
            <text:list-item>
              <text:p text:style-name="P1681">ستون ها : </text:p>
            </text:list-item>
          </text:list>
        </text:list-item>
      </text:list>
      <text:p text:style-name="P175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039186913376">
          <table:table-cell table:style-name="Table44.A1" office:value-type="string">
            <text:p text:style-name="P384">Name</text:p>
          </table:table-cell>
          <table:table-cell table:style-name="Table44.A1" office:value-type="string">
            <text:p text:style-name="P384">Data Type</text:p>
          </table:table-cell>
          <table:table-cell table:style-name="Table44.A1" office:value-type="string">
            <text:p text:style-name="P384">Attributes</text:p>
          </table:table-cell>
          <table:table-cell table:style-name="Table44.D1" office:value-type="string">
            <text:p text:style-name="P384">Comment</text:p>
          </table:table-cell>
        </table:table-row>
        <table:table-row table:style-name="TableLine94039186938032">
          <table:table-cell table:style-name="Table44.A2" office:value-type="string">
            <text:p text:style-name="P924">id</text:p>
          </table:table-cell>
          <table:table-cell table:style-name="Table44.A2" office:value-type="string">
            <text:p text:style-name="P924">Big int</text:p>
          </table:table-cell>
          <table:table-cell table:style-name="Table44.A2" office:value-type="string">
            <text:p text:style-name="P926">Unsigned , not null , unique ,</text:p>
            <text:p text:style-name="P926">primary key ,auto increment , </text:p>
            <text:p text:style-name="P926">index</text:p>
          </table:table-cell>
          <table:table-cell table:style-name="Table44.D2" office:value-type="string">
            <text:p text:style-name="P336"/>
          </table:table-cell>
        </table:table-row>
        <table:table-row table:style-name="TableLine94039186940480">
          <table:table-cell table:style-name="Table44.A2" office:value-type="string">
            <text:p text:style-name="P924">object_class</text:p>
          </table:table-cell>
          <table:table-cell table:style-name="Table44.A2" office:value-type="string">
            <text:p text:style-name="P924">varchar(255)</text:p>
          </table:table-cell>
          <table:table-cell table:style-name="Table44.A2" office:value-type="string">
            <text:p text:style-name="P926">Not null </text:p>
          </table:table-cell>
          <table:table-cell table:style-name="Table44.D2" office:value-type="string">
            <text:p text:style-name="P336"/>
          </table:table-cell>
        </table:table-row>
        <table:table-row table:style-name="TableLine94039186941392">
          <table:table-cell table:style-name="Table44.A2" office:value-type="string">
            <text:p text:style-name="P924">object_id</text:p>
          </table:table-cell>
          <table:table-cell table:style-name="Table44.A2" office:value-type="string">
            <text:p text:style-name="P924">Big int</text:p>
          </table:table-cell>
          <table:table-cell table:style-name="Table44.A2" office:value-type="string">
            <text:p text:style-name="P926">Not null , unsigned </text:p>
          </table:table-cell>
          <table:table-cell table:style-name="Table44.D2" office:value-type="string">
            <text:p text:style-name="P336"/>
          </table:table-cell>
        </table:table-row>
        <table:table-row table:style-name="TableLine94039186942352">
          <table:table-cell table:style-name="Table44.A2" office:value-type="string">
            <text:p text:style-name="P924">like</text:p>
          </table:table-cell>
          <table:table-cell table:style-name="Table44.A2" office:value-type="string">
            <text:p text:style-name="P925">Big int</text:p>
          </table:table-cell>
          <table:table-cell table:style-name="Table44.A2" office:value-type="string">
            <text:p text:style-name="P926">Not null , unsigned</text:p>
            <text:p text:style-name="P1054">defualt 0 </text:p>
          </table:table-cell>
          <table:table-cell table:style-name="Table44.D2" office:value-type="string">
            <text:p text:style-name="P336"/>
          </table:table-cell>
        </table:table-row>
        <table:table-row table:style-name="TableLine94039186943776">
          <table:table-cell table:style-name="Table44.A2" office:value-type="string">
            <text:p text:style-name="P1051">disliked</text:p>
          </table:table-cell>
          <table:table-cell table:style-name="Table44.A2" office:value-type="string">
            <text:p text:style-name="P1052">Big int</text:p>
          </table:table-cell>
          <table:table-cell table:style-name="Table44.A2" office:value-type="string">
            <text:p text:style-name="P1053">Not null , unsigned , </text:p>
            <text:p text:style-name="P1053">defualt 0 </text:p>
          </table:table-cell>
          <table:table-cell table:style-name="Table44.D2" office:value-type="string">
            <text:p text:style-name="P336"/>
          </table:table-cell>
        </table:table-row>
      </table:table>
      <text:p text:style-name="P305"/>
      <text:p text:style-name="P305"/>
      <text:list xml:id="list323415775" text:style-name="L69">
        <text:list-item>
          <text:list>
            <text:list-item>
              <text:p text:style-name="P1682">ارتباطات :‌</text:p>
              <text:list>
                <text:list-item>
                  <text:p text:style-name="P1682">dates : </text:p>
                  <text:list>
                    <text:list-item>
                      <text:p text:style-name="P1682">نوع : <text:span text:style-name="T1070">1 به n </text:span></text:p>
                    </text:list-item>
                    <text:list-item>
                      <text:p text:style-name="P1308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61605802050055" text:continue-numbering="true" text:style-name="L69">
        <text:list-item>
          <text:list>
            <text:list-item>
              <text:list>
                <text:list-item>
                  <text:p text:style-name="P1682">users </text:p>
                  <text:list>
                    <text:list-item>
                      <text:p text:style-name="P1682">نوع :<text:span text:style-name="T887">n به n </text:span></text:p>
                    </text:list-item>
                    <text:list-item>
                      <text:p text:style-name="P1309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309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309"/>
                      <text:p text:style-name="P1309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1607130430068" text:continue-numbering="true" text:style-name="L69">
        <text:list-item>
          <text:p text:style-name="P2002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683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684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4"/>
      <text:list xml:id="list161606276091024" text:continue-numbering="true" text:style-name="L69">
        <text:list-item>
          <text:list>
            <text:list-item>
              <text:p text:style-name="P1685">ستون ها :‌</text:p>
            </text:list-item>
          </text:list>
        </text:list-item>
      </text:list>
      <text:p text:style-name="P225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039186971568">
          <table:table-cell table:style-name="Table56.A1" office:value-type="string">
            <text:p text:style-name="P384">Name</text:p>
          </table:table-cell>
          <table:table-cell table:style-name="Table56.A1" office:value-type="string">
            <text:p text:style-name="P384">Data Type</text:p>
          </table:table-cell>
          <table:table-cell table:style-name="Table56.A1" office:value-type="string">
            <text:p text:style-name="P384">Attributes</text:p>
          </table:table-cell>
          <table:table-cell table:style-name="Table56.D1" office:value-type="string">
            <text:p text:style-name="P384">Comment</text:p>
          </table:table-cell>
        </table:table-row>
        <table:table-row table:style-name="TableLine94039187056528">
          <table:table-cell table:style-name="Table56.A2" office:value-type="string">
            <text:p text:style-name="P1044">id</text:p>
          </table:table-cell>
          <table:table-cell table:style-name="Table56.A2" office:value-type="string">
            <text:p text:style-name="P1045">Big int</text:p>
          </table:table-cell>
          <table:table-cell table:style-name="Table56.A2" office:value-type="string">
            <text:p text:style-name="P1047">Not null , unsigned , index ,</text:p>
            <text:p text:style-name="P1047">priamry key , unique ,</text:p>
            <text:p text:style-name="P1047">auto increment</text:p>
          </table:table-cell>
          <table:table-cell table:style-name="Table56.D2" office:value-type="string">
            <text:p text:style-name="P336"/>
          </table:table-cell>
        </table:table-row>
        <table:table-row table:style-name="TableLine94039187059088">
          <table:table-cell table:style-name="Table56.A2" office:value-type="string">
            <text:p text:style-name="P1044">name</text:p>
          </table:table-cell>
          <table:table-cell table:style-name="Table56.A2" office:value-type="string">
            <text:p text:style-name="P1046">varchar(<text:span text:style-name="T1038">50</text:span>)</text:p>
          </table:table-cell>
          <table:table-cell table:style-name="Table56.A2" office:value-type="string">
            <text:p text:style-name="P1048">nullable</text:p>
          </table:table-cell>
          <table:table-cell table:style-name="Table56.D2" office:value-type="string">
            <text:p text:style-name="P336"/>
          </table:table-cell>
        </table:table-row>
        <table:table-row table:style-name="TableLine94039187060000">
          <table:table-cell table:style-name="Table56.A2" office:value-type="string">
            <text:p text:style-name="P1044">email</text:p>
          </table:table-cell>
          <table:table-cell table:style-name="Table56.A2" office:value-type="string">
            <text:p text:style-name="P1046">varchar(<text:span text:style-name="T1038">64</text:span>)</text:p>
          </table:table-cell>
          <table:table-cell table:style-name="Table56.A2" office:value-type="string">
            <text:p text:style-name="P1048">Nullable</text:p>
          </table:table-cell>
          <table:table-cell table:style-name="Table56.D2" office:value-type="string">
            <text:p text:style-name="P336"/>
          </table:table-cell>
        </table:table-row>
        <table:table-row table:style-name="TableLine94039187060960">
          <table:table-cell table:style-name="Table56.A2" office:value-type="string">
            <text:p text:style-name="P1044">url</text:p>
          </table:table-cell>
          <table:table-cell table:style-name="Table56.A2" office:value-type="string">
            <text:p text:style-name="P1046">varchar(<text:span text:style-name="T1039">32</text:span>)</text:p>
          </table:table-cell>
          <table:table-cell table:style-name="Table56.A2" office:value-type="string">
            <text:p text:style-name="P1048">nullable</text:p>
          </table:table-cell>
          <table:table-cell table:style-name="Table56.D2" office:value-type="string">
            <text:p text:style-name="P336"/>
          </table:table-cell>
        </table:table-row>
        <table:table-row table:style-name="TableLine94039187062384">
          <table:table-cell table:style-name="Table56.A2" office:value-type="string">
            <text:p text:style-name="P1044">body</text:p>
          </table:table-cell>
          <table:table-cell table:style-name="Table56.A2" office:value-type="string">
            <text:p text:style-name="P1046">varchar(<text:span text:style-name="T1040">4000</text:span>)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6"/>
          </table:table-cell>
        </table:table-row>
        <table:table-row table:style-name="TableLine94039187063408">
          <table:table-cell table:style-name="Table56.A2" office:value-type="string">
            <text:p text:style-name="P1044">object_class</text:p>
          </table:table-cell>
          <table:table-cell table:style-name="Table56.A2" office:value-type="string">
            <text:p text:style-name="P1046">varchar(255)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6"/>
          </table:table-cell>
        </table:table-row>
        <table:table-row table:style-name="TableLine94039187064480">
          <table:table-cell table:style-name="Table56.A2" office:value-type="string">
            <text:p text:style-name="P1044">object_id</text:p>
          </table:table-cell>
          <table:table-cell table:style-name="Table56.A2" office:value-type="string">
            <text:p text:style-name="P1046">Big int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6"/>
          </table:table-cell>
        </table:table-row>
        <table:table-row table:style-name="TableLine94039187065552">
          <table:table-cell table:style-name="Table56.A2" office:value-type="string">
            <text:p text:style-name="P1044">comment_id</text:p>
          </table:table-cell>
          <table:table-cell table:style-name="Table56.A2" office:value-type="string">
            <text:p text:style-name="P1046">Big int</text:p>
          </table:table-cell>
          <table:table-cell table:style-name="Table56.A2" office:value-type="string">
            <text:p text:style-name="P1048">nullable</text:p>
          </table:table-cell>
          <table:table-cell table:style-name="Table56.D2" office:value-type="string">
            <text:p text:style-name="P336"/>
          </table:table-cell>
        </table:table-row>
        <table:table-row table:style-name="TableLine94039187066544">
          <table:table-cell table:style-name="Table56.A2" office:value-type="string">
            <text:p text:style-name="P1044">ip</text:p>
          </table:table-cell>
          <table:table-cell table:style-name="Table56.A2" office:value-type="string">
            <text:p text:style-name="P1046">int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6"/>
          </table:table-cell>
        </table:table-row>
        <table:table-row table:style-name="TableLine94039187067616">
          <table:table-cell table:style-name="Table56.A2" office:value-type="string">
            <text:p text:style-name="P1044">language_id</text:p>
          </table:table-cell>
          <table:table-cell table:style-name="Table56.A2" office:value-type="string">
            <text:p text:style-name="P1046">Big int</text:p>
          </table:table-cell>
          <table:table-cell table:style-name="Table56.A2" office:value-type="string">
            <text:p text:style-name="P1048">Not null</text:p>
          </table:table-cell>
          <table:table-cell table:style-name="Table56.D2" office:value-type="string">
            <text:p text:style-name="P336"/>
          </table:table-cell>
        </table:table-row>
      </table:table>
      <text:p text:style-name="P318"/>
      <text:p text:style-name="P318"/>
      <text:list xml:id="list3199522307" text:style-name="L70">
        <text:list-item>
          <text:list>
            <text:list-item>
              <text:p text:style-name="P1686">ارتباط ها : </text:p>
              <text:list>
                <text:list-item>
                  <text:p text:style-name="P1686">dates : </text:p>
                  <text:list>
                    <text:list-item>
                      <text:p text:style-name="P1686">نوع : <text:span text:style-name="T1045">1 به n </text:span></text:p>
                    </text:list-item>
                    <text:list-item>
                      <text:p text:style-name="P1686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1605672497046" text:continue-numbering="true" text:style-name="L70">
        <text:list-item>
          <text:list>
            <text:list-item>
              <text:list>
                <text:list-item>
                  <text:p text:style-name="P1310"><text:span text:style-name="T1042">languages</text:span><text:span text:style-name="T1041"> : </text:span></text:p>
                  <text:list>
                    <text:list-item>
                      <text:p text:style-name="P1686">نوع :<text:span text:style-name="T1046">1 به n </text:span></text:p>
                    </text:list-item>
                    <text:list-item>
                      <text:p text:style-name="P1686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p text:style-name="P1243"/>
      <text:list xml:id="list161605095364992" text:continue-numbering="true" text:style-name="L70">
        <text:list-item>
          <text:list>
            <text:list-item>
              <text:list>
                <text:list-item>
                  <text:p text:style-name="P1311"><text:span text:style-name="T1044">users</text:span><text:span text:style-name="T1041"> : </text:span></text:p>
                  <text:list>
                    <text:list-item>
                      <text:p text:style-name="P1687">نوع :<text:span text:style-name="T1050">1 به n </text:span></text:p>
                    </text:list-item>
                    <text:list-item>
                      <text:p text:style-name="P1687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1606752338128" text:continue-numbering="true" text:style-name="L70">
        <text:list-item>
          <text:list>
            <text:list-item>
              <text:list>
                <text:list-item>
                  <text:p text:style-name="P1689">comments : </text:p>
                  <text:list>
                    <text:list-item>
                      <text:p text:style-name="P1689">نوع :‌ <text:span text:style-name="T1054">1 به n </text:span></text:p>
                    </text:list-item>
                    <text:list-item>
                      <text:p text:style-name="P1689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690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1605990238858" text:continue-numbering="true" text:style-name="L70">
        <text:list-item>
          <text:list>
            <text:list-item>
              <text:list>
                <text:list-item>
                  <text:p text:style-name="P1312"><text:span text:style-name="T1043">likeables</text:span><text:span text:style-name="T1041"> : </text:span></text:p>
                  <text:list>
                    <text:list-item>
                      <text:p text:style-name="P1688">نوع : <text:span text:style-name="T1060">1 به 1</text:span></text:p>
                    </text:list-item>
                    <text:list-item>
                      <text:p text:style-name="P1688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p text:style-name="P226"/>
      <text:list xml:id="list161606016288667" text:continue-list="list161606276091024" text:style-name="L69">
        <text:list-item>
          <text:p text:style-name="P1977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0"/>
      <text:list xml:id="list161605619443441" text:continue-numbering="true" text:style-name="L69">
        <text:list-item>
          <text:list>
            <text:list-item>
              <text:p text:style-name="P1691">ستون ها :‌</text:p>
            </text:list-item>
          </text:list>
        </text:list-item>
      </text:list>
      <text:p text:style-name="P18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039187134960">
          <table:table-cell table:style-name="Table45.A1" office:value-type="string">
            <text:p text:style-name="P384">Name</text:p>
          </table:table-cell>
          <table:table-cell table:style-name="Table45.A1" office:value-type="string">
            <text:p text:style-name="P384">Data Type</text:p>
          </table:table-cell>
          <table:table-cell table:style-name="Table45.A1" office:value-type="string">
            <text:p text:style-name="P384">Attributes</text:p>
          </table:table-cell>
          <table:table-cell table:style-name="Table45.D1" office:value-type="string">
            <text:p text:style-name="P384">Comment</text:p>
          </table:table-cell>
        </table:table-row>
        <table:table-row table:style-name="TableLine94039187162576">
          <table:table-cell table:style-name="Table45.A2" office:value-type="string">
            <text:p text:style-name="P928">id</text:p>
          </table:table-cell>
          <table:table-cell table:style-name="Table45.A2" office:value-type="string">
            <text:p text:style-name="P929">Big int</text:p>
          </table:table-cell>
          <table:table-cell table:style-name="Table45.A2" office:value-type="string">
            <text:p text:style-name="P932">Not null ,unsigned ,index ,</text:p>
            <text:p text:style-name="P932">unique , primary key , </text:p>
            <text:p text:style-name="P932">auto increment</text:p>
          </table:table-cell>
          <table:table-cell table:style-name="Table45.D2" office:value-type="string">
            <text:p text:style-name="P336"/>
          </table:table-cell>
        </table:table-row>
        <table:table-row table:style-name="TableLine94039187164736">
          <table:table-cell table:style-name="Table45.A2" office:value-type="string">
            <text:p text:style-name="P929">url</text:p>
          </table:table-cell>
          <table:table-cell table:style-name="Table45.A2" office:value-type="string">
            <text:p text:style-name="P930">varchar(<text:span text:style-name="T898">32</text:span>)</text:p>
          </table:table-cell>
          <table:table-cell table:style-name="Table45.A2" office:value-type="string">
            <text:p text:style-name="P935">nullable</text:p>
          </table:table-cell>
          <table:table-cell table:style-name="Table45.D2" office:value-type="string">
            <text:p text:style-name="P336"/>
          </table:table-cell>
        </table:table-row>
        <table:table-row table:style-name="TableLine94039187165648">
          <table:table-cell table:style-name="Table45.A2" office:value-type="string">
            <text:p text:style-name="P982">show_brand</text:p>
          </table:table-cell>
          <table:table-cell table:style-name="Table45.A2" office:value-type="string">
            <text:p text:style-name="P1037">boolean</text:p>
          </table:table-cell>
          <table:table-cell table:style-name="Table45.A2" office:value-type="string">
            <text:p text:style-name="P936">Not null , <text:span text:style-name="T897">defualt 1 </text:span></text:p>
          </table:table-cell>
          <table:table-cell table:style-name="Table45.D2" office:value-type="string">
            <text:p text:style-name="P981">نمایش ان در لیست برند ها</text:p>
          </table:table-cell>
        </table:table-row>
        <table:table-row table:style-name="TableLine94039187166608">
          <table:table-cell table:style-name="Table45.A2" office:value-type="string">
            <text:p text:style-name="P929">sort</text:p>
          </table:table-cell>
          <table:table-cell table:style-name="Table45.A2" office:value-type="string">
            <text:p text:style-name="P931">Tiny int</text:p>
          </table:table-cell>
          <table:table-cell table:style-name="Table45.A2" office:value-type="string">
            <text:p text:style-name="P931">Nullable , unsigned</text:p>
          </table:table-cell>
          <table:table-cell table:style-name="Table45.D2" office:value-type="string">
            <text:p text:style-name="P336"/>
          </table:table-cell>
        </table:table-row>
      </table:table>
      <text:p text:style-name="P306"/>
      <text:p text:style-name="P306"/>
      <text:list xml:id="list3866679279" text:style-name="L71">
        <text:list-item>
          <text:list>
            <text:list-item>
              <text:p text:style-name="P1692">ارتباط ها :‌</text:p>
              <text:list>
                <text:list-item>
                  <text:p text:style-name="P1692">dates : </text:p>
                  <text:list>
                    <text:list-item>
                      <text:p text:style-name="P1693">نوع : <text:span text:style-name="T900">1 به n</text:span></text:p>
                    </text:list-item>
                    <text:list-item>
                      <text:p text:style-name="P1694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1605600049063" text:continue-numbering="true" text:style-name="L71">
        <text:list-item>
          <text:list>
            <text:list-item>
              <text:list>
                <text:list-item>
                  <text:p text:style-name="P1692">users : </text:p>
                  <text:list>
                    <text:list-item>
                      <text:p text:style-name="P1693">نوع : <text:span text:style-name="T902">1 به n </text:span></text:p>
                    </text:list-item>
                    <text:list-item>
                      <text:p text:style-name="P1694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p text:style-name="P182"/>
      <text:list xml:id="list161606804789404" text:continue-numbering="true" text:style-name="L71">
        <text:list-item>
          <text:list>
            <text:list-item>
              <text:list>
                <text:list-item>
                  <text:p text:style-name="P1313"><text:span text:style-name="T916">iconables</text:span><text:span text:style-name="T917"> : </text:span></text:p>
                  <text:list>
                    <text:list-item>
                      <text:p text:style-name="P1693">نوع : <text:span text:style-name="T903">1 به 1</text:span></text:p>
                    </text:list-item>
                    <text:list-item>
                      <text:p text:style-name="P1694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1605217174072" text:continue-numbering="true" text:style-name="L71">
        <text:list-item>
          <text:list>
            <text:list-item>
              <text:list>
                <text:list-item>
                  <text:p text:style-name="P1314"><text:span text:style-name="T965">client</text:span><text:span text:style-name="T966">_translations : </text:span></text:p>
                  <text:list>
                    <text:list-item>
                      <text:p text:style-name="P1693">نوع : <text:span text:style-name="T907">1 به n </text:span></text:p>
                    </text:list-item>
                    <text:list-item>
                      <text:p text:style-name="P1315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1605779791076" text:continue-numbering="true" text:style-name="L71">
        <text:list-item>
          <text:list>
            <text:list-item>
              <text:list>
                <text:list-item>
                  <text:p text:style-name="P1316"><text:span text:style-name="T973">portfolios</text:span><text:span text:style-name="T969"> : </text:span></text:p>
                  <text:list>
                    <text:list-item>
                      <text:p text:style-name="P1673">نوع :‌1 به n </text:p>
                    </text:list-item>
                    <text:list-item>
                      <text:p text:style-name="P167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697"><text:soft-page-break/>media : </text:p>
                  <text:list>
                    <text:list-item>
                      <text:p text:style-name="P1697">نوع : <text:span text:style-name="T1020">1 به 1</text:span></text:p>
                    </text:list-item>
                    <text:list-item>
                      <text:p text:style-name="P1317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3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4"/>
      <text:list xml:id="list161605515948800" text:continue-numbering="true" text:style-name="L71">
        <text:list-item>
          <text:list>
            <text:list-item>
              <text:p text:style-name="P1698">ستون ها : </text:p>
            </text:list-item>
          </text:list>
        </text:list-item>
      </text:list>
      <text:p text:style-name="P185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039187213568">
          <table:table-cell table:style-name="Table46.A1" office:value-type="string">
            <text:p text:style-name="P384">Name</text:p>
          </table:table-cell>
          <table:table-cell table:style-name="Table46.A1" office:value-type="string">
            <text:p text:style-name="P384">Data Type</text:p>
          </table:table-cell>
          <table:table-cell table:style-name="Table46.A1" office:value-type="string">
            <text:p text:style-name="P384">Attributes</text:p>
          </table:table-cell>
          <table:table-cell table:style-name="Table46.D1" office:value-type="string">
            <text:p text:style-name="P384">Comment</text:p>
          </table:table-cell>
        </table:table-row>
        <table:table-row table:style-name="TableLine94039187267056">
          <table:table-cell table:style-name="Table46.A2" office:value-type="string">
            <text:p text:style-name="P937">id</text:p>
          </table:table-cell>
          <table:table-cell table:style-name="Table46.A2" office:value-type="string">
            <text:p text:style-name="P939">Big int</text:p>
          </table:table-cell>
          <table:table-cell table:style-name="Table46.A2" office:value-type="string">
            <text:p text:style-name="P933">Not null , unsigned ,index ,</text:p>
            <text:p text:style-name="P933">unique , primary key , </text:p>
            <text:p text:style-name="P933">auto increment</text:p>
          </table:table-cell>
          <table:table-cell table:style-name="Table46.D2" office:value-type="string">
            <text:p text:style-name="P336"/>
          </table:table-cell>
        </table:table-row>
        <table:table-row table:style-name="TableLine94039187269616">
          <table:table-cell table:style-name="Table46.A2" office:value-type="string">
            <text:p text:style-name="P937">name</text:p>
          </table:table-cell>
          <table:table-cell table:style-name="Table46.A2" office:value-type="string">
            <text:p text:style-name="P939">varchar(<text:span text:style-name="T911">64</text:span>)</text:p>
          </table:table-cell>
          <table:table-cell table:style-name="Table46.A2" office:value-type="string">
            <text:p text:style-name="P948">Not null </text:p>
          </table:table-cell>
          <table:table-cell table:style-name="Table46.D2" office:value-type="string">
            <text:p text:style-name="P336"/>
          </table:table-cell>
        </table:table-row>
        <table:table-row table:style-name="TableLine94039187270528">
          <table:table-cell table:style-name="Table46.A2" office:value-type="string">
            <text:p text:style-name="P938"><text:span text:style-name="T965">client</text:span>_id</text:p>
          </table:table-cell>
          <table:table-cell table:style-name="Table46.A2" office:value-type="string">
            <text:p text:style-name="P939">Big int</text:p>
          </table:table-cell>
          <table:table-cell table:style-name="Table46.A2" office:value-type="string">
            <text:p text:style-name="P940">Not null , unsigned , </text:p>
            <text:p text:style-name="P943">fo<text:span text:style-name="T909">reign</text:span> key → brands(id)</text:p>
            <text:p text:style-name="P943"/>
            <text:p text:style-name="P944">On Delete → (cascade) ,</text:p>
            <text:p text:style-name="P944">On Update →<text:span text:style-name="T910"> </text:span>(cascade) ,</text:p>
          </table:table-cell>
          <table:table-cell table:style-name="Table46.D2" office:value-type="string">
            <text:p text:style-name="P336"/>
          </table:table-cell>
        </table:table-row>
        <table:table-row table:style-name="TableLine94039187271488">
          <table:table-cell table:style-name="Table46.A2" office:value-type="string">
            <text:p text:style-name="P937">language_id</text:p>
          </table:table-cell>
          <table:table-cell table:style-name="Table46.A2" office:value-type="string">
            <text:p text:style-name="P939">Big int</text:p>
          </table:table-cell>
          <table:table-cell table:style-name="Table46.A2" office:value-type="string">
            <text:p text:style-name="P941">Not null , unsigned</text:p>
            <text:p text:style-name="P941"/>
            <text:p text:style-name="P945">foreign key → languages(id)</text:p>
            <text:p text:style-name="P945"/>
            <text:p text:style-name="P802">On Delete → (cascade) ,</text:p>
            <text:p text:style-name="P802">On Update → (cascade) ,</text:p>
          </table:table-cell>
          <table:table-cell table:style-name="Table46.D2" office:value-type="string">
            <text:p text:style-name="P336"/>
          </table:table-cell>
        </table:table-row>
      </table:table>
      <text:p text:style-name="P307"/>
      <text:list xml:id="list4202545949" text:style-name="L72">
        <text:list-item>
          <text:list>
            <text:list-item>
              <text:p text:style-name="P1699">ارتباط ها : </text:p>
              <text:list>
                <text:list-item>
                  <text:p text:style-name="P1700"><text:span text:style-name="T965">clients</text:span> : </text:p>
                  <text:list>
                    <text:list-item>
                      <text:p text:style-name="P1695">نوع : <text:span text:style-name="T907">1 به n </text:span></text:p>
                    </text:list-item>
                    <text:list-item>
                      <text:p text:style-name="P1696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1606177257030" text:continue-numbering="true" text:style-name="L72">
        <text:list-item>
          <text:list>
            <text:list-item>
              <text:list>
                <text:list-item>
                  <text:p text:style-name="P1699">languages : </text:p>
                  <text:list>
                    <text:list-item>
                      <text:p text:style-name="P1701">نوع : 1 به n </text:p>
                    </text:list-item>
                    <text:list-item>
                      <text:p text:style-name="P1701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61605596571055" text:continue-numbering="true" text:style-name="L72">
        <text:list-item>
          <text:p text:style-name="P1978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61606093603545" text:continue-numbering="true" text:style-name="L72">
        <text:list-item>
          <text:list>
            <text:list-item>
              <text:p text:style-name="P1702">ستون ها : </text:p>
            </text:list-item>
          </text:list>
        </text:list-item>
      </text:list>
      <text:p text:style-name="P308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039187316208">
          <table:table-cell table:style-name="Table47.A1" office:value-type="string">
            <text:p text:style-name="P384">Name</text:p>
          </table:table-cell>
          <table:table-cell table:style-name="Table47.A1" office:value-type="string">
            <text:p text:style-name="P384">Data Type</text:p>
          </table:table-cell>
          <table:table-cell table:style-name="Table47.A1" office:value-type="string">
            <text:p text:style-name="P384">Attributes</text:p>
          </table:table-cell>
          <table:table-cell table:style-name="Table47.D1" office:value-type="string">
            <text:p text:style-name="P384">Comment</text:p>
          </table:table-cell>
        </table:table-row>
        <table:table-row table:style-name="TableLine94039187334176">
          <table:table-cell table:style-name="Table47.A2" office:value-type="string">
            <text:p text:style-name="P949">id</text:p>
          </table:table-cell>
          <table:table-cell table:style-name="Table47.A2" office:value-type="string">
            <text:p text:style-name="P950">Big int</text:p>
          </table:table-cell>
          <table:table-cell table:style-name="Table47.A2" office:value-type="string">
            <text:p text:style-name="P934">Not null , unsigned ,index ,</text:p>
            <text:p text:style-name="P934">unique , primary key , </text:p>
            <text:p text:style-name="P934">auto increment</text:p>
          </table:table-cell>
          <table:table-cell table:style-name="Table47.D2" office:value-type="string">
            <text:p text:style-name="P336"/>
          </table:table-cell>
        </table:table-row>
        <table:table-row table:style-name="TableLine94039187336352">
          <table:table-cell table:style-name="Table47.A2" office:value-type="string">
            <text:p text:style-name="P949">name</text:p>
          </table:table-cell>
          <table:table-cell table:style-name="Table47.A2" office:value-type="string">
            <text:p text:style-name="P36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951">Not null </text:p>
          </table:table-cell>
          <table:table-cell table:style-name="Table47.D2" office:value-type="string">
            <text:p text:style-name="P336"/>
          </table:table-cell>
        </table:table-row>
        <table:table-row table:style-name="TableLine94039187337264">
          <table:table-cell table:style-name="Table47.A2" office:value-type="string">
            <text:p text:style-name="P986">url</text:p>
          </table:table-cell>
          <table:table-cell table:style-name="Table47.A2" office:value-type="string">
            <text:p text:style-name="P986">varchar(64)</text:p>
          </table:table-cell>
          <table:table-cell table:style-name="Table47.A2" office:value-type="string">
            <text:p text:style-name="P986">nullable</text:p>
          </table:table-cell>
          <table:table-cell table:style-name="Table47.D2" office:value-type="string">
            <text:p text:style-name="P336"/>
          </table:table-cell>
        </table:table-row>
      </table:table>
      <text:p text:style-name="P308"/>
      <text:list xml:id="list2804248509" text:style-name="L73">
        <text:list-item>
          <text:list>
            <text:list-item>
              <text:p text:style-name="P1703">ارتباط ها : </text:p>
              <text:list>
                <text:list-item>
                  <text:p text:style-name="P1703">dates : </text:p>
                  <text:list>
                    <text:list-item>
                      <text:p text:style-name="P1704">نوع : <text:span text:style-name="T918">1 به n </text:span></text:p>
                    </text:list-item>
                    <text:list-item>
                      <text:p text:style-name="P1704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1605230222900" text:continue-numbering="true" text:style-name="L73">
        <text:list-item>
          <text:list>
            <text:list-item>
              <text:list>
                <text:list-item>
                  <text:p text:style-name="P1703">users : </text:p>
                  <text:list>
                    <text:list-item>
                      <text:p text:style-name="P1704">نوع : <text:span text:style-name="T919">1 به n </text:span></text:p>
                    </text:list-item>
                    <text:list-item>
                      <text:p text:style-name="P1704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1606958677028" text:continue-numbering="true" text:style-name="L73">
        <text:list-item>
          <text:list>
            <text:list-item>
              <text:list>
                <text:list-item>
                  <text:p text:style-name="P1703">technology_translations : </text:p>
                  <text:list>
                    <text:list-item>
                      <text:p text:style-name="P1704">نوع : <text:span text:style-name="T921">1 به n </text:span></text:p>
                    </text:list-item>
                    <text:list-item>
                      <text:p text:style-name="P1704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1606957600707" text:continue-numbering="true" text:style-name="L73">
        <text:list-item>
          <text:list>
            <text:list-item>
              <text:list>
                <text:list-item>
                  <text:p text:style-name="P1706">iconables : </text:p>
                  <text:list>
                    <text:list-item>
                      <text:p text:style-name="P1707">نوع : <text:span text:style-name="T924">1 به 1 </text:span></text:p>
                    </text:list-item>
                    <text:list-item>
                      <text:p text:style-name="P1707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61606073133798" text:continue-numbering="true" text:style-name="L73">
        <text:list-item>
          <text:list>
            <text:list-item>
              <text:list>
                <text:list-item>
                  <text:p text:style-name="P1318"><text:span text:style-name="T952">portfolio</text:span><text:span text:style-name="T950">: </text:span></text:p>
                  <text:list>
                    <text:list-item>
                      <text:p text:style-name="P1708">نوع :‌<text:span text:style-name="T951">m به n </text:span></text:p>
                    </text:list-item>
                    <text:list-item>
                      <text:p text:style-name="P1708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709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4">technology_translations : در این جدول ترجمه های هر یک از تکنولوژی ذخیره میشود که برای هر زبان ایجاد شده !!!. </text:p>
        </text:list-item>
      </text:list>
      <text:p text:style-name="P187"/>
      <text:list xml:id="list161605419588784" text:continue-numbering="true" text:style-name="L73">
        <text:list-item>
          <text:list>
            <text:list-item>
              <text:p text:style-name="P1711">ستون ها : </text:p>
            </text:list-item>
          </text:list>
        </text:list-item>
      </text:list>
      <text:p text:style-name="P188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039187406832">
          <table:table-cell table:style-name="Table48.A1" office:value-type="string">
            <text:p text:style-name="P384">Name</text:p>
          </table:table-cell>
          <table:table-cell table:style-name="Table48.A1" office:value-type="string">
            <text:p text:style-name="P384">Data Type</text:p>
          </table:table-cell>
          <table:table-cell table:style-name="Table48.A1" office:value-type="string">
            <text:p text:style-name="P384">Attributes</text:p>
          </table:table-cell>
          <table:table-cell table:style-name="Table48.D1" office:value-type="string">
            <text:p text:style-name="P384">Comment</text:p>
          </table:table-cell>
        </table:table-row>
        <table:table-row table:style-name="TableLine94039187427216">
          <table:table-cell table:style-name="Table48.A2" office:value-type="string">
            <text:p text:style-name="P953">id</text:p>
          </table:table-cell>
          <table:table-cell table:style-name="Table48.A2" office:value-type="string">
            <text:p text:style-name="P954">Big int</text:p>
          </table:table-cell>
          <table:table-cell table:style-name="Table48.A2" office:value-type="string">
            <text:p text:style-name="P954">Unsigned , index ,unique , <text:span text:style-name="T927">primary key , auto increment,</text:span></text:p>
            <text:p text:style-name="P955">not null </text:p>
          </table:table-cell>
          <table:table-cell table:style-name="Table48.D2" office:value-type="string">
            <text:p text:style-name="P336"/>
          </table:table-cell>
        </table:table-row>
        <table:table-row table:style-name="TableLine94039187429776">
          <table:table-cell table:style-name="Table48.A2" office:value-type="string">
            <text:p text:style-name="P953">describe</text:p>
          </table:table-cell>
          <table:table-cell table:style-name="Table48.A2" office:value-type="string">
            <text:p text:style-name="P954">varchar(<text:span text:style-name="T928">164</text:span>)</text:p>
          </table:table-cell>
          <table:table-cell table:style-name="Table48.A2" office:value-type="string">
            <text:p text:style-name="P956">Not null </text:p>
          </table:table-cell>
          <table:table-cell table:style-name="Table48.D2" office:value-type="string">
            <text:p text:style-name="P336"/>
          </table:table-cell>
        </table:table-row>
        <table:table-row table:style-name="TableLine94039187430688">
          <table:table-cell table:style-name="Table48.A2" office:value-type="string">
            <text:p text:style-name="P953">technology_id</text:p>
          </table:table-cell>
          <table:table-cell table:style-name="Table48.A2" office:value-type="string">
            <text:p text:style-name="P957">Big int</text:p>
          </table:table-cell>
          <table:table-cell table:style-name="Table48.A2" office:value-type="string">
            <text:p text:style-name="P958">Not null , unsigned ,</text:p>
            <text:p text:style-name="P958">foreign key → technologies(id)</text:p>
            <text:p text:style-name="P958"/>
            <text:p text:style-name="P959">on Delete → (cascade) ,</text:p>
            <text:p text:style-name="P959">on update → (cascade) ,</text:p>
          </table:table-cell>
          <table:table-cell table:style-name="Table48.D2" office:value-type="string">
            <text:p text:style-name="P336"/>
          </table:table-cell>
        </table:table-row>
        <table:table-row table:style-name="TableLine94039187431648">
          <table:table-cell table:style-name="Table48.A2" office:value-type="string">
            <text:p text:style-name="P953">language_id</text:p>
          </table:table-cell>
          <table:table-cell table:style-name="Table48.A2" office:value-type="string">
            <text:p text:style-name="P957">Big int</text:p>
          </table:table-cell>
          <table:table-cell table:style-name="Table48.A2" office:value-type="string">
            <text:p text:style-name="P942">Not null , unsigned</text:p>
            <text:p text:style-name="P942"/>
            <text:p text:style-name="P946">foreign key → languages(id)</text:p>
            <text:p text:style-name="P946"/>
            <text:p text:style-name="P803">On Delete → (cascade) ,</text:p>
            <text:p text:style-name="P803">On Update → (cascade) ,</text:p>
          </table:table-cell>
          <table:table-cell table:style-name="Table48.D2" office:value-type="string">
            <text:p text:style-name="P336"/>
          </table:table-cell>
        </table:table-row>
      </table:table>
      <text:p text:style-name="P309"/>
      <text:p text:style-name="P309"/>
      <text:list xml:id="list2143178159" text:style-name="L74">
        <text:list-item>
          <text:list>
            <text:list-item>
              <text:p text:style-name="P1712">ارتباط ها :‌</text:p>
              <text:list>
                <text:list-item>
                  <text:p text:style-name="P1713">technologies :</text:p>
                  <text:list>
                    <text:list-item>
                      <text:p text:style-name="P1705">نوع : <text:span text:style-name="T921">1 به n </text:span></text:p>
                    </text:list-item>
                    <text:list-item>
                      <text:p text:style-name="P1713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1607195615450" text:continue-numbering="true" text:style-name="L74">
        <text:list-item>
          <text:list>
            <text:list-item>
              <text:list>
                <text:list-item>
                  <text:p text:style-name="P1712">languages : </text:p>
                  <text:list>
                    <text:list-item>
                      <text:p text:style-name="P1714">نوع : 1 به n </text:p>
                    </text:list-item>
                    <text:list-item>
                      <text:p text:style-name="P1319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1605704100870" text:continue-list="list161605756486142" text:style-name="L67">
        <text:list-item>
          <text:p text:style-name="P2005">portfolios : در این جدول نمونه کار ها ذخیره میشود !!</text:p>
        </text:list-item>
      </text:list>
      <text:p text:style-name="P163"/>
      <text:list xml:id="list161605207980589" text:continue-numbering="true" text:style-name="L67">
        <text:list-item>
          <text:list>
            <text:list-item>
              <text:p text:style-name="P1715">ستون ها : </text:p>
            </text:list-item>
          </text:list>
        </text:list-item>
      </text:list>
      <text:p text:style-name="P164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039187474992">
          <table:table-cell table:style-name="Table41.A1" office:value-type="string">
            <text:p text:style-name="P384">Name</text:p>
          </table:table-cell>
          <table:table-cell table:style-name="Table41.A1" office:value-type="string">
            <text:p text:style-name="P384">Data Type</text:p>
          </table:table-cell>
          <table:table-cell table:style-name="Table41.A1" office:value-type="string">
            <text:p text:style-name="P384">Attributes</text:p>
          </table:table-cell>
          <table:table-cell table:style-name="Table41.D1" office:value-type="string">
            <text:p text:style-name="P384">Comment</text:p>
          </table:table-cell>
        </table:table-row>
        <table:table-row table:style-name="TableLine94039187511520">
          <table:table-cell table:style-name="Table41.A2" office:value-type="string">
            <text:p text:style-name="P902">id</text:p>
          </table:table-cell>
          <table:table-cell table:style-name="Table41.A2" office:value-type="string">
            <text:p text:style-name="P904">Big int</text:p>
          </table:table-cell>
          <table:table-cell table:style-name="Table41.A2" office:value-type="string">
            <text:p text:style-name="P906">Unsigned , not null , index , <text:span text:style-name="T860">unique ,primary key ,auto increment</text:span></text:p>
          </table:table-cell>
          <table:table-cell table:style-name="Table41.D2" office:value-type="string">
            <text:p text:style-name="P336"/>
          </table:table-cell>
        </table:table-row>
        <table:table-row table:style-name="TableLine94039187513824">
          <table:table-cell table:style-name="Table41.A2" office:value-type="string">
            <text:p text:style-name="P903">url</text:p>
          </table:table-cell>
          <table:table-cell table:style-name="Table41.A2" office:value-type="string">
            <text:p text:style-name="P905">varchar(<text:span text:style-name="T856">32</text:span>)</text:p>
          </table:table-cell>
          <table:table-cell table:style-name="Table41.A2" office:value-type="string">
            <text:p text:style-name="P908">Not null </text:p>
          </table:table-cell>
          <table:table-cell table:style-name="Table41.D2" office:value-type="string">
            <text:p text:style-name="P336"/>
          </table:table-cell>
        </table:table-row>
        <table:table-row table:style-name="TableLine94039187514736">
          <table:table-cell table:style-name="Table41.A2" office:value-type="string">
            <text:p text:style-name="P947">role</text:p>
          </table:table-cell>
          <table:table-cell table:style-name="Table41.A2" office:value-type="string">
            <text:p text:style-name="P36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947">Nullable </text:p>
          </table:table-cell>
          <table:table-cell table:style-name="Table41.D2" office:value-type="string">
            <text:p text:style-name="P952">نقش من در این پروژه مثلا front , android developer </text:p>
          </table:table-cell>
        </table:table-row>
        <table:table-row table:style-name="TableLine94039187515696">
          <table:table-cell table:style-name="Table41.A2" office:value-type="string">
            <text:p text:style-name="P1269">active</text:p>
          </table:table-cell>
          <table:table-cell table:style-name="Table41.A2" office:value-type="string">
            <text:p text:style-name="P1038">boolean</text:p>
          </table:table-cell>
          <table:table-cell table:style-name="Table41.A2" office:value-type="string">
            <text:p text:style-name="P325">Not null , defualt 1</text:p>
          </table:table-cell>
          <table:table-cell table:style-name="Table41.D2" office:value-type="string">
            <text:p text:style-name="P366"/>
          </table:table-cell>
        </table:table-row>
        <table:table-row table:style-name="TableLine94039187517120">
          <table:table-cell table:style-name="Table41.A2" office:value-type="string">
            <text:p text:style-name="P966">completed</text:p>
          </table:table-cell>
          <table:table-cell table:style-name="Table41.A2" office:value-type="string">
            <text:p text:style-name="P1038">boolean</text:p>
          </table:table-cell>
          <table:table-cell table:style-name="Table41.A2" office:value-type="string">
            <text:p text:style-name="P326">Not null , defualt 0 </text:p>
          </table:table-cell>
          <table:table-cell table:style-name="Table41.D2" office:value-type="string">
            <text:p text:style-name="P366"/>
          </table:table-cell>
        </table:table-row>
        <table:table-row table:style-name="TableLine94039187518144">
          <table:table-cell table:style-name="Table41.A2" office:value-type="string">
            <text:p text:style-name="P1015">commentable</text:p>
          </table:table-cell>
          <table:table-cell table:style-name="Table41.A2" office:value-type="string">
            <text:p text:style-name="P1038">boolean</text:p>
          </table:table-cell>
          <table:table-cell table:style-name="Table41.A2" office:value-type="string">
            <text:p text:style-name="P330">Not null , default 1</text:p>
          </table:table-cell>
          <table:table-cell table:style-name="Table41.D2" office:value-type="string">
            <text:p text:style-name="P1016">نمونه کار کامنت پذیر است یا خیر‌ !!!</text:p>
          </table:table-cell>
        </table:table-row>
        <table:table-row table:style-name="TableLine94039187519216">
          <table:table-cell table:style-name="Table41.A2" office:value-type="string">
            <text:p text:style-name="P983">team_id</text:p>
          </table:table-cell>
          <table:table-cell table:style-name="Table41.A2" office:value-type="string">
            <text:p text:style-name="P983">Big int</text:p>
          </table:table-cell>
          <table:table-cell table:style-name="Table41.A2" office:value-type="string">
            <text:p text:style-name="P327">Nullable , unsigned , </text:p>
            <text:p text:style-name="P328">foreign key → <text:span text:style-name="T974">teams(id)</text:span></text:p>
            <text:p text:style-name="P328"/>
            <text:p text:style-name="P329">On Delete → (set null)</text:p>
            <text:p text:style-name="P329">On Delete → (cascade) </text:p>
          </table:table-cell>
          <table:table-cell table:style-name="Table41.D2" office:value-type="string">
            <text:p text:style-name="P366"/>
          </table:table-cell>
        </table:table-row>
        <table:table-row table:style-name="TableLine94039187520288">
          <table:table-cell table:style-name="Table41.A2" office:value-type="string">
            <text:p text:style-name="P984">Client_id</text:p>
          </table:table-cell>
          <table:table-cell table:style-name="Table41.A2" office:value-type="string">
            <text:p text:style-name="P985">Big int</text:p>
          </table:table-cell>
          <table:table-cell table:style-name="Table41.A2" office:value-type="string">
            <text:p text:style-name="P327">Nullable , unsigned , </text:p>
            <text:p text:style-name="P327"/>
            <text:p text:style-name="P329">On Delete → (set null)</text:p>
            <text:p text:style-name="P329">On Delete → (cascade) </text:p>
          </table:table-cell>
          <table:table-cell table:style-name="Table41.D2" office:value-type="string">
            <text:p text:style-name="P366"/>
          </table:table-cell>
        </table:table-row>
      </table:table>
      <text:p text:style-name="P302"/>
      <text:list xml:id="list2200787578" text:style-name="L75">
        <text:list-item>
          <text:list>
            <text:list-item>
              <text:p text:style-name="P1716">ارتباطات : </text:p>
              <text:list>
                <text:list-item>
                  <text:p text:style-name="P1716">dates : </text:p>
                  <text:list>
                    <text:list-item>
                      <text:p text:style-name="P1717">نوع :‌ <text:span text:style-name="T850">1 به n </text:span></text:p>
                    </text:list-item>
                    <text:list-item>
                      <text:p text:style-name="P1718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719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61606846319026" text:continue-numbering="true" text:style-name="L75">
        <text:list-item>
          <text:list>
            <text:list-item>
              <text:list>
                <text:list-item>
                  <text:p text:style-name="P1720">users : </text:p>
                  <text:list>
                    <text:list-item>
                      <text:p text:style-name="P1721">نوع : 1 به n </text:p>
                    </text:list-item>
                    <text:list-item>
                      <text:p text:style-name="P1721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6"/>
      <text:p text:style-name="P166"/>
      <text:list xml:id="list161606771056385" text:continue-numbering="true" text:style-name="L75">
        <text:list-item>
          <text:list>
            <text:list-item>
              <text:list>
                <text:list-item>
                  <text:p text:style-name="P1722"><text:soft-page-break/>portfolio_translations : </text:p>
                  <text:list>
                    <text:list-item>
                      <text:p text:style-name="P1722">نوع : <text:span text:style-name="T853">1 به n </text:span></text:p>
                    </text:list-item>
                    <text:list-item>
                      <text:p text:style-name="P1722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61606840436833" text:continue-numbering="true" text:style-name="L75">
        <text:list-item>
          <text:list>
            <text:list-item>
              <text:list>
                <text:list-item>
                  <text:p text:style-name="P1724">socialables : </text:p>
                  <text:list>
                    <text:list-item>
                      <text:p text:style-name="P1725">نوع : <text:span text:style-name="T857">1 به n </text:span></text:p>
                    </text:list-item>
                    <text:list-item>
                      <text:p text:style-name="P1725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61605678126817" text:continue-numbering="true" text:style-name="L75">
        <text:list-item>
          <text:list>
            <text:list-item>
              <text:list>
                <text:list-item>
                  <text:p text:style-name="P1727">starables : </text:p>
                  <text:list>
                    <text:list-item>
                      <text:p text:style-name="P1727">نوع : <text:span text:style-name="T867">1 به 1 </text:span></text:p>
                    </text:list-item>
                    <text:list-item>
                      <text:p text:style-name="P1727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61605193754830" text:continue-numbering="true" text:style-name="L75">
        <text:list-item>
          <text:list>
            <text:list-item>
              <text:list>
                <text:list-item>
                  <text:p text:style-name="P1728">likeables : </text:p>
                  <text:list>
                    <text:list-item>
                      <text:p text:style-name="P1728">نوع :‌<text:span text:style-name="T1027">1 به 1</text:span></text:p>
                    </text:list-item>
                    <text:list-item>
                      <text:p text:style-name="P1728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list xml:id="list161606124441875" text:continue-numbering="true" text:style-name="L75">
        <text:list-item>
          <text:list>
            <text:list-item>
              <text:list>
                <text:list-item>
                  <text:p text:style-name="P1729">media : </text:p>
                  <text:list>
                    <text:list-item>
                      <text:p text:style-name="P1725">نوع : <text:span text:style-name="T870">1 به n </text:span></text:p>
                    </text:list-item>
                    <text:list-item>
                      <text:p text:style-name="P1726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730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1605461834538" text:continue-numbering="true" text:style-name="L75">
        <text:list-item>
          <text:list>
            <text:list-item>
              <text:list>
                <text:list-item>
                  <text:p text:style-name="P1731">technologies : </text:p>
                  <text:list>
                    <text:list-item>
                      <text:p text:style-name="P1731">نوع : n به n </text:p>
                    </text:list-item>
                    <text:list-item>
                      <text:p text:style-name="P1732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710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1606161354888" text:continue-numbering="true" text:style-name="L75">
        <text:list-item>
          <text:list>
            <text:list-item>
              <text:list>
                <text:list-item>
                  <text:p text:style-name="P1674">teams : </text:p>
                  <text:list>
                    <text:list-item>
                      <text:p text:style-name="P1674">نوع :‌1 به n </text:p>
                    </text:list-item>
                    <text:list-item>
                      <text:p text:style-name="P1674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61606631442973" text:continue-numbering="true" text:style-name="L75">
        <text:list-item>
          <text:list>
            <text:list-item>
              <text:list>
                <text:list-item>
                  <text:p text:style-name="P1733"><text:soft-page-break/>clients : </text:p>
                  <text:list>
                    <text:list-item>
                      <text:p text:style-name="P1675">نوع :‌1 به n </text:p>
                    </text:list-item>
                    <text:list-item>
                      <text:p text:style-name="P1675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734"/>
                </text:list-item>
                <text:list-item>
                  <text:p text:style-name="P1734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735">نوع :‌ <text:s/>n به n </text:p>
                    </text:list-item>
                    <text:list-item>
                      <text:p text:style-name="P1737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06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6"/>
      <text:list xml:id="list161605994182159" text:continue-numbering="true" text:style-name="L75">
        <text:list-item>
          <text:list>
            <text:list-item>
              <text:p text:style-name="P1739">ستون ها : </text:p>
            </text:list-item>
          </text:list>
        </text:list-item>
      </text:list>
      <text:p text:style-name="P177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039187647776">
          <table:table-cell table:style-name="Table43.A1" office:value-type="string">
            <text:p text:style-name="P384">Name</text:p>
          </table:table-cell>
          <table:table-cell table:style-name="Table43.A1" office:value-type="string">
            <text:p text:style-name="P384">Data Type</text:p>
          </table:table-cell>
          <table:table-cell table:style-name="Table43.A1" office:value-type="string">
            <text:p text:style-name="P384">Attributes</text:p>
          </table:table-cell>
          <table:table-cell table:style-name="Table43.D1" office:value-type="string">
            <text:p text:style-name="P384">Comment</text:p>
          </table:table-cell>
        </table:table-row>
        <table:table-row table:style-name="TableLine94039187692976">
          <table:table-cell table:style-name="Table43.A2" office:value-type="string">
            <text:p text:style-name="P914">id</text:p>
          </table:table-cell>
          <table:table-cell table:style-name="Table43.A2" office:value-type="string">
            <text:p text:style-name="P915">Big int</text:p>
          </table:table-cell>
          <table:table-cell table:style-name="Table43.A2" office:value-type="string">
            <text:p text:style-name="P907">Unsigned , not null , index , <text:span text:style-name="T860">unique ,primary key ,auto increment</text:span></text:p>
          </table:table-cell>
          <table:table-cell table:style-name="Table43.D2" office:value-type="string">
            <text:p text:style-name="P336"/>
          </table:table-cell>
        </table:table-row>
        <table:table-row table:style-name="TableLine94039187695536">
          <table:table-cell table:style-name="Table43.A2" office:value-type="string">
            <text:p text:style-name="P915">title</text:p>
          </table:table-cell>
          <table:table-cell table:style-name="Table43.A2" office:value-type="string">
            <text:p text:style-name="P917">varchar(<text:span text:style-name="T873">60</text:span>)</text:p>
          </table:table-cell>
          <table:table-cell table:style-name="Table43.A2" office:value-type="string">
            <text:p text:style-name="P920">Not null ,</text:p>
          </table:table-cell>
          <table:table-cell table:style-name="Table43.D2" office:value-type="string">
            <text:p text:style-name="P336"/>
          </table:table-cell>
        </table:table-row>
        <table:table-row table:style-name="TableLine94039187696448">
          <table:table-cell table:style-name="Table43.A2" office:value-type="string">
            <text:p text:style-name="P915">content</text:p>
          </table:table-cell>
          <table:table-cell table:style-name="Table43.A2" office:value-type="string">
            <text:p text:style-name="P919">text</text:p>
          </table:table-cell>
          <table:table-cell table:style-name="Table43.A2" office:value-type="string">
            <text:p text:style-name="P920">Not null ,</text:p>
          </table:table-cell>
          <table:table-cell table:style-name="Table43.D2" office:value-type="string">
            <text:p text:style-name="P336"/>
          </table:table-cell>
        </table:table-row>
        <table:table-row table:style-name="TableLine94039187697408">
          <table:table-cell table:style-name="Table43.A2" office:value-type="string">
            <text:p text:style-name="P967">Client_</text:p>
            <text:p text:style-name="P967">review</text:p>
          </table:table-cell>
          <table:table-cell table:style-name="Table43.A2" office:value-type="string">
            <text:p text:style-name="P968">varchar(4000)</text:p>
          </table:table-cell>
          <table:table-cell table:style-name="Table43.A2" office:value-type="string">
            <text:p text:style-name="P969">Nullable , </text:p>
          </table:table-cell>
          <table:table-cell table:style-name="Table43.D2" office:value-type="string">
            <text:p text:style-name="P336"/>
          </table:table-cell>
        </table:table-row>
        <table:table-row table:style-name="TableLine94039187698832">
          <table:table-cell table:style-name="Table43.A2" office:value-type="string">
            <text:p text:style-name="P970">location</text:p>
          </table:table-cell>
          <table:table-cell table:style-name="Table43.A2" office:value-type="string">
            <text:p text:style-name="P971">varchar(30)</text:p>
          </table:table-cell>
          <table:table-cell table:style-name="Table43.A2" office:value-type="string">
            <text:p text:style-name="P972">Nullable ,</text:p>
          </table:table-cell>
          <table:table-cell table:style-name="Table43.D2" office:value-type="string">
            <text:p text:style-name="P336"/>
          </table:table-cell>
        </table:table-row>
        <table:table-row table:style-name="TableLine94039187699856">
          <table:table-cell table:style-name="Table43.A2" office:value-type="string">
            <text:p text:style-name="P915">description</text:p>
          </table:table-cell>
          <table:table-cell table:style-name="Table43.A2" office:value-type="string">
            <text:p text:style-name="P918">varchar(<text:span text:style-name="T874">160</text:span>)</text:p>
          </table:table-cell>
          <table:table-cell table:style-name="Table43.A2" office:value-type="string">
            <text:p text:style-name="P920">Not null ,</text:p>
          </table:table-cell>
          <table:table-cell table:style-name="Table43.D2" office:value-type="string">
            <text:p text:style-name="P336"/>
          </table:table-cell>
        </table:table-row>
        <table:table-row table:style-name="TableLine94039187700928">
          <table:table-cell table:style-name="Table43.A2" office:value-type="string">
            <text:p text:style-name="P915">keywords</text:p>
          </table:table-cell>
          <table:table-cell table:style-name="Table43.A2" office:value-type="string">
            <text:p text:style-name="P918">varchar(<text:span text:style-name="T874">255</text:span>)</text:p>
          </table:table-cell>
          <table:table-cell table:style-name="Table43.A2" office:value-type="string">
            <text:p text:style-name="P920">Not null ,</text:p>
          </table:table-cell>
          <table:table-cell table:style-name="Table43.D2" office:value-type="string">
            <text:p text:style-name="P336"/>
          </table:table-cell>
        </table:table-row>
        <table:table-row table:style-name="TableLine94039187702000">
          <table:table-cell table:style-name="Table43.A2" office:value-type="string">
            <text:p text:style-name="P915">portfolio_id</text:p>
          </table:table-cell>
          <table:table-cell table:style-name="Table43.A2" office:value-type="string">
            <text:p text:style-name="P916">Big int</text:p>
          </table:table-cell>
          <table:table-cell table:style-name="Table43.A2" office:value-type="string">
            <text:p text:style-name="P921">Unsigned , not null ,</text:p>
            <text:p text:style-name="P921">foreign key → portfolios(id)</text:p>
            <text:p text:style-name="P921"/>
            <text:p text:style-name="P922">On Delete → (<text:span text:style-name="T875">cascade</text:span>)</text:p>
            <text:p text:style-name="P923">On Update → (cascade)</text:p>
          </table:table-cell>
          <table:table-cell table:style-name="Table43.D2" office:value-type="string">
            <text:p text:style-name="P336"/>
          </table:table-cell>
        </table:table-row>
        <table:table-row table:style-name="TableLine94039187702992">
          <table:table-cell table:style-name="Table43.A2" office:value-type="string">
            <text:p text:style-name="P915">language_id</text:p>
          </table:table-cell>
          <table:table-cell table:style-name="Table43.A2" office:value-type="string">
            <text:p text:style-name="P916">Big int</text:p>
          </table:table-cell>
          <table:table-cell table:style-name="Table43.A2" office:value-type="string">
            <text:p text:style-name="P813">Not null , <text:span text:style-name="T787">unsigned ,</text:span> </text:p>
            <text:p text:style-name="P813">foreign key → languages(id)</text:p>
            <text:p text:style-name="P813"/>
            <text:p text:style-name="P801">On Delete → (cascade) ,</text:p>
            <text:p text:style-name="P801">On Update → (cascade) ,</text:p>
          </table:table-cell>
          <table:table-cell table:style-name="Table43.D2" office:value-type="string">
            <text:p text:style-name="P336"/>
          </table:table-cell>
        </table:table-row>
      </table:table>
      <text:p text:style-name="P304"/>
      <text:p text:style-name="P304"/>
      <text:list xml:id="list2375440399" text:style-name="L76">
        <text:list-item>
          <text:list>
            <text:list-item>
              <text:p text:style-name="P1740">ارتباط ها :‌</text:p>
              <text:list>
                <text:list-item>
                  <text:p text:style-name="P1741">languages : </text:p>
                  <text:list>
                    <text:list-item>
                      <text:p text:style-name="P1742">نوع <text:s/>: <text:span text:style-name="T880">1 به N </text:span></text:p>
                    </text:list-item>
                    <text:list-item>
                      <text:p text:style-name="P1320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61605456798581" text:continue-numbering="true" text:style-name="L76">
        <text:list-item>
          <text:list>
            <text:list-item>
              <text:list>
                <text:list-item>
                  <text:p text:style-name="P1743">portfolios : </text:p>
                  <text:list>
                    <text:list-item>
                      <text:p text:style-name="P1723">نوع : <text:span text:style-name="T853">1 به n </text:span></text:p>
                    </text:list-item>
                    <text:list-item>
                      <text:p text:style-name="P1723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1606955084299" text:continue-numbering="true" text:style-name="L76">
        <text:list-item>
          <text:p text:style-name="P1979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3"/>
      <text:list xml:id="list161605830986860" text:continue-numbering="true" text:style-name="L76">
        <text:list-item>
          <text:list>
            <text:list-item>
              <text:p text:style-name="P1744">ستون ها : </text:p>
            </text:list-item>
          </text:list>
        </text:list-item>
      </text:list>
      <text:p text:style-name="P19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039187739664">
          <table:table-cell table:style-name="Table49.A1" office:value-type="string">
            <text:p text:style-name="P384">Name</text:p>
          </table:table-cell>
          <table:table-cell table:style-name="Table49.A1" office:value-type="string">
            <text:p text:style-name="P384">Data Type</text:p>
          </table:table-cell>
          <table:table-cell table:style-name="Table49.A1" office:value-type="string">
            <text:p text:style-name="P384">Attributes</text:p>
          </table:table-cell>
          <table:table-cell table:style-name="Table49.D1" office:value-type="string">
            <text:p text:style-name="P384">Comment</text:p>
          </table:table-cell>
        </table:table-row>
        <table:table-row table:style-name="TableLine94039187772480">
          <table:table-cell table:style-name="Table49.A2" office:value-type="string">
            <text:p text:style-name="P960">id</text:p>
          </table:table-cell>
          <table:table-cell table:style-name="Table49.A2" office:value-type="string">
            <text:p text:style-name="P961">Big int</text:p>
          </table:table-cell>
          <table:table-cell table:style-name="Table49.A2" office:value-type="string">
            <text:p text:style-name="P962">Not null , unsigned , unique ,</text:p>
            <text:p text:style-name="P962">primary key , auto increment ,</text:p>
            <text:p text:style-name="P962">index</text:p>
          </table:table-cell>
          <table:table-cell table:style-name="Table49.D2" office:value-type="string">
            <text:p text:style-name="P336"/>
          </table:table-cell>
        </table:table-row>
        <table:table-row table:style-name="TableLine94039187774528">
          <table:table-cell table:style-name="Table49.A2" office:value-type="string">
            <text:p text:style-name="P960">portfolio_id</text:p>
          </table:table-cell>
          <table:table-cell table:style-name="Table49.A2" office:value-type="string">
            <text:p text:style-name="P961">Big int</text:p>
          </table:table-cell>
          <table:table-cell table:style-name="Table49.A2" office:value-type="string">
            <text:p text:style-name="P963">Not null , unsigned , </text:p>
            <text:p text:style-name="P964">foreign key → portfolios(id)</text:p>
            <text:p text:style-name="P964"/>
            <text:p text:style-name="P964">On Delete → (cascade) ,</text:p>
            <text:p text:style-name="P964">On Update → (cascade) ,</text:p>
          </table:table-cell>
          <table:table-cell table:style-name="Table49.D2" office:value-type="string">
            <text:p text:style-name="P336"/>
          </table:table-cell>
        </table:table-row>
        <table:table-row table:style-name="TableLine94039187775440">
          <table:table-cell table:style-name="Table49.A2" office:value-type="string">
            <text:p text:style-name="P960">technology_id</text:p>
          </table:table-cell>
          <table:table-cell table:style-name="Table49.A2" office:value-type="string">
            <text:p text:style-name="P961">Big int</text:p>
          </table:table-cell>
          <table:table-cell table:style-name="Table49.A2" office:value-type="string">
            <text:p text:style-name="P369"><text:span text:style-name="T938">foreign key → </text:span><text:span text:style-name="T939">technology</text:span><text:span text:style-name="T938">(id)</text:span></text:p>
            <text:p text:style-name="P964"/>
            <text:p text:style-name="P964">On Delete → (cascade) ,</text:p>
            <text:p text:style-name="P964">On Update → (cascade) ,</text:p>
          </table:table-cell>
          <table:table-cell table:style-name="Table49.D2" office:value-type="string">
            <text:p text:style-name="P336"/>
          </table:table-cell>
        </table:table-row>
        <table:table-row table:style-name="TableLine94039187776400">
          <table:table-cell table:style-name="Table49.A2" office:value-type="string">
            <text:p text:style-name="P961">sort</text:p>
          </table:table-cell>
          <table:table-cell table:style-name="Table49.A2" office:value-type="string">
            <text:p text:style-name="P961">Tiny int</text:p>
          </table:table-cell>
          <table:table-cell table:style-name="Table49.A2" office:value-type="string">
            <text:p text:style-name="P965">Unsigned , nullable</text:p>
          </table:table-cell>
          <table:table-cell table:style-name="Table49.D2" office:value-type="string">
            <text:p text:style-name="P1039">ترتیب نمایش تکنولوژی ها </text:p>
          </table:table-cell>
        </table:table-row>
      </table:table>
      <text:p text:style-name="P310"/>
      <text:p text:style-name="P310"/>
      <text:list xml:id="list3880560684" text:style-name="L77">
        <text:list-item>
          <text:list>
            <text:list-item>
              <text:p text:style-name="P1745">ارتباط ها :‌</text:p>
              <text:list>
                <text:list-item>
                  <text:p text:style-name="P1745">portfolios : </text:p>
                  <text:list>
                    <text:list-item>
                      <text:p text:style-name="P1746">نوع : <text:span text:style-name="T940">1 به n </text:span></text:p>
                    </text:list-item>
                    <text:list-item>
                      <text:p text:style-name="P1747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1607048267165" text:continue-numbering="true" text:style-name="L77">
        <text:list-item>
          <text:list>
            <text:list-item>
              <text:list>
                <text:list-item>
                  <text:p text:style-name="P1745">technologies : </text:p>
                  <text:list>
                    <text:list-item>
                      <text:p text:style-name="P1748">نوع : <text:span text:style-name="T944">1 به n </text:span></text:p>
                    </text:list-item>
                    <text:list-item>
                      <text:p text:style-name="P1748">توضیحات : <text:span text:style-name="T944">هر یک </text:span><text:span text:style-name="T945">technology دارای چندین رکورد در جدول </text:span></text:p>
                      <text:p text:style-name="P1749"><text:span text:style-name="T942">portfolio_technology </text:span><text:span text:style-name="T946">است و هر یک رکورد از جدول </text:span></text:p>
                      <text:p text:style-name="P1749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1605702526727" text:continue-numbering="true" text:style-name="L77">
        <text:list-item>
          <text:p text:style-name="P2007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197"/>
      <text:list xml:id="list161606773974670" text:continue-numbering="true" text:style-name="L77">
        <text:list-item>
          <text:list>
            <text:list-item>
              <text:p text:style-name="P1750">ستون ها :‌</text:p>
            </text:list-item>
          </text:list>
        </text:list-item>
      </text:list>
      <text:p text:style-name="P198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039187739168">
          <table:table-cell table:style-name="Table50.A1" office:value-type="string">
            <text:p text:style-name="P384">Name</text:p>
          </table:table-cell>
          <table:table-cell table:style-name="Table50.A1" office:value-type="string">
            <text:p text:style-name="P384">Data Type</text:p>
          </table:table-cell>
          <table:table-cell table:style-name="Table50.A1" office:value-type="string">
            <text:p text:style-name="P384">Attributes</text:p>
          </table:table-cell>
          <table:table-cell table:style-name="Table50.D1" office:value-type="string">
            <text:p text:style-name="P384">Comment</text:p>
          </table:table-cell>
        </table:table-row>
        <table:table-row table:style-name="TableLine94039187852096">
          <table:table-cell table:style-name="Table50.A2" office:value-type="string">
            <text:p text:style-name="P973">id</text:p>
          </table:table-cell>
          <table:table-cell table:style-name="Table50.A2" office:value-type="string">
            <text:p text:style-name="P973">Big int</text:p>
          </table:table-cell>
          <table:table-cell table:style-name="Table50.A2" office:value-type="string">
            <text:p text:style-name="P973">Unsigned , not null , index ,</text:p>
            <text:p text:style-name="P973">unique , primary key , </text:p>
            <text:p text:style-name="P973">auto increment</text:p>
          </table:table-cell>
          <table:table-cell table:style-name="Table50.D2" office:value-type="string">
            <text:p text:style-name="P336"/>
          </table:table-cell>
        </table:table-row>
        <table:table-row table:style-name="TableLine94039187854656">
          <table:table-cell table:style-name="Table50.A2" office:value-type="string">
            <text:p text:style-name="P1270">active</text:p>
          </table:table-cell>
          <table:table-cell table:style-name="Table50.A2" office:value-type="string">
            <text:p text:style-name="P1040">boolean</text:p>
          </table:table-cell>
          <table:table-cell table:style-name="Table50.A2" office:value-type="string">
            <text:p text:style-name="P974">Not null , <text:span text:style-name="T956">defualt 1</text:span></text:p>
          </table:table-cell>
          <table:table-cell table:style-name="Table50.D2" office:value-type="string">
            <text:p text:style-name="P336"/>
          </table:table-cell>
        </table:table-row>
        <table:table-row table:style-name="TableLine94039187855568">
          <table:table-cell table:style-name="Table50.A2" office:value-type="string">
            <text:p text:style-name="P973">sort</text:p>
          </table:table-cell>
          <table:table-cell table:style-name="Table50.A2" office:value-type="string">
            <text:p text:style-name="P973">Tiny int</text:p>
          </table:table-cell>
          <table:table-cell table:style-name="Table50.A2" office:value-type="string">
            <text:p text:style-name="P975">Nullable , unsigned </text:p>
          </table:table-cell>
          <table:table-cell table:style-name="Table50.D2" office:value-type="string">
            <text:p text:style-name="P336"/>
          </table:table-cell>
        </table:table-row>
        <table:table-row table:style-name="TableLine94039187856528">
          <table:table-cell table:style-name="Table50.A2" office:value-type="string">
            <text:p text:style-name="P973">portfolio_id</text:p>
          </table:table-cell>
          <table:table-cell table:style-name="Table50.A2" office:value-type="string">
            <text:p text:style-name="P973">Big int</text:p>
          </table:table-cell>
          <table:table-cell table:style-name="Table50.A2" office:value-type="string">
            <text:p text:style-name="P976">Unsigned , not null , </text:p>
            <text:p text:style-name="P976">foreign key → portfolios(id) ,</text:p>
            <text:p text:style-name="P976"/>
            <text:p text:style-name="P977">On Delete → (cascade) ,</text:p>
            <text:p text:style-name="P977">On <text:span text:style-name="T957">Update</text:span> → (cascade) ,</text:p>
          </table:table-cell>
          <table:table-cell table:style-name="Table50.D2" office:value-type="string">
            <text:p text:style-name="P336"/>
          </table:table-cell>
        </table:table-row>
      </table:table>
      <text:p text:style-name="P311"/>
      <text:list xml:id="list1836919430" text:style-name="L78">
        <text:list-item>
          <text:list>
            <text:list-item>
              <text:p text:style-name="P1751">ارتباطات : </text:p>
              <text:list>
                <text:list-item>
                  <text:p text:style-name="P1751">portfolios : </text:p>
                  <text:list>
                    <text:list-item>
                      <text:p text:style-name="P1752">نوع : <text:span text:style-name="T958">1 به N</text:span></text:p>
                    </text:list-item>
                    <text:list-item>
                      <text:p text:style-name="P1752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61605735032963" text:continue-numbering="true" text:style-name="L78">
        <text:list-item>
          <text:list>
            <text:list-item>
              <text:list>
                <text:list-item>
                  <text:p text:style-name="P1751">portfolio_challenge_translations : </text:p>
                  <text:list>
                    <text:list-item>
                      <text:p text:style-name="P1753">نوع :‌ 1 به n </text:p>
                    </text:list-item>
                    <text:list-item>
                      <text:p text:style-name="P1753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1605754544830" text:continue-numbering="true" text:style-name="L78">
        <text:list-item>
          <text:p text:style-name="P2008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1"/>
      <text:list xml:id="list161606883801471" text:continue-numbering="true" text:style-name="L78">
        <text:list-item>
          <text:list>
            <text:list-item>
              <text:p text:style-name="P1755">ستون ها :‌</text:p>
            </text:list-item>
          </text:list>
        </text:list-item>
      </text:list>
      <text:p text:style-name="P202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039187889904">
          <table:table-cell table:style-name="Table51.A1" office:value-type="string">
            <text:p text:style-name="P384">Name</text:p>
          </table:table-cell>
          <table:table-cell table:style-name="Table51.A1" office:value-type="string">
            <text:p text:style-name="P384">Data Type</text:p>
          </table:table-cell>
          <table:table-cell table:style-name="Table51.A1" office:value-type="string">
            <text:p text:style-name="P384">Attributes</text:p>
          </table:table-cell>
          <table:table-cell table:style-name="Table51.D1" office:value-type="string">
            <text:p text:style-name="P384">Comment</text:p>
          </table:table-cell>
        </table:table-row>
        <table:table-row table:style-name="TableLine94039187923440">
          <table:table-cell table:style-name="Table51.A2" office:value-type="string">
            <text:p text:style-name="P978">id</text:p>
          </table:table-cell>
          <table:table-cell table:style-name="Table51.A2" office:value-type="string">
            <text:p text:style-name="P978">Big int</text:p>
          </table:table-cell>
          <table:table-cell table:style-name="Table51.A2" office:value-type="string">
            <text:p text:style-name="P973">Unsigned , not null , index ,</text:p>
            <text:p text:style-name="P973">unique , primary key , </text:p>
            <text:p text:style-name="P973">auto increment</text:p>
          </table:table-cell>
          <table:table-cell table:style-name="Table51.D2" office:value-type="string">
            <text:p text:style-name="P336"/>
          </table:table-cell>
        </table:table-row>
        <table:table-row table:style-name="TableLine94039187925728">
          <table:table-cell table:style-name="Table51.A2" office:value-type="string">
            <text:p text:style-name="P978">content</text:p>
          </table:table-cell>
          <table:table-cell table:style-name="Table51.A2" office:value-type="string">
            <text:p text:style-name="P979">varchar(<text:span text:style-name="T962">4000</text:span>)</text:p>
          </table:table-cell>
          <table:table-cell table:style-name="Table51.A2" office:value-type="string">
            <text:p text:style-name="P980">Not null</text:p>
          </table:table-cell>
          <table:table-cell table:style-name="Table51.D2" office:value-type="string">
            <text:p text:style-name="P336"/>
          </table:table-cell>
        </table:table-row>
        <table:table-row table:style-name="TableLine94039187926640">
          <table:table-cell table:style-name="Table51.A2" office:value-type="string">
            <text:p text:style-name="P978">Portfolio</text:p>
            <text:p text:style-name="P978">_challenge</text:p>
            <text:p text:style-name="P978">_id</text:p>
          </table:table-cell>
          <table:table-cell table:style-name="Table51.A2" office:value-type="string">
            <text:p text:style-name="P979">Big int</text:p>
          </table:table-cell>
          <table:table-cell table:style-name="Table51.A2" office:value-type="string">
            <text:p text:style-name="P980">Not null , unsigned , </text:p>
            <text:p text:style-name="P980">foreign key → portfolio_challenges_id(id)</text:p>
            <text:p text:style-name="P980"/>
            <text:p text:style-name="P980">On Delete → (cascade) , </text:p>
            <text:p text:style-name="P980">On Update → (cascade) , </text:p>
          </table:table-cell>
          <table:table-cell table:style-name="Table51.D2" office:value-type="string">
            <text:p text:style-name="P336"/>
          </table:table-cell>
        </table:table-row>
        <table:table-row table:style-name="TableLine94039187927600">
          <table:table-cell table:style-name="Table51.A2" office:value-type="string">
            <text:p text:style-name="P978">language_id</text:p>
          </table:table-cell>
          <table:table-cell table:style-name="Table51.A2" office:value-type="string">
            <text:p text:style-name="P979">Big int</text:p>
          </table:table-cell>
          <table:table-cell table:style-name="Table51.A2" office:value-type="string">
            <text:p text:style-name="P814">Not null , <text:span text:style-name="T787">unsigned ,</text:span> </text:p>
            <text:p text:style-name="P814">foreign key → languages(id)</text:p>
            <text:p text:style-name="P814"/>
            <text:p text:style-name="P804">On Delete → (cascade) ,</text:p>
            <text:p text:style-name="P804">On Update → (cascade) ,</text:p>
          </table:table-cell>
          <table:table-cell table:style-name="Table51.D2" office:value-type="string">
            <text:p text:style-name="P336"/>
          </table:table-cell>
        </table:table-row>
      </table:table>
      <text:p text:style-name="P312"/>
      <text:list xml:id="list3797347837" text:style-name="L79">
        <text:list-item>
          <text:list>
            <text:list-item>
              <text:p text:style-name="P1756">ارتباط ها :‌</text:p>
              <text:list>
                <text:list-item>
                  <text:p text:style-name="P1756">portfolio_challenges : </text:p>
                  <text:list>
                    <text:list-item>
                      <text:p text:style-name="P1754">نوع :‌ 1 به n </text:p>
                    </text:list-item>
                    <text:list-item>
                      <text:p text:style-name="P1754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61605876655825" text:continue-numbering="true" text:style-name="L79">
        <text:list-item>
          <text:list>
            <text:list-item>
              <text:list>
                <text:list-item>
                  <text:p text:style-name="P1756">languages : </text:p>
                  <text:list>
                    <text:list-item>
                      <text:p text:style-name="P1757">نوع : 1 به n </text:p>
                    </text:list-item>
                    <text:list-item>
                      <text:p text:style-name="P1757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p text:style-name="P206"/>
      <text:list xml:id="list161606627833505" text:continue-numbering="true" text:style-name="L79">
        <text:list-item>
          <text:p text:style-name="P2009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07"/>
      <text:list xml:id="list161606287841962" text:continue-numbering="true" text:style-name="L79">
        <text:list-item>
          <text:list>
            <text:list-item>
              <text:p text:style-name="P1758">ستون ها :‌</text:p>
            </text:list-item>
          </text:list>
        </text:list-item>
      </text:list>
      <text:p text:style-name="P208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039187951280">
          <table:table-cell table:style-name="Table52.A1" office:value-type="string">
            <text:p text:style-name="P384">Name</text:p>
          </table:table-cell>
          <table:table-cell table:style-name="Table52.A1" office:value-type="string">
            <text:p text:style-name="P384">Data Type</text:p>
          </table:table-cell>
          <table:table-cell table:style-name="Table52.A1" office:value-type="string">
            <text:p text:style-name="P384">Attributes</text:p>
          </table:table-cell>
          <table:table-cell table:style-name="Table52.D1" office:value-type="string">
            <text:p text:style-name="P384">Comment</text:p>
          </table:table-cell>
        </table:table-row>
        <table:table-row table:style-name="TableLine94039187999456">
          <table:table-cell table:style-name="Table52.A2" office:value-type="string">
            <text:p text:style-name="P987">id</text:p>
          </table:table-cell>
          <table:table-cell table:style-name="Table52.A2" office:value-type="string">
            <text:p text:style-name="P988">Big int</text:p>
          </table:table-cell>
          <table:table-cell table:style-name="Table52.A2" office:value-type="string">
            <text:p text:style-name="P991">Not null , unsigned , unique ,</text:p>
            <text:p text:style-name="P991">primary key , auto increment ,</text:p>
            <text:p text:style-name="P991">index </text:p>
          </table:table-cell>
          <table:table-cell table:style-name="Table52.D2" office:value-type="string">
            <text:p text:style-name="P336"/>
          </table:table-cell>
        </table:table-row>
        <table:table-row table:style-name="TableLine94039188001728">
          <table:table-cell table:style-name="Table52.A2" office:value-type="string">
            <text:p text:style-name="P987">sort</text:p>
          </table:table-cell>
          <table:table-cell table:style-name="Table52.A2" office:value-type="string">
            <text:p text:style-name="P989">Tiny int</text:p>
          </table:table-cell>
          <table:table-cell table:style-name="Table52.A2" office:value-type="string">
            <text:p text:style-name="P989">Nullable , unsigned</text:p>
          </table:table-cell>
          <table:table-cell table:style-name="Table52.D2" office:value-type="string">
            <text:p text:style-name="P336"/>
          </table:table-cell>
        </table:table-row>
        <table:table-row table:style-name="TableLine94039188002640">
          <table:table-cell table:style-name="Table52.A2" office:value-type="string">
            <text:p text:style-name="P1271">active</text:p>
          </table:table-cell>
          <table:table-cell table:style-name="Table52.A2" office:value-type="string">
            <text:p text:style-name="P1041">boolean</text:p>
          </table:table-cell>
          <table:table-cell table:style-name="Table52.A2" office:value-type="string">
            <text:p text:style-name="P994">Not null , default 1</text:p>
          </table:table-cell>
          <table:table-cell table:style-name="Table52.D2" office:value-type="string">
            <text:p text:style-name="P993">این گروه در فیلتر ها نمایش داده شود یا خیر</text:p>
          </table:table-cell>
        </table:table-row>
        <table:table-row table:style-name="TableLine94039188003680">
          <table:table-cell table:style-name="Table52.A2" office:value-type="string">
            <text:p text:style-name="P987">type</text:p>
          </table:table-cell>
          <table:table-cell table:style-name="Table52.A2" office:value-type="string">
            <text:p text:style-name="P990">Tiny int </text:p>
          </table:table-cell>
          <table:table-cell table:style-name="Table52.A2" office:value-type="string">
            <text:p text:style-name="P990">Not null , unsigned</text:p>
          </table:table-cell>
          <table:table-cell table:style-name="Table52.D2" office:value-type="string">
            <text:p text:style-name="P995">نوع هر یک از گروه :</text:p>
            <text:p text:style-name="P995">checkbox , radio ,</text:p>
            <text:p text:style-name="P995">color , </text:p>
          </table:table-cell>
        </table:table-row>
      </table:table>
      <text:p text:style-name="P313"/>
      <text:p text:style-name="P313"/>
      <text:list xml:id="list1469032757" text:style-name="L80">
        <text:list-item>
          <text:list>
            <text:list-item>
              <text:p text:style-name="P1759">ارتباط ها : </text:p>
              <text:list>
                <text:list-item>
                  <text:p text:style-name="P1760">dates : </text:p>
                  <text:list>
                    <text:list-item>
                      <text:p text:style-name="P1761">نوع : <text:span text:style-name="T986">1 به n </text:span></text:p>
                    </text:list-item>
                    <text:list-item>
                      <text:p text:style-name="P1761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1606916239364" text:continue-numbering="true" text:style-name="L80">
        <text:list-item>
          <text:list>
            <text:list-item>
              <text:list>
                <text:list-item>
                  <text:p text:style-name="P1760">users : </text:p>
                  <text:list>
                    <text:list-item>
                      <text:p text:style-name="P1761">نوع : <text:span text:style-name="T990">1 به n</text:span></text:p>
                    </text:list-item>
                    <text:list-item>
                      <text:p text:style-name="P1761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1606294311030" text:continue-numbering="true" text:style-name="L80">
        <text:list-item>
          <text:list>
            <text:list-item>
              <text:list>
                <text:list-item>
                  <text:p text:style-name="P1760">iconables : </text:p>
                  <text:list>
                    <text:list-item>
                      <text:p text:style-name="P1761">نوع : <text:span text:style-name="T992">1 به 1</text:span></text:p>
                    </text:list-item>
                    <text:list-item>
                      <text:p text:style-name="P1761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61606197185794" text:continue-numbering="true" text:style-name="L80">
        <text:list-item>
          <text:list>
            <text:list-item>
              <text:list>
                <text:list-item>
                  <text:p text:style-name="P1763"><text:soft-page-break/>portfolio_attribute_items : </text:p>
                  <text:list>
                    <text:list-item>
                      <text:p text:style-name="P1761">نوع : <text:span text:style-name="T987">1 به n </text:span></text:p>
                    </text:list-item>
                    <text:list-item>
                      <text:p text:style-name="P1761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1605904955480" text:continue-numbering="true" text:style-name="L80">
        <text:list-item>
          <text:list>
            <text:list-item>
              <text:list>
                <text:list-item>
                  <text:p text:style-name="P1764">portfolio_attribute_translations : </text:p>
                </text:list-item>
              </text:list>
            </text:list-item>
          </text:list>
        </text:list-item>
      </text:list>
      <text:list xml:id="list1470361160" text:style-name="L81">
        <text:list-item>
          <text:list>
            <text:list-item>
              <text:list>
                <text:list-item>
                  <text:list>
                    <text:list-item>
                      <text:p text:style-name="P1767">نوع :‌1 به n </text:p>
                    </text:list-item>
                    <text:list-item>
                      <text:p text:style-name="P1767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1606821534446" text:continue-list="list161605904955480" text:style-name="L80">
        <text:list-item>
          <text:p text:style-name="P2010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09"/>
      <text:list xml:id="list161606605685894" text:continue-numbering="true" text:style-name="L80">
        <text:list-item>
          <text:list>
            <text:list-item>
              <text:p text:style-name="P1773">ستون ها : </text:p>
            </text:list-item>
          </text:list>
        </text:list-item>
      </text:list>
      <text:p text:style-name="P210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039188023024">
          <table:table-cell table:style-name="Table53.A1" office:value-type="string">
            <text:p text:style-name="P384">Name</text:p>
          </table:table-cell>
          <table:table-cell table:style-name="Table53.A1" office:value-type="string">
            <text:p text:style-name="P384">Data Type</text:p>
          </table:table-cell>
          <table:table-cell table:style-name="Table53.A1" office:value-type="string">
            <text:p text:style-name="P384">Attributes</text:p>
          </table:table-cell>
          <table:table-cell table:style-name="Table53.D1" office:value-type="string">
            <text:p text:style-name="P384">Comment</text:p>
          </table:table-cell>
        </table:table-row>
        <table:table-row table:style-name="TableLine94039188091424">
          <table:table-cell table:style-name="Table53.A2" office:value-type="string">
            <text:p text:style-name="P996">id</text:p>
          </table:table-cell>
          <table:table-cell table:style-name="Table53.A2" office:value-type="string">
            <text:p text:style-name="P996">Big int</text:p>
          </table:table-cell>
          <table:table-cell table:style-name="Table53.A2" office:value-type="string">
            <text:p text:style-name="P992">Not null , unsigned , unique ,</text:p>
            <text:p text:style-name="P992">primary key , auto increment ,</text:p>
            <text:p text:style-name="P992">index </text:p>
          </table:table-cell>
          <table:table-cell table:style-name="Table53.D2" office:value-type="string">
            <text:p text:style-name="P336"/>
          </table:table-cell>
        </table:table-row>
        <table:table-row table:style-name="TableLine94039188093984">
          <table:table-cell table:style-name="Table53.A2" office:value-type="string">
            <text:p text:style-name="P996">sort</text:p>
          </table:table-cell>
          <table:table-cell table:style-name="Table53.A2" office:value-type="string">
            <text:p text:style-name="P996">Tiny int</text:p>
          </table:table-cell>
          <table:table-cell table:style-name="Table53.A2" office:value-type="string">
            <text:p text:style-name="P998">Nullable , unsigned</text:p>
          </table:table-cell>
          <table:table-cell table:style-name="Table53.D2" office:value-type="string">
            <text:p text:style-name="P336"/>
          </table:table-cell>
        </table:table-row>
        <table:table-row table:style-name="TableLine94039188094896">
          <table:table-cell table:style-name="Table53.A2" office:value-type="string">
            <text:p text:style-name="P996">portfolio_attribute_group_id</text:p>
          </table:table-cell>
          <table:table-cell table:style-name="Table53.A2" office:value-type="string">
            <text:p text:style-name="P997">Big int</text:p>
          </table:table-cell>
          <table:table-cell table:style-name="Table53.A2" office:value-type="string">
            <text:p text:style-name="P999">Not null , unsigned , </text:p>
            <text:p text:style-name="P999">foreign key → portfolio_attribute_groups(id)</text:p>
            <text:p text:style-name="P999"/>
            <text:p text:style-name="P1000">On Delete → (cascade) ,</text:p>
            <text:p text:style-name="P1000">On Update → (cascade) ,</text:p>
          </table:table-cell>
          <table:table-cell table:style-name="Table53.D2" office:value-type="string">
            <text:p text:style-name="P336"/>
          </table:table-cell>
        </table:table-row>
      </table:table>
      <text:p text:style-name="P314"/>
      <text:list xml:id="list161605833767765" text:continue-list="list1470361160" text:style-name="L81">
        <text:list-item>
          <text:list>
            <text:list-item>
              <text:p text:style-name="P1774">ارتباط ها : </text:p>
              <text:list>
                <text:list-item>
                  <text:p text:style-name="P1775">portfolio_attribute_grou<text:span text:style-name="T985">ps : </text:span><text:span text:style-name="T989"><text:s/></text:span></text:p>
                  <text:list>
                    <text:list-item>
                      <text:p text:style-name="P1762">نوع : <text:span text:style-name="T987">1 به n </text:span></text:p>
                    </text:list-item>
                    <text:list-item>
                      <text:p text:style-name="P1762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61606915282708" text:continue-numbering="true" text:style-name="L81">
        <text:list-item>
          <text:list>
            <text:list-item>
              <text:list>
                <text:list-item>
                  <text:p text:style-name="P1776">iconables : </text:p>
                </text:list-item>
                <text:list-item>
                  <text:p text:style-name="P1777">نوع :‌<text:span text:style-name="T996">1 به 1</text:span></text:p>
                </text:list-item>
                <text:list-item>
                  <text:p text:style-name="P1777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1"/>
      <text:list xml:id="list161605312836090" text:continue-numbering="true" text:style-name="L81">
        <text:list-item>
          <text:list>
            <text:list-item>
              <text:list>
                <text:list-item>
                  <text:p text:style-name="P1778">dates : </text:p>
                  <text:list>
                    <text:list-item>
                      <text:p text:style-name="P1779">نوع :‌<text:span text:style-name="T993">1 به n </text:span></text:p>
                    </text:list-item>
                    <text:list-item>
                      <text:p text:style-name="P1779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1605626868757" text:continue-numbering="true" text:style-name="L81">
        <text:list-item>
          <text:list>
            <text:list-item>
              <text:list>
                <text:list-item>
                  <text:p text:style-name="P1778">users : </text:p>
                  <text:list>
                    <text:list-item>
                      <text:p text:style-name="P1780">نوع :‌<text:span text:style-name="T993">1 به n </text:span></text:p>
                    </text:list-item>
                    <text:list-item>
                      <text:p text:style-name="P1779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1606951963702" text:continue-numbering="true" text:style-name="L81">
        <text:list-item>
          <text:list>
            <text:list-item>
              <text:list>
                <text:list-item>
                  <text:p text:style-name="P2011">portfolio_attribute_translations : </text:p>
                  <text:list>
                    <text:list-item>
                      <text:p text:style-name="P1765">نوع :‌ <text:span text:style-name="T999">1 به n </text:span></text:p>
                    </text:list-item>
                    <text:list-item>
                      <text:p text:style-name="P1765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61607248197100" text:continue-numbering="true" text:style-name="L81">
        <text:list-item>
          <text:list>
            <text:list-item>
              <text:list>
                <text:list-item>
                  <text:p text:style-name="P1736">portfolios : </text:p>
                  <text:list>
                    <text:list-item>
                      <text:p text:style-name="P1736">نوع :‌ <text:s/>n به n </text:p>
                    </text:list-item>
                    <text:list-item>
                      <text:p text:style-name="P1738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2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5"/>
      <text:list xml:id="list161607122433892" text:continue-numbering="true" text:style-name="L81">
        <text:list-item>
          <text:list>
            <text:list-item>
              <text:p text:style-name="P1781">ستون ها : </text:p>
            </text:list-item>
          </text:list>
        </text:list-item>
      </text:list>
      <text:p text:style-name="P216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039188125328">
          <table:table-cell table:style-name="Table54.A1" office:value-type="string">
            <text:p text:style-name="P384">Name</text:p>
          </table:table-cell>
          <table:table-cell table:style-name="Table54.A1" office:value-type="string">
            <text:p text:style-name="P384">Data Type</text:p>
          </table:table-cell>
          <table:table-cell table:style-name="Table54.A1" office:value-type="string">
            <text:p text:style-name="P384">Attributes</text:p>
          </table:table-cell>
          <table:table-cell table:style-name="Table54.D1" office:value-type="string">
            <text:p text:style-name="P384">Comment</text:p>
          </table:table-cell>
        </table:table-row>
        <table:table-row table:style-name="TableLine94039188182416">
          <table:table-cell table:style-name="Table54.A2" office:value-type="string">
            <text:p text:style-name="P1001">id</text:p>
          </table:table-cell>
          <table:table-cell table:style-name="Table54.A2" office:value-type="string">
            <text:p text:style-name="P1001">Big int</text:p>
          </table:table-cell>
          <table:table-cell table:style-name="Table54.A2" office:value-type="string">
            <text:p text:style-name="P1001">Unsigned , not null , index , unique , primary key , </text:p>
            <text:p text:style-name="P1001">auto increment</text:p>
          </table:table-cell>
          <table:table-cell table:style-name="Table54.D2" office:value-type="string">
            <text:p text:style-name="P336"/>
          </table:table-cell>
        </table:table-row>
        <table:table-row table:style-name="TableLine94039188184496">
          <table:table-cell table:style-name="Table54.A2" office:value-type="string">
            <text:p text:style-name="P1001">object_class</text:p>
          </table:table-cell>
          <table:table-cell table:style-name="Table54.A2" office:value-type="string">
            <text:p text:style-name="P1001">varchar(255)</text:p>
          </table:table-cell>
          <table:table-cell table:style-name="Table54.A2" office:value-type="string">
            <text:p text:style-name="P1005">Not null ,</text:p>
          </table:table-cell>
          <table:table-cell table:style-name="Table54.D2" office:value-type="string">
            <text:p text:style-name="P336"/>
          </table:table-cell>
        </table:table-row>
        <table:table-row table:style-name="TableLine94039188185408">
          <table:table-cell table:style-name="Table54.A2" office:value-type="string">
            <text:p text:style-name="P1001">name</text:p>
          </table:table-cell>
          <table:table-cell table:style-name="Table54.A2" office:value-type="string">
            <text:p text:style-name="P1001">varchar(30)</text:p>
          </table:table-cell>
          <table:table-cell table:style-name="Table54.A2" office:value-type="string">
            <text:p text:style-name="P1005">Not null ,</text:p>
          </table:table-cell>
          <table:table-cell table:style-name="Table54.D2" office:value-type="string">
            <text:p text:style-name="P336"/>
          </table:table-cell>
        </table:table-row>
        <table:table-row table:style-name="TableLine94039188186368">
          <table:table-cell table:style-name="Table54.A2" office:value-type="string">
            <text:p text:style-name="P1001">object_id</text:p>
          </table:table-cell>
          <table:table-cell table:style-name="Table54.A2" office:value-type="string">
            <text:p text:style-name="P1004">Big int</text:p>
          </table:table-cell>
          <table:table-cell table:style-name="Table54.A2" office:value-type="string">
            <text:p text:style-name="P1004">Unsigned , not null </text:p>
          </table:table-cell>
          <table:table-cell table:style-name="Table54.D2" office:value-type="string">
            <text:p text:style-name="P336"/>
          </table:table-cell>
        </table:table-row>
        <table:table-row table:style-name="TableLine94039188187792">
          <table:table-cell table:style-name="Table54.A2" office:value-type="string">
            <text:p text:style-name="P1001">language_id</text:p>
          </table:table-cell>
          <table:table-cell table:style-name="Table54.A2" office:value-type="string">
            <text:p text:style-name="P1004">Big int</text:p>
          </table:table-cell>
          <table:table-cell table:style-name="Table54.A2" office:value-type="string">
            <text:p text:style-name="P815">Not null , <text:span text:style-name="T787">unsigned ,</text:span> </text:p>
            <text:p text:style-name="P815">foreign key → languages(id)</text:p>
            <text:p text:style-name="P815"/>
            <text:p text:style-name="P805">On Delete → (cascade) ,</text:p>
            <text:p text:style-name="P805">On Update → (cascade) ,</text:p>
          </table:table-cell>
          <table:table-cell table:style-name="Table54.D2" office:value-type="string">
            <text:p text:style-name="P336"/>
          </table:table-cell>
        </table:table-row>
      </table:table>
      <text:p text:style-name="P315"/>
      <text:p text:style-name="P60">این جدول بین دو موجودیت portfolio_attribute_groups و portfolio_attribute_items به اشتراک گذاشته میشود !!!</text:p>
      <text:p text:style-name="P60"/>
      <text:list xml:id="list1518668985" text:style-name="L82">
        <text:list-item>
          <text:list>
            <text:list-item>
              <text:p text:style-name="P1769">ارتباط ها :‌</text:p>
              <text:list>
                <text:list-item>
                  <text:p text:style-name="P1770">portfolio_attribute_groups : </text:p>
                  <text:list>
                    <text:list-item>
                      <text:p text:style-name="P1768">نوع :‌1 به n </text:p>
                    </text:list-item>
                    <text:list-item>
                      <text:p text:style-name="P1768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1607049570537" text:continue-numbering="true" text:style-name="L82">
        <text:list-item>
          <text:list>
            <text:list-item>
              <text:list>
                <text:list-item>
                  <text:p text:style-name="P1770">portfolio_attribute_items : </text:p>
                  <text:list>
                    <text:list-item>
                      <text:p text:style-name="P1766">نوع :‌ <text:span text:style-name="T999">1 به n </text:span></text:p>
                    </text:list-item>
                    <text:list-item>
                      <text:p text:style-name="P177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1607024228791" text:continue-numbering="true" text:style-name="L82">
        <text:list-item>
          <text:list>
            <text:list-item>
              <text:list>
                <text:list-item>
                  <text:p text:style-name="P1770">languages : </text:p>
                  <text:list>
                    <text:list-item>
                      <text:p text:style-name="P1772">نوع <text:s/>: <text:span text:style-name="T1000">1 به n </text:span></text:p>
                    </text:list-item>
                    <text:list-item>
                      <text:p text:style-name="P1772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61606737213819" text:continue-numbering="true" text:style-name="L82">
        <text:list-item>
          <text:p text:style-name="P1980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61606216036744" text:continue-numbering="true" text:style-name="L82">
        <text:list-item>
          <text:list>
            <text:list-item>
              <text:p text:style-name="P1782">ستون ها : </text:p>
            </text:list-item>
          </text:list>
        </text:list-item>
      </text:list>
      <text:p text:style-name="P222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039188230416">
          <table:table-cell table:style-name="Table55.A1" office:value-type="string">
            <text:p text:style-name="P384">Name</text:p>
          </table:table-cell>
          <table:table-cell table:style-name="Table55.A1" office:value-type="string">
            <text:p text:style-name="P384">Data Type</text:p>
          </table:table-cell>
          <table:table-cell table:style-name="Table55.A1" office:value-type="string">
            <text:p text:style-name="P384">Attributes</text:p>
          </table:table-cell>
          <table:table-cell table:style-name="Table55.D1" office:value-type="string">
            <text:p text:style-name="P384">Comment</text:p>
          </table:table-cell>
        </table:table-row>
        <table:table-row table:style-name="TableLine94039188262688">
          <table:table-cell table:style-name="Table55.A2" office:value-type="string">
            <text:p text:style-name="P1006">id</text:p>
          </table:table-cell>
          <table:table-cell table:style-name="Table55.A2" office:value-type="string">
            <text:p text:style-name="P1009">Big int</text:p>
          </table:table-cell>
          <table:table-cell table:style-name="Table55.A2" office:value-type="string">
            <text:p text:style-name="P1002">Unsigned , not null , index , unique , primary key , </text:p>
            <text:p text:style-name="P1002">auto increment</text:p>
          </table:table-cell>
          <table:table-cell table:style-name="Table55.D2" office:value-type="string">
            <text:p text:style-name="P336"/>
          </table:table-cell>
        </table:table-row>
        <table:table-row table:style-name="TableLine94039188264560">
          <table:table-cell table:style-name="Table55.A2" office:value-type="string">
            <text:p text:style-name="P1008">sort</text:p>
          </table:table-cell>
          <table:table-cell table:style-name="Table55.A2" office:value-type="string">
            <text:p text:style-name="P1009">Tiny int</text:p>
          </table:table-cell>
          <table:table-cell table:style-name="Table55.A2" office:value-type="string">
            <text:p text:style-name="P1010">Nullable , unsigned </text:p>
          </table:table-cell>
          <table:table-cell table:style-name="Table55.D2" office:value-type="string">
            <text:p text:style-name="P336"/>
          </table:table-cell>
        </table:table-row>
        <table:table-row table:style-name="TableLine94039188265472">
          <table:table-cell table:style-name="Table55.A2" office:value-type="string">
            <text:p text:style-name="P1007">portfolio_id</text:p>
          </table:table-cell>
          <table:table-cell table:style-name="Table55.A2" office:value-type="string">
            <text:p text:style-name="P1009">Big int</text:p>
          </table:table-cell>
          <table:table-cell table:style-name="Table55.A2" office:value-type="string">
            <text:p text:style-name="P1011">Not null , unsigned ,</text:p>
            <text:p text:style-name="P1011">foreign key → portfolios(id)</text:p>
            <text:p text:style-name="P1011"/>
            <text:p text:style-name="P1013">On Delete → (cascade) ,</text:p>
            <text:p text:style-name="P1013">On Update → (cascade) ,</text:p>
          </table:table-cell>
          <table:table-cell table:style-name="Table55.D2" office:value-type="string">
            <text:p text:style-name="P336"/>
          </table:table-cell>
        </table:table-row>
        <table:table-row table:style-name="TableLine94039188266432">
          <table:table-cell table:style-name="Table55.A2" office:value-type="string">
            <text:p text:style-name="P1007">Portfolio_</text:p>
            <text:p text:style-name="P1007">attribute_</text:p>
            <text:p text:style-name="P1007">item_id</text:p>
          </table:table-cell>
          <table:table-cell table:style-name="Table55.A2" office:value-type="string">
            <text:p text:style-name="P1009">Big int</text:p>
          </table:table-cell>
          <table:table-cell table:style-name="Table55.A2" office:value-type="string">
            <text:p text:style-name="P1012">Not null , unsigned ,</text:p>
            <text:p text:style-name="P370"><text:span text:style-name="T1010">foreign key → </text:span><text:span text:style-name="T1011">portfolio_attribute_items</text:span><text:span text:style-name="T1010">(id)</text:span></text:p>
            <text:p text:style-name="P1012"/>
            <text:p text:style-name="P1014">On Delete → (cascade) ,</text:p>
            <text:p text:style-name="P1014">On Update → (cascade) ,</text:p>
          </table:table-cell>
          <table:table-cell table:style-name="Table55.D2" office:value-type="string">
            <text:p text:style-name="P336"/>
          </table:table-cell>
        </table:table-row>
      </table:table>
      <text:p text:style-name="P316"/>
      <text:p text:style-name="P316"/>
      <text:list xml:id="list1525524514" text:style-name="L83">
        <text:list-item>
          <text:list>
            <text:list-item>
              <text:p text:style-name="P1783">ارتباط ها :‌</text:p>
              <text:list>
                <text:list-item>
                  <text:p text:style-name="P1784">portfolios : </text:p>
                  <text:list>
                    <text:list-item>
                      <text:p text:style-name="P1785">نوع : <text:span text:style-name="T1012">1 به n </text:span></text:p>
                    </text:list-item>
                    <text:list-item>
                      <text:p text:style-name="P1785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1605433869303" text:continue-numbering="true" text:style-name="L83">
        <text:list-item>
          <text:list>
            <text:list-item>
              <text:list>
                <text:list-item>
                  <text:p text:style-name="P1784">portfolio_attribute_items : </text:p>
                  <text:list>
                    <text:list-item>
                      <text:p text:style-name="P1785">نوع : <text:span text:style-name="T1014">1 به n </text:span></text:p>
                    </text:list-item>
                    <text:list-item>
                      <text:p text:style-name="P1785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1606334246023" text:continue-numbering="true" text:style-name="L83">
        <text:list-item>
          <text:p text:style-name="P2013">todo_items : در این جدول todo ها را که در داشبورد ادمین است را ذخیره میکنیم !!!</text:p>
          <text:list>
            <text:list-item>
              <text:p text:style-name="P1786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039188304208">
          <table:table-cell table:style-name="Table74.A1" office:value-type="string">
            <text:p text:style-name="P384">Name</text:p>
          </table:table-cell>
          <table:table-cell table:style-name="Table74.A1" office:value-type="string">
            <text:p text:style-name="P384">Data Type</text:p>
          </table:table-cell>
          <table:table-cell table:style-name="Table74.A1" office:value-type="string">
            <text:p text:style-name="P384">Attributes</text:p>
          </table:table-cell>
          <table:table-cell table:style-name="Table74.D1" office:value-type="string">
            <text:p text:style-name="P384">Comment</text:p>
          </table:table-cell>
        </table:table-row>
        <table:table-row table:style-name="TableLine94039188329040">
          <table:table-cell table:style-name="Table74.A2" office:value-type="string">
            <text:p text:style-name="P1176">id</text:p>
          </table:table-cell>
          <table:table-cell table:style-name="Table74.A2" office:value-type="string">
            <text:p text:style-name="P1177">Big int</text:p>
          </table:table-cell>
          <table:table-cell table:style-name="Table74.A2" office:value-type="string">
            <text:p text:style-name="P1003">Unsigned , not null , index , unique , primary key , </text:p>
            <text:p text:style-name="P1003">auto increment</text:p>
          </table:table-cell>
          <table:table-cell table:style-name="Table74.D2" office:value-type="string">
            <text:p text:style-name="P336"/>
          </table:table-cell>
        </table:table-row>
        <table:table-row table:style-name="TableLine94039188331600">
          <table:table-cell table:style-name="Table74.A2" office:value-type="string">
            <text:p text:style-name="P1176">title</text:p>
          </table:table-cell>
          <table:table-cell table:style-name="Table74.A2" office:value-type="string">
            <text:p text:style-name="P1178">varchar(<text:span text:style-name="T1196">255</text:span>)</text:p>
          </table:table-cell>
          <table:table-cell table:style-name="Table74.A2" office:value-type="string">
            <text:p text:style-name="P1180">Not null</text:p>
          </table:table-cell>
          <table:table-cell table:style-name="Table74.D2" office:value-type="string">
            <text:p text:style-name="P336"/>
          </table:table-cell>
        </table:table-row>
        <table:table-row table:style-name="TableLine94039188332512">
          <table:table-cell table:style-name="Table74.A2" office:value-type="string">
            <text:p text:style-name="P1176">describe</text:p>
          </table:table-cell>
          <table:table-cell table:style-name="Table74.A2" office:value-type="string">
            <text:p text:style-name="P1179">text</text:p>
          </table:table-cell>
          <table:table-cell table:style-name="Table74.A2" office:value-type="string">
            <text:p text:style-name="P1180">nullable</text:p>
          </table:table-cell>
          <table:table-cell table:style-name="Table74.D2" office:value-type="string">
            <text:p text:style-name="P336"/>
          </table:table-cell>
        </table:table-row>
        <table:table-row table:style-name="TableLine94039188333328">
          <table:table-cell table:style-name="Table74.A2" office:value-type="string">
            <text:p text:style-name="P1176">done</text:p>
          </table:table-cell>
          <table:table-cell table:style-name="Table74.A2" office:value-type="string">
            <text:p text:style-name="P1178">boolean</text:p>
          </table:table-cell>
          <table:table-cell table:style-name="Table74.A2" office:value-type="string">
            <text:p text:style-name="P1180">Not null , default 0</text:p>
          </table:table-cell>
          <table:table-cell table:style-name="Table74.D2" office:value-type="string">
            <text:p text:style-name="P336"/>
          </table:table-cell>
        </table:table-row>
        <table:table-row table:style-name="TableLine94039188334752">
          <table:table-cell table:style-name="Table74.A2" office:value-type="string">
            <text:p text:style-name="P1176">sort</text:p>
          </table:table-cell>
          <table:table-cell table:style-name="Table74.A2" office:value-type="string">
            <text:p text:style-name="P1184">Tiny int</text:p>
          </table:table-cell>
          <table:table-cell table:style-name="Table74.A2" office:value-type="string">
            <text:p text:style-name="P1180">Nullable , <text:span text:style-name="T1199">unsigned</text:span></text:p>
          </table:table-cell>
          <table:table-cell table:style-name="Table74.D2" office:value-type="string">
            <text:p text:style-name="P336"/>
          </table:table-cell>
        </table:table-row>
      </table:table>
      <text:p text:style-name="P229"/>
      <text:list xml:id="list867011069" text:style-name="L84">
        <text:list-item>
          <text:list>
            <text:list-item>
              <text:p text:style-name="P1787">ارتباط ها :‌</text:p>
              <text:list>
                <text:list-item>
                  <text:p text:style-name="P1787">dates : </text:p>
                  <text:list>
                    <text:list-item>
                      <text:p text:style-name="P1788">نوع : <text:span text:style-name="T1200">1 به n </text:span></text:p>
                    </text:list-item>
                    <text:list-item>
                      <text:p text:style-name="P1788">توضیحات :‌ <text:span text:style-name="T1200">هر یک todo item دارای چندین date است </text:span><text:span text:style-name="T1201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61607235542801" text:continue-numbering="true" text:style-name="L84">
        <text:list-item>
          <text:list>
            <text:list-item>
              <text:list>
                <text:list-item>
                  <text:p text:style-name="P1787">users : </text:p>
                  <text:list>
                    <text:list-item>
                      <text:p text:style-name="P1789">نوع :‌<text:span text:style-name="T1202">1 به n </text:span></text:p>
                    </text:list-item>
                    <text:list-item>
                      <text:p text:style-name="P1790">توضیحات :‌ <text:span text:style-name="T1202">هر یک todo item <text:s/>متعلق به یک user است و هر یک user میتواند چندین todo item ایجاد کند</text:span></text:p>
                      <text:p text:style-name="P1791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61606700788132" text:continue-numbering="true" text:style-name="L84">
        <text:list-item>
          <text:list>
            <text:list-item>
              <text:list>
                <text:list-item>
                  <text:p text:style-name="P1321"><text:span text:style-name="T1207">todo_</text:span><text:span text:style-name="T1210">labels</text:span><text:span text:style-name="T1207"> : </text:span></text:p>
                  <text:list>
                    <text:list-item>
                      <text:p text:style-name="P1792">نوع :‌<text:span text:style-name="T1208">m به n </text:span></text:p>
                    </text:list-item>
                    <text:list-item>
                      <text:p text:style-name="P1792">توضیحات : <text:span text:style-name="T1208">هر یک todo item دارای چندین label است و هر یک label </text:span><text:span text:style-name="T1209">میتواند </text:span><text:span text:style-name="T1208">متعلق به چندین </text:span><text:span text:style-name="T1209">todo item باشد !!! </text:span></text:p>
                      <text:p text:style-name="P1794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14">todo_labels : در این جدول label هایی که برای هر یک از todo ها ایجاد میشود ذخیره میکنیم !!! </text:p>
          <text:list>
            <text:list-item>
              <text:p text:style-name="P1796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039188395440">
          <table:table-cell table:style-name="Table75.A1" office:value-type="string">
            <text:p text:style-name="P384">Name</text:p>
          </table:table-cell>
          <table:table-cell table:style-name="Table75.A1" office:value-type="string">
            <text:p text:style-name="P384">Data Type</text:p>
          </table:table-cell>
          <table:table-cell table:style-name="Table75.A1" office:value-type="string">
            <text:p text:style-name="P384">Attributes</text:p>
          </table:table-cell>
          <table:table-cell table:style-name="Table75.D1" office:value-type="string">
            <text:p text:style-name="P384">Comment</text:p>
          </table:table-cell>
        </table:table-row>
        <table:table-row table:style-name="TableLine94039188412304">
          <table:table-cell table:style-name="Table75.A2" office:value-type="string">
            <text:p text:style-name="P1176">id</text:p>
          </table:table-cell>
          <table:table-cell table:style-name="Table75.A2" office:value-type="string">
            <text:p text:style-name="P1177">Big int</text:p>
          </table:table-cell>
          <table:table-cell table:style-name="Table75.A2" office:value-type="string">
            <text:p text:style-name="P1003">Unsigned , not null , index , unique , primary key , </text:p>
            <text:p text:style-name="P1003">auto increment</text:p>
          </table:table-cell>
          <table:table-cell table:style-name="Table75.D2" office:value-type="string">
            <text:p text:style-name="P336"/>
          </table:table-cell>
        </table:table-row>
        <table:table-row table:style-name="TableLine94039188414864">
          <table:table-cell table:style-name="Table75.A2" office:value-type="string">
            <text:p text:style-name="P1181">name</text:p>
          </table:table-cell>
          <table:table-cell table:style-name="Table75.A2" office:value-type="string">
            <text:p text:style-name="P1181">varchar(<text:span text:style-name="T1197">64</text:span>)</text:p>
          </table:table-cell>
          <table:table-cell table:style-name="Table75.A2" office:value-type="string">
            <text:p text:style-name="P1182">Not null </text:p>
          </table:table-cell>
          <table:table-cell table:style-name="Table75.D2" office:value-type="string">
            <text:p text:style-name="P336"/>
          </table:table-cell>
        </table:table-row>
        <table:table-row table:style-name="TableLine94039188415776">
          <table:table-cell table:style-name="Table75.A2" office:value-type="string">
            <text:p text:style-name="P1181">color</text:p>
          </table:table-cell>
          <table:table-cell table:style-name="Table75.A2" office:value-type="string">
            <text:p text:style-name="P1181">varchar(<text:span text:style-name="T1198">7</text:span>)</text:p>
          </table:table-cell>
          <table:table-cell table:style-name="Table75.A2" office:value-type="string">
            <text:p text:style-name="P1183">Nullable , default ‘#512DA8’</text:p>
          </table:table-cell>
          <table:table-cell table:style-name="Table75.D2" office:value-type="string">
            <text:p text:style-name="P336"/>
          </table:table-cell>
        </table:table-row>
      </table:table>
      <text:p text:style-name="P319"/>
      <text:list xml:id="list3634604169" text:style-name="L85">
        <text:list-item>
          <text:list>
            <text:list-item>
              <text:p text:style-name="P1797">رابطه ها :‌</text:p>
              <text:list>
                <text:list-item>
                  <text:p text:style-name="P1797">dates : </text:p>
                  <text:list>
                    <text:list-item>
                      <text:p text:style-name="P1798">نوع :‌<text:span text:style-name="T1203">1 به n </text:span></text:p>
                    </text:list-item>
                    <text:list-item>
                      <text:p text:style-name="P1798">توضیحات :‌ <text:span text:style-name="T1203">هر یک </text:span><text:span text:style-name="T1204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61606108141180" text:continue-numbering="true" text:style-name="L85">
        <text:list-item>
          <text:list>
            <text:list-item>
              <text:list>
                <text:list-item>
                  <text:p text:style-name="P1797">users : </text:p>
                  <text:list>
                    <text:list-item>
                      <text:p text:style-name="P1798">نوع :‌<text:span text:style-name="T1205">1 به n </text:span></text:p>
                    </text:list-item>
                    <text:list-item>
                      <text:p text:style-name="P1798">توضیحات :‌ <text:span text:style-name="T1205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61605222344084" text:continue-numbering="true" text:style-name="L85">
        <text:list-item>
          <text:list>
            <text:list-item>
              <text:list>
                <text:list-item>
                  <text:p text:style-name="P1797">iconables : </text:p>
                  <text:list>
                    <text:list-item>
                      <text:p text:style-name="P1798">نوع :‌<text:span text:style-name="T1206">1 به 1</text:span></text:p>
                    </text:list-item>
                    <text:list-item>
                      <text:p text:style-name="P1798">توضیحات :‌ <text:span text:style-name="T1206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61605853757309" text:continue-numbering="true" text:style-name="L85">
        <text:list-item>
          <text:list>
            <text:list-item>
              <text:list>
                <text:list-item>
                  <text:p text:style-name="P1793">todo_items : </text:p>
                  <text:list>
                    <text:list-item>
                      <text:p text:style-name="P1793">نوع :‌<text:span text:style-name="T1208">m به n </text:span></text:p>
                    </text:list-item>
                    <text:list-item>
                      <text:p text:style-name="P1793">توضیحات : <text:span text:style-name="T1208">هر یک todo item دارای چندین label است و هر یک label </text:span><text:span text:style-name="T1209">میتواند </text:span><text:span text:style-name="T1208">متعلق به چندین </text:span><text:span text:style-name="T1209">todo item باشد !!! </text:span></text:p>
                      <text:p text:style-name="P1795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61606093238672" text:continue-numbering="true" text:style-name="L85">
        <text:list-item>
          <text:p text:style-name="P2015">todo_item_todo_label : در این جدول <text:span text:style-name="T1211">هر </text:span><text:span text:style-name="T1212">لیبل هایی که به هر یک از todo ها attach میشود ذخیره میکنیم !!! </text:span></text:p>
          <text:list>
            <text:list-item>
              <text:p text:style-name="P1799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039188449584">
          <table:table-cell table:style-name="Table76.A1" office:value-type="string">
            <text:p text:style-name="P384">Name</text:p>
          </table:table-cell>
          <table:table-cell table:style-name="Table76.A1" office:value-type="string">
            <text:p text:style-name="P384">Data Type</text:p>
          </table:table-cell>
          <table:table-cell table:style-name="Table76.A1" office:value-type="string">
            <text:p text:style-name="P384">Attributes</text:p>
          </table:table-cell>
          <table:table-cell table:style-name="Table76.D1" office:value-type="string">
            <text:p text:style-name="P384">Comment</text:p>
          </table:table-cell>
        </table:table-row>
        <table:table-row table:style-name="TableLine94039188497280">
          <table:table-cell table:style-name="Table76.A2" office:value-type="string">
            <text:p text:style-name="P1176">id</text:p>
          </table:table-cell>
          <table:table-cell table:style-name="Table76.A2" office:value-type="string">
            <text:p text:style-name="P1177">Big int</text:p>
          </table:table-cell>
          <table:table-cell table:style-name="Table76.A2" office:value-type="string">
            <text:p text:style-name="P1003">Unsigned , not null , index , unique , primary key , </text:p>
            <text:p text:style-name="P1003">auto increment</text:p>
          </table:table-cell>
          <table:table-cell table:style-name="Table76.D2" office:value-type="string">
            <text:p text:style-name="P336"/>
          </table:table-cell>
        </table:table-row>
        <table:table-row table:style-name="TableLine94039188499840">
          <table:table-cell table:style-name="Table76.A2" office:value-type="string">
            <text:p text:style-name="P1185">todo_item_id</text:p>
          </table:table-cell>
          <table:table-cell table:style-name="Table76.A2" office:value-type="string">
            <text:p text:style-name="P1185">Big int</text:p>
          </table:table-cell>
          <table:table-cell table:style-name="Table76.A2" office:value-type="string">
            <text:p text:style-name="P1187">Unsigned , <text:span text:style-name="T1213">not null </text:span><text:s/>,</text:p>
            <text:p text:style-name="P1188">foreign key → todo_items(id)</text:p>
            <text:p text:style-name="P1188"/>
            <text:p text:style-name="P1190">On Delete → (cascade) ,</text:p>
            <text:p text:style-name="P1190"><text:s/>On Update → (cascade) ,</text:p>
          </table:table-cell>
          <table:table-cell table:style-name="Table76.D2" office:value-type="string">
            <text:p text:style-name="P336"/>
          </table:table-cell>
        </table:table-row>
        <table:table-row table:style-name="TableLine94039188500752">
          <table:table-cell table:style-name="Table76.A2" office:value-type="string">
            <text:p text:style-name="P1185">todo_label_id</text:p>
          </table:table-cell>
          <table:table-cell table:style-name="Table76.A2" office:value-type="string">
            <text:p text:style-name="P1185">Big int</text:p>
          </table:table-cell>
          <table:table-cell table:style-name="Table76.A2" office:value-type="string">
            <text:p text:style-name="P1187">Unsigned , <text:span text:style-name="T1213">not null</text:span> ,</text:p>
            <text:p text:style-name="P1189">foreign key → todo_<text:span text:style-name="T1214">labels</text:span>(id)</text:p>
            <text:p text:style-name="P1189"/>
            <text:p text:style-name="P1191">On Delete → (cascade) ,</text:p>
            <text:p text:style-name="P1191"><text:s/>On Update → (cascade) ,</text:p>
          </table:table-cell>
          <table:table-cell table:style-name="Table76.D2" office:value-type="string">
            <text:p text:style-name="P336"/>
          </table:table-cell>
        </table:table-row>
        <table:table-row table:style-name="TableLine94039188501712">
          <table:table-cell table:style-name="Table76.A2" office:value-type="string">
            <text:p text:style-name="P1185">sort</text:p>
          </table:table-cell>
          <table:table-cell table:style-name="Table76.A2" office:value-type="string">
            <text:p text:style-name="P1186">Tiny int</text:p>
          </table:table-cell>
          <table:table-cell table:style-name="Table76.A2" office:value-type="string">
            <text:p text:style-name="P1187">Unsigned , <text:span text:style-name="T1215">nullable</text:span></text:p>
          </table:table-cell>
          <table:table-cell table:style-name="Table76.D2" office:value-type="string">
            <text:p text:style-name="P336"/>
          </table:table-cell>
        </table:table-row>
      </table:table>
      <text:p text:style-name="P234"/>
      <text:list xml:id="list1642786212" text:style-name="L86">
        <text:list-item>
          <text:list>
            <text:list-item>
              <text:p text:style-name="P1800">رابطه ها :‌</text:p>
              <text:list>
                <text:list-item>
                  <text:p text:style-name="P1800">todo_labels : </text:p>
                  <text:list>
                    <text:list-item>
                      <text:p text:style-name="P1801">نوع : <text:span text:style-name="T1216">1 به n </text:span></text:p>
                    </text:list-item>
                    <text:list-item>
                      <text:p text:style-name="P1802">توضیحات :‌ <text:span text:style-name="T1216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61605985055675" text:continue-numbering="true" text:style-name="L86">
        <text:list-item>
          <text:list>
            <text:list-item>
              <text:list>
                <text:list-item>
                  <text:p text:style-name="P1800">todo_items : </text:p>
                  <text:list>
                    <text:list-item>
                      <text:p text:style-name="P1801">نوع : <text:span text:style-name="T1217">1 به n </text:span></text:p>
                    </text:list-item>
                    <text:list-item>
                      <text:p text:style-name="P1803">توضیحات :‌ <text:span text:style-name="T1217">هر یکtodo item دارای چندین رکورد در جدول <text:s/></text:span><text:span text:style-name="T1216">todo_item_todo_label </text:span><text:span text:style-name="T1217">است و هر یک رکورد از جدول <text:s/></text:span><text:span text:style-name="T1216">todo_item_todo_label </text:span><text:span text:style-name="T1217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76" meta:image-count="0" meta:object-count="0" meta:page-count="116" meta:paragraph-count="2997" meta:word-count="17130" meta:character-count="82321" meta:non-whitespace-character-count="67911"/>
  </office:meta>
</office:document-meta>
</file>